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7.46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8pt"/>
    </style:style>
    <style:style style:name="co4" style:family="table-column">
      <style:table-column-properties fo:break-before="auto" style:column-width="573.96pt"/>
    </style:style>
    <style:style style:name="co5" style:family="table-column">
      <style:table-column-properties fo:break-before="auto" style:column-width="386.05pt"/>
    </style:style>
    <style:style style:name="co6" style:family="table-column">
      <style:table-column-properties fo:break-before="auto" style:column-width="55.45pt"/>
    </style:style>
    <style:style style:name="co7" style:family="table-column">
      <style:table-column-properties fo:break-before="auto" style:column-width="321.05pt"/>
    </style:style>
    <style:style style:name="co8" style:family="table-column">
      <style:table-column-properties fo:break-before="auto" style:column-width="344.86pt"/>
    </style:style>
    <style:style style:name="co9" style:family="table-column">
      <style:table-column-properties fo:break-before="auto" style:column-width="122.85pt"/>
    </style:style>
    <style:style style:name="co10" style:family="table-column">
      <style:table-column-properties fo:break-before="auto" style:column-width="97.46pt"/>
    </style:style>
    <style:style style:name="co11" style:family="table-column">
      <style:table-column-properties fo:break-before="auto" style:column-width="546.21pt"/>
    </style:style>
    <style:style style:name="co12" style:family="table-column">
      <style:table-column-properties fo:break-before="auto" style:column-width="1419.14pt"/>
    </style:style>
    <style:style style:name="co13" style:family="table-column">
      <style:table-column-properties fo:break-before="auto" style:column-width="511.34pt"/>
    </style:style>
    <style:style style:name="co14" style:family="table-column">
      <style:table-column-properties fo:break-before="auto" style:column-width="49.75pt"/>
    </style:style>
    <style:style style:name="ro1" style:family="table-row">
      <style:table-row-properties style:row-height="15pt" fo:break-before="auto" style:use-optimal-row-height="false"/>
    </style:style>
    <style:style style:name="ta1" style:family="table" style:master-page-name="PageStyle_5f_PAROXOIEGKEKRIMENO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00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OXOIEGKEKRIMENO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ΠΕΡΙΦ.ΕΝΟΤΗΤΑ</text:p>
          </table:table-cell>
          <table:table-cell table:style-name="ce2" office:value-type="string" calcext:value-type="string">
            <text:p>ΑΡ.ΠΡΩΤ ΑΙΤΗΣΗΣ</text:p>
          </table:table-cell>
          <table:table-cell table:style-name="ce2" office:value-type="string" calcext:value-type="string">
            <text:p>AA AITHSH</text:p>
          </table:table-cell>
          <table:table-cell office:value-type="string" calcext:value-type="string">
            <text:p>ΕΠΩΝΥΜΙΑ</text:p>
          </table:table-cell>
          <table:table-cell office:value-type="string" calcext:value-type="string">
            <text:p>ΔΙΑΚΡ. ΤΙΤΛΟΣ</text:p>
          </table:table-cell>
          <table:table-cell table:style-name="ce2" office:value-type="string" calcext:value-type="string">
            <text:p>ΑΦΜ</text:p>
          </table:table-cell>
          <table:table-cell office:value-type="string" calcext:value-type="string">
            <text:p>ΤΥΠΟΣ ΚΑΤΑΛΥΜΑΤΟΣ</text:p>
          </table:table-cell>
          <table:table-cell office:value-type="string" calcext:value-type="string">
            <text:p>KATHΓΟΡΙΑ ΚΑΤΑΛΥΜΑΤΟΣ</text:p>
          </table:table-cell>
          <table:table-cell office:value-type="string" calcext:value-type="string">
            <text:p>ΔΥΝΑΜΙΚΟΤΗΤΑ ΚΑΤΑΛ</text:p>
          </table:table-cell>
          <table:table-cell office:value-type="string" calcext:value-type="string">
            <text:p>ΠΑΡΟΧΗ ΠΡΩΙΝΟΥ</text:p>
          </table:table-cell>
          <table:table-cell office:value-type="string" calcext:value-type="string">
            <text:p>ΔΙΕΥΘΥΝΣΗ</text:p>
          </table:table-cell>
          <table:table-cell office:value-type="string" calcext:value-type="string">
            <text:p>ΤΗΛΕΦΩΝΑ</text:p>
          </table:table-cell>
          <table:table-cell office:value-type="string" calcext:value-type="string">
            <text:p>ΗΛ.ΔΝΣΗ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ΙΤΩΛΟΑΚΑΡΝΑΝΙΑΣ</text:p>
          </table:table-cell>
          <table:table-cell table:style-name="ce2" office:value-type="string" calcext:value-type="string">
            <text:p>21/2016/000029864134</text:p>
          </table:table-cell>
          <table:table-cell table:style-name="ce2" office:value-type="string" calcext:value-type="string">
            <text:p>963225821</text:p>
          </table:table-cell>
          <table:table-cell table:number-columns-repeated="2" office:value-type="string" calcext:value-type="string">
            <text:p>ΞΕΝΟΔΟΧΕΙΟ ΘΕΟΞΕΝΙΑ ΑΦΟΙ ΠΑΠΑΧΡΗΣΤΟΥ Ε.Π.Ε.</text:p>
          </table:table-cell>
          <table:table-cell table:style-name="ce2" office:value-type="string" calcext:value-type="string">
            <text:p>09519556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ΟΥΡΛΙΔΟΣ 0, 30200 Ι.Π.ΜΕΣΟΛΟΓΓΙΟΥ Ι.Π.ΜΕΣΟΛΟΓΓΙΟΥ</text:p>
          </table:table-cell>
          <table:table-cell office:value-type="float" office:value="2631022683" calcext:value-type="float">
            <text:p>2631022683</text:p>
          </table:table-cell>
          <table:table-cell office:value-type="string" calcext:value-type="string">
            <text:p>info@theoxenia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ΝΑΤΟΛΙΚΗΣ ΑΤΤΙΚΗΣ</text:p>
          </table:table-cell>
          <table:table-cell table:style-name="ce2" office:value-type="string" calcext:value-type="string">
            <text:p>21/2016/000029904126</text:p>
          </table:table-cell>
          <table:table-cell table:style-name="ce2" office:value-type="string" calcext:value-type="string">
            <text:p>963559321</text:p>
          </table:table-cell>
          <table:table-cell office:value-type="string" calcext:value-type="string">
            <text:p>ΝΗΡΕΥΣ ΑΕ</text:p>
          </table:table-cell>
          <table:table-cell office:value-type="string" calcext:value-type="string">
            <text:p>NIREUS HOTEL</text:p>
          </table:table-cell>
          <table:table-cell table:style-name="ce2" office:value-type="string" calcext:value-type="string">
            <text:p>09403862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ΣΕΙΔΩΝΟΣ Κ ΠΛΑΣΤΗΡΑ 0, 19005 ΠΕΡΙΦΕΡΕΙΑΚΗ ΕΝΟΤΗΤΑ ΑΝΑΤΟΛΙΚΗΣ ΑΤΤΙΚΗΣ ΔΗΜΟΣ ΜΑΡΑΘΩΝΟΣ</text:p>
          </table:table-cell>
          <table:table-cell office:value-type="string" calcext:value-type="string">
            <text:p>2294091214, 2294093486</text:p>
          </table:table-cell>
          <table:table-cell office:value-type="string" calcext:value-type="string">
            <text:p>info@nireu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ΝΔΡΟΥ</text:p>
          </table:table-cell>
          <table:table-cell table:style-name="ce2" office:value-type="string" calcext:value-type="string">
            <text:p>21/2016/000029953690</text:p>
          </table:table-cell>
          <table:table-cell table:style-name="ce2" office:value-type="string" calcext:value-type="string">
            <text:p>963815373</text:p>
          </table:table-cell>
          <table:table-cell office:value-type="string" calcext:value-type="string">
            <text:p>ΑΜΙ <text:s/>ΑΕ</text:p>
          </table:table-cell>
          <table:table-cell office:value-type="string" calcext:value-type="string">
            <text:p>ΟΣΤΡΙΑ</text:p>
          </table:table-cell>
          <table:table-cell table:style-name="ce2" office:value-type="string" calcext:value-type="string">
            <text:p>09416306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ΑΥΡΙΟ 0, 84500 ΑΝΔΡΟΣ ΑΝΔΡΟΣ</text:p>
          </table:table-cell>
          <table:table-cell office:value-type="float" office:value="2282071551" calcext:value-type="float">
            <text:p>22820715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ΝΔΡΟΥ</text:p>
          </table:table-cell>
          <table:table-cell table:style-name="ce2" office:value-type="string" calcext:value-type="string">
            <text:p>21/2016/000029952039</text:p>
          </table:table-cell>
          <table:table-cell table:style-name="ce2" office:value-type="string" calcext:value-type="string">
            <text:p>963804733</text:p>
          </table:table-cell>
          <table:table-cell table:number-columns-repeated="2" office:value-type="string" calcext:value-type="string">
            <text:p>ΣΠΑΝΟΣ ΙΩΑΝΝΗΣ</text:p>
          </table:table-cell>
          <table:table-cell table:style-name="ce2" office:value-type="string" calcext:value-type="string">
            <text:p>13337872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ΤΩ ΑΓ ΠΕΤΡΟΣ 0, 84500 <text:s/>ΑΝΔΡΟΣ</text:p>
          </table:table-cell>
          <table:table-cell office:value-type="float" office:value="2282071578" calcext:value-type="float">
            <text:p>22820715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864720</text:p>
          </table:table-cell>
          <table:table-cell table:style-name="ce2" office:value-type="string" calcext:value-type="string">
            <text:p>963229311</text:p>
          </table:table-cell>
          <table:table-cell office:value-type="string" calcext:value-type="string">
            <text:p>ΜΠΙΚΑΚΗ ΑΙΚΑΤΕΡΙΝΗ</text:p>
          </table:table-cell>
          <table:table-cell office:value-type="string" calcext:value-type="string">
            <text:p>HOTEL <text:s/>ΑΚΤEΟΝ</text:p>
          </table:table-cell>
          <table:table-cell table:style-name="ce2" office:value-type="string" calcext:value-type="string">
            <text:p>04114091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ΚΤΗΣ 58, 21056 ΤΟΛΟ ΑΡΓΟΛΙΔΑΣ </text:p>
          </table:table-cell>
          <table:table-cell office:value-type="string" calcext:value-type="string">
            <text:p>2752059484, 2752058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394081</text:p>
          </table:table-cell>
          <table:table-cell table:style-name="ce2" office:value-type="string" calcext:value-type="string">
            <text:p>960794997</text:p>
          </table:table-cell>
          <table:table-cell office:value-type="string" calcext:value-type="string">
            <text:p>ΠΕΤΡΟΣ ΣΚΑΛΙΔΗΣ Ο.Ε.</text:p>
          </table:table-cell>
          <table:table-cell office:value-type="string" calcext:value-type="string">
            <text:p>TOLON HOLIDAYS</text:p>
          </table:table-cell>
          <table:table-cell table:style-name="ce2" office:value-type="string" calcext:value-type="string">
            <text:p>09912759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ΡΙΝΤΖΗ 8, 21056 ΤΟΛΟ ΑΡΓΟΛΙΔΑΣ ΤΟΛΟ</text:p>
          </table:table-cell>
          <table:table-cell office:value-type="float" office:value="2752058401" calcext:value-type="float">
            <text:p>27520584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749703</text:p>
          </table:table-cell>
          <table:table-cell table:style-name="ce2" office:value-type="string" calcext:value-type="string">
            <text:p>962630319</text:p>
          </table:table-cell>
          <table:table-cell office:value-type="string" calcext:value-type="string">
            <text:p>ΣΤΑΥΡΟΠΟΥΛΟΣ ΝΙΚΟΛΑΟΣ</text:p>
          </table:table-cell>
          <table:table-cell office:value-type="string" calcext:value-type="string">
            <text:p>AMMOS TOLO</text:p>
          </table:table-cell>
          <table:table-cell table:style-name="ce2" office:value-type="string" calcext:value-type="string">
            <text:p>04286758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ΧΧΙΛΕΩΣ <text:s/>1, 21056 ΤΟΛΟ ΑΡΓΟΛΙΔΑΣ </text:p>
          </table:table-cell>
          <table:table-cell office:value-type="string" calcext:value-type="string">
            <text:p>2752022073, 2752099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368552</text:p>
          </table:table-cell>
          <table:table-cell table:style-name="ce2" office:value-type="string" calcext:value-type="string">
            <text:p>960699637</text:p>
          </table:table-cell>
          <table:table-cell office:value-type="string" calcext:value-type="string">
            <text:p>ΣΚΑΝΔΑΛΗΣ Μ. ΙΩΑΝΝΗΣ</text:p>
          </table:table-cell>
          <table:table-cell office:value-type="string" calcext:value-type="string">
            <text:p>CASA AL MARE</text:p>
          </table:table-cell>
          <table:table-cell table:style-name="ce2" office:value-type="string" calcext:value-type="string">
            <text:p>01710268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<text:s text:c="2"/>*, 21060 ΠΕΡΙΦΕΡΕΙΑΚΗ ΕΝΟΤΗΤΑ ΑΡΓΟΛΙΔΑΣ ΔΗΜΟΣ ΝΑΥΠΛΙΕΩΝ</text:p>
          </table:table-cell>
          <table:table-cell office:value-type="string" calcext:value-type="string">
            <text:p>2752094351, 27520946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752108</text:p>
          </table:table-cell>
          <table:table-cell table:style-name="ce2" office:value-type="string" calcext:value-type="string">
            <text:p>962662690</text:p>
          </table:table-cell>
          <table:table-cell office:value-type="string" calcext:value-type="string">
            <text:p>ΡΕΤΣΙΝΑΣ ΕΥΑΓΓΕΛΟΣ</text:p>
          </table:table-cell>
          <table:table-cell office:value-type="string" calcext:value-type="string">
            <text:p>ANGELOS APARTMENTS</text:p>
          </table:table-cell>
          <table:table-cell table:style-name="ce2" office:value-type="string" calcext:value-type="string">
            <text:p>01753100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0, 21060 <text:s/>ΔΡΕΠΑΝΟ</text:p>
          </table:table-cell>
          <table:table-cell office:value-type="string" calcext:value-type="string">
            <text:p>2752043038, 2752093039</text:p>
          </table:table-cell>
          <table:table-cell office:value-type="string" calcext:value-type="string">
            <text:p>retsinas99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585337</text:p>
          </table:table-cell>
          <table:table-cell table:style-name="ce2" office:value-type="string" calcext:value-type="string">
            <text:p>961801513</text:p>
          </table:table-cell>
          <table:table-cell table:number-columns-repeated="2" office:value-type="string" calcext:value-type="string">
            <text:p>ΤΖΑΝΟΥ ΔΗΜΗΤΡΑ</text:p>
          </table:table-cell>
          <table:table-cell table:style-name="ce2" office:value-type="string" calcext:value-type="string">
            <text:p>04457768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10, 21060 ΚΑΝΤΙΑ ΔΡΕΠΑΝΟ</text:p>
          </table:table-cell>
          <table:table-cell office:value-type="float" office:value="6946033305" calcext:value-type="float">
            <text:p>6946033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30084664</text:p>
          </table:table-cell>
          <table:table-cell table:style-name="ce2" office:value-type="string" calcext:value-type="string">
            <text:p>964907656</text:p>
          </table:table-cell>
          <table:table-cell office:value-type="string" calcext:value-type="string">
            <text:p>ΜΑΣΤΟΡΑΚΟΣ ΓΕΩΡΓΙΟΣ</text:p>
          </table:table-cell>
          <table:table-cell office:value-type="string" calcext:value-type="string">
            <text:p>LAFONTAINE ΚΑΝΤΙΑ</text:p>
          </table:table-cell>
          <table:table-cell table:style-name="ce2" office:value-type="string" calcext:value-type="string">
            <text:p>02174749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ΝΑΥΠΛΙΟΥ *, 21060 ΑΡΓΟΛΙΔΑ </text:p>
          </table:table-cell>
          <table:table-cell office:value-type="string" calcext:value-type="string">
            <text:p>2752094015, 69468509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521511</text:p>
          </table:table-cell>
          <table:table-cell table:style-name="ce2" office:value-type="string" calcext:value-type="string">
            <text:p>961510127</text:p>
          </table:table-cell>
          <table:table-cell office:value-type="string" calcext:value-type="string">
            <text:p>ΚΟΡΔΟΠΑΤΗ Μ.&amp; Γ. Ο.Ε</text:p>
          </table:table-cell>
          <table:table-cell office:value-type="string" calcext:value-type="string">
            <text:p>FIORE DI CANDIA</text:p>
          </table:table-cell>
          <table:table-cell table:style-name="ce2" office:value-type="string" calcext:value-type="string">
            <text:p>99814101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ΝΑΥΠΛΙΟΥ *, 21060 ΑΡΓΟΛΙΔΑ </text:p>
          </table:table-cell>
          <table:table-cell office:value-type="string" calcext:value-type="string">
            <text:p>2752094021, 2752091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349708</text:p>
          </table:table-cell>
          <table:table-cell table:style-name="ce2" office:value-type="string" calcext:value-type="string">
            <text:p>960547562</text:p>
          </table:table-cell>
          <table:table-cell office:value-type="string" calcext:value-type="string">
            <text:p>Α. ΜΗΚΟΣ ΚΑΙ ΣΙΑ Ο.Ε</text:p>
          </table:table-cell>
          <table:table-cell office:value-type="string" calcext:value-type="string">
            <text:p>STUDIO CANDIA</text:p>
          </table:table-cell>
          <table:table-cell table:style-name="ce2" office:value-type="string" calcext:value-type="string">
            <text:p>99948025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ΤΙΑ ΝΑΥΠΛΙΟΥ *, 21060 ΠΕΡΙΦΕΡΕΙΑΚΗ ΕΝΟΤΗΤΑ ΑΡΓΟΛΙΔΑΣ ΔΗΜΟΣ ΝΑΥΠΛΙΕΩΝ</text:p>
          </table:table-cell>
          <table:table-cell office:value-type="string" calcext:value-type="string">
            <text:p>6942983563, 2752022759</text:p>
          </table:table-cell>
          <table:table-cell office:value-type="string" calcext:value-type="string">
            <text:p>stcandia@gmail.com, www.stcand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281715</text:p>
          </table:table-cell>
          <table:table-cell table:style-name="ce2" office:value-type="string" calcext:value-type="string">
            <text:p>960212611</text:p>
          </table:table-cell>
          <table:table-cell office:value-type="string" calcext:value-type="string">
            <text:p>ΑΡΓΟΛΙΚΟΣ ΑΕ</text:p>
          </table:table-cell>
          <table:table-cell office:value-type="string" calcext:value-type="string">
            <text:p>ΑΣΤΕΡΙΑ-STARS</text:p>
          </table:table-cell>
          <table:table-cell table:style-name="ce2" office:value-type="string" calcext:value-type="string">
            <text:p>09432418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ΑΙΣΚΑΚΗ 8, 21056 ΠΕΡΙΦΕΡΕΙΑΚΗ ΕΝΟΤΗΤΑ ΑΡΓΟΛΙΔΑΣ ΔΗΜΟΣ ΝΑΥΠΛΙΕΩΝ</text:p>
          </table:table-cell>
          <table:table-cell office:value-type="string" calcext:value-type="string">
            <text:p>2752058175-6, 2752059242</text:p>
          </table:table-cell>
          <table:table-cell office:value-type="string" calcext:value-type="string">
            <text:p>www.asteriahotel.gr, hotelasteria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749833</text:p>
          </table:table-cell>
          <table:table-cell table:style-name="ce2" office:value-type="string" calcext:value-type="string">
            <text:p>962631920</text:p>
          </table:table-cell>
          <table:table-cell office:value-type="string" calcext:value-type="string">
            <text:p>ΜΠΟΥΖΟΠΟΥΛΟΣ ΕΥΑΓΓΕΛΟΣ-ΔΗΜΗΤΡΙΟΣ</text:p>
          </table:table-cell>
          <table:table-cell office:value-type="string" calcext:value-type="string">
            <text:p>HOTEL KATERINA</text:p>
          </table:table-cell>
          <table:table-cell table:style-name="ce2" office:value-type="string" calcext:value-type="string">
            <text:p>0287380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ΛΟΚΟΤΡΩΝΗ 5, 21056 ΠΕΡΙΦΕΡΕΙΑΚΗ ΕΝΟΤΗΤΑ ΑΡΓΟΛΙΔΑΣ ΔΗΜΟΣ ΝΑΥΠΛΙΕΩΝ</text:p>
          </table:table-cell>
          <table:table-cell office:value-type="string" calcext:value-type="string">
            <text:p>2752099579, 275205914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, 2752099579</text:p>
          </table:table-cell>
          <table:table-cell office:value-type="string" calcext:value-type="string">
            <text:p>katerinahoteltolo@yahoo.gr, www.tolokaterin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431808</text:p>
          </table:table-cell>
          <table:table-cell table:style-name="ce2" office:value-type="string" calcext:value-type="string">
            <text:p>960973924</text:p>
          </table:table-cell>
          <table:table-cell office:value-type="string" calcext:value-type="string">
            <text:p>Γ. <text:s/>Α. ΣΚΑΛΙΔΗ EMM. O.E.</text:p>
          </table:table-cell>
          <table:table-cell office:value-type="string" calcext:value-type="string">
            <text:p>FLISVOS HOTEL</text:p>
          </table:table-cell>
          <table:table-cell table:style-name="ce2" office:value-type="string" calcext:value-type="string">
            <text:p>08196168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ΠΟΥΜΠΟΥΛΙΝΑΣ <text:s/>13, 21056 ΤΟΛΟ ΑΡΓΟΛΙΔΑΣ </text:p>
          </table:table-cell>
          <table:table-cell office:value-type="string" calcext:value-type="string">
            <text:p>27520-59783/784</text:p>
          </table:table-cell>
          <table:table-cell office:value-type="string" calcext:value-type="string">
            <text:p>info@flisvo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402170</text:p>
          </table:table-cell>
          <table:table-cell table:style-name="ce2" office:value-type="string" calcext:value-type="string">
            <text:p>960829048</text:p>
          </table:table-cell>
          <table:table-cell office:value-type="string" calcext:value-type="string">
            <text:p>ΑΦΟΙ Π. ΣΚΑΛΙΔΗ ΟΕ</text:p>
          </table:table-cell>
          <table:table-cell office:value-type="string" calcext:value-type="string">
            <text:p>HOTEL TOLO</text:p>
          </table:table-cell>
          <table:table-cell table:style-name="ce2" office:value-type="string" calcext:value-type="string">
            <text:p>08108516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ΠΟΥΜΠΟΥΛΙΝΑΣ 15, 21056 ΤΟΛΟ ΑΡΓΟΛΙΔΑΣ ΤΟΛΟ</text:p>
          </table:table-cell>
          <table:table-cell office:value-type="float" office:value="2752059248" calcext:value-type="float">
            <text:p>27520592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30084939</text:p>
          </table:table-cell>
          <table:table-cell table:style-name="ce2" office:value-type="string" calcext:value-type="string">
            <text:p>964911397</text:p>
          </table:table-cell>
          <table:table-cell table:number-columns-repeated="2" office:value-type="string" calcext:value-type="string">
            <text:p>ΔΕΡΖΕΚΟΣ ΓΕΩΡΓΙΟΣ</text:p>
          </table:table-cell>
          <table:table-cell table:style-name="ce2" office:value-type="string" calcext:value-type="string">
            <text:p>00752010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ΠΟΥΜΠΟΥΛΙΝΑΣ 8, 21056 ΑΡΓΟΛΙΔΑΣ ΤΟΛΟ</text:p>
          </table:table-cell>
          <table:table-cell office:value-type="float" office:value="2752059606" calcext:value-type="float">
            <text:p>2752059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30085366</text:p>
          </table:table-cell>
          <table:table-cell table:style-name="ce2" office:value-type="string" calcext:value-type="string">
            <text:p>964917748</text:p>
          </table:table-cell>
          <table:table-cell office:value-type="string" calcext:value-type="string">
            <text:p>ΔΗΜΗΤΡΙΟΣ ΚΑΙ ΧΡΗΣΤΟΣ ΔΕΡΖΕΚΟΣ ΟΕ</text:p>
          </table:table-cell>
          <table:table-cell office:value-type="string" calcext:value-type="string">
            <text:p>ΔΕΡΖΕΚΟΣ</text:p>
          </table:table-cell>
          <table:table-cell table:style-name="ce2" office:value-type="string" calcext:value-type="string">
            <text:p>09267960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ΠΟΥΜΠΟΥΛΙΝΑΣ 8, 21056 ΤΟΛΟ </text:p>
          </table:table-cell>
          <table:table-cell office:value-type="string" calcext:value-type="string">
            <text:p>2752059606, 27520597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967429</text:p>
          </table:table-cell>
          <table:table-cell table:style-name="ce2" office:value-type="string" calcext:value-type="string">
            <text:p>963961025</text:p>
          </table:table-cell>
          <table:table-cell office:value-type="string" calcext:value-type="string">
            <text:p>ΤΟΡΤΟΠΙΔΟΥ ΔΟΜΝΑ</text:p>
          </table:table-cell>
          <table:table-cell office:value-type="string" calcext:value-type="string">
            <text:p>ΓΑΛΑΞΙΑΣ</text:p>
          </table:table-cell>
          <table:table-cell table:style-name="ce2" office:value-type="string" calcext:value-type="string">
            <text:p>06421630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ΞΕΝΟΔΟΧΕΙΟ ΓΑΛΑΞΙΑΣ -, 21300 ΠΕΡΙΦΕΡΕΙΑΚΗ ΕΝΟΤΗΤΑ ΑΡΓΟΛΙΔΑΣ ΔΗΜΟΣ ΕΡΜΙΟΝΙΔΑΣ</text:p>
          </table:table-cell>
          <table:table-cell office:value-type="string" calcext:value-type="string">
            <text:p>2754051271-2, 6944518056, 2754051275</text:p>
          </table:table-cell>
          <table:table-cell office:value-type="string" calcext:value-type="string">
            <text:p>galaxy_porto_heli@yahoo.gr, www.galaxyhotel.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396854</text:p>
          </table:table-cell>
          <table:table-cell table:style-name="ce2" office:value-type="string" calcext:value-type="string">
            <text:p>960807165</text:p>
          </table:table-cell>
          <table:table-cell office:value-type="string" calcext:value-type="string">
            <text:p>ΣΚΑΛΙΔΗΣ ΔΗΜ. ΕΜΜΑΝΟΥΗΛ ΓΕΩΡΓΙΟΣ</text:p>
          </table:table-cell>
          <table:table-cell office:value-type="string" calcext:value-type="string">
            <text:p>ΑΛΩΝΙΑ</text:p>
          </table:table-cell>
          <table:table-cell table:style-name="ce2" office:value-type="string" calcext:value-type="string">
            <text:p>1040753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. ΠΕΡΙΦΕΡΕΙΑΚΟΥ -, 21056 ΤΟΛΟ ΑΡΓΟΛΙΔΑΣ ΤΟΛΟ</text:p>
          </table:table-cell>
          <table:table-cell office:value-type="float" office:value="2752059345" calcext:value-type="float">
            <text:p>27520593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378967</text:p>
          </table:table-cell>
          <table:table-cell table:style-name="ce2" office:value-type="string" calcext:value-type="string">
            <text:p>960730456</text:p>
          </table:table-cell>
          <table:table-cell office:value-type="string" calcext:value-type="string">
            <text:p>ΙΓΝΑΤΙΑ-ΤΟΥΡΙΣΤΙΚΕΣ ΕΠΙΧΕΙΡΗΣΕΙΣ Α.Ε</text:p>
          </table:table-cell>
          <table:table-cell office:value-type="string" calcext:value-type="string">
            <text:p>ΙΓΝΑΤΙΑ ΑΕ</text:p>
          </table:table-cell>
          <table:table-cell table:style-name="ce2" office:value-type="string" calcext:value-type="string">
            <text:p>09437773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Ν.ΚΙΟΥ 0, 21053 Ν.ΚΙΟΣ Ν.ΚΙΟΣ</text:p>
          </table:table-cell>
          <table:table-cell office:value-type="float" office:value="2751051479" calcext:value-type="float">
            <text:p>2751051479</text:p>
          </table:table-cell>
          <table:table-cell office:value-type="string" calcext:value-type="string">
            <text:p>ignatia1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870158</text:p>
          </table:table-cell>
          <table:table-cell table:style-name="ce2" office:value-type="string" calcext:value-type="string">
            <text:p>963268099</text:p>
          </table:table-cell>
          <table:table-cell office:value-type="string" calcext:value-type="string">
            <text:p>ΠΑΡΑΣΚΕΥΗ Μ. ΙΩΑΝΝΟΥ</text:p>
          </table:table-cell>
          <table:table-cell office:value-type="string" calcext:value-type="string">
            <text:p>KLEONI CLUB</text:p>
          </table:table-cell>
          <table:table-cell table:style-name="ce2" office:value-type="string" calcext:value-type="string">
            <text:p>04286734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ΟΛΩΝΟΣ 2, 21056 ΤΟΛΟ ΑΡΓΟΛΙΔΑΣ </text:p>
          </table:table-cell>
          <table:table-cell office:value-type="string" calcext:value-type="string">
            <text:p>2752059743, 27520597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428683</text:p>
          </table:table-cell>
          <table:table-cell table:style-name="ce2" office:value-type="string" calcext:value-type="string">
            <text:p>960944971</text:p>
          </table:table-cell>
          <table:table-cell office:value-type="string" calcext:value-type="string">
            <text:p>ΙΩΑΝΝΗΣ ΠΑΤΟΥΡΑΣ <text:s/>ΣΙΑ ΕΕ</text:p>
          </table:table-cell>
          <table:table-cell office:value-type="string" calcext:value-type="string">
            <text:p>AMARYLLIS</text:p>
          </table:table-cell>
          <table:table-cell table:style-name="ce2" office:value-type="string" calcext:value-type="string">
            <text:p>99814231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ΟΛΟ 0, 21056 ΠΕΡΙΦΕΡΕΙΑΚΗ ΕΝΟΤΗΤΑ ΑΡΓΟΛΙΔΑΣ ΔΗΜΟΣ ΝΑΥΠΛΙΕΩΝ</text:p>
          </table:table-cell>
          <table:table-cell office:value-type="string" calcext:value-type="string">
            <text:p>2752059814, 2752059967</text:p>
          </table:table-cell>
          <table:table-cell office:value-type="string" calcext:value-type="string">
            <text:p>info@hotelamaryll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993411</text:p>
          </table:table-cell>
          <table:table-cell table:style-name="ce2" office:value-type="string" calcext:value-type="string">
            <text:p>964305232</text:p>
          </table:table-cell>
          <table:table-cell office:value-type="string" calcext:value-type="string">
            <text:p>ΣΤΑΥΡΟΠΟΥΛΟΥ ΕΥΑΓΓΕΛΙΑ ΑΝΑΣΤΑΣΙΑ</text:p>
          </table:table-cell>
          <table:table-cell office:value-type="string" calcext:value-type="string">
            <text:p>ΑΜΜΟΣ</text:p>
          </table:table-cell>
          <table:table-cell table:style-name="ce2" office:value-type="string" calcext:value-type="string">
            <text:p>1171158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ΟΛΟ 0, 21056 ΤΟΛΟ ΤΟΛΟ</text:p>
          </table:table-cell>
          <table:table-cell office:value-type="float" office:value="6932489493" calcext:value-type="float">
            <text:p>6932489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ΓΟΛΙΔΑΣ</text:p>
          </table:table-cell>
          <table:table-cell table:style-name="ce2" office:value-type="string" calcext:value-type="string">
            <text:p>21/2016/000029869858</text:p>
          </table:table-cell>
          <table:table-cell table:style-name="ce2" office:value-type="string" calcext:value-type="string">
            <text:p>963265537</text:p>
          </table:table-cell>
          <table:table-cell office:value-type="string" calcext:value-type="string">
            <text:p>ΠΑΡΑΣΚΕΥΗ Μ. ΙΩΑΝΝΟΥ</text:p>
          </table:table-cell>
          <table:table-cell office:value-type="string" calcext:value-type="string">
            <text:p>KLEONI CLUB</text:p>
          </table:table-cell>
          <table:table-cell table:style-name="ce2" office:value-type="string" calcext:value-type="string">
            <text:p>04286734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ΟΛΟ ΑΡΓΟΛΙΔΑΣ *, 21056 ΑΡΓΟΛΙΔΑΣ ΤΟΛΟ</text:p>
          </table:table-cell>
          <table:table-cell office:value-type="string" calcext:value-type="string">
            <text:p>6977610612, 2752059743</text:p>
          </table:table-cell>
          <table:table-cell office:value-type="string" calcext:value-type="string">
            <text:p>petertolo90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30071262</text:p>
          </table:table-cell>
          <table:table-cell table:style-name="ce2" office:value-type="string" calcext:value-type="string">
            <text:p>964770476</text:p>
          </table:table-cell>
          <table:table-cell office:value-type="string" calcext:value-type="string">
            <text:p>PT HOTELIA ΞΕΝΟΔΟΧΕΙΑΚΕΣ ΕΠΙΧΕΙΡΗΣΕΙΣ Ε.Ε</text:p>
          </table:table-cell>
          <table:table-cell office:value-type="string" calcext:value-type="string">
            <text:p>PT HOTELS Ε.Ε</text:p>
          </table:table-cell>
          <table:table-cell table:style-name="ce2" office:value-type="string" calcext:value-type="string">
            <text:p>800640367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ΩΝ ΔΟΛΙΑΝΑ 0, 22001 ΑΝΩ ΔΟΛΙΑΝΑ ΑΣΤΡΟΣ</text:p>
          </table:table-cell>
          <table:table-cell office:value-type="string" calcext:value-type="string">
            <text:p>2109853138-9, 2710223357</text:p>
          </table:table-cell>
          <table:table-cell office:value-type="string" calcext:value-type="string">
            <text:p>reception@galaxy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29979862</text:p>
          </table:table-cell>
          <table:table-cell table:style-name="ce2" office:value-type="string" calcext:value-type="string">
            <text:p>964109632</text:p>
          </table:table-cell>
          <table:table-cell office:value-type="string" calcext:value-type="string">
            <text:p>ΧΡΙΣΤΟΔΟΥΛΑΡΗΣ ΛΕΩΝΙΔΑΣ</text:p>
          </table:table-cell>
          <table:table-cell office:value-type="string" calcext:value-type="string">
            <text:p>ΤΟ ΣΠΙΤΙ ΤΗΣ ΘΕΩΝΗΣ - THEONIS HOUSE</text:p>
          </table:table-cell>
          <table:table-cell table:style-name="ce2" office:value-type="string" calcext:value-type="string">
            <text:p>03244537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ΗΜΗΤΡΑ --, 22015 ΑΡΚΑΔΙΑΣ ΚΟΝΤΟΒΑΖΑΙΝΑ</text:p>
          </table:table-cell>
          <table:table-cell office:value-type="string" calcext:value-type="string">
            <text:p>6973028265, 2797024000, 2108217293</text:p>
          </table:table-cell>
          <table:table-cell office:value-type="string" calcext:value-type="string">
            <text:p>christodoularis@hotmail.com, www.theoni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29279408</text:p>
          </table:table-cell>
          <table:table-cell table:style-name="ce2" office:value-type="string" calcext:value-type="string">
            <text:p>960184532</text:p>
          </table:table-cell>
          <table:table-cell office:value-type="string" calcext:value-type="string">
            <text:p>ΚΟΥΣΤΕΝΗΣ ΘΕΟΔΩΡΟΣ Α.Ε.</text:p>
          </table:table-cell>
          <table:table-cell office:value-type="string" calcext:value-type="string">
            <text:p>ΚΟΥΣΤΕΝΗΣ ΧΩΡΙΟ-KOYSTENIS VILLAGE</text:p>
          </table:table-cell>
          <table:table-cell table:style-name="ce2" office:value-type="string" calcext:value-type="string">
            <text:p>9995063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ΗΜΗΤΣΑΝΑ --, 22007 Ν.ΑΡΚΑΔΙΑΣ ΔΗΜΗΤΣΑΝΑ</text:p>
          </table:table-cell>
          <table:table-cell office:value-type="string" calcext:value-type="string">
            <text:p>6972688988, 2795031445, 2795031025</text:p>
          </table:table-cell>
          <table:table-cell office:value-type="string" calcext:value-type="string">
            <text:p>koystenisvillag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29982456</text:p>
          </table:table-cell>
          <table:table-cell table:style-name="ce2" office:value-type="string" calcext:value-type="string">
            <text:p>964149260</text:p>
          </table:table-cell>
          <table:table-cell office:value-type="string" calcext:value-type="string">
            <text:p>ΓΕΩΡΓΙΟΣ ΚΑΙ ΧΡΗΣΤΟΣ <text:s/>ΓΕΩΡΓΑΝΤΩΝΗΣ ΟΕ</text:p>
          </table:table-cell>
          <table:table-cell office:value-type="string" calcext:value-type="string">
            <text:p>ΑΡΧΟΝΤΙΚΟ ΧΑΤΖΗΠΑΝΑΓΙΩΤΗ</text:p>
          </table:table-cell>
          <table:table-cell table:style-name="ce2" office:value-type="string" calcext:value-type="string">
            <text:p>099165342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ΕΩΝΙΔΙΟ 0, 22300 ΠΕΡΙΦΕΡΕΙΑΚΗ ΕΝΟΤΗΤΑ ΑΡΚΑΔΙΑΣ ΔΗΜΟΣ ΝΟΤΙΑΣ ΚΥΝΟΥΡΙΑΣ</text:p>
          </table:table-cell>
          <table:table-cell office:value-type="string" calcext:value-type="string">
            <text:p>2757022476, 6944653342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, 2757023307</text:p>
          </table:table-cell>
          <table:table-cell office:value-type="string" calcext:value-type="string">
            <text:p>hotel@hatzipanayiotis.gr, www.hatzipanayiotis.gr, http://www.hatzipanayiot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29477280</text:p>
          </table:table-cell>
          <table:table-cell table:style-name="ce2" office:value-type="string" calcext:value-type="string">
            <text:p>961226705</text:p>
          </table:table-cell>
          <table:table-cell office:value-type="string" calcext:value-type="string">
            <text:p>ΜΠΑΛΑΣΚΑ ΠΑΝΑΓΙΩΤΑ</text:p>
          </table:table-cell>
          <table:table-cell office:value-type="string" calcext:value-type="string">
            <text:p>ΕΝΟΙΚΙΑΖΟΜΕΝΑ ΔΙΑΜΕΡΙΣΜΑΤΑ</text:p>
          </table:table-cell>
          <table:table-cell table:style-name="ce2" office:value-type="string" calcext:value-type="string">
            <text:p>0454842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ΞΗΡΟΠΗΓΑΔΟ 0, 22001 <text:s/>ΑΣΤΡΟΣ</text:p>
          </table:table-cell>
          <table:table-cell office:value-type="float" office:value="6936783597" calcext:value-type="float">
            <text:p>6936783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30002446</text:p>
          </table:table-cell>
          <table:table-cell table:style-name="ce2" office:value-type="string" calcext:value-type="string">
            <text:p>964436266</text:p>
          </table:table-cell>
          <table:table-cell table:number-columns-repeated="2" office:value-type="string" calcext:value-type="string">
            <text:p>ΜΟΥΝΤΖΟΥΡΗΣ Α.Ε.</text:p>
          </table:table-cell>
          <table:table-cell table:style-name="ce2" office:value-type="string" calcext:value-type="string">
            <text:p>09430283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ΞΗΡΟΠΗΓΑΔΟ ΑΡΚΑΔΙΑΣ 0, 22001 ΑΡΚΑΔΙΑΣ ΞΗΡΟΠΗΓΑΔΟ</text:p>
          </table:table-cell>
          <table:table-cell office:value-type="string" calcext:value-type="string">
            <text:p>2755071290, 2755071309, 6974368230</text:p>
          </table:table-cell>
          <table:table-cell office:value-type="string" calcext:value-type="string">
            <text:p>info@moumtsour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30080576</text:p>
          </table:table-cell>
          <table:table-cell table:style-name="ce2" office:value-type="string" calcext:value-type="string">
            <text:p>964854066</text:p>
          </table:table-cell>
          <table:table-cell office:value-type="string" calcext:value-type="string">
            <text:p>ΝΤΟΥΖΕΝΗΣ ΧΡΙΣΤΟΦΟΡΟΣ</text:p>
          </table:table-cell>
          <table:table-cell office:value-type="string" calcext:value-type="string">
            <text:p>ΤΣΑΚΩΝΙΑ TSAKONIA</text:p>
          </table:table-cell>
          <table:table-cell table:style-name="ce2" office:value-type="string" calcext:value-type="string">
            <text:p>04677391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ΚΗ ΟΔΟΣ ΤΑΓΜΑΤΑΡΧΟΥ ΔΗΜΟΥ ΑΛΕΥΡΑ 0, 22300 ΤΥΡΟΣ ΤΥΡΟΣ</text:p>
          </table:table-cell>
          <table:table-cell office:value-type="string" calcext:value-type="string">
            <text:p>2757041322, 27570413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29356229</text:p>
          </table:table-cell>
          <table:table-cell table:style-name="ce2" office:value-type="string" calcext:value-type="string">
            <text:p>960582968</text:p>
          </table:table-cell>
          <table:table-cell table:number-columns-repeated="2" office:value-type="string" calcext:value-type="string">
            <text:p>ΑΣΤΡΟΣ ΜΠΗΤΣ ASTROS BEACH</text:p>
          </table:table-cell>
          <table:table-cell table:style-name="ce2" office:value-type="string" calcext:value-type="string">
            <text:p>09916916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Ο ΑΣΤΡΟΣ 0, 22001 ΠΑΡΑΛΙΟ ΑΣΤΡΟΣ ΠΑΡΑΛΙΟ ΑΣΤΡΟΣ</text:p>
          </table:table-cell>
          <table:table-cell office:value-type="string" calcext:value-type="string">
            <text:p>2755052720, 2755052721</text:p>
          </table:table-cell>
          <table:table-cell office:value-type="string" calcext:value-type="string">
            <text:p>astroshotels@hotmail.gr, www.astroshotel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30056692</text:p>
          </table:table-cell>
          <table:table-cell table:style-name="ce2" office:value-type="string" calcext:value-type="string">
            <text:p>964685008</text:p>
          </table:table-cell>
          <table:table-cell office:value-type="string" calcext:value-type="string">
            <text:p>GALAXY HOTEL Α.Ε - ΑΔΕΛΦΟΙ ΚΩΝΣΤΑΝΤΙΝΟΥ ΜΑΡΙΝΑΚΟΥ</text:p>
          </table:table-cell>
          <table:table-cell office:value-type="string" calcext:value-type="string">
            <text:p>GALAXY</text:p>
          </table:table-cell>
          <table:table-cell table:style-name="ce2" office:value-type="string" calcext:value-type="string">
            <text:p>0940449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ΑΤΕΙΑ ΑΓΙΟΥ ΒΑΣΙΛΕΙΟΥ 0, 22100 ΑΡΚΑΔΙΑΣ ΤΡΙΠΟΛΗ</text:p>
          </table:table-cell>
          <table:table-cell office:value-type="string" calcext:value-type="string">
            <text:p>2710225195, 6932568559, 2710225197</text:p>
          </table:table-cell>
          <table:table-cell office:value-type="string" calcext:value-type="string">
            <text:p>www.hotelsarcadia.gr, mark@tri.forth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ΡΚΑΔΙΑΣ</text:p>
          </table:table-cell>
          <table:table-cell table:style-name="ce2" office:value-type="string" calcext:value-type="string">
            <text:p>21/2016/000030081193</text:p>
          </table:table-cell>
          <table:table-cell table:style-name="ce2" office:value-type="string" calcext:value-type="string">
            <text:p>964861112</text:p>
          </table:table-cell>
          <table:table-cell table:number-columns-repeated="2" office:value-type="string" calcext:value-type="string">
            <text:p>ΝΤΟΥΖΕΝΗ ΕΥΑΓΓΕΛΙΑ ΤΟΥ ΚΩΝΣΤΑΝΤΙΝΟΥ</text:p>
          </table:table-cell>
          <table:table-cell table:style-name="ce2" office:value-type="string" calcext:value-type="string">
            <text:p>06958465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ΥΡΟΣΑΠΟΥΝΑΚΑΪΙΚΑ ΠΑΡΑΛΙΑ, 22029 <text:s/>ΤΥΡΟΣΑΠΟΥΝΑΚΑΙΙΚΑ</text:p>
          </table:table-cell>
          <table:table-cell office:value-type="string" calcext:value-type="string">
            <text:p>2757041382, 27570413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ΡΤΑΣ</text:p>
          </table:table-cell>
          <table:table-cell table:style-name="ce2" office:value-type="string" calcext:value-type="string">
            <text:p>21/2016/000029989080</text:p>
          </table:table-cell>
          <table:table-cell table:style-name="ce2" office:value-type="string" calcext:value-type="string">
            <text:p>964250320</text:p>
          </table:table-cell>
          <table:table-cell table:number-columns-repeated="2" office:value-type="string" calcext:value-type="string">
            <text:p>Π. ΠΑΠΑΙΩΑΝΝΟΥ <text:s/>ΣΙΑ Ο.Ε.</text:p>
          </table:table-cell>
          <table:table-cell table:style-name="ce2" office:value-type="string" calcext:value-type="string">
            <text:p>99996666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ΥΨΕΛΗ 0, 47045 <text:s/>ΒΟΥΡΓΑΡΕΛΙ</text:p>
          </table:table-cell>
          <table:table-cell office:value-type="float" office:value="2685071100" calcext:value-type="float">
            <text:p>2685071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29724889</text:p>
          </table:table-cell>
          <table:table-cell table:style-name="ce2" office:value-type="string" calcext:value-type="string">
            <text:p>962482928</text:p>
          </table:table-cell>
          <table:table-cell office:value-type="string" calcext:value-type="string">
            <text:p>ΞΕΝΟΔΟΧΕΙΑ ΜΕΝΤΖΕΛΟΠΟΥΛΟΥ ΑΕ</text:p>
          </table:table-cell>
          <table:table-cell office:value-type="string" calcext:value-type="string">
            <text:p>ΑΣΤΗΡ</text:p>
          </table:table-cell>
          <table:table-cell table:style-name="ce2" office:value-type="string" calcext:value-type="string">
            <text:p>0940270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Υ ΑΝΔΡΕΟΥ 16, 26221 ΠΕΡΙΦΕΡΕΙΑΚΗ ΕΝΟΤΗΤΑ ΑΧΑΙΑΣ ΔΗΜΟΣ ΠΑΤΡΕΩΝ</text:p>
          </table:table-cell>
          <table:table-cell office:value-type="string" calcext:value-type="string">
            <text:p>2610277502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, 2610271644</text:p>
          </table:table-cell>
          <table:table-cell office:value-type="string" calcext:value-type="string">
            <text:p>astir@pat.forthnet.gr, www.hotelastirpatras.gr, www.hotelastirpatr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30078584</text:p>
          </table:table-cell>
          <table:table-cell table:style-name="ce2" office:value-type="string" calcext:value-type="string">
            <text:p>964833197</text:p>
          </table:table-cell>
          <table:table-cell office:value-type="string" calcext:value-type="string">
            <text:p>PT HOTELIA ΜΟΝ ΙΚΕ ΕΕ</text:p>
          </table:table-cell>
          <table:table-cell office:value-type="string" calcext:value-type="string">
            <text:p>SEMANTRON TRADITIONAL VILLAGE</text:p>
          </table:table-cell>
          <table:table-cell table:style-name="ce2" office:value-type="string" calcext:value-type="string">
            <text:p>99805103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ΛΑΙΩΝ ΑΙΓΙΑΛΕΙΑΣ 0, 25003 <text:s/>ΔΙΑΚΟΠΤΟ</text:p>
          </table:table-cell>
          <table:table-cell office:value-type="float" office:value="6980959959" calcext:value-type="float">
            <text:p>69809599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30085069</text:p>
          </table:table-cell>
          <table:table-cell table:style-name="ce2" office:value-type="string" calcext:value-type="string">
            <text:p>964913223</text:p>
          </table:table-cell>
          <table:table-cell table:number-columns-repeated="2" office:value-type="string" calcext:value-type="string">
            <text:p>ΤΣΟΥΡΑΜΑΝΗΣ Α.Ε</text:p>
          </table:table-cell>
          <table:table-cell table:style-name="ce2" office:value-type="string" calcext:value-type="string">
            <text:p>99868647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ΖΑΙΜΗ Κ ΚΑΨΑΛΗ <text:s/>7, 26221 ΑΧΑΙΑΣ ΠΑΤΡΑ</text:p>
          </table:table-cell>
          <table:table-cell office:value-type="string" calcext:value-type="string">
            <text:p>2610-2242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30075084</text:p>
          </table:table-cell>
          <table:table-cell table:style-name="ce2" office:value-type="string" calcext:value-type="string">
            <text:p>964802891</text:p>
          </table:table-cell>
          <table:table-cell office:value-type="string" calcext:value-type="string">
            <text:p>ΜΠΑΡΛΟΓΙΑΝΝΗ ΕΠΕ</text:p>
          </table:table-cell>
          <table:table-cell office:value-type="string" calcext:value-type="string">
            <text:p>ΜΟΝΤ ΧΕΛΜΟΣ </text:p>
          </table:table-cell>
          <table:table-cell table:style-name="ce2" office:value-type="string" calcext:value-type="string">
            <text:p>09545448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ΛΕΙΤΟΡΙΑ 0, 25007 ΚΑΛΑΒΡΥΤΑ </text:p>
          </table:table-cell>
          <table:table-cell office:value-type="float" office:value="2692031221" calcext:value-type="float">
            <text:p>26920312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29805851</text:p>
          </table:table-cell>
          <table:table-cell table:style-name="ce2" office:value-type="string" calcext:value-type="string">
            <text:p>962914350</text:p>
          </table:table-cell>
          <table:table-cell table:number-columns-repeated="2" office:value-type="string" calcext:value-type="string">
            <text:p>ΤΣΩΛΗΣ ΚΩΝΣΤΑΝΤΙΝΟΣ</text:p>
          </table:table-cell>
          <table:table-cell table:style-name="ce2" office:value-type="string" calcext:value-type="string">
            <text:p>02249866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ΑΜΠΙΡΙΟΝ 0, 25009 <text:s/>ΚΑΜΑΡΕΣ</text:p>
          </table:table-cell>
          <table:table-cell office:value-type="float" office:value="6948824988" calcext:value-type="float">
            <text:p>69488249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29581195</text:p>
          </table:table-cell>
          <table:table-cell table:style-name="ce2" office:value-type="string" calcext:value-type="string">
            <text:p>961754449</text:p>
          </table:table-cell>
          <table:table-cell office:value-type="string" calcext:value-type="string">
            <text:p>ΘΕΜΙΣΤΩ ΑΝΩΝΥΜΗ ΞΕΝΟΔΟΧΕΙΑΚΗ ΤΟΥΡΙΣΤΙΚΗ ΕΤΑΙΡΕΙΑ</text:p>
          </table:table-cell>
          <table:table-cell office:value-type="string" calcext:value-type="string">
            <text:p>ΘΕΜΙΣΤΩ Α.Ε.</text:p>
          </table:table-cell>
          <table:table-cell table:style-name="ce2" office:value-type="string" calcext:value-type="string">
            <text:p>0940996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ΙΚΟΛΑΙΙΚΑ 0, 25100 ΝΙΚΟΛΑΙΙΚΑ ΑΙΓΙΟ</text:p>
          </table:table-cell>
          <table:table-cell office:value-type="float" office:value="2691081888" calcext:value-type="float">
            <text:p>26910818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ΑΧΑΙΑΣ</text:p>
          </table:table-cell>
          <table:table-cell table:style-name="ce2" office:value-type="string" calcext:value-type="string">
            <text:p>21/2016/000029303685</text:p>
          </table:table-cell>
          <table:table-cell table:style-name="ce2" office:value-type="string" calcext:value-type="string">
            <text:p>960342649</text:p>
          </table:table-cell>
          <table:table-cell office:value-type="string" calcext:value-type="string">
            <text:p>ΜΕΛΙΣΣΑΡΟΠΟΥΛΟΣ ΓΕΩΡΓΙΟΣ</text:p>
          </table:table-cell>
          <table:table-cell office:value-type="string" calcext:value-type="string">
            <text:p>ΞΕΝΟΔΟΧΕΙΟ ΠΛΑΖ</text:p>
          </table:table-cell>
          <table:table-cell table:style-name="ce2" office:value-type="string" calcext:value-type="string">
            <text:p>0257973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ΕΛΙΑΝΙΤΙΚΑ 0, 25100 ΣΕΛΙΑΝΙΤΙΚΑ ΑΙΓΙΟ</text:p>
          </table:table-cell>
          <table:table-cell office:value-type="float" office:value="2691072206" calcext:value-type="float">
            <text:p>2691072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ΒΟΙΩΤΙΑΣ</text:p>
          </table:table-cell>
          <table:table-cell table:style-name="ce2" office:value-type="string" calcext:value-type="string">
            <text:p>21/2016/000029950506</text:p>
          </table:table-cell>
          <table:table-cell table:style-name="ce2" office:value-type="string" calcext:value-type="string">
            <text:p>963795400</text:p>
          </table:table-cell>
          <table:table-cell table:number-columns-repeated="2" office:value-type="string" calcext:value-type="string">
            <text:p>ΑΜΦΙΚΤΥΩΝ Ξ.Τ.Ε Α.Ε</text:p>
          </table:table-cell>
          <table:table-cell table:style-name="ce2" office:value-type="string" calcext:value-type="string">
            <text:p>09410259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- -, 32004 ΑΡΑΧΩΒΑ ΒΟΙΩΤΙΑΣ ΑΡΑΧΩΒΑ</text:p>
          </table:table-cell>
          <table:table-cell office:value-type="string" calcext:value-type="string">
            <text:p>2267031640, 2267031642</text:p>
          </table:table-cell>
          <table:table-cell office:value-type="string" calcext:value-type="string">
            <text:p>anemolia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ΒΟΙΩΤΙΑΣ</text:p>
          </table:table-cell>
          <table:table-cell table:style-name="ce2" office:value-type="string" calcext:value-type="string">
            <text:p>21/2016/000029354513</text:p>
          </table:table-cell>
          <table:table-cell table:style-name="ce2" office:value-type="string" calcext:value-type="string">
            <text:p>960572468</text:p>
          </table:table-cell>
          <table:table-cell table:number-columns-repeated="2" office:value-type="string" calcext:value-type="string">
            <text:p>ΘΕΟΧΑΡΗΣ ΠΑΝΑΓΙΩΤΗΣ</text:p>
          </table:table-cell>
          <table:table-cell table:style-name="ce2" office:value-type="string" calcext:value-type="string">
            <text:p>07487342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- -, 32004 ΖΕΜΕΝΟ ΑΡΑΧΩΒΑ ΑΡΑΧΟΒΑ</text:p>
          </table:table-cell>
          <table:table-cell office:value-type="string" calcext:value-type="string">
            <text:p>6945634152, 2267031146, 2267031204</text:p>
          </table:table-cell>
          <table:table-cell office:value-type="string" calcext:value-type="string">
            <text:p>hanizemenou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ΒΟΙΩΤΙΑΣ</text:p>
          </table:table-cell>
          <table:table-cell table:style-name="ce2" office:value-type="string" calcext:value-type="string">
            <text:p>21/2016/000029417528</text:p>
          </table:table-cell>
          <table:table-cell table:style-name="ce2" office:value-type="string" calcext:value-type="string">
            <text:p>960894406</text:p>
          </table:table-cell>
          <table:table-cell table:number-columns-repeated="2" office:value-type="string" calcext:value-type="string">
            <text:p>ΠΑΠΑΓΕΩΡΓΙΟΥ ΛΟΥΚΑΣ</text:p>
          </table:table-cell>
          <table:table-cell table:style-name="ce2" office:value-type="string" calcext:value-type="string">
            <text:p>0183234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ΕΩΦ.ΟΣΙΟΥ ΛΟΥΚΑ 15, 32005 ΣΤΕΙΡΙ ΣΤΕΙΡΙ</text:p>
          </table:table-cell>
          <table:table-cell office:value-type="string" calcext:value-type="string">
            <text:p>2267022684, 2267021345</text:p>
          </table:table-cell>
          <table:table-cell office:value-type="string" calcext:value-type="string">
            <text:p>loykas.papageorgioy@gmail.com, www.hotel-aster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ΓΡΕΒΕΝΩΝ</text:p>
          </table:table-cell>
          <table:table-cell table:style-name="ce2" office:value-type="string" calcext:value-type="string">
            <text:p>21/2016/000029585864</text:p>
          </table:table-cell>
          <table:table-cell table:style-name="ce2" office:value-type="string" calcext:value-type="string">
            <text:p>961805292</text:p>
          </table:table-cell>
          <table:table-cell office:value-type="string" calcext:value-type="string">
            <text:p>ΔΑΔΑΛΗ ΝΙΚΟΛΕΤΑ</text:p>
          </table:table-cell>
          <table:table-cell office:value-type="string" calcext:value-type="string">
            <text:p>ΜΧΟΣ</text:p>
          </table:table-cell>
          <table:table-cell table:style-name="ce2" office:value-type="string" calcext:value-type="string">
            <text:p>12205725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ΑΒΔΑ 0, 51100 <text:s/>ΓΡΕΒΕΝΑ</text:p>
          </table:table-cell>
          <table:table-cell office:value-type="float" office:value="6970578976" calcext:value-type="float">
            <text:p>6970578976</text:p>
          </table:table-cell>
          <table:table-cell office:value-type="string" calcext:value-type="string">
            <text:p>mxos@hotmail.gr, www.mx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ΔΡΑΜΑΣ</text:p>
          </table:table-cell>
          <table:table-cell table:style-name="ce2" office:value-type="string" calcext:value-type="string">
            <text:p>21/2016/000029945512</text:p>
          </table:table-cell>
          <table:table-cell table:style-name="ce2" office:value-type="string" calcext:value-type="string">
            <text:p>963768373</text:p>
          </table:table-cell>
          <table:table-cell office:value-type="string" calcext:value-type="string">
            <text:p>ΣΑΒΒΑΣ ΤΖΑΜΤΖΗΣ ΤΟΥΡΙΣΤΙΚΕΣ - ΞΕΝΟΔΟΧΕΙΑΚΕΣ ΚΑΙ ΕΜΠΟΡΙΚΕΣ ΕΠΙΧΕΙΡΗΣΕΙΣ Α.Ε.</text:p>
          </table:table-cell>
          <table:table-cell office:value-type="string" calcext:value-type="string">
            <text:p>ΣΑΒΒΑΣ ΤΖΑΜΤΖΗΣ Α.Ε.</text:p>
          </table:table-cell>
          <table:table-cell table:style-name="ce2" office:value-type="string" calcext:value-type="string">
            <text:p>09445212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3o ΧΙΛ ΔΡΑΜΑΣ ΚΑΒΑΛΑΣ 0, 66100 ΔΡΑΜΑΣ ΔΡΑΜΑ</text:p>
          </table:table-cell>
          <table:table-cell office:value-type="string" calcext:value-type="string">
            <text:p>2521057200, 2521025800</text:p>
          </table:table-cell>
          <table:table-cell office:value-type="string" calcext:value-type="string">
            <text:p>info@hotelkourosdram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ΔΡΑΜΑΣ</text:p>
          </table:table-cell>
          <table:table-cell table:style-name="ce2" office:value-type="string" calcext:value-type="string">
            <text:p>21/2016/000030077404</text:p>
          </table:table-cell>
          <table:table-cell table:style-name="ce2" office:value-type="string" calcext:value-type="string">
            <text:p>964823379</text:p>
          </table:table-cell>
          <table:table-cell office:value-type="string" calcext:value-type="string">
            <text:p>ΣΤΑΙΚΟΣ Κ. ΚΑΙ ΣΙΑ Ο.Ε.</text:p>
          </table:table-cell>
          <table:table-cell office:value-type="string" calcext:value-type="string">
            <text:p>Τ ΑΛΩΝΙ ΤΟΥ ΚΥΡ ΘΑΝΑΣΗ</text:p>
          </table:table-cell>
          <table:table-cell table:style-name="ce2" office:value-type="string" calcext:value-type="string">
            <text:p>99952017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ΩΛΑΞ 0, 66033 ΒΩΛΑΞ ΚΑΤΩ ΝΕΥΡΟΚΟΠΙ</text:p>
          </table:table-cell>
          <table:table-cell office:value-type="string" calcext:value-type="string">
            <text:p>2523023714, 69724237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ΒΡΟΥ</text:p>
          </table:table-cell>
          <table:table-cell table:style-name="ce2" office:value-type="string" calcext:value-type="string">
            <text:p>21/2016/000029992284</text:p>
          </table:table-cell>
          <table:table-cell table:style-name="ce2" office:value-type="string" calcext:value-type="string">
            <text:p>964290209</text:p>
          </table:table-cell>
          <table:table-cell table:number-columns-repeated="2" office:value-type="string" calcext:value-type="string">
            <text:p>ΝΕΦΕΛΗ Α.Ε</text:p>
          </table:table-cell>
          <table:table-cell table:style-name="ce2" office:value-type="string" calcext:value-type="string">
            <text:p>0945112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5ο ΧΛΜ ΑΛΕΞ/ΠΟΛΗΣ- ΜΑΚΡΗΣ 0, 68100 <text:s/>ΑΛΕΞΑΝΔΡΟΥΠΟΛΗ</text:p>
          </table:table-cell>
          <table:table-cell office:value-type="float" office:value="40401" calcext:value-type="float">
            <text:p>404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ΒΡΟΥ</text:p>
          </table:table-cell>
          <table:table-cell table:style-name="ce2" office:value-type="string" calcext:value-type="string">
            <text:p>21/2016/000029958646</text:p>
          </table:table-cell>
          <table:table-cell table:style-name="ce2" office:value-type="string" calcext:value-type="string">
            <text:p>963858236</text:p>
          </table:table-cell>
          <table:table-cell office:value-type="string" calcext:value-type="string">
            <text:p>ΤΟΥΡΙΣΤΙΚΕΣ ΕΠΙΧΕΙΡΗΣΕΙΣ ΣΑΜΟΘΡΑΚΗΣ ΜΟΝΟΠΡΟΣΩΠΗ ΑΝΩΝΥΜΗ ΕΤΑΙΡΙΑ</text:p>
          </table:table-cell>
          <table:table-cell office:value-type="string" calcext:value-type="string">
            <text:p>ΤΟΥΡΙΣΤΙΚΕΣ ΕΠΙΧΕΙΡΗΣΕΙΣ ΣΑΜΟΘΡΑΚΗΣ Α.Ε.</text:p>
          </table:table-cell>
          <table:table-cell table:style-name="ce2" office:value-type="string" calcext:value-type="string">
            <text:p>99733171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ΚΡΥΛΙΕΣ 0, 68002 <text:s/>ΣΑΜΟΘΡΑΚΗ</text:p>
          </table:table-cell>
          <table:table-cell office:value-type="string" calcext:value-type="string">
            <text:p>6975907104, 2551095359</text:p>
          </table:table-cell>
          <table:table-cell office:value-type="string" calcext:value-type="string">
            <text:p>info@samothrakibeach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ΒΡΟΥ</text:p>
          </table:table-cell>
          <table:table-cell table:style-name="ce2" office:value-type="string" calcext:value-type="string">
            <text:p>21/2016/000029863139</text:p>
          </table:table-cell>
          <table:table-cell table:style-name="ce2" office:value-type="string" calcext:value-type="string">
            <text:p>963220541</text:p>
          </table:table-cell>
          <table:table-cell table:number-columns-repeated="2" office:value-type="string" calcext:value-type="string">
            <text:p>ΧΡΥΣΟΧΟΙΔΟΥ ΜΑΡΙΑΝΑ &amp; ΣΙΑ Ο.Ε</text:p>
          </table:table-cell>
          <table:table-cell table:style-name="ce2" office:value-type="string" calcext:value-type="string">
            <text:p>08423828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ΛΓΑΡΩΝ <text:s/>11, 68100 <text:s/>ΑΛΕΞΑΝΔΡΟΥΠΟΛΗ</text:p>
          </table:table-cell>
          <table:table-cell office:value-type="float" office:value="2551081456" calcext:value-type="float">
            <text:p>25510814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48603</text:p>
          </table:table-cell>
          <table:table-cell table:style-name="ce2" office:value-type="string" calcext:value-type="string">
            <text:p>962617239</text:p>
          </table:table-cell>
          <table:table-cell table:number-columns-repeated="2" office:value-type="string" calcext:value-type="string">
            <text:p>ΚΟΥΤΡΑΣ ΙΩΑΝΝΗΣ</text:p>
          </table:table-cell>
          <table:table-cell table:style-name="ce2" office:value-type="string" calcext:value-type="string">
            <text:p>0181582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25ΗΣ ΜΑΡΤΙΟΥ &amp; ΗΛΙΟΥ 0, 34300 <text:s/>ΛΟΥΤΡΑ ΑΙΔΗΨΟΥ</text:p>
          </table:table-cell>
          <table:table-cell office:value-type="float" office:value="2226024125" calcext:value-type="float">
            <text:p>2226024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48750</text:p>
          </table:table-cell>
          <table:table-cell table:style-name="ce2" office:value-type="string" calcext:value-type="string">
            <text:p>962619023</text:p>
          </table:table-cell>
          <table:table-cell table:number-columns-repeated="2" office:value-type="string" calcext:value-type="string">
            <text:p>ΚΟΥΤΡΑΣ ΓΕΩΡΓΙΟΣ</text:p>
          </table:table-cell>
          <table:table-cell table:style-name="ce2" office:value-type="string" calcext:value-type="string">
            <text:p>03624694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25ΗΣ ΜΑΤΙΟΥ &amp; ΗΛΙΟΥ 0, 34300 <text:s/>ΛΟΥΤΡΑ ΑΙΔΗΨΟΥ</text:p>
          </table:table-cell>
          <table:table-cell office:value-type="float" office:value="2226024125" calcext:value-type="float">
            <text:p>2226024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575054</text:p>
          </table:table-cell>
          <table:table-cell table:style-name="ce2" office:value-type="string" calcext:value-type="string">
            <text:p>961716806</text:p>
          </table:table-cell>
          <table:table-cell office:value-type="string" calcext:value-type="string">
            <text:p>ΠΟΛΙΤΗΣ ΓΕΩΡΓΙΟΣ ΞΕΝΟΔΟΧΕΙΑΚΗ &amp; ΤΟΥΡΙΣΤΙΚΗ Α.Ε.</text:p>
          </table:table-cell>
          <table:table-cell office:value-type="string" calcext:value-type="string">
            <text:p>ΘΑΛΑΣΣΑ</text:p>
          </table:table-cell>
          <table:table-cell table:style-name="ce2" office:value-type="string" calcext:value-type="string">
            <text:p>0941310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8ης ΟΚΤΩΒΡΙΟΥ 16, 34300 <text:s/></text:p>
          </table:table-cell>
          <table:table-cell office:value-type="string" calcext:value-type="string">
            <text:p>6944573961, 2226060722, 222606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66608</text:p>
          </table:table-cell>
          <table:table-cell table:style-name="ce2" office:value-type="string" calcext:value-type="string">
            <text:p>964737810</text:p>
          </table:table-cell>
          <table:table-cell table:number-columns-repeated="2" office:value-type="string" calcext:value-type="string">
            <text:p>ΡΟΜΑΝΤΙΚΑ Α.ΞΕ.Τ.Ε.</text:p>
          </table:table-cell>
          <table:table-cell table:style-name="ce2" office:value-type="string" calcext:value-type="string">
            <text:p>09424510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8ης ΟΚΤΩΒΡΙΟΥ 64, 34300 <text:s/></text:p>
          </table:table-cell>
          <table:table-cell office:value-type="string" calcext:value-type="string">
            <text:p>2226024793, 2226024794, 2106217203, 6944525223</text:p>
          </table:table-cell>
          <table:table-cell office:value-type="string" calcext:value-type="string">
            <text:p>www.romantica-edipsos.gr, info@romantica-edips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3921</text:p>
          </table:table-cell>
          <table:table-cell table:style-name="ce2" office:value-type="string" calcext:value-type="string">
            <text:p>964792712</text:p>
          </table:table-cell>
          <table:table-cell office:value-type="string" calcext:value-type="string">
            <text:p>ΙΩΑΝΝΗΣ ΦΩΤΟΥ ΚΑΙ ΣΙΑ ΟΕ</text:p>
          </table:table-cell>
          <table:table-cell office:value-type="string" calcext:value-type="string">
            <text:p>ΤΟ ΟΝΕΙΡΟ</text:p>
          </table:table-cell>
          <table:table-cell table:style-name="ce2" office:value-type="string" calcext:value-type="string">
            <text:p>80013807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40 ΠΛΑΤΑΝΙΑ 0, 34300 <text:s/>ΛΟΥΤΡΑ ΑΙΔΗΨΟΥ</text:p>
          </table:table-cell>
          <table:table-cell office:value-type="float" office:value="6972281951" calcext:value-type="float">
            <text:p>69722819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62814</text:p>
          </table:table-cell>
          <table:table-cell table:style-name="ce2" office:value-type="string" calcext:value-type="string">
            <text:p>964716780</text:p>
          </table:table-cell>
          <table:table-cell office:value-type="string" calcext:value-type="string">
            <text:p>ΓΡΟΝΤΗΣ Α. ΓΕΩΡΓΙΟΣ</text:p>
          </table:table-cell>
          <table:table-cell office:value-type="string" calcext:value-type="string">
            <text:p>ΚΕΝΤΡΙΚΟΝ</text:p>
          </table:table-cell>
          <table:table-cell table:style-name="ce2" office:value-type="string" calcext:value-type="string">
            <text:p>04753467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ΓΕΛΗ ΓΟΒΙΟΥ 5, 34100 <text:s/>ΧΑΛΚΙΔΑ</text:p>
          </table:table-cell>
          <table:table-cell office:value-type="string" calcext:value-type="string">
            <text:p>2221027260, 6979009707</text:p>
          </table:table-cell>
          <table:table-cell office:value-type="string" calcext:value-type="string">
            <text:p>info@hotel-kentrikon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00891</text:p>
          </table:table-cell>
          <table:table-cell table:style-name="ce2" office:value-type="string" calcext:value-type="string">
            <text:p>961935197</text:p>
          </table:table-cell>
          <table:table-cell office:value-type="string" calcext:value-type="string">
            <text:p>ΜΠΛΑΝΑ ΑΙΚΑΤΕΡΙΝΗ ΤΟΥ ΔΗΜΗΤΡΙΟΥ</text:p>
          </table:table-cell>
          <table:table-cell office:value-type="string" calcext:value-type="string">
            <text:p>STUDIOS <text:s/>ΜΠΛΑΝΑ</text:p>
          </table:table-cell>
          <table:table-cell table:style-name="ce2" office:value-type="string" calcext:value-type="string">
            <text:p>0425845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ΚΑΜΠΟΣ <text:s/>0, 34300 <text:s/>ΑΓΙΟΚΑΜΠΟΣ</text:p>
          </table:table-cell>
          <table:table-cell office:value-type="float" office:value="2226031525" calcext:value-type="float">
            <text:p>22260315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38586</text:p>
          </table:table-cell>
          <table:table-cell table:style-name="ce2" office:value-type="string" calcext:value-type="string">
            <text:p>961014404</text:p>
          </table:table-cell>
          <table:table-cell table:number-columns-repeated="2" office:value-type="string" calcext:value-type="string">
            <text:p>ΣΤΑΜΑΤΙΟΥ ΓΕΩΡΓΙΑ</text:p>
          </table:table-cell>
          <table:table-cell table:style-name="ce2" office:value-type="string" calcext:value-type="string">
            <text:p>04263593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ΚΑΜΠΟΣ 0, 34300 <text:s/></text:p>
          </table:table-cell>
          <table:table-cell office:value-type="string" calcext:value-type="string">
            <text:p>2226031428, 22260314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56429</text:p>
          </table:table-cell>
          <table:table-cell table:style-name="ce2" office:value-type="string" calcext:value-type="string">
            <text:p>963836508</text:p>
          </table:table-cell>
          <table:table-cell table:number-columns-repeated="2" office:value-type="string" calcext:value-type="string">
            <text:p>ΣΤΑΜΑΤΙΟΥ ΝΙΚΟΛΑΟΣ</text:p>
          </table:table-cell>
          <table:table-cell table:style-name="ce2" office:value-type="string" calcext:value-type="string">
            <text:p>05737806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ΚΑΜΠΟΣ 0, 34300 <text:s/></text:p>
          </table:table-cell>
          <table:table-cell office:value-type="string" calcext:value-type="string">
            <text:p>2226031428, 2226031485</text:p>
          </table:table-cell>
          <table:table-cell office:value-type="string" calcext:value-type="string">
            <text:p>info@studios-adon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13591</text:p>
          </table:table-cell>
          <table:table-cell table:style-name="ce2" office:value-type="string" calcext:value-type="string">
            <text:p>960875975</text:p>
          </table:table-cell>
          <table:table-cell office:value-type="string" calcext:value-type="string">
            <text:p>ΠΑΤΣΑΣ <text:s text:c="2"/>ΑΠΟΣΤΟΛΟΣ</text:p>
          </table:table-cell>
          <table:table-cell office:value-type="string" calcext:value-type="string">
            <text:p>ΠΑΡΚ</text:p>
          </table:table-cell>
          <table:table-cell table:style-name="ce2" office:value-type="string" calcext:value-type="string">
            <text:p>04511384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34300 <text:s/>ΛΟΥΤΡΑ ΑΙΔΗΨΟΥ</text:p>
          </table:table-cell>
          <table:table-cell office:value-type="string" calcext:value-type="string">
            <text:p>2226022714, 6937463546</text:p>
          </table:table-cell>
          <table:table-cell office:value-type="string" calcext:value-type="string">
            <text:p>www.parkhoteledips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38386</text:p>
          </table:table-cell>
          <table:table-cell table:style-name="ce2" office:value-type="string" calcext:value-type="string">
            <text:p>963732213</text:p>
          </table:table-cell>
          <table:table-cell table:number-columns-repeated="2" office:value-type="string" calcext:value-type="string">
            <text:p>ΣΧΟΙΝΑΣ ΔΗΜΗΤΡΙΟΣ</text:p>
          </table:table-cell>
          <table:table-cell table:style-name="ce2" office:value-type="string" calcext:value-type="string">
            <text:p>0430388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34300 <text:s/>ΛΟΥΤΡΑ ΑΙΔΗΨΟΥ</text:p>
          </table:table-cell>
          <table:table-cell office:value-type="string" calcext:value-type="string">
            <text:p>2226060111, 69485039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55301</text:p>
          </table:table-cell>
          <table:table-cell table:style-name="ce2" office:value-type="string" calcext:value-type="string">
            <text:p>962688123</text:p>
          </table:table-cell>
          <table:table-cell table:number-columns-repeated="2" office:value-type="string" calcext:value-type="string">
            <text:p>ΓΟΥΔΑΣ ΙΩΑΝΝΗΣ</text:p>
          </table:table-cell>
          <table:table-cell table:style-name="ce2" office:value-type="string" calcext:value-type="string">
            <text:p>02713698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34300 ΑΙΔΗΨΟΣ </text:p>
          </table:table-cell>
          <table:table-cell office:value-type="string" calcext:value-type="string">
            <text:p>6936556112, 22260249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595925</text:p>
          </table:table-cell>
          <table:table-cell table:style-name="ce2" office:value-type="string" calcext:value-type="string">
            <text:p>961888553</text:p>
          </table:table-cell>
          <table:table-cell office:value-type="string" calcext:value-type="string">
            <text:p>ΚΑΠΠΕΣ ΔΗΜ. ΑΝΑΡΓΥΡΟΣ</text:p>
          </table:table-cell>
          <table:table-cell office:value-type="string" calcext:value-type="string">
            <text:p>HOTEL AKI</text:p>
          </table:table-cell>
          <table:table-cell table:style-name="ce2" office:value-type="string" calcext:value-type="string">
            <text:p>04650248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34300 Λ.ΑΙΔΗΨΟΥ </text:p>
          </table:table-cell>
          <table:table-cell office:value-type="string" calcext:value-type="string">
            <text:p>6932414711, 2226022222, 2226024500, 22260225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80536</text:p>
          </table:table-cell>
          <table:table-cell table:style-name="ce2" office:value-type="string" calcext:value-type="string">
            <text:p>962310406</text:p>
          </table:table-cell>
          <table:table-cell office:value-type="string" calcext:value-type="string">
            <text:p>ΘΕΟΔΩΡΙΔΟΥ ΠΑΡΑΣΚΕΥΗ</text:p>
          </table:table-cell>
          <table:table-cell office:value-type="string" calcext:value-type="string">
            <text:p>ΑΓΙΟΣ ΝΙΚΟΛΑΟΣ</text:p>
          </table:table-cell>
          <table:table-cell table:style-name="ce2" office:value-type="string" calcext:value-type="string">
            <text:p>0526395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34300 ΛΟΥΤΡΑ ΑΙΔΗΨΟΥ </text:p>
          </table:table-cell>
          <table:table-cell office:value-type="float" office:value="2226022494" calcext:value-type="float">
            <text:p>22260224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8260</text:p>
          </table:table-cell>
          <table:table-cell table:style-name="ce2" office:value-type="string" calcext:value-type="string">
            <text:p>964830481</text:p>
          </table:table-cell>
          <table:table-cell office:value-type="string" calcext:value-type="string">
            <text:p>ΤΣΙΓΚΟΥΡΑΚΟΥ ΕΥΜΟΡΦΙΑ</text:p>
          </table:table-cell>
          <table:table-cell office:value-type="string" calcext:value-type="string">
            <text:p>ΦΟΥΛΗ</text:p>
          </table:table-cell>
          <table:table-cell table:style-name="ce2" office:value-type="string" calcext:value-type="string">
            <text:p>0475854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ΑΙΔΗΨΟΥ 0, 34300 ΘΕΣΗ ΦΤΕΡΗ </text:p>
          </table:table-cell>
          <table:table-cell office:value-type="string" calcext:value-type="string">
            <text:p>6945255932, 22260234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80677</text:p>
          </table:table-cell>
          <table:table-cell table:style-name="ce2" office:value-type="string" calcext:value-type="string">
            <text:p>964854907</text:p>
          </table:table-cell>
          <table:table-cell table:number-columns-repeated="2" office:value-type="string" calcext:value-type="string">
            <text:p>STEFANIA Α.Ξ.Ε.</text:p>
          </table:table-cell>
          <table:table-cell table:style-name="ce2" office:value-type="string" calcext:value-type="string">
            <text:p>09431293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ΑΡΥΝΘΟΣ 0, 34006 <text:s/>ΑΜΑΡΥΝΘΟΣ</text:p>
          </table:table-cell>
          <table:table-cell office:value-type="float" office:value="2229067126" calcext:value-type="float">
            <text:p>22290671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27490</text:p>
          </table:table-cell>
          <table:table-cell table:style-name="ce2" office:value-type="string" calcext:value-type="string">
            <text:p>962063649</text:p>
          </table:table-cell>
          <table:table-cell office:value-type="string" calcext:value-type="string">
            <text:p>Χ.ΑΛΕΞΙΟΥ ΞΕΝΟΔΟΧΕΙΑΚΗ Α.Ε.</text:p>
          </table:table-cell>
          <table:table-cell office:value-type="string" calcext:value-type="string">
            <text:p>ΗΛΙΑΧΤΙΔΕΣ</text:p>
          </table:table-cell>
          <table:table-cell table:style-name="ce2" office:value-type="string" calcext:value-type="string">
            <text:p>0941307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ΑΡΥΝΘΟΣ 0, 34006 ΕΥΒΟΙΑΣ ΑΜΑΡΥΝΘΟΣ</text:p>
          </table:table-cell>
          <table:table-cell office:value-type="string" calcext:value-type="string">
            <text:p>2229037605, 2229037215</text:p>
          </table:table-cell>
          <table:table-cell office:value-type="string" calcext:value-type="string">
            <text:p>sunrays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62482</text:p>
          </table:table-cell>
          <table:table-cell table:style-name="ce2" office:value-type="string" calcext:value-type="string">
            <text:p>962716851</text:p>
          </table:table-cell>
          <table:table-cell office:value-type="string" calcext:value-type="string">
            <text:p>ΑΦΟΙ ΜΑΥΡΙΚΟΥ ΟΕ</text:p>
          </table:table-cell>
          <table:table-cell office:value-type="string" calcext:value-type="string">
            <text:p>ΑΧΙΛΛΕΙΟΝ</text:p>
          </table:table-cell>
          <table:table-cell table:style-name="ce2" office:value-type="string" calcext:value-type="string">
            <text:p>08293188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ΣΠΟΥΣ 0, 34007 <text:s/>ΣΚΥΡΟΣ</text:p>
          </table:table-cell>
          <table:table-cell office:value-type="float" office:value="2222093300" calcext:value-type="float">
            <text:p>2222093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6820</text:p>
          </table:table-cell>
          <table:table-cell table:style-name="ce2" office:value-type="string" calcext:value-type="string">
            <text:p>963951506</text:p>
          </table:table-cell>
          <table:table-cell office:value-type="string" calcext:value-type="string">
            <text:p>ΠΙΤΣΟΥΛΑΚΗ ΣΤΥΛΙΑΝΗ</text:p>
          </table:table-cell>
          <table:table-cell office:value-type="string" calcext:value-type="string">
            <text:p>ΤΟΥΡΙΣΤΙΚΗ ΕΠΙΠΛΩΜΕΝΗ ΚΑΤΟΙΚΙΑ</text:p>
          </table:table-cell>
          <table:table-cell table:style-name="ce2" office:value-type="string" calcext:value-type="string">
            <text:p>071005047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ΥΛΙΔΟΣ 0, 34100 <text:s/>ΧΑΛΚΙΔΑ</text:p>
          </table:table-cell>
          <table:table-cell office:value-type="float" office:value="6948516263" calcext:value-type="float">
            <text:p>6948516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39152</text:p>
          </table:table-cell>
          <table:table-cell table:style-name="ce2" office:value-type="string" calcext:value-type="string">
            <text:p>961018881</text:p>
          </table:table-cell>
          <table:table-cell table:number-columns-repeated="2" office:value-type="string" calcext:value-type="string">
            <text:p>ΓΕΡΟΣΤΑΘΗΣ ΗΛΙΑΣ</text:p>
          </table:table-cell>
          <table:table-cell table:style-name="ce2" office:value-type="string" calcext:value-type="string">
            <text:p>0224478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ΑΣΙΛΙΚΑ 0, 34200 <text:s/>ΒΑΣΙΛΙΚΑ</text:p>
          </table:table-cell>
          <table:table-cell office:value-type="float" office:value="6937884355" calcext:value-type="float">
            <text:p>69378843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7357</text:p>
          </table:table-cell>
          <table:table-cell table:style-name="ce2" office:value-type="string" calcext:value-type="string">
            <text:p>964822948</text:p>
          </table:table-cell>
          <table:table-cell table:number-columns-repeated="2" office:value-type="string" calcext:value-type="string">
            <text:p>ΦΑΓΚΡΙΔΑΣ ΑΘΑΝΑΣΙΟΣ</text:p>
          </table:table-cell>
          <table:table-cell table:style-name="ce2" office:value-type="string" calcext:value-type="string">
            <text:p>1389122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ΥΖΑΝΤΙΝΩΝ ΑΥΤΟΚΡΑΤΟΡΩΝ 15, 34300 <text:s/></text:p>
          </table:table-cell>
          <table:table-cell office:value-type="float" office:value="2226022125" calcext:value-type="float">
            <text:p>2226022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4217</text:p>
          </table:table-cell>
          <table:table-cell table:style-name="ce2" office:value-type="string" calcext:value-type="string">
            <text:p>964795355</text:p>
          </table:table-cell>
          <table:table-cell table:number-columns-repeated="2" office:value-type="string" calcext:value-type="string">
            <text:p>ΒΟΓΙΑΤΖΗ ΟΛΓΑ</text:p>
          </table:table-cell>
          <table:table-cell table:style-name="ce2" office:value-type="string" calcext:value-type="string">
            <text:p>30091040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ΘΝΙΚΗΣ ΑΝΤΙΣΤΑΣΕΩΣ 9, 34300 ΛΟΥΤΡΑ ΑΙΔΗΨΟΥ </text:p>
          </table:table-cell>
          <table:table-cell office:value-type="string" calcext:value-type="string">
            <text:p>6972996077, 22260223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26631</text:p>
          </table:table-cell>
          <table:table-cell table:style-name="ce2" office:value-type="string" calcext:value-type="string">
            <text:p>962489835</text:p>
          </table:table-cell>
          <table:table-cell table:number-columns-repeated="2" office:value-type="string" calcext:value-type="string">
            <text:p>ΓΕΩΡΓΟΥΛΑΣ ΣΤΥΛΙΑΝΟΣ ΤΟΥ ΔΗΜΗΤΡΙΟΥ</text:p>
          </table:table-cell>
          <table:table-cell table:style-name="ce2" office:value-type="string" calcext:value-type="string">
            <text:p>10868475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ΘΝΙΚΗΣ ΑΝΤΙΣΤΑΣΗΣ 12, 34300 <text:s/>ΛΟΥΤΡΑ ΑΙΔΗΨΟΥ</text:p>
          </table:table-cell>
          <table:table-cell office:value-type="float" office:value="2226022507" calcext:value-type="float">
            <text:p>22260225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93576</text:p>
          </table:table-cell>
          <table:table-cell table:style-name="ce2" office:value-type="string" calcext:value-type="string">
            <text:p>964307403</text:p>
          </table:table-cell>
          <table:table-cell table:number-columns-repeated="2" office:value-type="string" calcext:value-type="string">
            <text:p>ΣΟΙΛΕ ΓΕΩΡΓΙΑ</text:p>
          </table:table-cell>
          <table:table-cell table:style-name="ce2" office:value-type="string" calcext:value-type="string">
            <text:p>04258480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ΡΜΟΥ 112, 34300 <text:s/>ΛΟΥΤΡΑ ΑΙΔΗΨΟΥ</text:p>
          </table:table-cell>
          <table:table-cell office:value-type="string" calcext:value-type="string">
            <text:p>6972075440, 22260237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32277</text:p>
          </table:table-cell>
          <table:table-cell table:style-name="ce2" office:value-type="string" calcext:value-type="string">
            <text:p>964570094</text:p>
          </table:table-cell>
          <table:table-cell office:value-type="string" calcext:value-type="string">
            <text:p>ΕΛΕΝΗ &amp; ΑΣΗΜΙΝΑ ΜΑΡΙΑΝΑΚΗ</text:p>
          </table:table-cell>
          <table:table-cell office:value-type="string" calcext:value-type="string">
            <text:p>ΛΗΤΩ</text:p>
          </table:table-cell>
          <table:table-cell table:style-name="ce2" office:value-type="string" calcext:value-type="string">
            <text:p>80013620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ΡΜΟΥ 25, 34300 ΑΙΔΗΨΟΣ ΑΙΔΗΨΟΣ</text:p>
          </table:table-cell>
          <table:table-cell office:value-type="string" calcext:value-type="string">
            <text:p>2226022081, 2226022204, 69484874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68053</text:p>
          </table:table-cell>
          <table:table-cell table:style-name="ce2" office:value-type="string" calcext:value-type="string">
            <text:p>961188260</text:p>
          </table:table-cell>
          <table:table-cell table:number-columns-repeated="2" office:value-type="string" calcext:value-type="string">
            <text:p>ΑΓΑΛΟΣ ΓΕΩΡΓΙΟΣ</text:p>
          </table:table-cell>
          <table:table-cell table:style-name="ce2" office:value-type="string" calcext:value-type="string">
            <text:p>13461090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ΡΜΟΥ 62, 34300 ΛΟΥΤΡΑ ΑΙΔΗΨΟΥ </text:p>
          </table:table-cell>
          <table:table-cell office:value-type="float" office:value="2226022820" calcext:value-type="float">
            <text:p>22260228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11194</text:p>
          </table:table-cell>
          <table:table-cell table:style-name="ce2" office:value-type="string" calcext:value-type="string">
            <text:p>964485903</text:p>
          </table:table-cell>
          <table:table-cell table:number-columns-repeated="2" office:value-type="string" calcext:value-type="string">
            <text:p>ΒΡΥΝΙΩΤΗ ΑΙΚΑΤΕΡΙΝΗ</text:p>
          </table:table-cell>
          <table:table-cell table:style-name="ce2" office:value-type="string" calcext:value-type="string">
            <text:p>06538467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ΡΜΟΥ 69, 34300 ΛΟΥΤΡΑ ΑΙΔΗΨΟΥ </text:p>
          </table:table-cell>
          <table:table-cell office:value-type="float" office:value="2226060228" calcext:value-type="float">
            <text:p>2226060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47910</text:p>
          </table:table-cell>
          <table:table-cell table:style-name="ce2" office:value-type="string" calcext:value-type="string">
            <text:p>960538375</text:p>
          </table:table-cell>
          <table:table-cell table:number-columns-repeated="2" office:value-type="string" calcext:value-type="string">
            <text:p>ΜΠΑΛΑΣΚΑ ΜΑΡΙΑ</text:p>
          </table:table-cell>
          <table:table-cell table:style-name="ce2" office:value-type="string" calcext:value-type="string">
            <text:p>04650268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ΛΙΑ 0, 34300 ΛΟΥΤΡΑ ΑΙΔΗΨΟΥ </text:p>
          </table:table-cell>
          <table:table-cell office:value-type="string" calcext:value-type="string">
            <text:p>6977775299, 2226024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12054</text:p>
          </table:table-cell>
          <table:table-cell table:style-name="ce2" office:value-type="string" calcext:value-type="string">
            <text:p>962006017</text:p>
          </table:table-cell>
          <table:table-cell table:number-columns-repeated="2" office:value-type="string" calcext:value-type="string">
            <text:p>ΚΑΠΟΥΓΙΑΤΗΣ ΙΩΑΝΝΗΣ</text:p>
          </table:table-cell>
          <table:table-cell table:style-name="ce2" office:value-type="string" calcext:value-type="string">
            <text:p>05222812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ΛΙΑ 0, 34300 ΛΟΥΤΡΑ ΑΙΔΗΨΟΥ </text:p>
          </table:table-cell>
          <table:table-cell office:value-type="string" calcext:value-type="string">
            <text:p>2226024898, 2226060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36861</text:p>
          </table:table-cell>
          <table:table-cell table:style-name="ce2" office:value-type="string" calcext:value-type="string">
            <text:p>963724552</text:p>
          </table:table-cell>
          <table:table-cell office:value-type="string" calcext:value-type="string">
            <text:p>ΕΥΑΓΓΕΛΟΣ ΚΑΙ ΜΑΡΙΟΣ ΚΟΥΚΟΥΒΙΝΟΣ ΟΕ</text:p>
          </table:table-cell>
          <table:table-cell office:value-type="string" calcext:value-type="string">
            <text:p>ΕΛΛΟΠΙΑ</text:p>
          </table:table-cell>
          <table:table-cell table:style-name="ce2" office:value-type="string" calcext:value-type="string">
            <text:p>8003382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ΗΡΑΚΛΕΟΥΣ <text:s/>32, 34300 <text:s/>ΛΟΥΤΡΑ ΑΙΔΗΨΟΥ</text:p>
          </table:table-cell>
          <table:table-cell office:value-type="string" calcext:value-type="string">
            <text:p>2226023222, 6974910301, 2226023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01565</text:p>
          </table:table-cell>
          <table:table-cell table:style-name="ce2" office:value-type="string" calcext:value-type="string">
            <text:p>962391534</text:p>
          </table:table-cell>
          <table:table-cell table:number-columns-repeated="2" office:value-type="string" calcext:value-type="string">
            <text:p>ΖΑΓΚΑΝΑ ΙΩΑΝΝΑ ΤΟΥ ΕΜΜΑΝΟΥΗΛ</text:p>
          </table:table-cell>
          <table:table-cell table:style-name="ce2" office:value-type="string" calcext:value-type="string">
            <text:p>04957785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<text:s/>87, 34300 <text:s/>ΛΟΥΤΡΑ ΑΙΔΗΨΟΥ</text:p>
          </table:table-cell>
          <table:table-cell office:value-type="float" office:value="2226023232" calcext:value-type="float">
            <text:p>22260232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3667</text:p>
          </table:table-cell>
          <table:table-cell table:style-name="ce2" office:value-type="string" calcext:value-type="string">
            <text:p>963908539</text:p>
          </table:table-cell>
          <table:table-cell table:number-columns-repeated="2" office:value-type="string" calcext:value-type="string">
            <text:p>ΕΥΘΥΜΙΑΔΟΥ ΑΓΓΕΛΙΚΗ</text:p>
          </table:table-cell>
          <table:table-cell table:style-name="ce2" office:value-type="string" calcext:value-type="string">
            <text:p>04112781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0, 34300 <text:s/>ΛΟΥΤΡΑ ΑΙΔΗΨΟΥ</text:p>
          </table:table-cell>
          <table:table-cell office:value-type="float" office:value="2226023080" calcext:value-type="float">
            <text:p>22260230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2602</text:p>
          </table:table-cell>
          <table:table-cell table:style-name="ce2" office:value-type="string" calcext:value-type="string">
            <text:p>963896701</text:p>
          </table:table-cell>
          <table:table-cell office:value-type="string" calcext:value-type="string">
            <text:p>ΑΓΓΕΛΟΠΟΥΛΟΣ ΑΠΟΣΤΟΛΟΣ ΤΟΥ ΔΗΜΗΤΡΙΟΥ</text:p>
          </table:table-cell>
          <table:table-cell office:value-type="string" calcext:value-type="string">
            <text:p>ΩΡΕΟΙ</text:p>
          </table:table-cell>
          <table:table-cell table:style-name="ce2" office:value-type="string" calcext:value-type="string">
            <text:p>0399828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ΗΡΑΚΛΕΟΥΣ 60, 34300 <text:s/>ΛΟΥΤΡΑ ΑΙΔΗΨΟΥ</text:p>
          </table:table-cell>
          <table:table-cell office:value-type="string" calcext:value-type="string">
            <text:p>2226022501, 6937245588</text:p>
          </table:table-cell>
          <table:table-cell office:value-type="string" calcext:value-type="string">
            <text:p>apoag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55844</text:p>
          </table:table-cell>
          <table:table-cell table:style-name="ce2" office:value-type="string" calcext:value-type="string">
            <text:p>963831269</text:p>
          </table:table-cell>
          <table:table-cell table:number-columns-repeated="2" office:value-type="string" calcext:value-type="string">
            <text:p>ΜΗΤΡΟΥ ΒΑΣΙΛΙΚΗ</text:p>
          </table:table-cell>
          <table:table-cell table:style-name="ce2" office:value-type="string" calcext:value-type="string">
            <text:p>04251596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62, 34300 ΛΟΥΤΡΑ ΑΙΔΗΨΟΥ </text:p>
          </table:table-cell>
          <table:table-cell office:value-type="string" calcext:value-type="string">
            <text:p>2226023336, 22260239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49311</text:p>
          </table:table-cell>
          <table:table-cell table:style-name="ce2" office:value-type="string" calcext:value-type="string">
            <text:p>962625567</text:p>
          </table:table-cell>
          <table:table-cell table:number-columns-repeated="2" office:value-type="string" calcext:value-type="string">
            <text:p>ΜΗΤΡΟΥ ΖΑΧΑΡΙΑΣ</text:p>
          </table:table-cell>
          <table:table-cell table:style-name="ce2" office:value-type="string" calcext:value-type="string">
            <text:p>03785254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62, 34300 ΛΟΥΤΡΑ ΑΙΔΗΨΟΥ ΛΟΥΤΡΑ ΑΙΔΗΨΟΥ</text:p>
          </table:table-cell>
          <table:table-cell office:value-type="float" office:value="2226022504" calcext:value-type="float">
            <text:p>22260225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95716</text:p>
          </table:table-cell>
          <table:table-cell table:style-name="ce2" office:value-type="string" calcext:value-type="string">
            <text:p>964336263</text:p>
          </table:table-cell>
          <table:table-cell office:value-type="string" calcext:value-type="string">
            <text:p>ΠΑΠΑΚΩΝΣΤΑΝΤΙΝΟΥ <text:s/>ΙΩΑΝΝΗΣ</text:p>
          </table:table-cell>
          <table:table-cell office:value-type="string" calcext:value-type="string">
            <text:p>ΑΙΟΛΟΣ</text:p>
          </table:table-cell>
          <table:table-cell table:style-name="ce2" office:value-type="string" calcext:value-type="string">
            <text:p>04599363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68, 34300 ΛΟΥΤΡΑ ΑΙΔΗΨΟΥ ΛΟΥΤΡΑ ΑΙΔΗΨΟΥ</text:p>
          </table:table-cell>
          <table:table-cell office:value-type="string" calcext:value-type="string">
            <text:p>2226022068, 2226022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77692</text:p>
          </table:table-cell>
          <table:table-cell table:style-name="ce2" office:value-type="string" calcext:value-type="string">
            <text:p>962280723</text:p>
          </table:table-cell>
          <table:table-cell office:value-type="string" calcext:value-type="string">
            <text:p>ΖΑΓΚΑΝΑ ΑΝΤΩΝΙΑ</text:p>
          </table:table-cell>
          <table:table-cell office:value-type="string" calcext:value-type="string">
            <text:p>ΝΕΦΕΛΗ</text:p>
          </table:table-cell>
          <table:table-cell table:style-name="ce2" office:value-type="string" calcext:value-type="string">
            <text:p>06473391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ΗΡΑΚΛΕΟΥΣ 88, 34300 ΛΟΥΤΡΑ ΑΙΔΗΨΟΥ </text:p>
          </table:table-cell>
          <table:table-cell office:value-type="string" calcext:value-type="string">
            <text:p>6976382969, 2226024998</text:p>
          </table:table-cell>
          <table:table-cell office:value-type="string" calcext:value-type="string">
            <text:p>www.nefeli-edips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0255</text:p>
          </table:table-cell>
          <table:table-cell table:style-name="ce2" office:value-type="string" calcext:value-type="string">
            <text:p>964762737</text:p>
          </table:table-cell>
          <table:table-cell office:value-type="string" calcext:value-type="string">
            <text:p>Κ.ΒΥΤΙΝΙΩΤΗΣ ΚΑΙ ΣΙΑ ΕΕ</text:p>
          </table:table-cell>
          <table:table-cell office:value-type="string" calcext:value-type="string">
            <text:p>ΚΑΛΥΨΩ</text:p>
          </table:table-cell>
          <table:table-cell table:style-name="ce2" office:value-type="string" calcext:value-type="string">
            <text:p>09359901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ΗΡΑΚΛΕΟΥΣ ΚΑΙ ΠΑΠΑΔΙΑΜΑΝΤΗ 89, 34300 <text:s/>ΛΟΥΤΡΑ ΑΙΔΗΨΟΥ</text:p>
          </table:table-cell>
          <table:table-cell office:value-type="string" calcext:value-type="string">
            <text:p>2226024003, 2226024744</text:p>
          </table:table-cell>
          <table:table-cell office:value-type="string" calcext:value-type="string">
            <text:p>kpaxal@oaed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78797</text:p>
          </table:table-cell>
          <table:table-cell table:style-name="ce2" office:value-type="string" calcext:value-type="string">
            <text:p>964095148</text:p>
          </table:table-cell>
          <table:table-cell office:value-type="string" calcext:value-type="string">
            <text:p>Γ.ΦΑΛΑΡΑΣ ΑΝΩΝΥΜΗ ΞΕΝΟΔΟΧΕΙΑΚΗ-ΤΟΥΡΙΣΤΙΚΗ <text:s/>ΝΑΥΤΙΛΙΑΚΗ ΕΤΑΙΡΕΙΑ</text:p>
          </table:table-cell>
          <table:table-cell office:value-type="string" calcext:value-type="string">
            <text:p>ΞΕΝΟΔΟΧΕΙΟ ΚΑΛΛΙΘΕΑ</text:p>
          </table:table-cell>
          <table:table-cell table:style-name="ce2" office:value-type="string" calcext:value-type="string">
            <text:p>09424500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ΗΡΩΩΝ ΠΟΛΥΤΕΧΝΕΙΟΥ 16, 34300 <text:s/>ΛΟΥΤΡΑ ΑΙΔΗΨΟΥ</text:p>
          </table:table-cell>
          <table:table-cell office:value-type="float" office:value="2226024076" calcext:value-type="float">
            <text:p>2226024076</text:p>
          </table:table-cell>
          <table:table-cell office:value-type="string" calcext:value-type="string">
            <text:p>info@hotelkallithe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35713</text:p>
          </table:table-cell>
          <table:table-cell table:style-name="ce2" office:value-type="string" calcext:value-type="string">
            <text:p>962092553</text:p>
          </table:table-cell>
          <table:table-cell office:value-type="string" calcext:value-type="string">
            <text:p>ΑΘΑΝΑΣΙΟΣ Κ.ΓΚΑΝΗΣ</text:p>
          </table:table-cell>
          <table:table-cell office:value-type="string" calcext:value-type="string">
            <text:p>ΑΡΕΘΟΥΣΑ</text:p>
          </table:table-cell>
          <table:table-cell table:style-name="ce2" office:value-type="string" calcext:value-type="string">
            <text:p>04660696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ΘΕΡΜΟΠΟΤΑΜΟΥ <text:s/>17, 34300 ΑΙΔΗΨΟΣ ΛΟΥΤΡΑ ΑΙΔΗΨΟΥ</text:p>
          </table:table-cell>
          <table:table-cell office:value-type="string" calcext:value-type="string">
            <text:p>2226024301, 2226024331, 6936920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5187</text:p>
          </table:table-cell>
          <table:table-cell table:style-name="ce2" office:value-type="string" calcext:value-type="string">
            <text:p>963927420</text:p>
          </table:table-cell>
          <table:table-cell table:number-columns-repeated="2" office:value-type="string" calcext:value-type="string">
            <text:p>ΦΟΡΑ ΠΑΝΑΓΙΩΤΑ</text:p>
          </table:table-cell>
          <table:table-cell table:style-name="ce2" office:value-type="string" calcext:value-type="string">
            <text:p>11715272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ΘΕΡΜΟΠΟΤΑΜΟΥ 10, 34300 ΛΟΥΤΡΑ ΑΙΔΗΨΟΥ </text:p>
          </table:table-cell>
          <table:table-cell office:value-type="string" calcext:value-type="string">
            <text:p>6977263522, 2226023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3891</text:p>
          </table:table-cell>
          <table:table-cell table:style-name="ce2" office:value-type="string" calcext:value-type="string">
            <text:p>963911062</text:p>
          </table:table-cell>
          <table:table-cell table:number-columns-repeated="2" office:value-type="string" calcext:value-type="string">
            <text:p>ΕΥΘΥΜΙΑΔΗ ΠΑΝ. ΜΑΡΙΑ ΑΘΑΝΑΣΙΑ</text:p>
          </table:table-cell>
          <table:table-cell table:style-name="ce2" office:value-type="string" calcext:value-type="string">
            <text:p>30091946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ΘΕΡΜΟΠΟΤΑΜΟΥ 12, 34300 <text:s/>ΛΟΥΤΡΑ ΑΙΔΗΨΟΥ</text:p>
          </table:table-cell>
          <table:table-cell office:value-type="float" office:value="2226023080" calcext:value-type="float">
            <text:p>22260230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93801</text:p>
          </table:table-cell>
          <table:table-cell table:style-name="ce2" office:value-type="string" calcext:value-type="string">
            <text:p>960793700</text:p>
          </table:table-cell>
          <table:table-cell office:value-type="string" calcext:value-type="string">
            <text:p>ΑΝΤΙΓΟΝΗ ΤΥΡΙΑΚΙΔΗ &amp; ΣΙΑ ΟΕ</text:p>
          </table:table-cell>
          <table:table-cell office:value-type="string" calcext:value-type="string">
            <text:p>MAGNOLIA</text:p>
          </table:table-cell>
          <table:table-cell table:style-name="ce2" office:value-type="string" calcext:value-type="string">
            <text:p>80013736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ΘΕΡΜΟΠΟΤΑΜΟΥ ΚΑΙ ΦΙΛΕΛΛΗΝΩΝ 0, 34300 ΠΕΡΙΦΕΡΕΙΑΚΗ ΕΝΟΤΗΤΑ ΕΥΒΟΙΑΣ ΔΗΜΟΣ ΙΣΤΙΑΙΑΣ - ΑΙΔΗΨΟΥ</text:p>
          </table:table-cell>
          <table:table-cell office:value-type="string" calcext:value-type="string">
            <text:p>2226023955, 2226023952</text:p>
          </table:table-cell>
          <table:table-cell office:value-type="string" calcext:value-type="string">
            <text:p>www.hotel-magnolia.gr, antigoni@hotel-magnol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13554</text:p>
          </table:table-cell>
          <table:table-cell table:style-name="ce2" office:value-type="string" calcext:value-type="string">
            <text:p>964494338</text:p>
          </table:table-cell>
          <table:table-cell office:value-type="string" calcext:value-type="string">
            <text:p>ΦΙΛΟΞΕΝΙΑ ΜΟΝΟΠΡΟΣΩΠΗ Ε.Π.Ε</text:p>
          </table:table-cell>
          <table:table-cell office:value-type="string" calcext:value-type="string">
            <text:p>PHILOXENIA HOTEL</text:p>
          </table:table-cell>
          <table:table-cell table:style-name="ce2" office:value-type="string" calcext:value-type="string">
            <text:p>99894188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ΡΙΝΩΝ 3, 34002 ΛΕΥΚΑΝΤΙ <text:s/>ΒΑΣΙΛΙΚΟ ΧΑΛΚΙΔΑΣ</text:p>
          </table:table-cell>
          <table:table-cell office:value-type="string" calcext:value-type="string">
            <text:p>2221053615, 2221053825, 2221053576, 2221053169</text:p>
          </table:table-cell>
          <table:table-cell office:value-type="string" calcext:value-type="string">
            <text:p>www.hotelphiloxenia.eu, info@hotelphiloxenia.e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70921</text:p>
          </table:table-cell>
          <table:table-cell table:style-name="ce2" office:value-type="string" calcext:value-type="string">
            <text:p>962754654</text:p>
          </table:table-cell>
          <table:table-cell table:number-columns-repeated="2" office:value-type="string" calcext:value-type="string">
            <text:p>ΒΑΛΚΑΝΙΩΤΗΣ ΓΕΩΡΓΙΟΣ</text:p>
          </table:table-cell>
          <table:table-cell table:style-name="ce2" office:value-type="string" calcext:value-type="string">
            <text:p>04510079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 ΑΙΔΗΨΟΥ 0, 34300 <text:s/></text:p>
          </table:table-cell>
          <table:table-cell office:value-type="float" office:value="2226023412" calcext:value-type="float">
            <text:p>22260234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28985</text:p>
          </table:table-cell>
          <table:table-cell table:style-name="ce2" office:value-type="string" calcext:value-type="string">
            <text:p>962069417</text:p>
          </table:table-cell>
          <table:table-cell office:value-type="string" calcext:value-type="string">
            <text:p>ΑΝΑΣΤΑΣΙΑΔΗΣ Α.Ε ΞΕΝΟΔΟΧΕΙΑΚΕΣ ΤΟΥΡΙΣΤΙΚΕΣ ΕΠΙΧΕΙΡΗΣΕΙΣ</text:p>
          </table:table-cell>
          <table:table-cell office:value-type="string" calcext:value-type="string">
            <text:p>ΑΙΔΗΨΟΣ</text:p>
          </table:table-cell>
          <table:table-cell table:style-name="ce2" office:value-type="string" calcext:value-type="string">
            <text:p>09413101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ΑΙΔΗΨΟΥ 34300, 34300 <text:s/>ΛΟΥΤΡΑ ΑΙΔΗΨΟΥ</text:p>
          </table:table-cell>
          <table:table-cell office:value-type="string" calcext:value-type="string">
            <text:p>2226022838, 2226024135</text:p>
          </table:table-cell>
          <table:table-cell office:value-type="string" calcext:value-type="string">
            <text:p>hotelaidips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77290</text:p>
          </table:table-cell>
          <table:table-cell table:style-name="ce2" office:value-type="string" calcext:value-type="string">
            <text:p>962783554</text:p>
          </table:table-cell>
          <table:table-cell office:value-type="string" calcext:value-type="string">
            <text:p>ΑΘΑΝΑΣΙΟΣ ΜΠΙΝΙΑΡΗΣ ΚΑΙ ΣΙΑ <text:s/>ΟΕ</text:p>
          </table:table-cell>
          <table:table-cell office:value-type="string" calcext:value-type="string">
            <text:p>EVIA HOTEL</text:p>
          </table:table-cell>
          <table:table-cell table:style-name="ce2" office:value-type="string" calcext:value-type="string">
            <text:p>09919024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ΡΜΑΡΙ 0, 34013 KOINOTHTA ΜΑΡΜΑΡΙOY ΜΑΡΜΑΡΙ</text:p>
          </table:table-cell>
          <table:table-cell office:value-type="float" office:value="2224031414" calcext:value-type="float">
            <text:p>22240314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57814</text:p>
          </table:table-cell>
          <table:table-cell table:style-name="ce2" office:value-type="string" calcext:value-type="string">
            <text:p>963849787</text:p>
          </table:table-cell>
          <table:table-cell table:number-columns-repeated="2" office:value-type="string" calcext:value-type="string">
            <text:p>ΣΧΟΙΝΑ ΕΥΑΝΘΙΑ ΜΑΡΙΑ</text:p>
          </table:table-cell>
          <table:table-cell table:style-name="ce2" office:value-type="string" calcext:value-type="string">
            <text:p>04947512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ΙΑΟΥΛΗ <text:s/>3, 34300 <text:s/>ΛΟΥΤΡΑ ΑΙΔΗΨΟΥ</text:p>
          </table:table-cell>
          <table:table-cell office:value-type="float" office:value="2226023336" calcext:value-type="float">
            <text:p>22260233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28430</text:p>
          </table:table-cell>
          <table:table-cell table:style-name="ce2" office:value-type="string" calcext:value-type="string">
            <text:p>962067428</text:p>
          </table:table-cell>
          <table:table-cell table:number-columns-repeated="2" office:value-type="string" calcext:value-type="string">
            <text:p>ΠΑΝΑΓΙΩΤΟΥ ΜΑΡΙΑΝΝΑ</text:p>
          </table:table-cell>
          <table:table-cell table:style-name="ce2" office:value-type="string" calcext:value-type="string">
            <text:p>04578110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. ΣΤΥΡΑ ΕΥΒΟΙΑΣ 0, 34015 ΕΥΒΟΙΑ </text:p>
          </table:table-cell>
          <table:table-cell office:value-type="float" office:value="2224041210" calcext:value-type="float">
            <text:p>22240412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74244</text:p>
          </table:table-cell>
          <table:table-cell table:style-name="ce2" office:value-type="string" calcext:value-type="string">
            <text:p>962769939</text:p>
          </table:table-cell>
          <table:table-cell office:value-type="string" calcext:value-type="string">
            <text:p>ΜΠΑΛΑΠΕΡΗ ΚΟΡΙΝΑ</text:p>
          </table:table-cell>
          <table:table-cell office:value-type="string" calcext:value-type="string">
            <text:p>ΚΟΧΥΛΙ</text:p>
          </table:table-cell>
          <table:table-cell table:style-name="ce2" office:value-type="string" calcext:value-type="string">
            <text:p>10079595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.ΠΥΡΓΟΣ 0, 34012 <text:s/></text:p>
          </table:table-cell>
          <table:table-cell office:value-type="string" calcext:value-type="string">
            <text:p>6974776741, 2226071102</text:p>
          </table:table-cell>
          <table:table-cell office:value-type="string" calcext:value-type="string">
            <text:p>www.kochil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49601</text:p>
          </table:table-cell>
          <table:table-cell table:style-name="ce2" office:value-type="string" calcext:value-type="string">
            <text:p>960547115</text:p>
          </table:table-cell>
          <table:table-cell office:value-type="string" calcext:value-type="string">
            <text:p>ΚΑΡΑΚΛΗΣ ΣΤΥΛΙΑΝΟΣ</text:p>
          </table:table-cell>
          <table:table-cell office:value-type="string" calcext:value-type="string">
            <text:p>ΔΙΡΦΥ</text:p>
          </table:table-cell>
          <table:table-cell table:style-name="ce2" office:value-type="string" calcext:value-type="string">
            <text:p>0141275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ΟΣ ΠΥΡΓΟΣ 0, 34012 ΩΡΕΟΙ </text:p>
          </table:table-cell>
          <table:table-cell office:value-type="string" calcext:value-type="string">
            <text:p>2226071128, 6944343489</text:p>
          </table:table-cell>
          <table:table-cell office:value-type="string" calcext:value-type="string">
            <text:p>www.dirfy.gr, stelios@dirf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63659</text:p>
          </table:table-cell>
          <table:table-cell table:style-name="ce2" office:value-type="string" calcext:value-type="string">
            <text:p>960641142</text:p>
          </table:table-cell>
          <table:table-cell table:number-columns-repeated="2" office:value-type="string" calcext:value-type="string">
            <text:p>ΣΤΕΡΓΙΟΥ ΚΩΝΣΤΑΝΤΙΝΟΣ</text:p>
          </table:table-cell>
          <table:table-cell table:style-name="ce2" office:value-type="string" calcext:value-type="string">
            <text:p>0451588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ΠΑΔΙΑΜΑΝΤΗ 1, 34300 <text:s/>ΛΟΥΤΡΑ ΑΙΔΗΨΟΥ</text:p>
          </table:table-cell>
          <table:table-cell office:value-type="float" office:value="2226024177" calcext:value-type="float">
            <text:p>22260241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8562</text:p>
          </table:table-cell>
          <table:table-cell table:style-name="ce2" office:value-type="string" calcext:value-type="string">
            <text:p>964833014</text:p>
          </table:table-cell>
          <table:table-cell office:value-type="string" calcext:value-type="string">
            <text:p>ΜΠΟΓΔΑΝΟΣ ΜΙΣΑΗΛ</text:p>
          </table:table-cell>
          <table:table-cell office:value-type="string" calcext:value-type="string">
            <text:p>ΚΟΡΑΛΙ</text:p>
          </table:table-cell>
          <table:table-cell table:style-name="ce2" office:value-type="string" calcext:value-type="string">
            <text:p>0667120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ΚΥΜΗΣ 0, 34003 <text:s/>ΚΥΜΗ</text:p>
          </table:table-cell>
          <table:table-cell office:value-type="float" office:value="2222022212" calcext:value-type="float">
            <text:p>22220222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72953</text:p>
          </table:table-cell>
          <table:table-cell table:style-name="ce2" office:value-type="string" calcext:value-type="string">
            <text:p>963293493</text:p>
          </table:table-cell>
          <table:table-cell office:value-type="string" calcext:value-type="string">
            <text:p>ΚΥΜΙ PALACE <text:s/>Α.Ε.</text:p>
          </table:table-cell>
          <table:table-cell office:value-type="string" calcext:value-type="string">
            <text:p>ΣΠΑΝΟΣ</text:p>
          </table:table-cell>
          <table:table-cell table:style-name="ce2" office:value-type="string" calcext:value-type="string">
            <text:p>99955108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ΚΥΜΗΣ 0, 34003 ΚΥΜΗ </text:p>
          </table:table-cell>
          <table:table-cell office:value-type="float" office:value="2222022500" calcext:value-type="float">
            <text:p>2222022500</text:p>
          </table:table-cell>
          <table:table-cell office:value-type="string" calcext:value-type="string">
            <text:p>info@kymipalac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282459</text:p>
          </table:table-cell>
          <table:table-cell table:style-name="ce2" office:value-type="string" calcext:value-type="string">
            <text:p>960221622</text:p>
          </table:table-cell>
          <table:table-cell office:value-type="string" calcext:value-type="string">
            <text:p>ΤΣΙΟΛΚΑΣ ΧΑΡΑΛΑΜΠΟΣ</text:p>
          </table:table-cell>
          <table:table-cell office:value-type="string" calcext:value-type="string">
            <text:p>ΑΒΑΝΤΙΣ</text:p>
          </table:table-cell>
          <table:table-cell table:style-name="ce2" office:value-type="string" calcext:value-type="string">
            <text:p>03728650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ΟΔΟΣ ΕΡΜΟΥ <text:s/>120, 34300 <text:s/>ΛΟΥΤΡΑ ΑΙΔΗΨΟΥ</text:p>
          </table:table-cell>
          <table:table-cell office:value-type="string" calcext:value-type="string">
            <text:p>2226060148, 6974488979, 6934579229, 2226060148</text:p>
          </table:table-cell>
          <table:table-cell office:value-type="string" calcext:value-type="string">
            <text:p>harrytsiolkas@yahoo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96887</text:p>
          </table:table-cell>
          <table:table-cell table:style-name="ce2" office:value-type="string" calcext:value-type="string">
            <text:p>962373168</text:p>
          </table:table-cell>
          <table:table-cell office:value-type="string" calcext:value-type="string">
            <text:p>ΤΣΙΑΣΙΩΤΗΣ ΚΩΝΣΤΑΝΤΙΝΟΣ</text:p>
          </table:table-cell>
          <table:table-cell office:value-type="string" calcext:value-type="string">
            <text:p>ΚΩΝΣΤΑΝΤΙΝΟΣ</text:p>
          </table:table-cell>
          <table:table-cell table:style-name="ce2" office:value-type="string" calcext:value-type="string">
            <text:p>02883568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ΥΚΗ 0, 34200 <text:s/>ΠΕΥΚΗ</text:p>
          </table:table-cell>
          <table:table-cell office:value-type="float" office:value="2226040820" calcext:value-type="float">
            <text:p>2226040820</text:p>
          </table:table-cell>
          <table:table-cell office:value-type="string" calcext:value-type="string">
            <text:p>peykikonstantinos@gmail.com, www.holidayshop.gr/konstantin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80939</text:p>
          </table:table-cell>
          <table:table-cell table:style-name="ce2" office:value-type="string" calcext:value-type="string">
            <text:p>960738169</text:p>
          </table:table-cell>
          <table:table-cell office:value-type="string" calcext:value-type="string">
            <text:p>ΙΔΧΑΤΖΗΑΘΑΝΑΣΙΟΥ Ο.Ε.</text:p>
          </table:table-cell>
          <table:table-cell office:value-type="string" calcext:value-type="string">
            <text:p>ΓΑΛΗΝΗ</text:p>
          </table:table-cell>
          <table:table-cell table:style-name="ce2" office:value-type="string" calcext:value-type="string">
            <text:p>80013704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ΥΚΙ 0, 34200 <text:s/></text:p>
          </table:table-cell>
          <table:table-cell office:value-type="string" calcext:value-type="string">
            <text:p>2226041208, 2226041640</text:p>
          </table:table-cell>
          <table:table-cell office:value-type="string" calcext:value-type="string">
            <text:p>www.pefkigalini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35191</text:p>
          </table:table-cell>
          <table:table-cell table:style-name="ce2" office:value-type="string" calcext:value-type="string">
            <text:p>960991078</text:p>
          </table:table-cell>
          <table:table-cell office:value-type="string" calcext:value-type="string">
            <text:p>ΧΑΤΖΗΑΘΑΝΑΣΙΟΥ ΔΟΜΗΝΑ</text:p>
          </table:table-cell>
          <table:table-cell office:value-type="string" calcext:value-type="string">
            <text:p>STUDIOS ΗΛΙΟΣ</text:p>
          </table:table-cell>
          <table:table-cell table:style-name="ce2" office:value-type="string" calcext:value-type="string">
            <text:p>04696697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ΥΚΙ 0, 34200 <text:s/></text:p>
          </table:table-cell>
          <table:table-cell office:value-type="string" calcext:value-type="string">
            <text:p>2226040551, 2226041208, 2226040539</text:p>
          </table:table-cell>
          <table:table-cell office:value-type="string" calcext:value-type="string">
            <text:p>info@ilios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29624</text:p>
          </table:table-cell>
          <table:table-cell table:style-name="ce2" office:value-type="string" calcext:value-type="string">
            <text:p>962071996</text:p>
          </table:table-cell>
          <table:table-cell table:number-columns-repeated="2" office:value-type="string" calcext:value-type="string">
            <text:p>ΧΡΑΠΑΛΟΥ ΖΑΧΑΡΟΥ</text:p>
          </table:table-cell>
          <table:table-cell table:style-name="ce2" office:value-type="string" calcext:value-type="string">
            <text:p>04304093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<text:s/>ΙΣΤΙΑΙΑ</text:p>
          </table:table-cell>
          <table:table-cell office:value-type="string" calcext:value-type="string">
            <text:p>6972216104, 2226041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13864</text:p>
          </table:table-cell>
          <table:table-cell table:style-name="ce2" office:value-type="string" calcext:value-type="string">
            <text:p>960388409</text:p>
          </table:table-cell>
          <table:table-cell office:value-type="string" calcext:value-type="string">
            <text:p>ΖΗΛΟΥΔΗΣ ΓΕΩΡΓΙΟΣ - ΣΙΔΕΡΗΣ</text:p>
          </table:table-cell>
          <table:table-cell office:value-type="string" calcext:value-type="string">
            <text:p>ΤΖΕΝΗ</text:p>
          </table:table-cell>
          <table:table-cell table:style-name="ce2" office:value-type="string" calcext:value-type="string">
            <text:p>0181570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<text:s/>ΠΕΥΚΙ</text:p>
          </table:table-cell>
          <table:table-cell office:value-type="string" calcext:value-type="string">
            <text:p>2226041129, 6974303229</text:p>
          </table:table-cell>
          <table:table-cell office:value-type="string" calcext:value-type="string">
            <text:p>ziloudi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21590</text:p>
          </table:table-cell>
          <table:table-cell table:style-name="ce2" office:value-type="string" calcext:value-type="string">
            <text:p>963050774</text:p>
          </table:table-cell>
          <table:table-cell table:number-columns-repeated="2" office:value-type="string" calcext:value-type="string">
            <text:p>ΦΕΓΓΕΡΟΣ ΕΥΣΤΑΘΙΟΣ ΤΟΥ ΣΤΑΜΟΥΛΟΥ</text:p>
          </table:table-cell>
          <table:table-cell table:style-name="ce2" office:value-type="string" calcext:value-type="string">
            <text:p>01357334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<text:s/>ΠΕΥΚΙ</text:p>
          </table:table-cell>
          <table:table-cell office:value-type="float" office:value="2226041214" calcext:value-type="float">
            <text:p>22260412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66633</text:p>
          </table:table-cell>
          <table:table-cell table:style-name="ce2" office:value-type="string" calcext:value-type="string">
            <text:p>963240602</text:p>
          </table:table-cell>
          <table:table-cell office:value-type="string" calcext:value-type="string">
            <text:p>ΔΗΜΗΤΡΟΠΟΥΛΟΥ ΒΙΡΓΙΝΙΑ</text:p>
          </table:table-cell>
          <table:table-cell office:value-type="string" calcext:value-type="string">
            <text:p>ΜΑΡΙΑ-ΛΟΥΙΖΑ</text:p>
          </table:table-cell>
          <table:table-cell table:style-name="ce2" office:value-type="string" calcext:value-type="string">
            <text:p>04204113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ΙΣΤΙΑΙΑ </text:p>
          </table:table-cell>
          <table:table-cell office:value-type="float" office:value="2226040541" calcext:value-type="float">
            <text:p>2226040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28636</text:p>
          </table:table-cell>
          <table:table-cell table:style-name="ce2" office:value-type="string" calcext:value-type="string">
            <text:p>962068282</text:p>
          </table:table-cell>
          <table:table-cell office:value-type="string" calcext:value-type="string">
            <text:p>ΧΡΑΠΑΛΟΥ ΖΑΧΑΡΟΥ</text:p>
          </table:table-cell>
          <table:table-cell office:value-type="string" calcext:value-type="string">
            <text:p>ΑΡΗΣ STUDIOS</text:p>
          </table:table-cell>
          <table:table-cell table:style-name="ce2" office:value-type="string" calcext:value-type="string">
            <text:p>04304093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ΠΕΡΙΦΕΡΕΙΑΚΗ ΕΝΟΤΗΤΑ ΕΥΒΟΙΑΣ ΔΗΜΟΣ ΙΣΤΙΑΙΑΣ - ΑΙΔΗΨΟΥ</text:p>
          </table:table-cell>
          <table:table-cell office:value-type="string" calcext:value-type="string">
            <text:p>6972216104, 2226041117, 22260411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45723</text:p>
          </table:table-cell>
          <table:table-cell table:style-name="ce2" office:value-type="string" calcext:value-type="string">
            <text:p>962589349</text:p>
          </table:table-cell>
          <table:table-cell table:number-columns-repeated="2" office:value-type="string" calcext:value-type="string">
            <text:p>ΚΟΜΠΟΓΙΑΝΝΗ ΕΥΣΤΑΘΙΑ ΤΟΥ ΜΙΧΑΗΛ</text:p>
          </table:table-cell>
          <table:table-cell table:style-name="ce2" office:value-type="string" calcext:value-type="string">
            <text:p>04303873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ΠΕΡΙΦΕΡΕΙΑΚΗ ΕΝΟΤΗΤΑ ΕΥΒΟΙΑΣ ΔΗΜΟΣ ΙΣΤΙΑΙΑΣ - ΑΙΔΗΨΟΥ</text:p>
          </table:table-cell>
          <table:table-cell office:value-type="float" office:value="2226041814" calcext:value-type="float">
            <text:p>2226041814</text:p>
          </table:table-cell>
          <table:table-cell office:value-type="string" calcext:value-type="string">
            <text:p>kompogiannhefh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597653</text:p>
          </table:table-cell>
          <table:table-cell table:style-name="ce2" office:value-type="string" calcext:value-type="string">
            <text:p>961904758</text:p>
          </table:table-cell>
          <table:table-cell office:value-type="string" calcext:value-type="string">
            <text:p>ΠΑΠΑΖΗΣΗΣ ΑΘΑΝΑΣΙΟΣ</text:p>
          </table:table-cell>
          <table:table-cell office:value-type="string" calcext:value-type="string">
            <text:p>POSEIDONIO</text:p>
          </table:table-cell>
          <table:table-cell table:style-name="ce2" office:value-type="string" calcext:value-type="string">
            <text:p>04311882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200 ΠΕΥΚΙ </text:p>
          </table:table-cell>
          <table:table-cell office:value-type="string" calcext:value-type="string">
            <text:p>2226040805, 6978522001</text:p>
          </table:table-cell>
          <table:table-cell office:value-type="string" calcext:value-type="string">
            <text:p>www.posidoniostudios.gr, info@posidonio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587013</text:p>
          </table:table-cell>
          <table:table-cell table:style-name="ce2" office:value-type="string" calcext:value-type="string">
            <text:p>961810731</text:p>
          </table:table-cell>
          <table:table-cell table:number-columns-repeated="2" office:value-type="string" calcext:value-type="string">
            <text:p>ΣΠΙΧΟΠΟΥΛΟΥ ΠΑΡΑΣΚΕΥΗ ΤΟΥ ΑΘΑΝΑΣΙΟΥ</text:p>
          </table:table-cell>
          <table:table-cell table:style-name="ce2" office:value-type="string" calcext:value-type="string">
            <text:p>04696657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, 34300 <text:s/>ΠΕΥΚΙ</text:p>
          </table:table-cell>
          <table:table-cell office:value-type="float" office:value="2226041891" calcext:value-type="float">
            <text:p>22260418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664219</text:p>
          </table:table-cell>
          <table:table-cell table:style-name="ce2" office:value-type="string" calcext:value-type="string">
            <text:p>962197992</text:p>
          </table:table-cell>
          <table:table-cell table:number-columns-repeated="2" office:value-type="string" calcext:value-type="string">
            <text:p>ΚΕΣΣΟΠΟΥΛΟΥ ΣΟΦΙΑ</text:p>
          </table:table-cell>
          <table:table-cell table:style-name="ce2" office:value-type="string" calcext:value-type="string">
            <text:p>12602189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00, 34200 ΙΣΤΙΑΙΑ ΧΑΛΚΙΔΑ</text:p>
          </table:table-cell>
          <table:table-cell office:value-type="string" calcext:value-type="string">
            <text:p>6944695486, 2226041567</text:p>
          </table:table-cell>
          <table:table-cell office:value-type="string" calcext:value-type="string">
            <text:p>www.easyfinder.gr, sokesso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22402</text:p>
          </table:table-cell>
          <table:table-cell table:style-name="ce2" office:value-type="string" calcext:value-type="string">
            <text:p>963058431</text:p>
          </table:table-cell>
          <table:table-cell office:value-type="string" calcext:value-type="string">
            <text:p>ΤΟΥΡΟΥΤΟΓΛΟΥ ΕΥΓΕΝΗ</text:p>
          </table:table-cell>
          <table:table-cell office:value-type="string" calcext:value-type="string">
            <text:p>ΠΕΥΚΙ VILLAS</text:p>
          </table:table-cell>
          <table:table-cell table:style-name="ce2" office:value-type="string" calcext:value-type="string">
            <text:p>04282325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ΑΡΤΕΜΙΣΙΟΥ 0, 34200 <text:s/></text:p>
          </table:table-cell>
          <table:table-cell office:value-type="string" calcext:value-type="string">
            <text:p>6974330110, 22260415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745647</text:p>
          </table:table-cell>
          <table:table-cell table:style-name="ce2" office:value-type="string" calcext:value-type="string">
            <text:p>962588571</text:p>
          </table:table-cell>
          <table:table-cell table:number-columns-repeated="2" office:value-type="string" calcext:value-type="string">
            <text:p>ΛΙΑΓΚΟΥΡΔΗ ΜΑΡΙΑ</text:p>
          </table:table-cell>
          <table:table-cell table:style-name="ce2" office:value-type="string" calcext:value-type="string">
            <text:p>04696553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ΥΚΙ ΑΡΤΕΜΙΣΙΟΥ 0, 34200 ΠΕΡΙΦΕΡΕΙΑΚΗ ΕΝΟΤΗΤΑ ΕΥΒΟΙΑΣ ΔΗΜΟΣ ΙΣΤΙΑΙΑΣ - ΑΙΔΗΨΟΥ</text:p>
          </table:table-cell>
          <table:table-cell office:value-type="float" office:value="2226041064" calcext:value-type="float">
            <text:p>2226041064</text:p>
          </table:table-cell>
          <table:table-cell office:value-type="string" calcext:value-type="string">
            <text:p>Marialiagk@gmail.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56220</text:p>
          </table:table-cell>
          <table:table-cell table:style-name="ce2" office:value-type="string" calcext:value-type="string">
            <text:p>961140802</text:p>
          </table:table-cell>
          <table:table-cell office:value-type="string" calcext:value-type="string">
            <text:p>ΚΑΡΑΒΑ ΑΙΚΑΤΕΡΙΝΗ ΤΟΥ ΓΕΩΡΓΙΟΥ</text:p>
          </table:table-cell>
          <table:table-cell office:value-type="string" calcext:value-type="string">
            <text:p>ΠΑΝΟΡΑΜΑ</text:p>
          </table:table-cell>
          <table:table-cell table:style-name="ce2" office:value-type="string" calcext:value-type="string">
            <text:p>05436751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ΛΑΤΑΝΑ 0, 34003 ΠΛΑΤΑΝΑ ΚΥΜΗ</text:p>
          </table:table-cell>
          <table:table-cell office:value-type="string" calcext:value-type="string">
            <text:p>2222071252, 2222029755</text:p>
          </table:table-cell>
          <table:table-cell office:value-type="string" calcext:value-type="string">
            <text:p>katerinakarava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41186</text:p>
          </table:table-cell>
          <table:table-cell table:style-name="ce2" office:value-type="string" calcext:value-type="string">
            <text:p>961034205</text:p>
          </table:table-cell>
          <table:table-cell office:value-type="string" calcext:value-type="string">
            <text:p>ΛΙΟΣΗ ΠΑΓΩΝΑ ΤΟΥ ΠΕΤΡΟΥ</text:p>
          </table:table-cell>
          <table:table-cell office:value-type="string" calcext:value-type="string">
            <text:p>ΠΑΓΩΝΑ</text:p>
          </table:table-cell>
          <table:table-cell table:style-name="ce2" office:value-type="string" calcext:value-type="string">
            <text:p>0401492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ΑΤΑΝΙΩΝ <text:s/>3, 34300 <text:s/>ΛΟΥΤΡΑ ΑΙΔΗΨΟΥ</text:p>
          </table:table-cell>
          <table:table-cell office:value-type="string" calcext:value-type="string">
            <text:p>2226022326, 6974169263, 2226023688, 22260223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77275</text:p>
          </table:table-cell>
          <table:table-cell table:style-name="ce2" office:value-type="string" calcext:value-type="string">
            <text:p>963334903</text:p>
          </table:table-cell>
          <table:table-cell office:value-type="string" calcext:value-type="string">
            <text:p>ΤΣΟΥΚΑΚΗΣ ΓΕΩΡΓΙΟΣ</text:p>
          </table:table-cell>
          <table:table-cell office:value-type="string" calcext:value-type="string">
            <text:p>ΝΙΡΒΑΝΑ</text:p>
          </table:table-cell>
          <table:table-cell table:style-name="ce2" office:value-type="string" calcext:value-type="string">
            <text:p>0494983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ΛΟΥΤΑΡΧΟΥ ΚΑΙ ΓΕΝΝΗΜΑΤΑ 0, 34300 Λ.ΑΙΔΗΨΟΥ </text:p>
          </table:table-cell>
          <table:table-cell office:value-type="string" calcext:value-type="string">
            <text:p>6948049577, 2226060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74195</text:p>
          </table:table-cell>
          <table:table-cell table:style-name="ce2" office:value-type="string" calcext:value-type="string">
            <text:p>961213810</text:p>
          </table:table-cell>
          <table:table-cell table:number-columns-repeated="2" office:value-type="string" calcext:value-type="string">
            <text:p>ΜΠΑΓΚΑΛΟΟΥΣ ΚΑΤΕΡΙΝΑ-ΡΟΒΙΕΣ Α.Ξ.Ε.Τ.Ε.</text:p>
          </table:table-cell>
          <table:table-cell table:style-name="ce2" office:value-type="string" calcext:value-type="string">
            <text:p>09401094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ΡΟΒΙΑΙ 0, 34005 <text:s/>ΛΙΜΝΗ</text:p>
          </table:table-cell>
          <table:table-cell office:value-type="string" calcext:value-type="string">
            <text:p>2227071396, 6974934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45862</text:p>
          </table:table-cell>
          <table:table-cell table:style-name="ce2" office:value-type="string" calcext:value-type="string">
            <text:p>963132407</text:p>
          </table:table-cell>
          <table:table-cell table:number-columns-repeated="2" office:value-type="string" calcext:value-type="string">
            <text:p>ΑΦΟΙ ΛΕΚΑ Α.Ε</text:p>
          </table:table-cell>
          <table:table-cell table:style-name="ce2" office:value-type="string" calcext:value-type="string">
            <text:p>09430313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ΤΥΡΑ ΕΥΒΟΙΑΣ 0, 34015 <text:s/></text:p>
          </table:table-cell>
          <table:table-cell office:value-type="float" office:value="2224041226" calcext:value-type="float">
            <text:p>22240412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575288</text:p>
          </table:table-cell>
          <table:table-cell table:style-name="ce2" office:value-type="string" calcext:value-type="string">
            <text:p>961718073</text:p>
          </table:table-cell>
          <table:table-cell office:value-type="string" calcext:value-type="string">
            <text:p>ΠΟΛΙΤΗΣ ΓΕΩΡΓΙΟΣ ΞΕΝΟΔΟΧΕΙΑΚΗ &amp; ΤΟΥΡΙΣΤΙΚΗ Α.Ε.</text:p>
          </table:table-cell>
          <table:table-cell office:value-type="string" calcext:value-type="string">
            <text:p>ΑΓΑΠΗ</text:p>
          </table:table-cell>
          <table:table-cell table:style-name="ce2" office:value-type="string" calcext:value-type="string">
            <text:p>0941310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ΦΙΛΕΛΛΗΝΩΝ <text:s/>7, 34300 ΕΥΒΟΙΑΣ ΛΟΥΤΡΑ ΑΙΔΗΨΟΥ</text:p>
          </table:table-cell>
          <table:table-cell office:value-type="string" calcext:value-type="string">
            <text:p>6944573961, 2226060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278579</text:p>
          </table:table-cell>
          <table:table-cell table:style-name="ce2" office:value-type="string" calcext:value-type="string">
            <text:p>960176404</text:p>
          </table:table-cell>
          <table:table-cell office:value-type="string" calcext:value-type="string">
            <text:p>ΚΟΚΚΑΛΙΑΡΗΣ ΑΝΔΡΕΑΣ ΤΟΥ ΙΩΑΝΝΗ</text:p>
          </table:table-cell>
          <table:table-cell office:value-type="string" calcext:value-type="string">
            <text:p>ΠΟΣΕΙΔΩΝ</text:p>
          </table:table-cell>
          <table:table-cell table:style-name="ce2" office:value-type="string" calcext:value-type="string">
            <text:p>02320076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ΦΙΛΕΛΛΗΝΩΝ 20, 34300 <text:s/>ΛΟΥΤΡΑ ΑΙΔΗΨΟΥ`</text:p>
          </table:table-cell>
          <table:table-cell office:value-type="float" office:value="2226022373" calcext:value-type="float">
            <text:p>22260223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474257</text:p>
          </table:table-cell>
          <table:table-cell table:style-name="ce2" office:value-type="string" calcext:value-type="string">
            <text:p>961214218</text:p>
          </table:table-cell>
          <table:table-cell office:value-type="string" calcext:value-type="string">
            <text:p>ΑΝΔΡΙΤΣΟΥ ΑΣΗΜΙΝΑ</text:p>
          </table:table-cell>
          <table:table-cell office:value-type="string" calcext:value-type="string">
            <text:p>ΜΑΙΑΜΙ</text:p>
          </table:table-cell>
          <table:table-cell table:style-name="ce2" office:value-type="string" calcext:value-type="string">
            <text:p>06212028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ΦΙΛΕΛΛΗΝΩΝ 27, 34300 ΛΟΥΤΡΑ ΑΙΔΗΨΟΥ </text:p>
          </table:table-cell>
          <table:table-cell office:value-type="string" calcext:value-type="string">
            <text:p>6972211458, 22260237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08620</text:p>
          </table:table-cell>
          <table:table-cell table:style-name="ce2" office:value-type="string" calcext:value-type="string">
            <text:p>963580511</text:p>
          </table:table-cell>
          <table:table-cell table:number-columns-repeated="2" office:value-type="string" calcext:value-type="string">
            <text:p>ΚΙΤΣΑ ΒΑΙΑ</text:p>
          </table:table-cell>
          <table:table-cell table:style-name="ce2" office:value-type="string" calcext:value-type="string">
            <text:p>02994289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ΦΙΛΕΛΛΗΝΩΝ 43, 34300 <text:s/>ΛΟΥΤΡΑ ΑΙΔΗΨΟΥ</text:p>
          </table:table-cell>
          <table:table-cell office:value-type="float" office:value="2226060489" calcext:value-type="float">
            <text:p>22260604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88168</text:p>
          </table:table-cell>
          <table:table-cell table:style-name="ce2" office:value-type="string" calcext:value-type="string">
            <text:p>964237961</text:p>
          </table:table-cell>
          <table:table-cell office:value-type="string" calcext:value-type="string">
            <text:p>ΞΑΓΚΩΝΗΣ ΝΙΚΟΛΑΟΣ ΤΟΥ ΙΩΑΝΝΗ</text:p>
          </table:table-cell>
          <table:table-cell office:value-type="string" calcext:value-type="string">
            <text:p>ΣΑΓΗΝΗ</text:p>
          </table:table-cell>
          <table:table-cell table:style-name="ce2" office:value-type="string" calcext:value-type="string">
            <text:p>01168093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ΦΙΛΕΛΛΗΝΩΝ 85, 34300 <text:s/>ΛΟΥΤΡΑ ΑΙΔΗΨΟΥ</text:p>
          </table:table-cell>
          <table:table-cell office:value-type="float" office:value="2226060233" calcext:value-type="float">
            <text:p>22260602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336077</text:p>
          </table:table-cell>
          <table:table-cell table:style-name="ce2" office:value-type="string" calcext:value-type="string">
            <text:p>960482622</text:p>
          </table:table-cell>
          <table:table-cell office:value-type="string" calcext:value-type="string">
            <text:p>ΜΑΝΤΗ ΜΑΡΙΑ</text:p>
          </table:table-cell>
          <table:table-cell office:value-type="string" calcext:value-type="string">
            <text:p>ΑΡΜΟΝΙΑ</text:p>
          </table:table-cell>
          <table:table-cell table:style-name="ce2" office:value-type="string" calcext:value-type="string">
            <text:p>0794464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ΦΙΛΕΛΛΗΝΩΝ ΚΑΙ ΟΜΗΡΟΥ 20, 34300 ΛΟΥΤΡΑ ΑΙΔΗΨΟΥ </text:p>
          </table:table-cell>
          <table:table-cell office:value-type="float" office:value="2226022180" calcext:value-type="float">
            <text:p>2226022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38902</text:p>
          </table:table-cell>
          <table:table-cell table:style-name="ce2" office:value-type="string" calcext:value-type="string">
            <text:p>963734372</text:p>
          </table:table-cell>
          <table:table-cell office:value-type="string" calcext:value-type="string">
            <text:p>ΜΠΟΥΓΑΛΗ ΚΩΝΣΤΑΝΤΙΝΑ ΤΟΥ ΙΩΑΝΝΗ</text:p>
          </table:table-cell>
          <table:table-cell office:value-type="string" calcext:value-type="string">
            <text:p>ANEMOLIA STUDIOS</text:p>
          </table:table-cell>
          <table:table-cell table:style-name="ce2" office:value-type="string" calcext:value-type="string">
            <text:p>0419180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ΦΡΥΝΗΣ <text:s/>14, 34300 <text:s/>ΛΟΥΤΡΑ ΑΙΔΗΨΟΥ</text:p>
          </table:table-cell>
          <table:table-cell office:value-type="float" office:value="2226024434" calcext:value-type="float">
            <text:p>2226024434</text:p>
          </table:table-cell>
          <table:table-cell office:value-type="string" calcext:value-type="string">
            <text:p>anemolia.studi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813707</text:p>
          </table:table-cell>
          <table:table-cell table:style-name="ce2" office:value-type="string" calcext:value-type="string">
            <text:p>962958446</text:p>
          </table:table-cell>
          <table:table-cell office:value-type="string" calcext:value-type="string">
            <text:p>ΚΩΝΣΤΑΝΤΟΠΟΥΛΟΣ ΠΑΝΑΓΙΩΤΗΣ</text:p>
          </table:table-cell>
          <table:table-cell office:value-type="string" calcext:value-type="string">
            <text:p>CHRISTININAS STUDIOS</text:p>
          </table:table-cell>
          <table:table-cell table:style-name="ce2" office:value-type="string" calcext:value-type="string">
            <text:p>03682493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ΨΑΡΟΠΟΥΛΙ 0, 34200 <text:s/>ΙΣΤΙΑΙΑ</text:p>
          </table:table-cell>
          <table:table-cell office:value-type="string" calcext:value-type="string">
            <text:p>2226043306, 6973312881, 2102815082</text:p>
          </table:table-cell>
          <table:table-cell office:value-type="string" calcext:value-type="string">
            <text:p>ELTHAKI@YAHOO.GR, WWW.CHRISTININAS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29965424</text:p>
          </table:table-cell>
          <table:table-cell table:style-name="ce2" office:value-type="string" calcext:value-type="string">
            <text:p>963930589</text:p>
          </table:table-cell>
          <table:table-cell table:number-columns-repeated="2" office:value-type="string" calcext:value-type="string">
            <text:p>ΑΓΙΑΝΝΙΩΤΗΣ ΔΗΜΗΤΡΙΟΣ</text:p>
          </table:table-cell>
          <table:table-cell table:style-name="ce2" office:value-type="string" calcext:value-type="string">
            <text:p>03051791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ΨΑΡΟΠΟΥΛΙ 0, 34200 <text:s/>ΙΣΤΙΑΙΑ</text:p>
          </table:table-cell>
          <table:table-cell office:value-type="float" office:value="2226043286" calcext:value-type="float">
            <text:p>22260432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ΒΟΙΑΣ</text:p>
          </table:table-cell>
          <table:table-cell table:style-name="ce2" office:value-type="string" calcext:value-type="string">
            <text:p>21/2016/000030072006</text:p>
          </table:table-cell>
          <table:table-cell table:style-name="ce2" office:value-type="string" calcext:value-type="string">
            <text:p>964776461</text:p>
          </table:table-cell>
          <table:table-cell table:number-columns-repeated="2" office:value-type="string" calcext:value-type="string">
            <text:p>ΗΛΙΟΔΡΟΜΙΤΗ ΚΑΛΛΙΟΠΗ</text:p>
          </table:table-cell>
          <table:table-cell table:style-name="ce2" office:value-type="string" calcext:value-type="string">
            <text:p>04112787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ΨΑΡΟΠΟΥΛΙ ΒΑΣΙΛΙΚΩΝ 0, 34200 <text:s/></text:p>
          </table:table-cell>
          <table:table-cell office:value-type="string" calcext:value-type="string">
            <text:p>2226043011, 22260432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ΡΥΤΑΝΙΑΣ</text:p>
          </table:table-cell>
          <table:table-cell table:style-name="ce2" office:value-type="string" calcext:value-type="string">
            <text:p>21/2016/000030000015</text:p>
          </table:table-cell>
          <table:table-cell table:style-name="ce2" office:value-type="string" calcext:value-type="string">
            <text:p>964398747</text:p>
          </table:table-cell>
          <table:table-cell office:value-type="string" calcext:value-type="string">
            <text:p>ΚΩΝΣΤΑΝΤΙΝΟΣ ΚΑΤΣΑΡΗΣ ΑΕ ΤΟΥΡΙΣΤΙΚΕΣ <text:s text:c="2"/>ΞΕΝΟΔΟΧΕΙΑΚΕΣ ΕΠΙΧΕΙΡΗΣΕΙΣ</text:p>
          </table:table-cell>
          <table:table-cell office:value-type="string" calcext:value-type="string">
            <text:p>ΑΛΕΚΑ-ΝΤΙΝΟΣ <text:s/>LECADIN</text:p>
          </table:table-cell>
          <table:table-cell table:style-name="ce2" office:value-type="string" calcext:value-type="string">
            <text:p>0941014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1ο ΧΙΛ. ΚΑΡΠΕΝΗΣΙΟΥ -ΑΓΡΙΝΙΟΥ 1, 36100 ΚΑΡΠΕΝΗΣΙ ΚΑΡΠΕΝΗΣΙ</text:p>
          </table:table-cell>
          <table:table-cell office:value-type="string" calcext:value-type="string">
            <text:p>2237022134, 2237022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ΡΥΤΑΝΙΑΣ</text:p>
          </table:table-cell>
          <table:table-cell table:style-name="ce2" office:value-type="string" calcext:value-type="string">
            <text:p>21/2016/000030087448</text:p>
          </table:table-cell>
          <table:table-cell table:style-name="ce2" office:value-type="string" calcext:value-type="string">
            <text:p>964947646</text:p>
          </table:table-cell>
          <table:table-cell table:number-columns-repeated="2" office:value-type="string" calcext:value-type="string">
            <text:p>ΚΟΜΠΟΓΙΑΝΝΗΣ ΠΑΝ. ΚΩΝΣΤΑΝΤΙΝΟΣ</text:p>
          </table:table-cell>
          <table:table-cell table:style-name="ce2" office:value-type="string" calcext:value-type="string">
            <text:p>04190907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ΡΑΦΑ -, 36073 <text:s/>ΑΓΡΑΦΑ</text:p>
          </table:table-cell>
          <table:table-cell office:value-type="float" office:value="6977567191" calcext:value-type="float">
            <text:p>6977567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ΡΥΤΑΝΙΑΣ</text:p>
          </table:table-cell>
          <table:table-cell table:style-name="ce2" office:value-type="string" calcext:value-type="string">
            <text:p>21/2016/000029968426</text:p>
          </table:table-cell>
          <table:table-cell table:style-name="ce2" office:value-type="string" calcext:value-type="string">
            <text:p>963976805</text:p>
          </table:table-cell>
          <table:table-cell office:value-type="string" calcext:value-type="string">
            <text:p>Γ. ΜΑΝΤΖΟΥΦΑΣ ΑΕ</text:p>
          </table:table-cell>
          <table:table-cell office:value-type="string" calcext:value-type="string">
            <text:p>ΕΛΒΕΤΙΑ</text:p>
          </table:table-cell>
          <table:table-cell table:style-name="ce2" office:value-type="string" calcext:value-type="string">
            <text:p>09417920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ΖΗΝΟΠΟΥΛΟΥ 17, 36100 <text:s/>ΚΑΡΠΕΝΗΣΙ</text:p>
          </table:table-cell>
          <table:table-cell office:value-type="string" calcext:value-type="string">
            <text:p>6979001665, 22370224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ΕΥΡΥΤΑΝΙΑΣ</text:p>
          </table:table-cell>
          <table:table-cell table:style-name="ce2" office:value-type="string" calcext:value-type="string">
            <text:p>21/2016/000029586154</text:p>
          </table:table-cell>
          <table:table-cell table:style-name="ce2" office:value-type="string" calcext:value-type="string">
            <text:p>961806897</text:p>
          </table:table-cell>
          <table:table-cell office:value-type="string" calcext:value-type="string">
            <text:p>ΝΙΚΟΛΑΟΣ <text:s/>ΤΑΚΗΣ ΑΕ</text:p>
          </table:table-cell>
          <table:table-cell office:value-type="string" calcext:value-type="string">
            <text:p>ΑΝΕΣΙΣ</text:p>
          </table:table-cell>
          <table:table-cell table:style-name="ce2" office:value-type="string" calcext:value-type="string">
            <text:p>09412044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ΖΗΝΟΠΟΥΛΟΥ 50, 36100 ΠΕΡΙΦΕΡΕΙΑΚΗ ΕΝΟΤΗΤΑ ΕΥΡΥΤΑΝΙΑΣ ΔΗΜΟΣ ΚΑΡΠΕΝΗΣΙΟΥ</text:p>
          </table:table-cell>
          <table:table-cell office:value-type="string" calcext:value-type="string">
            <text:p>2237080700, 2237023021</text:p>
          </table:table-cell>
          <table:table-cell office:value-type="string" calcext:value-type="string">
            <text:p>info@anesis.gr, www.anes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363003</text:p>
          </table:table-cell>
          <table:table-cell table:style-name="ce2" office:value-type="string" calcext:value-type="string">
            <text:p>960635311</text:p>
          </table:table-cell>
          <table:table-cell office:value-type="string" calcext:value-type="string">
            <text:p>ΑΦΟΙ ΔΙΟΝΥΣΙΟΥ ΜΟΥΖΑΚΗ ΑΞΤΕΕ</text:p>
          </table:table-cell>
          <table:table-cell office:value-type="string" calcext:value-type="string">
            <text:p>ΛΙΑΝΤΖΟΣ Α.Ξ.Τ.Ε.Ε</text:p>
          </table:table-cell>
          <table:table-cell table:style-name="ce2" office:value-type="string" calcext:value-type="string">
            <text:p>0943748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ΛΥΚΑΝΑΣ <text:s/>0, 29091 ΑΛΥΚΑΝΑΣ ΖΑΚΥΝΘΟΣ</text:p>
          </table:table-cell>
          <table:table-cell office:value-type="string" calcext:value-type="string">
            <text:p>2695083760, 2695083870, 697991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474078</text:p>
          </table:table-cell>
          <table:table-cell table:style-name="ce2" office:value-type="string" calcext:value-type="string">
            <text:p>961213317</text:p>
          </table:table-cell>
          <table:table-cell office:value-type="string" calcext:value-type="string">
            <text:p>ΧΟΝΔΡΟΣ ΕΥΑΓΓΕΛΟΣ ΑΞΤΕ</text:p>
          </table:table-cell>
          <table:table-cell office:value-type="string" calcext:value-type="string">
            <text:p>ΞΕΝΟΔΟΧΕΙΟ MIRABELLE HOTEL</text:p>
          </table:table-cell>
          <table:table-cell table:style-name="ce2" office:value-type="string" calcext:value-type="string">
            <text:p>0942346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ΡΓΑΣΙ 0, 29100 ΖΑΚΥΝΘΟΣ </text:p>
          </table:table-cell>
          <table:table-cell office:value-type="string" calcext:value-type="string">
            <text:p>2695045676, 2695026435</text:p>
          </table:table-cell>
          <table:table-cell office:value-type="string" calcext:value-type="string">
            <text:p>info@mirabellehotel.gr, www.mirabelle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368958</text:p>
          </table:table-cell>
          <table:table-cell table:style-name="ce2" office:value-type="string" calcext:value-type="string">
            <text:p>960705002</text:p>
          </table:table-cell>
          <table:table-cell office:value-type="string" calcext:value-type="string">
            <text:p>ΤΣΑΝΤΟΠΟΥΛΟΣ ΑΠΟΣΤΟΛΟΣ <text:s/>ΚΟΥΛΙΕΡΗ ΑΓΓΕΛΙΚΗ</text:p>
          </table:table-cell>
          <table:table-cell office:value-type="string" calcext:value-type="string">
            <text:p>ΕΛΑΝΘΗ</text:p>
          </table:table-cell>
          <table:table-cell table:style-name="ce2" office:value-type="string" calcext:value-type="string">
            <text:p>09777116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ΛΑΜΑΚΙ 0, 29100 ΖΑΚΥΝΘΟΣ </text:p>
          </table:table-cell>
          <table:table-cell office:value-type="string" calcext:value-type="string">
            <text:p>2695024866, 2695024866</text:p>
          </table:table-cell>
          <table:table-cell office:value-type="string" calcext:value-type="string">
            <text:p>elanthi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588814</text:p>
          </table:table-cell>
          <table:table-cell table:style-name="ce2" office:value-type="string" calcext:value-type="string">
            <text:p>961820280</text:p>
          </table:table-cell>
          <table:table-cell office:value-type="string" calcext:value-type="string">
            <text:p>ΚΑΡΑΒΑΝΗΣ ΒΑΣΙΛΕΙΟΣ</text:p>
          </table:table-cell>
          <table:table-cell office:value-type="string" calcext:value-type="string">
            <text:p>ΚΑΡΑΒΑΝΗΣ ΒΑΣΙΛΕΙΟΣ ΤΟΥ ΠΑΝΑΓΙΩΤΗ</text:p>
          </table:table-cell>
          <table:table-cell table:style-name="ce2" office:value-type="string" calcext:value-type="string">
            <text:p>0250901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ΑΓΑΝΑΣ 0, 29092 <text:s/>ΜΑΧΑΙΡΑΔΟ</text:p>
          </table:table-cell>
          <table:table-cell office:value-type="float" office:value="2695052793" calcext:value-type="float">
            <text:p>2695052793</text:p>
          </table:table-cell>
          <table:table-cell office:value-type="string" calcext:value-type="string">
            <text:p>vasileioskaravan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981279</text:p>
          </table:table-cell>
          <table:table-cell table:style-name="ce2" office:value-type="string" calcext:value-type="string">
            <text:p>964130280</text:p>
          </table:table-cell>
          <table:table-cell table:number-columns-repeated="2" office:value-type="string" calcext:value-type="string">
            <text:p>ΚΙΟΥΡΚΑΣ ΔΙΟΝΥΣΙΟΣ ΓΕΩΡΓΙΟΥ</text:p>
          </table:table-cell>
          <table:table-cell table:style-name="ce2" office:value-type="string" calcext:value-type="string">
            <text:p>05830279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ΜΝΗ ΚΕΡΙΟΥ 0, 29092 ΖΑΚΥΝΘΟΣ ΖΑΚΥΝΘΟΣ</text:p>
          </table:table-cell>
          <table:table-cell office:value-type="string" calcext:value-type="string">
            <text:p>2695048750, 2695048570, 6945889968</text:p>
          </table:table-cell>
          <table:table-cell office:value-type="string" calcext:value-type="string">
            <text:p>kiourkas@msn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981239</text:p>
          </table:table-cell>
          <table:table-cell table:style-name="ce2" office:value-type="string" calcext:value-type="string">
            <text:p>964129653</text:p>
          </table:table-cell>
          <table:table-cell table:number-columns-repeated="2" office:value-type="string" calcext:value-type="string">
            <text:p>ΚΙΟΥΡΚΑ ΠΗΓΗ</text:p>
          </table:table-cell>
          <table:table-cell table:style-name="ce2" office:value-type="string" calcext:value-type="string">
            <text:p>0425942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ΜΝΗ ΚΕΡΙΟΥ 358, 29092 ΠΕΡΙΦΕΡΕΙΑΚΗ ΕΝΟΤΗΤΑ ΖΑΚΥΝΘΟΥ ΔΗΜΟΣ ΖΑΚΥΝΘΟΥ</text:p>
          </table:table-cell>
          <table:table-cell office:value-type="float" office:value="2695048750" calcext:value-type="float">
            <text:p>2695048750</text:p>
          </table:table-cell>
          <table:table-cell office:value-type="string" calcext:value-type="string">
            <text:p>kiourkas@msn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881718</text:p>
          </table:table-cell>
          <table:table-cell table:style-name="ce2" office:value-type="string" calcext:value-type="string">
            <text:p>963397391</text:p>
          </table:table-cell>
          <table:table-cell table:number-columns-repeated="2" office:value-type="string" calcext:value-type="string">
            <text:p>ΠΕΤΤΑ ΑΓΓΕΛΙΚΗ</text:p>
          </table:table-cell>
          <table:table-cell table:style-name="ce2" office:value-type="string" calcext:value-type="string">
            <text:p>04406216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ΟΥΖΑΚΙ <text:s/>0, 29092 ΖΑΚΥΝΘΟΣ ΖΑΚΥΝΘΟΣ</text:p>
          </table:table-cell>
          <table:table-cell office:value-type="string" calcext:value-type="string">
            <text:p>2695052966, 6972496520, 2695052793</text:p>
          </table:table-cell>
          <table:table-cell office:value-type="string" calcext:value-type="string">
            <text:p>angelikipetta@q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352396</text:p>
          </table:table-cell>
          <table:table-cell table:style-name="ce2" office:value-type="string" calcext:value-type="string">
            <text:p>960560994</text:p>
          </table:table-cell>
          <table:table-cell office:value-type="string" calcext:value-type="string">
            <text:p>ΑΦΟΙΚΑΠΟΔΙΣΤΡΙΑ ΑΝΩΝ ΞΕΝΟΔ -ΤΟΥΡΙΣΤ ΕΤΑΙΡΕΙΑ</text:p>
          </table:table-cell>
          <table:table-cell office:value-type="string" calcext:value-type="string">
            <text:p>ΑΦΟΙ ΚΑΠΟΔΙΣΤΡΙΑ ΑΞΤΕ</text:p>
          </table:table-cell>
          <table:table-cell table:style-name="ce2" office:value-type="string" calcext:value-type="string">
            <text:p>0942332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ποχαλη -, 29100 ΠΕΡΙΦΕΡΕΙΑΚΗ ΕΝΟΤΗΤΑ ΖΑΚΥΝΘΟΥ ΔΗΜΟΣ ΖΑΚΥΝΘΟΥ</text:p>
          </table:table-cell>
          <table:table-cell office:value-type="string" calcext:value-type="string">
            <text:p>2695027122, 2695027123</text:p>
          </table:table-cell>
          <table:table-cell office:value-type="string" calcext:value-type="string">
            <text:p>hotel-lofos-strani@hotmail.com, www.lofos-stra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ΖΑΚΥΝΘΟΥ</text:p>
          </table:table-cell>
          <table:table-cell table:style-name="ce2" office:value-type="string" calcext:value-type="string">
            <text:p>21/2016/000029677888</text:p>
          </table:table-cell>
          <table:table-cell table:style-name="ce2" office:value-type="string" calcext:value-type="string">
            <text:p>962282912</text:p>
          </table:table-cell>
          <table:table-cell office:value-type="string" calcext:value-type="string">
            <text:p>ΜΠΟΥΡΓΙΕΖΗΣ ΑΞΤΤΕ</text:p>
          </table:table-cell>
          <table:table-cell office:value-type="string" calcext:value-type="string">
            <text:p>DENISE BEACH</text:p>
          </table:table-cell>
          <table:table-cell table:style-name="ce2" office:value-type="string" calcext:value-type="string">
            <text:p>09423373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ΗΓΗ ΚΟΙΝΟΤΗΤΑΣ ΛΙΘΑΚΙΑΣ <text:s/>0, 29100 ΖΑΚΥΝΘΟΣ ΖΑΚΥΝΘΟΣ</text:p>
          </table:table-cell>
          <table:table-cell office:value-type="string" calcext:value-type="string">
            <text:p>2695052280, 2695052040, 6978773810</text:p>
          </table:table-cell>
          <table:table-cell office:value-type="string" calcext:value-type="string">
            <text:p>info@denisebeach.gr, www.denisebeach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589324</text:p>
          </table:table-cell>
          <table:table-cell table:style-name="ce2" office:value-type="string" calcext:value-type="string">
            <text:p>961823036</text:p>
          </table:table-cell>
          <table:table-cell table:number-columns-repeated="2" office:value-type="string" calcext:value-type="string">
            <text:p>ΟΛΥΜΠΙΑΚΗ ΔΑΔΑ ΞΕΝΟΔΟΧΕΙΑΚΗ <text:s/>ΤΟΥΡΙΣΤΙΚΗ ΑΕ</text:p>
          </table:table-cell>
          <table:table-cell table:style-name="ce2" office:value-type="string" calcext:value-type="string">
            <text:p>09432287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ΡΧ ΟΛΥΜΠΙΑ 0, 27065 ΗΛΕΙΑΣ ΟΛΥΜΠΙΑ</text:p>
          </table:table-cell>
          <table:table-cell office:value-type="string" calcext:value-type="string">
            <text:p>2624022668, 69445881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30081558</text:p>
          </table:table-cell>
          <table:table-cell table:style-name="ce2" office:value-type="string" calcext:value-type="string">
            <text:p>964865232</text:p>
          </table:table-cell>
          <table:table-cell office:value-type="string" calcext:value-type="string">
            <text:p>ΦΩΤΙΟΣ ΜΠΑΚΟΓΙΑΝΝΗΣ</text:p>
          </table:table-cell>
          <table:table-cell office:value-type="string" calcext:value-type="string">
            <text:p>ΤΑΞΙΑΡΧΗΣ</text:p>
          </table:table-cell>
          <table:table-cell table:style-name="ce2" office:value-type="string" calcext:value-type="string">
            <text:p>03610421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ΡΑΝΑ ΒΑΡΘΟΛΟΜΙΟΥ ΗΛΕΙΑΣ -, 27050 ΠΕΡΙΦΕΡΕΙΑΚΗ ΕΝΟΤΗΤΑ ΗΛΕΙΑΣ ΔΗΜΟΣ ΠΗΝΕΙΟΥ</text:p>
          </table:table-cell>
          <table:table-cell office:value-type="float" office:value="6978527460" calcext:value-type="float">
            <text:p>6978527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736504</text:p>
          </table:table-cell>
          <table:table-cell table:style-name="ce2" office:value-type="string" calcext:value-type="string">
            <text:p>962528963</text:p>
          </table:table-cell>
          <table:table-cell office:value-type="string" calcext:value-type="string">
            <text:p>ΖΑΧΑΡΟΠΟΥΛΟΣ ΓΕΡΑΣΙΜΟΣ</text:p>
          </table:table-cell>
          <table:table-cell office:value-type="string" calcext:value-type="string">
            <text:p>MARILY</text:p>
          </table:table-cell>
          <table:table-cell table:style-name="ce2" office:value-type="string" calcext:value-type="string">
            <text:p>03617306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ΕΛΗΓΙΑΝΝΗ ΚΑΙ ΘΕΜΙΣΤΟΚΛΕΟΥΣ 0, 27100 ΠΥΡΓΟΣ ΠΥΡΓΟΣ</text:p>
          </table:table-cell>
          <table:table-cell office:value-type="string" calcext:value-type="string">
            <text:p>2621028133, 2621027066</text:p>
          </table:table-cell>
          <table:table-cell office:value-type="string" calcext:value-type="string">
            <text:p>info@hotelmaril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734010</text:p>
          </table:table-cell>
          <table:table-cell table:style-name="ce2" office:value-type="string" calcext:value-type="string">
            <text:p>962517733</text:p>
          </table:table-cell>
          <table:table-cell office:value-type="string" calcext:value-type="string">
            <text:p>Ξ.ΣΒΟΥΚΑ <text:s/>Σ.ΠΗΤΤΑΣ Ο.Ε.</text:p>
          </table:table-cell>
          <table:table-cell office:value-type="string" calcext:value-type="string">
            <text:p>ΠΑΝΘΕΟΝ</text:p>
          </table:table-cell>
          <table:table-cell table:style-name="ce2" office:value-type="string" calcext:value-type="string">
            <text:p>09261094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ΘΕΜΙΣΤΟΚΛΕΟΥΣ <text:s/>7, 27100 ΗΛΕΙΑΣ ΠΥΡΓΟΣ</text:p>
          </table:table-cell>
          <table:table-cell office:value-type="string" calcext:value-type="string">
            <text:p>2621029746-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816992</text:p>
          </table:table-cell>
          <table:table-cell table:style-name="ce2" office:value-type="string" calcext:value-type="string">
            <text:p>962993844</text:p>
          </table:table-cell>
          <table:table-cell office:value-type="string" calcext:value-type="string">
            <text:p>ΑΦΟΙ Χ. ΝΙΚΟΛΑΚΟΠΟΥΛΟΙ ΑΝΩΝΥΜΗ ΕΤΑΙΡΕΙΑ</text:p>
          </table:table-cell>
          <table:table-cell office:value-type="string" calcext:value-type="string">
            <text:p>ΖΟΡΜΠΑΣ Α.Ε</text:p>
          </table:table-cell>
          <table:table-cell table:style-name="ce2" office:value-type="string" calcext:value-type="string">
            <text:p>99785099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ΥΡΤΙΑ 0, 27100 ΠΥΡΓΟΣ ΠΥΡΓΟΣ</text:p>
          </table:table-cell>
          <table:table-cell office:value-type="string" calcext:value-type="string">
            <text:p>2621054238, 2621054233</text:p>
          </table:table-cell>
          <table:table-cell office:value-type="string" calcext:value-type="string">
            <text:p>www.zorbashotel.eu, info@zorbashotel.e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751619</text:p>
          </table:table-cell>
          <table:table-cell table:style-name="ce2" office:value-type="string" calcext:value-type="string">
            <text:p>962656090</text:p>
          </table:table-cell>
          <table:table-cell office:value-type="string" calcext:value-type="string">
            <text:p>ΑΛΕΞΑΝΔΡΟΠΟΥΛΟΣ <text:s/>ΙΩΑΝΝΗΣ</text:p>
          </table:table-cell>
          <table:table-cell office:value-type="string" calcext:value-type="string">
            <text:p>ANNA APARTMENTS</text:p>
          </table:table-cell>
          <table:table-cell table:style-name="ce2" office:value-type="string" calcext:value-type="string">
            <text:p>03907191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ΟΧΩΡΙ ΞΗΡΟΧΩΡΙΟΥ 0, 27054 ΚΑΙΑΦΑΣ ΖΑΧΑΡΩ</text:p>
          </table:table-cell>
          <table:table-cell office:value-type="string" calcext:value-type="string">
            <text:p>2625032254, 2625032254</text:p>
          </table:table-cell>
          <table:table-cell office:value-type="string" calcext:value-type="string">
            <text:p>info@annaapar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ΛΕΙΑΣ</text:p>
          </table:table-cell>
          <table:table-cell table:style-name="ce2" office:value-type="string" calcext:value-type="string">
            <text:p>21/2016/000029868550</text:p>
          </table:table-cell>
          <table:table-cell table:style-name="ce2" office:value-type="string" calcext:value-type="string">
            <text:p>963254430</text:p>
          </table:table-cell>
          <table:table-cell office:value-type="string" calcext:value-type="string">
            <text:p>ΝΙΚΟΛΑΚΟΠΟΥΛΟΣ ΚΩΝ ΣΠΥΡΙΔΩΝ</text:p>
          </table:table-cell>
          <table:table-cell office:value-type="string" calcext:value-type="string">
            <text:p>ΝΕΣΤΩΡ</text:p>
          </table:table-cell>
          <table:table-cell table:style-name="ce2" office:value-type="string" calcext:value-type="string">
            <text:p>03369914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ΙΔ ΣΤΑΘΜΟΥ 4, 27054 ΠΕΡΙΦΕΡΕΙΑΚΗ ΕΝΟΤΗΤΑ ΗΛΕΙΑΣ ΔΗΜΟΣ ΖΑΧΑΡΩΣ</text:p>
          </table:table-cell>
          <table:table-cell office:value-type="string" calcext:value-type="string">
            <text:p>2625031206, 2625031206, 6972175793</text:p>
          </table:table-cell>
          <table:table-cell office:value-type="string" calcext:value-type="string">
            <text:p>nestorhotelzacharo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ΜΑΘΙΑΣ</text:p>
          </table:table-cell>
          <table:table-cell table:style-name="ce2" office:value-type="string" calcext:value-type="string">
            <text:p>21/2016/000029446166</text:p>
          </table:table-cell>
          <table:table-cell table:style-name="ce2" office:value-type="string" calcext:value-type="string">
            <text:p>961087215</text:p>
          </table:table-cell>
          <table:table-cell table:number-columns-repeated="2" office:value-type="string" calcext:value-type="string">
            <text:p>ΜΑΝΤΣΙΟΣ ΔΗΜΗΤΡΙΟΣ</text:p>
          </table:table-cell>
          <table:table-cell table:style-name="ce2" office:value-type="string" calcext:value-type="string">
            <text:p>0372705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ο χλμ ΝΑΟΥΣΑΣ Σ.Σ. <text:s/>0, 59200 <text:s/></text:p>
          </table:table-cell>
          <table:table-cell office:value-type="string" calcext:value-type="string">
            <text:p>6937571671, 2332020250, 2332022212</text:p>
          </table:table-cell>
          <table:table-cell office:value-type="string" calcext:value-type="string">
            <text:p>esperide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ΜΑΘΙΑΣ</text:p>
          </table:table-cell>
          <table:table-cell table:style-name="ce2" office:value-type="string" calcext:value-type="string">
            <text:p>21/2016/000030016558</text:p>
          </table:table-cell>
          <table:table-cell table:style-name="ce2" office:value-type="string" calcext:value-type="string">
            <text:p>964506255</text:p>
          </table:table-cell>
          <table:table-cell table:number-columns-repeated="2" office:value-type="string" calcext:value-type="string">
            <text:p>ΚΟΜΝΗΝΟΥ ΜΑΡΙΑ</text:p>
          </table:table-cell>
          <table:table-cell table:style-name="ce2" office:value-type="string" calcext:value-type="string">
            <text:p>0476085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ΡΙΣΤΟΤΕΛΟΥΣ 30, 59031 ΒΕΡΓΙΝΑ ΒΕΡΓΙΝΑ</text:p>
          </table:table-cell>
          <table:table-cell office:value-type="string" calcext:value-type="string">
            <text:p>2331068052, 2331092198, 69372554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ΜΑΘΙΑΣ</text:p>
          </table:table-cell>
          <table:table-cell table:style-name="ce2" office:value-type="string" calcext:value-type="string">
            <text:p>21/2016/000029581450</text:p>
          </table:table-cell>
          <table:table-cell table:style-name="ce2" office:value-type="string" calcext:value-type="string">
            <text:p>961756598</text:p>
          </table:table-cell>
          <table:table-cell table:number-columns-repeated="2" office:value-type="string" calcext:value-type="string">
            <text:p>ΜΑΥΡΙΓΙΑΝΝΑΚΗ ΜΑΡΙΑ ΤΟΥ ΜΙΧΑΗΛ</text:p>
          </table:table-cell>
          <table:table-cell table:style-name="ce2" office:value-type="string" calcext:value-type="string">
            <text:p>11848765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ΛΑΦΙΝΑ 0, 59100 ΕΛΑΦΙΝΑ ΕΝΤΟΣ ΟΙΚΙΣΜΟΥ ΒΕΡΟΙΑ</text:p>
          </table:table-cell>
          <table:table-cell office:value-type="string" calcext:value-type="string">
            <text:p>2331094095, 23510744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600774</text:p>
          </table:table-cell>
          <table:table-cell table:style-name="ce2" office:value-type="string" calcext:value-type="string">
            <text:p>961934176</text:p>
          </table:table-cell>
          <table:table-cell office:value-type="string" calcext:value-type="string">
            <text:p>ΑΠΟΣΤΟΛΑΚΗΣ ΜΙΧΑΗΛ</text:p>
          </table:table-cell>
          <table:table-cell office:value-type="string" calcext:value-type="string">
            <text:p>IDEALSTUDIOS</text:p>
          </table:table-cell>
          <table:table-cell table:style-name="ce2" office:value-type="string" calcext:value-type="string">
            <text:p>0205036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ΕΞΗ ΖΟΡΜΠΑ 5, 71414 ΑΜΜΟΥΔΑΡΑ ΗΡΑΚΛΕΙΟ</text:p>
          </table:table-cell>
          <table:table-cell office:value-type="string" calcext:value-type="string">
            <text:p>2810258634, 2810258634</text:p>
          </table:table-cell>
          <table:table-cell office:value-type="string" calcext:value-type="string">
            <text:p>idealstudios@i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709741</text:p>
          </table:table-cell>
          <table:table-cell table:style-name="ce2" office:value-type="string" calcext:value-type="string">
            <text:p>962424084</text:p>
          </table:table-cell>
          <table:table-cell office:value-type="string" calcext:value-type="string">
            <text:p>ΣΤΑΜΑΤΑΚΗ ΕΙΡΗΝΗ</text:p>
          </table:table-cell>
          <table:table-cell office:value-type="string" calcext:value-type="string">
            <text:p>MARIRENA</text:p>
          </table:table-cell>
          <table:table-cell table:style-name="ce2" office:value-type="string" calcext:value-type="string">
            <text:p>0621394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. ΠΑΠΑΝΔΡΕΟΥ 120 &amp; ΝΑΞΟΥ <text:s/>8, 71414 ΑΜΜΟΥΔΑΡΑ ΓΑΖΙ</text:p>
          </table:table-cell>
          <table:table-cell office:value-type="float" office:value="2810821471" calcext:value-type="float">
            <text:p>28108214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375252</text:p>
          </table:table-cell>
          <table:table-cell table:style-name="ce2" office:value-type="string" calcext:value-type="string">
            <text:p>960716150</text:p>
          </table:table-cell>
          <table:table-cell office:value-type="string" calcext:value-type="string">
            <text:p>ΣΤΡΑΤΗΓΗ ΜΑΓΔΑΛΗΝΗ ΑΕ</text:p>
          </table:table-cell>
          <table:table-cell office:value-type="string" calcext:value-type="string">
            <text:p>ΓΟΡΓΟΝΑ</text:p>
          </table:table-cell>
          <table:table-cell table:style-name="ce2" office:value-type="string" calcext:value-type="string">
            <text:p>09416267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ΔΡΕΑ ΠΑΠΑΝΔΡΕΟΥ 251, 71414 ΑΜΜΟΥΔΑΡΑ ΗΡΑΚΛΕΙΟ</text:p>
          </table:table-cell>
          <table:table-cell office:value-type="string" calcext:value-type="string">
            <text:p>6978464055, 2810821920, 2810821180</text:p>
          </table:table-cell>
          <table:table-cell office:value-type="string" calcext:value-type="string">
            <text:p>htlgorss@gmail.com, www.gorgonahote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591394</text:p>
          </table:table-cell>
          <table:table-cell table:style-name="ce2" office:value-type="string" calcext:value-type="string">
            <text:p>961838420</text:p>
          </table:table-cell>
          <table:table-cell office:value-type="string" calcext:value-type="string">
            <text:p>ΔΑΝΕΛΑΚΗΣ ΕΜΜΑΝΟΥΗΛ</text:p>
          </table:table-cell>
          <table:table-cell office:value-type="string" calcext:value-type="string">
            <text:p>OLYMPIC STAR APARTMENTS</text:p>
          </table:table-cell>
          <table:table-cell table:style-name="ce2" office:value-type="string" calcext:value-type="string">
            <text:p>04745590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ΙΔΑΣΚΑΛΟΥ ΠΕΤΡΑΚΗ 6, 70014 <text:s/>ΛΙΜΕΝΑΣ ΧΕΡΣΟΝΗΣΟΥ</text:p>
          </table:table-cell>
          <table:table-cell office:value-type="float" office:value="2897024128" calcext:value-type="float">
            <text:p>2897024128</text:p>
          </table:table-cell>
          <table:table-cell office:value-type="string" calcext:value-type="string">
            <text:p>info@olympic-star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356722</text:p>
          </table:table-cell>
          <table:table-cell table:style-name="ce2" office:value-type="string" calcext:value-type="string">
            <text:p>960586457</text:p>
          </table:table-cell>
          <table:table-cell office:value-type="string" calcext:value-type="string">
            <text:p>Χ. Γ. ΚΑΣΜΙΡΛΗΣ Α.Ε.</text:p>
          </table:table-cell>
          <table:table-cell office:value-type="string" calcext:value-type="string">
            <text:p>KASTELLO CITY HOTEL</text:p>
          </table:table-cell>
          <table:table-cell table:style-name="ce2" office:value-type="string" calcext:value-type="string">
            <text:p>09410327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. 62 ΜΑΡΤΥΡΩΝ <text:s/>1, 71304 ΗΡΑΚΛΕΙΟΥ </text:p>
          </table:table-cell>
          <table:table-cell office:value-type="string" calcext:value-type="string">
            <text:p>2810251212, 2810250000</text:p>
          </table:table-cell>
          <table:table-cell office:value-type="string" calcext:value-type="string">
            <text:p>reservations@castellocity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674098</text:p>
          </table:table-cell>
          <table:table-cell table:style-name="ce2" office:value-type="string" calcext:value-type="string">
            <text:p>962249057</text:p>
          </table:table-cell>
          <table:table-cell table:number-columns-repeated="2" office:value-type="string" calcext:value-type="string">
            <text:p>ΑΡΟΛΙΘΟΣ ΠΑΡΑΔΟΣΙΑΚΕΣ ΤΟΥΡΙΣΤΙΚΕΣ ΕΠΙΧΕΙΡΗΣΕΙΣ Α.Ε</text:p>
          </table:table-cell>
          <table:table-cell table:style-name="ce2" office:value-type="string" calcext:value-type="string">
            <text:p>09416259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ΥΛΙΣΟΣ 0, 71500 ΑΡΟΛΙΘΟΣ ΗΡΑΚΛΕΙΟ ΚΡΗΤΗΣ</text:p>
          </table:table-cell>
          <table:table-cell office:value-type="string" calcext:value-type="string">
            <text:p>2810821050, 2810821051</text:p>
          </table:table-cell>
          <table:table-cell office:value-type="string" calcext:value-type="string">
            <text:p>info@arolith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ΗΡΑΚΛΕΙΟΥ</text:p>
          </table:table-cell>
          <table:table-cell table:style-name="ce2" office:value-type="string" calcext:value-type="string">
            <text:p>21/2016/000029414178</text:p>
          </table:table-cell>
          <table:table-cell table:style-name="ce2" office:value-type="string" calcext:value-type="string">
            <text:p>960878571</text:p>
          </table:table-cell>
          <table:table-cell office:value-type="string" calcext:value-type="string">
            <text:p>ΣΠΑΝΑΚΗΣ ΗΛΙΑΣ</text:p>
          </table:table-cell>
          <table:table-cell office:value-type="string" calcext:value-type="string">
            <text:p>VILLA IRIDA</text:p>
          </table:table-cell>
          <table:table-cell table:style-name="ce2" office:value-type="string" calcext:value-type="string">
            <text:p>07682192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ΨΑΡΗ ΦΟΡΑΔΑ 0, 70004 ΒΙΑΝΝΟΣ ΒΙΑΝΝΟΣ</text:p>
          </table:table-cell>
          <table:table-cell office:value-type="string" calcext:value-type="string">
            <text:p>2895061411, 2895061412</text:p>
          </table:table-cell>
          <table:table-cell office:value-type="string" calcext:value-type="string">
            <text:p>info@villairid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62568</text:p>
          </table:table-cell>
          <table:table-cell table:style-name="ce2" office:value-type="string" calcext:value-type="string">
            <text:p>963896285</text:p>
          </table:table-cell>
          <table:table-cell office:value-type="string" calcext:value-type="string">
            <text:p>ΦΟΥΡΚΟΣ <text:s/>ΝΙΚΟΛΑΟΣ</text:p>
          </table:table-cell>
          <table:table-cell office:value-type="string" calcext:value-type="string">
            <text:p>ΦΟΥΡΚΟΣ</text:p>
          </table:table-cell>
          <table:table-cell table:style-name="ce2" office:value-type="string" calcext:value-type="string">
            <text:p>14285156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ΘΑΣΟΣ 0, 64004 <text:s/>ΘΑΣΟΥ</text:p>
          </table:table-cell>
          <table:table-cell office:value-type="string" calcext:value-type="string">
            <text:p>2593023756, 2593024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821923</text:p>
          </table:table-cell>
          <table:table-cell table:style-name="ce2" office:value-type="string" calcext:value-type="string">
            <text:p>963054475</text:p>
          </table:table-cell>
          <table:table-cell office:value-type="string" calcext:value-type="string">
            <text:p>ΚΑΖΟΛΗ <text:s text:c="2"/>ΑΙΚΑΤΕΡΙΝΗ</text:p>
          </table:table-cell>
          <table:table-cell office:value-type="string" calcext:value-type="string">
            <text:p>ΞΕΝΟΔΟΧΕΙΟ <text:s/>VIKY</text:p>
          </table:table-cell>
          <table:table-cell table:style-name="ce2" office:value-type="string" calcext:value-type="string">
            <text:p>06185394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ΘΑΣΟΣ 0, 64004 <text:s/>ΘΑΣΟΥ</text:p>
          </table:table-cell>
          <table:table-cell office:value-type="string" calcext:value-type="string">
            <text:p>2593022314, 25930230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56720</text:p>
          </table:table-cell>
          <table:table-cell table:style-name="ce2" office:value-type="string" calcext:value-type="string">
            <text:p>963839394</text:p>
          </table:table-cell>
          <table:table-cell table:number-columns-repeated="2" office:value-type="string" calcext:value-type="string">
            <text:p>ΞΕΝΟΔΟΧΕΙΑΚΕΣ ΤΟΥΡΙΣΤΙΚΕΣ ΕΠΙΧΕΙΡΗΣΕΙΣ ΘΑΣΟΥ Α.Ε</text:p>
          </table:table-cell>
          <table:table-cell table:style-name="ce2" office:value-type="string" calcext:value-type="string">
            <text:p>99997480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ΙΝΥΡΑ ΘΑΣΟΥ 0, 64004 ΘΑΣΟΣ ΘΑΣΟΣ</text:p>
          </table:table-cell>
          <table:table-cell office:value-type="string" calcext:value-type="string">
            <text:p>2593041294, 6948958566</text:p>
          </table:table-cell>
          <table:table-cell office:value-type="string" calcext:value-type="string">
            <text:p>marantonbeach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872674</text:p>
          </table:table-cell>
          <table:table-cell table:style-name="ce2" office:value-type="string" calcext:value-type="string">
            <text:p>963290964</text:p>
          </table:table-cell>
          <table:table-cell office:value-type="string" calcext:value-type="string">
            <text:p>ΤΣΑΝΑΚΑΣ <text:s text:c="2"/>ΚΩΝΣΤΑΝΤΙΝΟΣ</text:p>
          </table:table-cell>
          <table:table-cell office:value-type="string" calcext:value-type="string">
            <text:p>HOTEL <text:s/>ΣΓΟΥΡΙΔΗΣ</text:p>
          </table:table-cell>
          <table:table-cell table:style-name="ce2" office:value-type="string" calcext:value-type="string">
            <text:p>12897295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ΜΕΝΑΡΙΑ 0, 64002 <text:s/>ΘΑΣΟΥ</text:p>
          </table:table-cell>
          <table:table-cell office:value-type="string" calcext:value-type="string">
            <text:p>2593051241, 25930511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65578</text:p>
          </table:table-cell>
          <table:table-cell table:style-name="ce2" office:value-type="string" calcext:value-type="string">
            <text:p>960661776</text:p>
          </table:table-cell>
          <table:table-cell office:value-type="string" calcext:value-type="string">
            <text:p>ΚΑΡΑΓΙΑΝΝΗΣ <text:s text:c="2"/>ΔΗΜΗΤΡΙΟΣ</text:p>
          </table:table-cell>
          <table:table-cell office:value-type="string" calcext:value-type="string">
            <text:p>ΚΑΡΑΓΙΑΝΝΗΣ</text:p>
          </table:table-cell>
          <table:table-cell table:style-name="ce2" office:value-type="string" calcext:value-type="string">
            <text:p>0218878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ΜΕΝΑΡΙΑ 0, 64002 <text:s/>ΘΑΣΟΥ</text:p>
          </table:table-cell>
          <table:table-cell office:value-type="string" calcext:value-type="string">
            <text:p>2593051421, 25930527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57427</text:p>
          </table:table-cell>
          <table:table-cell table:style-name="ce2" office:value-type="string" calcext:value-type="string">
            <text:p>960591743</text:p>
          </table:table-cell>
          <table:table-cell office:value-type="string" calcext:value-type="string">
            <text:p>ΛΑΔΗ ΑΙΚΑΤΕΡΙΝΗ</text:p>
          </table:table-cell>
          <table:table-cell office:value-type="string" calcext:value-type="string">
            <text:p>KONSTANTINOS BEACH ΛΙΜΕΝΑΡΙΑ</text:p>
          </table:table-cell>
          <table:table-cell table:style-name="ce2" office:value-type="string" calcext:value-type="string">
            <text:p>0475880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ΜΕΝΑΡΙΑ 0, 64002 ΘΑΣΟΣ ΘΑΣΟΣ</text:p>
          </table:table-cell>
          <table:table-cell office:value-type="string" calcext:value-type="string">
            <text:p>2593053154, 25930531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46210</text:p>
          </table:table-cell>
          <table:table-cell table:style-name="ce2" office:value-type="string" calcext:value-type="string">
            <text:p>960530088</text:p>
          </table:table-cell>
          <table:table-cell office:value-type="string" calcext:value-type="string">
            <text:p>ΚΑΡΑΓΙΑΝΝΗ <text:s text:c="2"/>ΑΝΝΑ</text:p>
          </table:table-cell>
          <table:table-cell office:value-type="string" calcext:value-type="string">
            <text:p>ΚΑΡΑΓΙΑΝΝΗ ΑΝΝΑ <text:s/>ΜΑΡΙΕΣ</text:p>
          </table:table-cell>
          <table:table-cell table:style-name="ce2" office:value-type="string" calcext:value-type="string">
            <text:p>0641771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ΡΙΕΣ 0, 64002 <text:s/>ΘΑΣΟΥ</text:p>
          </table:table-cell>
          <table:table-cell office:value-type="string" calcext:value-type="string">
            <text:p>2593052352, 25108345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30078538</text:p>
          </table:table-cell>
          <table:table-cell table:style-name="ce2" office:value-type="string" calcext:value-type="string">
            <text:p>964832823</text:p>
          </table:table-cell>
          <table:table-cell office:value-type="string" calcext:value-type="string">
            <text:p>ΤΟΠΑΛΗΣ ΠΑΝΑΓΙΩΤΗΣ</text:p>
          </table:table-cell>
          <table:table-cell office:value-type="string" calcext:value-type="string">
            <text:p>ΠΑΝΟΣ</text:p>
          </table:table-cell>
          <table:table-cell table:style-name="ce2" office:value-type="string" calcext:value-type="string">
            <text:p>12722758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ΟΣ ΠΡΙΝΟΥ 0, 64010 <text:s/>ΠΡΙΝΟΣ</text:p>
          </table:table-cell>
          <table:table-cell office:value-type="float" office:value="6944351422" calcext:value-type="float">
            <text:p>69443514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46492</text:p>
          </table:table-cell>
          <table:table-cell table:style-name="ce2" office:value-type="string" calcext:value-type="string">
            <text:p>963773311</text:p>
          </table:table-cell>
          <table:table-cell office:value-type="string" calcext:value-type="string">
            <text:p>ΧΡΥΣΑΦΗ ΒΑΣΙΛΙΚΗ</text:p>
          </table:table-cell>
          <table:table-cell office:value-type="string" calcext:value-type="string">
            <text:p>ΧΡΥΣΑΦΗΣ</text:p>
          </table:table-cell>
          <table:table-cell table:style-name="ce2" office:value-type="string" calcext:value-type="string">
            <text:p>0502490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ΝΑΓΙΑ 0, 64004 ΘΑΣΟΣ ΘΑΣΟΣ</text:p>
          </table:table-cell>
          <table:table-cell office:value-type="string" calcext:value-type="string">
            <text:p>2593061451, 25930618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564131</text:p>
          </table:table-cell>
          <table:table-cell table:style-name="ce2" office:value-type="string" calcext:value-type="string">
            <text:p>961672276</text:p>
          </table:table-cell>
          <table:table-cell office:value-type="string" calcext:value-type="string">
            <text:p>ΞΕΝΟΔΟΧΕΙΟ THASSOS INN</text:p>
          </table:table-cell>
          <table:table-cell office:value-type="string" calcext:value-type="string">
            <text:p>ΜΑΝΩΛΟΠΟΥΛΟΣ ΔΗΜΗΤΡΙΟΣ</text:p>
          </table:table-cell>
          <table:table-cell table:style-name="ce2" office:value-type="string" calcext:value-type="string">
            <text:p>1352823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ΝΑΓΙΑ ΘΑΣΟΥ 0, 64004 <text:s/>ΘΑΣΟΣ</text:p>
          </table:table-cell>
          <table:table-cell office:value-type="string" calcext:value-type="string">
            <text:p>2593061027, 2593061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29965</text:p>
          </table:table-cell>
          <table:table-cell table:style-name="ce2" office:value-type="string" calcext:value-type="string">
            <text:p>963689439</text:p>
          </table:table-cell>
          <table:table-cell office:value-type="string" calcext:value-type="string">
            <text:p>ΜΑΛΑΚΗ ΠΑΝΑΓΙΩΤΑ</text:p>
          </table:table-cell>
          <table:table-cell office:value-type="string" calcext:value-type="string">
            <text:p>ΕΛΙΝΑ</text:p>
          </table:table-cell>
          <table:table-cell table:style-name="ce2" office:value-type="string" calcext:value-type="string">
            <text:p>30084990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ΑΜΙΑ 0, 64004 <text:s/>ΘΑΣΟΣ</text:p>
          </table:table-cell>
          <table:table-cell office:value-type="float" office:value="6946208495" calcext:value-type="float">
            <text:p>69462084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781086</text:p>
          </table:table-cell>
          <table:table-cell table:style-name="ce2" office:value-type="string" calcext:value-type="string">
            <text:p>962800857</text:p>
          </table:table-cell>
          <table:table-cell office:value-type="string" calcext:value-type="string">
            <text:p>ΒΡΟΝΤΟΥ <text:s/>ΜΑΡΙΑ</text:p>
          </table:table-cell>
          <table:table-cell office:value-type="string" calcext:value-type="string">
            <text:p>ΚΑΛΥΒΕΣ</text:p>
          </table:table-cell>
          <table:table-cell table:style-name="ce2" office:value-type="string" calcext:value-type="string">
            <text:p>0420482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ΑΜΙΑ 0, 64004 <text:s/>ΘΑΣΟΥ</text:p>
          </table:table-cell>
          <table:table-cell office:value-type="string" calcext:value-type="string">
            <text:p>2593061174, 25930611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19307</text:p>
          </table:table-cell>
          <table:table-cell table:style-name="ce2" office:value-type="string" calcext:value-type="string">
            <text:p>963634659</text:p>
          </table:table-cell>
          <table:table-cell office:value-type="string" calcext:value-type="string">
            <text:p>ΓΚΕΚΑ <text:s text:c="2"/>ΓΕΩΡΓΙΑ</text:p>
          </table:table-cell>
          <table:table-cell office:value-type="string" calcext:value-type="string">
            <text:p>ΑΣΤΕΡΙΑ</text:p>
          </table:table-cell>
          <table:table-cell table:style-name="ce2" office:value-type="string" calcext:value-type="string">
            <text:p>04504897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ΤΟΣ 0, 64002 <text:s/>ΘΑΣΟΥ</text:p>
          </table:table-cell>
          <table:table-cell office:value-type="string" calcext:value-type="string">
            <text:p>2593052411, 25930524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64060</text:p>
          </table:table-cell>
          <table:table-cell table:style-name="ce2" office:value-type="string" calcext:value-type="string">
            <text:p>960645317</text:p>
          </table:table-cell>
          <table:table-cell office:value-type="string" calcext:value-type="string">
            <text:p>ΚΟΜΛΙΚΗ <text:s text:c="3"/>ΚΑΛΛΙΟΠΗ</text:p>
          </table:table-cell>
          <table:table-cell office:value-type="string" calcext:value-type="string">
            <text:p>ΞΕΝΟΔΟΧΕΙΟ <text:s/>ΚΑΛΛΙΣΤΗ</text:p>
          </table:table-cell>
          <table:table-cell table:style-name="ce2" office:value-type="string" calcext:value-type="string">
            <text:p>04947042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ΤΟΣ 0, 64002 <text:s/>ΘΑΣΟΥ</text:p>
          </table:table-cell>
          <table:table-cell office:value-type="string" calcext:value-type="string">
            <text:p>2593053316, 25930533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712424</text:p>
          </table:table-cell>
          <table:table-cell table:style-name="ce2" office:value-type="string" calcext:value-type="string">
            <text:p>962434197</text:p>
          </table:table-cell>
          <table:table-cell office:value-type="string" calcext:value-type="string">
            <text:p>ΠΑΤΗΡΑ <text:s text:c="2"/>ΕΙΡΗΝΗ</text:p>
          </table:table-cell>
          <table:table-cell office:value-type="string" calcext:value-type="string">
            <text:p>STUDIOS <text:s text:c="2"/>ΕΙΡΗΝΗ</text:p>
          </table:table-cell>
          <table:table-cell table:style-name="ce2" office:value-type="string" calcext:value-type="string">
            <text:p>04206310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ΤΟΣ 0, 64002 <text:s/>ΘΑΣΟΥ</text:p>
          </table:table-cell>
          <table:table-cell office:value-type="float" office:value="2593052419" calcext:value-type="float">
            <text:p>25930524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868423</text:p>
          </table:table-cell>
          <table:table-cell table:style-name="ce2" office:value-type="string" calcext:value-type="string">
            <text:p>963253391</text:p>
          </table:table-cell>
          <table:table-cell office:value-type="string" calcext:value-type="string">
            <text:p>ΚΑΛΟΓΕΡΑΚΗ <text:s text:c="2"/>ΑΝΑΣΤΑΣΙΑ</text:p>
          </table:table-cell>
          <table:table-cell office:value-type="string" calcext:value-type="string">
            <text:p>ΚΑΛΟΓΕΡΑΚΗ</text:p>
          </table:table-cell>
          <table:table-cell table:style-name="ce2" office:value-type="string" calcext:value-type="string">
            <text:p>04269153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ΤΟΣ 0, 64002 <text:s/>ΘΑΣΟΥ</text:p>
          </table:table-cell>
          <table:table-cell office:value-type="string" calcext:value-type="string">
            <text:p>2593051882, 2593051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866009</text:p>
          </table:table-cell>
          <table:table-cell table:style-name="ce2" office:value-type="string" calcext:value-type="string">
            <text:p>963236276</text:p>
          </table:table-cell>
          <table:table-cell office:value-type="string" calcext:value-type="string">
            <text:p>ΚΑΛΟΓΕΡΑΚΗ ΑΙΚΑΤΕΡΙΝΗ</text:p>
          </table:table-cell>
          <table:table-cell office:value-type="string" calcext:value-type="string">
            <text:p>ΚΑΛΟΓΡΕΑΚΗ</text:p>
          </table:table-cell>
          <table:table-cell table:style-name="ce2" office:value-type="string" calcext:value-type="string">
            <text:p>0771140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ΟΣ 0, 64002 <text:s/>ΛΙΜΕΝΑΡΙΑ</text:p>
          </table:table-cell>
          <table:table-cell office:value-type="float" office:value="2593051882" calcext:value-type="float">
            <text:p>2593051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57240</text:p>
          </table:table-cell>
          <table:table-cell table:style-name="ce2" office:value-type="string" calcext:value-type="string">
            <text:p>960590197</text:p>
          </table:table-cell>
          <table:table-cell office:value-type="string" calcext:value-type="string">
            <text:p>ΛΑΔΗ ΑΙΚΑΤΕΡΙΝΗ</text:p>
          </table:table-cell>
          <table:table-cell office:value-type="string" calcext:value-type="string">
            <text:p>ΣΤΟΥΝΤΙΟ ΠΑΝΑΓΙΩΤΑ ΠΟΤΟΣ </text:p>
          </table:table-cell>
          <table:table-cell table:style-name="ce2" office:value-type="string" calcext:value-type="string">
            <text:p>0475880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ΟΣ 0, 64002 ΘΑΣΟΣ ΘΑΣΟΣ</text:p>
          </table:table-cell>
          <table:table-cell office:value-type="string" calcext:value-type="string">
            <text:p>2593053154, 2593531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427869</text:p>
          </table:table-cell>
          <table:table-cell table:style-name="ce2" office:value-type="string" calcext:value-type="string">
            <text:p>960940933</text:p>
          </table:table-cell>
          <table:table-cell table:number-columns-repeated="2" office:value-type="string" calcext:value-type="string">
            <text:p>ΚΑΡΥΠΙΔΟΥ ΟΛΓΑ</text:p>
          </table:table-cell>
          <table:table-cell table:style-name="ce2" office:value-type="string" calcext:value-type="string">
            <text:p>1398878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ΟΣ 0, 64002 ΘΑΣΟΣ ΛΙΜΕΝΑΡΙΑ</text:p>
          </table:table-cell>
          <table:table-cell office:value-type="float" office:value="2593052110" calcext:value-type="float">
            <text:p>25930521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18363</text:p>
          </table:table-cell>
          <table:table-cell table:style-name="ce2" office:value-type="string" calcext:value-type="string">
            <text:p>963629789</text:p>
          </table:table-cell>
          <table:table-cell table:number-columns-repeated="2" office:value-type="string" calcext:value-type="string">
            <text:p>ΤΑΝΓΚΑΛΗ ΕΛΕΥΘΕΡΙΑ <text:s/>ΕΝΟΙΚΙΑΖΟΜΕΝΑ ΔΩΜΑΤΙΑ</text:p>
          </table:table-cell>
          <table:table-cell table:style-name="ce2" office:value-type="string" calcext:value-type="string">
            <text:p>0426913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ΟΣ ΘΑΣΟΥ 0, 64002 ΘΑΣΟΣ ΘΑΣΟΣ</text:p>
          </table:table-cell>
          <table:table-cell office:value-type="float" office:value="2593052728" calcext:value-type="float">
            <text:p>25930527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18829</text:p>
          </table:table-cell>
          <table:table-cell table:style-name="ce2" office:value-type="string" calcext:value-type="string">
            <text:p>963632199</text:p>
          </table:table-cell>
          <table:table-cell office:value-type="string" calcext:value-type="string">
            <text:p>ΜΑΤΘΑΙΟΥ ΣΩΤΗΡΙΟΣ ΕΝΟΙΚΙΑΖΟΜΕΝΑ ΔΙΑΜΕΡ ΜΟΥΣΕΣ</text:p>
          </table:table-cell>
          <table:table-cell office:value-type="string" calcext:value-type="string">
            <text:p>ΜΑΤΘΑΙΟΣ ΣΩΤΗΡΙΟΣ ΕΝΟΙΚΙΑΖΟΜΕΝΑ ΔΙΑΜΕΡ ΜΟΥΣΕΣ</text:p>
          </table:table-cell>
          <table:table-cell table:style-name="ce2" office:value-type="string" calcext:value-type="string">
            <text:p>04149331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ΤΟΣ ΘΑΣΟΥ 0, 64002 ΘΑΣΟΣ ΘΑΣΟΣ</text:p>
          </table:table-cell>
          <table:table-cell office:value-type="string" calcext:value-type="string">
            <text:p>2593031270 694887147, 2593031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789861</text:p>
          </table:table-cell>
          <table:table-cell table:style-name="ce2" office:value-type="string" calcext:value-type="string">
            <text:p>962841197</text:p>
          </table:table-cell>
          <table:table-cell office:value-type="string" calcext:value-type="string">
            <text:p>ΚΑΡΑΠΑΤΑΚΗ <text:s text:c="2"/>ΜΑΡΙΝΑ</text:p>
          </table:table-cell>
          <table:table-cell office:value-type="string" calcext:value-type="string">
            <text:p>ΚΑΡΑΠΑΤΑΚΗ <text:s/>ΜΑΡΙΝΑ</text:p>
          </table:table-cell>
          <table:table-cell table:style-name="ce2" office:value-type="string" calcext:value-type="string">
            <text:p>04601902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<text:s text:c="2"/>ΡΑΧΩΝΙΟΥ <text:s/>- <text:s/>ΘΑΣΟΥ 0, 64010 <text:s/>ΘΑΣΟΥ</text:p>
          </table:table-cell>
          <table:table-cell office:value-type="string" calcext:value-type="string">
            <text:p>2593081211, 69457082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674989</text:p>
          </table:table-cell>
          <table:table-cell table:style-name="ce2" office:value-type="string" calcext:value-type="string">
            <text:p>962254908</text:p>
          </table:table-cell>
          <table:table-cell table:number-columns-repeated="2" office:value-type="string" calcext:value-type="string">
            <text:p>ΠΑΠΠΑ ΑΙΚΑΤΕΡΙΝΗ</text:p>
          </table:table-cell>
          <table:table-cell table:style-name="ce2" office:value-type="string" calcext:value-type="string">
            <text:p>04403946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ΜΑΡΙΕΣ 0, 64002 ΘΑΣΟΣ ΘΑΣΟΣ</text:p>
          </table:table-cell>
          <table:table-cell office:value-type="float" office:value="2593052373" calcext:value-type="float">
            <text:p>25930523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788659</text:p>
          </table:table-cell>
          <table:table-cell table:style-name="ce2" office:value-type="string" calcext:value-type="string">
            <text:p>962836046</text:p>
          </table:table-cell>
          <table:table-cell table:number-columns-repeated="2" office:value-type="string" calcext:value-type="string">
            <text:p>ΔΗΜΟΛΙΑΡΑΣ ΔΗΜΗΤΡΙΟΣ <text:s text:c="2"/>ΞΕΝΟΔΟΧΕΙΟ ΒΕΡΓΙΝΑ</text:p>
          </table:table-cell>
          <table:table-cell table:style-name="ce2" office:value-type="string" calcext:value-type="string">
            <text:p>03590078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ΑΛΑ ΠΟΤΑΜΙΑΣ <text:s/>0, 64004 ΘΑΣΟΣ ΘΑΣΟΣ</text:p>
          </table:table-cell>
          <table:table-cell office:value-type="string" calcext:value-type="string">
            <text:p>2593058175, 2593058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66092</text:p>
          </table:table-cell>
          <table:table-cell table:style-name="ce2" office:value-type="string" calcext:value-type="string">
            <text:p>960668025</text:p>
          </table:table-cell>
          <table:table-cell table:number-columns-repeated="2" office:value-type="string" calcext:value-type="string">
            <text:p>ΣΥΝΑΘΗ ΕΙΡΗΝΗ ΞΕΝΟΔΟΧΕΙΟ ΕΙΡΗΝΗ</text:p>
          </table:table-cell>
          <table:table-cell table:style-name="ce2" office:value-type="string" calcext:value-type="string">
            <text:p>30082891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ΠΟΤΑΜΙΑΣ 0, 64004 ΘΑΣΟΣ ΘΑΣΟΣ</text:p>
          </table:table-cell>
          <table:table-cell office:value-type="string" calcext:value-type="string">
            <text:p>2593061546 694732816, 25930615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771705</text:p>
          </table:table-cell>
          <table:table-cell table:style-name="ce2" office:value-type="string" calcext:value-type="string">
            <text:p>962758078</text:p>
          </table:table-cell>
          <table:table-cell table:number-columns-repeated="2" office:value-type="string" calcext:value-type="string">
            <text:p>ΠΑΣΧΑΛΗ ΙΦΙΓΕΝΕΙΑ</text:p>
          </table:table-cell>
          <table:table-cell table:style-name="ce2" office:value-type="string" calcext:value-type="string">
            <text:p>0426910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ΠΟΤΑΜΙΑΣ 0, 64004 ΘΑΣΟΣ ΘΑΣΟΣ</text:p>
          </table:table-cell>
          <table:table-cell office:value-type="string" calcext:value-type="string">
            <text:p>2593061855, 69462084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428969</text:p>
          </table:table-cell>
          <table:table-cell table:style-name="ce2" office:value-type="string" calcext:value-type="string">
            <text:p>960946370</text:p>
          </table:table-cell>
          <table:table-cell table:number-columns-repeated="2" office:value-type="string" calcext:value-type="string">
            <text:p>ΤΣΙΠΟΥΡΙΔΗΣ ΠΑΝΑΓΙΩΤΗΣ</text:p>
          </table:table-cell>
          <table:table-cell table:style-name="ce2" office:value-type="string" calcext:value-type="string">
            <text:p>10246010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ΠΡΙΝΟΥ 0, 64010 ΘΑΣΟΣ ΘΑΣΟΣ</text:p>
          </table:table-cell>
          <table:table-cell office:value-type="string" calcext:value-type="string">
            <text:p>6976745824, 25102235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347167</text:p>
          </table:table-cell>
          <table:table-cell table:style-name="ce2" office:value-type="string" calcext:value-type="string">
            <text:p>960534864</text:p>
          </table:table-cell>
          <table:table-cell office:value-type="string" calcext:value-type="string">
            <text:p>ΚΑΡΑΓΙΑΝΝΗ <text:s text:c="2"/>ΑΝΝΑ</text:p>
          </table:table-cell>
          <table:table-cell office:value-type="string" calcext:value-type="string">
            <text:p>ΚΑΡΑΓΙΑΝΝΗ ΑΝΝΑ ΣΚΑΛΑ ΜΑΡΙΕΣ</text:p>
          </table:table-cell>
          <table:table-cell table:style-name="ce2" office:value-type="string" calcext:value-type="string">
            <text:p>0641771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ΛΑ <text:s/>ΜΑΡΙΕΣ 0, 64002 <text:s/>ΘΑΣΟΥ</text:p>
          </table:table-cell>
          <table:table-cell office:value-type="string" calcext:value-type="string">
            <text:p>2593052352, 25108345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ΑΣΟΥ</text:p>
          </table:table-cell>
          <table:table-cell table:style-name="ce2" office:value-type="string" calcext:value-type="string">
            <text:p>21/2016/000029936135</text:p>
          </table:table-cell>
          <table:table-cell table:style-name="ce2" office:value-type="string" calcext:value-type="string">
            <text:p>963720667</text:p>
          </table:table-cell>
          <table:table-cell office:value-type="string" calcext:value-type="string">
            <text:p>ΙΑΤΡΟΥ <text:s text:c="3"/>ΑΝΑΣΤΑΣΙΑ</text:p>
          </table:table-cell>
          <table:table-cell office:value-type="string" calcext:value-type="string">
            <text:p>ΔΙΑΚΟΠΕΣ</text:p>
          </table:table-cell>
          <table:table-cell table:style-name="ce2" office:value-type="string" calcext:value-type="string">
            <text:p>0420499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ΑΛΛΑ 0, 64010 <text:s/>ΠΡΙΝΟΥ</text:p>
          </table:table-cell>
          <table:table-cell office:value-type="string" calcext:value-type="string">
            <text:p>6946988630, 25930712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584023</text:p>
          </table:table-cell>
          <table:table-cell table:style-name="ce2" office:value-type="string" calcext:value-type="string">
            <text:p>961786070</text:p>
          </table:table-cell>
          <table:table-cell office:value-type="string" calcext:value-type="string">
            <text:p>ΜΑΡΙΑ ΘΕΟΛΟΓΟΥ <text:s/>ΣΙΑ</text:p>
          </table:table-cell>
          <table:table-cell office:value-type="string" calcext:value-type="string">
            <text:p>ΑΚΤΑΙΟΝ</text:p>
          </table:table-cell>
          <table:table-cell table:style-name="ce2" office:value-type="string" calcext:value-type="string">
            <text:p>09315175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ΩΝ ΑΠΟΣΤΟΛΩΝ 27, 46100 ΘΕΣΠΡΩΤΙΑ </text:p>
          </table:table-cell>
          <table:table-cell office:value-type="float" office:value="2665022707" calcext:value-type="float">
            <text:p>26650227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963581</text:p>
          </table:table-cell>
          <table:table-cell table:style-name="ce2" office:value-type="string" calcext:value-type="string">
            <text:p>963907484</text:p>
          </table:table-cell>
          <table:table-cell table:number-columns-repeated="2" office:value-type="string" calcext:value-type="string">
            <text:p>ΠΑΣΧΟΥ ΚΩΝΣΤΑΝΤΙΝΑ</text:p>
          </table:table-cell>
          <table:table-cell table:style-name="ce2" office:value-type="string" calcext:value-type="string">
            <text:p>04445974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ΩΝΥΜΟΣ 191, 46100 ΣΥΒΟΤΑ ΗΓΟΥΜΕΝΙΤΣΑ</text:p>
          </table:table-cell>
          <table:table-cell office:value-type="string" calcext:value-type="string">
            <text:p>6978447592, 2651047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920871</text:p>
          </table:table-cell>
          <table:table-cell table:style-name="ce2" office:value-type="string" calcext:value-type="string">
            <text:p>963642597</text:p>
          </table:table-cell>
          <table:table-cell office:value-type="string" calcext:value-type="string">
            <text:p>ΤΣΑΛΗΣ ΔΗΜΗΤΡΙΟΣ</text:p>
          </table:table-cell>
          <table:table-cell office:value-type="string" calcext:value-type="string">
            <text:p>ACHILLEAS</text:p>
          </table:table-cell>
          <table:table-cell table:style-name="ce2" office:value-type="string" calcext:value-type="string">
            <text:p>04957354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ΛΥΚΗ 0, 46031 ΓΛΥΚΗ ΠΑΡΑΜΥΘΙΑ</text:p>
          </table:table-cell>
          <table:table-cell office:value-type="string" calcext:value-type="string">
            <text:p>26660-41172</text:p>
          </table:table-cell>
          <table:table-cell office:value-type="string" calcext:value-type="string">
            <text:p>info@hotel-achilleas, www.hotel-achille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30083102</text:p>
          </table:table-cell>
          <table:table-cell table:style-name="ce2" office:value-type="string" calcext:value-type="string">
            <text:p>964884646</text:p>
          </table:table-cell>
          <table:table-cell table:number-columns-repeated="2" office:value-type="string" calcext:value-type="string">
            <text:p>ΤΖΙΜΑ ΓΕΩ. ΔΗΜΗΤΡΑ</text:p>
          </table:table-cell>
          <table:table-cell table:style-name="ce2" office:value-type="string" calcext:value-type="string">
            <text:p>07761380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ΛΥΚΗ 00 , 46031 ΑΧΕΡΟΝΤΑ ΓΛΥΚΗ</text:p>
          </table:table-cell>
          <table:table-cell office:value-type="float" office:value="2666041934" calcext:value-type="float">
            <text:p>2666041934</text:p>
          </table:table-cell>
          <table:table-cell office:value-type="string" calcext:value-type="string">
            <text:p>info@hoteleirini.gr, WWW.HOTELEIRI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725476</text:p>
          </table:table-cell>
          <table:table-cell table:style-name="ce2" office:value-type="string" calcext:value-type="string">
            <text:p>962485598</text:p>
          </table:table-cell>
          <table:table-cell office:value-type="string" calcext:value-type="string">
            <text:p>ΕΛΙΝΑ ΑΝΩΝΥΜΗ ΕΤΑΙΡΕΙΑ ΞΕΝΟΔΟΧΕΙΑΚΕΣ ΚΑΙ ΤΟΥΡΙΣΤΙΚΕΣ ΕΠΙΧΕΙΡΗΣΕΙΣ</text:p>
          </table:table-cell>
          <table:table-cell office:value-type="string" calcext:value-type="string">
            <text:p>ΕΛΙΝΑ Α.Ε.</text:p>
          </table:table-cell>
          <table:table-cell table:style-name="ce2" office:value-type="string" calcext:value-type="string">
            <text:p>09416198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ΑΒΟΣΤΑΣΙ 00, 46100 ΚΑΡΑΒΟΣΤΑΣΙ ΠΕΡΔΙΚΑ</text:p>
          </table:table-cell>
          <table:table-cell office:value-type="string" calcext:value-type="string">
            <text:p>2665091558, 2665091203</text:p>
          </table:table-cell>
          <table:table-cell office:value-type="string" calcext:value-type="string">
            <text:p>info@hotel-elin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658871</text:p>
          </table:table-cell>
          <table:table-cell table:style-name="ce2" office:value-type="string" calcext:value-type="string">
            <text:p>962175391</text:p>
          </table:table-cell>
          <table:table-cell office:value-type="string" calcext:value-type="string">
            <text:p>ΚΑΡΡΑΣ ΚΩΝΣΤΑΝΤΙΝΟΣ ΤΟΥ ΓΕΩΡΓΙΟΥ</text:p>
          </table:table-cell>
          <table:table-cell office:value-type="string" calcext:value-type="string">
            <text:p>ΑΛΜΙΝΗ</text:p>
          </table:table-cell>
          <table:table-cell table:style-name="ce2" office:value-type="string" calcext:value-type="string">
            <text:p>07484440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ΛΑΤΑΡΙΑ 0, 46100 ΠΛΑΤΑΡΙΑ ΗΓΟΥΜΕΝΙΤΣΑ</text:p>
          </table:table-cell>
          <table:table-cell office:value-type="string" calcext:value-type="string">
            <text:p>2665071749, 6944939273 , 26650717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655805</text:p>
          </table:table-cell>
          <table:table-cell table:style-name="ce2" office:value-type="string" calcext:value-type="string">
            <text:p>962165127</text:p>
          </table:table-cell>
          <table:table-cell office:value-type="string" calcext:value-type="string">
            <text:p>ΚΑΡΡΑΣ ΚΩΝΣΤΑΝΤΙΝΟΣ ΤΟΥ ΓΕΩΡΓΙΟΥ</text:p>
          </table:table-cell>
          <table:table-cell office:value-type="string" calcext:value-type="string">
            <text:p>ΑΛΜΙΝΗ</text:p>
          </table:table-cell>
          <table:table-cell table:style-name="ce2" office:value-type="string" calcext:value-type="string">
            <text:p>07484440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ΛΑΤΑΡΙΑ 0, 46100 ΠΛΑΤΑΡΙΑ ΗΓΟΥΜΕΝΙΤΣΑ</text:p>
          </table:table-cell>
          <table:table-cell office:value-type="string" calcext:value-type="string">
            <text:p>6944939273, 26650717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883403</text:p>
          </table:table-cell>
          <table:table-cell table:style-name="ce2" office:value-type="string" calcext:value-type="string">
            <text:p>963423914</text:p>
          </table:table-cell>
          <table:table-cell table:number-columns-repeated="2" office:value-type="string" calcext:value-type="string">
            <text:p>ΠΑΠΠΑ ΑΘ. ΧΡΥΣΟΥΛΑ</text:p>
          </table:table-cell>
          <table:table-cell table:style-name="ce2" office:value-type="string" calcext:value-type="string">
            <text:p>0315180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ΗΓΟΥΜΕΝΙΤΣΑ ΗΓΟΥΜΕΝΙΤΣΑ</text:p>
          </table:table-cell>
          <table:table-cell office:value-type="string" calcext:value-type="string">
            <text:p>2665093055, 2665025026, 6944843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551003</text:p>
          </table:table-cell>
          <table:table-cell table:style-name="ce2" office:value-type="string" calcext:value-type="string">
            <text:p>961618592</text:p>
          </table:table-cell>
          <table:table-cell office:value-type="string" calcext:value-type="string">
            <text:p>ΡΑΠΤΗΣ ΣΤΥΛΙΑΝΟΣ ΞΕΝ. ΤΟΥΡΙΣΤ. ΕΠΙΧ. Α.Ε.</text:p>
          </table:table-cell>
          <table:table-cell office:value-type="string" calcext:value-type="string">
            <text:p>ΡΑΠΤΗΣ</text:p>
          </table:table-cell>
          <table:table-cell table:style-name="ce2" office:value-type="string" calcext:value-type="string">
            <text:p>09416204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ΠΕΡΙΦΕΡΕΙΑΚΗ ΕΝΟΤΗΤΑ ΘΕΣΠΡΩΤΙΑΣ ΔΗΜΟΣ ΗΓΟΥΜΕΝΙΤΣΑΣ</text:p>
          </table:table-cell>
          <table:table-cell office:value-type="string" calcext:value-type="string">
            <text:p>2665027132, 2665093111, 6973314110</text:p>
          </table:table-cell>
          <table:table-cell office:value-type="string" calcext:value-type="string">
            <text:p>www.apartmentsrapt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359583</text:p>
          </table:table-cell>
          <table:table-cell table:style-name="ce2" office:value-type="string" calcext:value-type="string">
            <text:p>960609309</text:p>
          </table:table-cell>
          <table:table-cell office:value-type="string" calcext:value-type="string">
            <text:p>ΛΟΥΤΣΗ ΓΕΩΡΓΙΑ</text:p>
          </table:table-cell>
          <table:table-cell office:value-type="string" calcext:value-type="string">
            <text:p>LOUTSIS STUDIOS</text:p>
          </table:table-cell>
          <table:table-cell table:style-name="ce2" office:value-type="string" calcext:value-type="string">
            <text:p>04924843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ΗΓΟΥΜΕΝΙΤΣΑ</text:p>
          </table:table-cell>
          <table:table-cell office:value-type="string" calcext:value-type="string">
            <text:p>6970088756, 2665093178</text:p>
          </table:table-cell>
          <table:table-cell office:value-type="string" calcext:value-type="string">
            <text:p>loutsis@sivota-holidays.com, www.sivota-holiday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876477</text:p>
          </table:table-cell>
          <table:table-cell table:style-name="ce2" office:value-type="string" calcext:value-type="string">
            <text:p>963325893</text:p>
          </table:table-cell>
          <table:table-cell table:number-columns-repeated="2" office:value-type="string" calcext:value-type="string">
            <text:p>ΑΠΕΡΓΗ ΕΥΑΓΓΕΛΙΑ</text:p>
          </table:table-cell>
          <table:table-cell table:style-name="ce2" office:value-type="string" calcext:value-type="string">
            <text:p>04241620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ΗΓΟΥΜΕΝΙΤΣΑ</text:p>
          </table:table-cell>
          <table:table-cell office:value-type="float" office:value="2665093470" calcext:value-type="float">
            <text:p>26650934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880178</text:p>
          </table:table-cell>
          <table:table-cell table:style-name="ce2" office:value-type="string" calcext:value-type="string">
            <text:p>963374206</text:p>
          </table:table-cell>
          <table:table-cell office:value-type="string" calcext:value-type="string">
            <text:p>ΜΠΟΥΡΣΙΝΟΣ ΒΑΣ. ΔΗΜΗΤΡΙΟΣ</text:p>
          </table:table-cell>
          <table:table-cell office:value-type="string" calcext:value-type="string">
            <text:p>BAIABLU</text:p>
          </table:table-cell>
          <table:table-cell table:style-name="ce2" office:value-type="string" calcext:value-type="string">
            <text:p>02728075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ΗΓΟΥΜΕΝΙΤΣΑ</text:p>
          </table:table-cell>
          <table:table-cell office:value-type="string" calcext:value-type="string">
            <text:p>2665093419, 26650253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517849</text:p>
          </table:table-cell>
          <table:table-cell table:style-name="ce2" office:value-type="string" calcext:value-type="string">
            <text:p>961426754</text:p>
          </table:table-cell>
          <table:table-cell table:number-columns-repeated="2" office:value-type="string" calcext:value-type="string">
            <text:p>ΜΟΙΡΙΣΚΛΑΒΟΣ ΚΩΝ. ΕΥΑΓΓΕΛΟΣ</text:p>
          </table:table-cell>
          <table:table-cell table:style-name="ce2" office:value-type="string" calcext:value-type="string">
            <text:p>0429205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ΗΓΟΥΜΕΝΙΤΣΑ</text:p>
          </table:table-cell>
          <table:table-cell office:value-type="string" calcext:value-type="string">
            <text:p>2665093363, 2665093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517384</text:p>
          </table:table-cell>
          <table:table-cell table:style-name="ce2" office:value-type="string" calcext:value-type="string">
            <text:p>961421300</text:p>
          </table:table-cell>
          <table:table-cell table:number-columns-repeated="2" office:value-type="string" calcext:value-type="string">
            <text:p>ΚΑΤΣΙΟΣ ΠΑΝΑΓ. ΧΡΗΣΤΟΣ</text:p>
          </table:table-cell>
          <table:table-cell table:style-name="ce2" office:value-type="string" calcext:value-type="string">
            <text:p>03824488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ΣΥΒΟΤΑ</text:p>
          </table:table-cell>
          <table:table-cell office:value-type="string" calcext:value-type="string">
            <text:p>6945819901, 26650931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ΠΡΩΤΙΑΣ</text:p>
          </table:table-cell>
          <table:table-cell table:style-name="ce2" office:value-type="string" calcext:value-type="string">
            <text:p>21/2016/000029848127</text:p>
          </table:table-cell>
          <table:table-cell table:style-name="ce2" office:value-type="string" calcext:value-type="string">
            <text:p>963144322</text:p>
          </table:table-cell>
          <table:table-cell table:number-columns-repeated="2" office:value-type="string" calcext:value-type="string">
            <text:p>ΓΟΥΛΙΑ ΕΛΕΝΗ</text:p>
          </table:table-cell>
          <table:table-cell table:style-name="ce2" office:value-type="string" calcext:value-type="string">
            <text:p>10562577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ΥΒΟΤΑ 0, 46100 ΣΥΒΟΤΑ ΣΥΒΟΤΑ</text:p>
          </table:table-cell>
          <table:table-cell office:value-type="string" calcext:value-type="string">
            <text:p>6941554396, 2665093409, 26510717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309233</text:p>
          </table:table-cell>
          <table:table-cell table:style-name="ce2" office:value-type="string" calcext:value-type="string">
            <text:p>960368100</text:p>
          </table:table-cell>
          <table:table-cell office:value-type="string" calcext:value-type="string">
            <text:p>Γ. ΑΠΑΛΛΑΣ - Χ. ΚΑΙ Α. ΣΠΑΝΟΣ - ΞΕΝΟΔΟΧΕΙΑΚΕΣ ΕΠΙΧΕΙΡΗΣΕΙΣ Ο.Ε.</text:p>
          </table:table-cell>
          <table:table-cell office:value-type="string" calcext:value-type="string">
            <text:p>ΞΕΝΟΔΟΧΕΙΟ ΑΝΕΣΙΣ ΟΕ</text:p>
          </table:table-cell>
          <table:table-cell table:style-name="ce2" office:value-type="string" calcext:value-type="string">
            <text:p>0840994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6ΗΣ ΟΚΤΩΒΡΙΟΥ <text:s/>20, 54627 ΘΕΣ.ΝΙΚΗΣ ΘΕΣ.ΝΙΚΗ</text:p>
          </table:table-cell>
          <table:table-cell office:value-type="string" calcext:value-type="string">
            <text:p>2310520200 , 23105155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989972</text:p>
          </table:table-cell>
          <table:table-cell table:style-name="ce2" office:value-type="string" calcext:value-type="string">
            <text:p>964261232</text:p>
          </table:table-cell>
          <table:table-cell office:value-type="string" calcext:value-type="string">
            <text:p>Σ. ΤΕΛΕΙΩΝΗΣ - Φ. ΑΓΓΕΛΑΚΟΠΟΥΛΟΥ ΟΕ</text:p>
          </table:table-cell>
          <table:table-cell office:value-type="string" calcext:value-type="string">
            <text:p>TELIONI</text:p>
          </table:table-cell>
          <table:table-cell table:style-name="ce2" office:value-type="string" calcext:value-type="string">
            <text:p>0826105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Υ ΔΗΜΗΤΡΙΟΥ 16, 54630 <text:s/>ΘΕΣΣΑΛΟΝΙΚΗ</text:p>
          </table:table-cell>
          <table:table-cell office:value-type="float" office:value="2310527825" calcext:value-type="float">
            <text:p>23105278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601487</text:p>
          </table:table-cell>
          <table:table-cell table:style-name="ce2" office:value-type="string" calcext:value-type="string">
            <text:p>961941263</text:p>
          </table:table-cell>
          <table:table-cell office:value-type="string" calcext:value-type="string">
            <text:p>ΧΑΤΖΗΙΩΑΝΝΙΔΟΥ ΠΑΝ.ΜΑΡΙΝΑ</text:p>
          </table:table-cell>
          <table:table-cell office:value-type="string" calcext:value-type="string">
            <text:p>ΞΕΝΟΔΟΧΕΙΟ ΑΥΡΑ</text:p>
          </table:table-cell>
          <table:table-cell table:style-name="ce2" office:value-type="string" calcext:value-type="string">
            <text:p>03968283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ΠΕΛΟΚΗΠΩΝ <text:s/>2 , 57019 ΘΕΣ/ΝΙΚΗΣ ΘΕΣ/ΝΙΚΗ</text:p>
          </table:table-cell>
          <table:table-cell office:value-type="string" calcext:value-type="string">
            <text:p>2392024271, 6978480327, 2392026236</text:p>
          </table:table-cell>
          <table:table-cell office:value-type="string" calcext:value-type="string">
            <text:p>info@aurahotelthessalonik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30060998</text:p>
          </table:table-cell>
          <table:table-cell table:style-name="ce2" office:value-type="string" calcext:value-type="string">
            <text:p>964707363</text:p>
          </table:table-cell>
          <table:table-cell office:value-type="string" calcext:value-type="string">
            <text:p>ΖΑΦΕΙΡΙΟΣ ΠΑΠΑΤΖΙΜΑΣ</text:p>
          </table:table-cell>
          <table:table-cell office:value-type="string" calcext:value-type="string">
            <text:p>ΑΘΩΣ</text:p>
          </table:table-cell>
          <table:table-cell table:style-name="ce2" office:value-type="string" calcext:value-type="string">
            <text:p>02095664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. ΠΑΛΑΙΟΛΟΓΟΥ <text:s/>10, 57014 ΣΤΑΥΡΟΣ - ΠΛΑΤΑΝΙΑ ΣΤΑΥΡΟΣ ΘΕΣ/ΝΙΚΗΣ</text:p>
          </table:table-cell>
          <table:table-cell office:value-type="string" calcext:value-type="string">
            <text:p>6944247356, 2397061353</text:p>
          </table:table-cell>
          <table:table-cell office:value-type="string" calcext:value-type="string">
            <text:p>zp-archo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515558</text:p>
          </table:table-cell>
          <table:table-cell table:style-name="ce2" office:value-type="string" calcext:value-type="string">
            <text:p>961404312</text:p>
          </table:table-cell>
          <table:table-cell table:number-columns-repeated="2" office:value-type="string" calcext:value-type="string">
            <text:p>ΝΙΚΗΦΟΡΙΔΟΥ ΔΕΣΠΟΙΝΑ</text:p>
          </table:table-cell>
          <table:table-cell table:style-name="ce2" office:value-type="string" calcext:value-type="string">
            <text:p>0492459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 ΝΕΑΣ ΑΠΟΛΛΩΝΙΑΣ 0, 57015 <text:s/>Ν. ΑΠΟΛΛΩΝΙΑ</text:p>
          </table:table-cell>
          <table:table-cell office:value-type="string" calcext:value-type="string">
            <text:p>6976000017, 2393041735, 6972520621</text:p>
          </table:table-cell>
          <table:table-cell office:value-type="string" calcext:value-type="string">
            <text:p>info@zaxo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636117</text:p>
          </table:table-cell>
          <table:table-cell table:style-name="ce2" office:value-type="string" calcext:value-type="string">
            <text:p>962094004</text:p>
          </table:table-cell>
          <table:table-cell office:value-type="string" calcext:value-type="string">
            <text:p>ΤΟΥΡΙΣΤΙΚΕΣ ΕΠΙΧΕΙΡΗΣΕΙΣ ΚΑΨΗ <text:s/>ΘΕΣ/ΝΙΚΗΣ Α.Ε.</text:p>
          </table:table-cell>
          <table:table-cell office:value-type="string" calcext:value-type="string">
            <text:p>CAPSIS HOTEL</text:p>
          </table:table-cell>
          <table:table-cell table:style-name="ce2" office:value-type="string" calcext:value-type="string">
            <text:p>09402103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ΝΑΣΤΗΡΙΟΥ <text:s/>18, 54629 ΘΕΣ/ΝΙΚΗΣ ΘΕΣ/ΝΙΚΗ</text:p>
          </table:table-cell>
          <table:table-cell office:value-type="float" office:value="2310521321" calcext:value-type="float">
            <text:p>23105213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576832</text:p>
          </table:table-cell>
          <table:table-cell table:style-name="ce2" office:value-type="string" calcext:value-type="string">
            <text:p>961727203</text:p>
          </table:table-cell>
          <table:table-cell table:number-columns-repeated="2" office:value-type="string" calcext:value-type="string">
            <text:p>ΞΕΝΟΔΟΧΕΙΑΚΑΙ ΕΠΙΧΕΙΡΗΣΕΙΣ ΡΟΤΟΝΤΑ Α.Ε.</text:p>
          </table:table-cell>
          <table:table-cell table:style-name="ce2" office:value-type="string" calcext:value-type="string">
            <text:p>09404274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ΝΑΣΤΗΡΙΟΥ <text:s/>97, 54627 <text:s/></text:p>
          </table:table-cell>
          <table:table-cell office:value-type="string" calcext:value-type="string">
            <text:p>2310517121, 2310524159</text:p>
          </table:table-cell>
          <table:table-cell office:value-type="string" calcext:value-type="string">
            <text:p>info@hotelrotond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663985</text:p>
          </table:table-cell>
          <table:table-cell table:style-name="ce2" office:value-type="string" calcext:value-type="string">
            <text:p>962196865</text:p>
          </table:table-cell>
          <table:table-cell office:value-type="string" calcext:value-type="string">
            <text:p>Π. ΚΟΥΝΟΥΠΗΣ <text:s/>ΣΙΑ ΟΕ</text:p>
          </table:table-cell>
          <table:table-cell office:value-type="string" calcext:value-type="string">
            <text:p>HOTEL VERGINA</text:p>
          </table:table-cell>
          <table:table-cell table:style-name="ce2" office:value-type="string" calcext:value-type="string">
            <text:p>0828749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ΝΑΣΤΗΡΙΟΥ 19, 54627 ΠΕΡΙΦΕΡΕΙΑΚΗ ΕΝΟΤΗΤΑ ΘΕΣΣΑΛΟΝΙΚΗΣ ΔΗΜΟΣ ΘΕΣΣΑΛΟΝΙΚΗΣ</text:p>
          </table:table-cell>
          <table:table-cell office:value-type="string" calcext:value-type="string">
            <text:p>2310516021, 23105293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791781</text:p>
          </table:table-cell>
          <table:table-cell table:style-name="ce2" office:value-type="string" calcext:value-type="string">
            <text:p>962850229</text:p>
          </table:table-cell>
          <table:table-cell office:value-type="string" calcext:value-type="string">
            <text:p>ΔΕΔΕΟΓΛΟΥ ΣΕΡ Κ ΟΛΓΑ ΚΑΙ ΣΙΑ ΟΕ</text:p>
          </table:table-cell>
          <table:table-cell office:value-type="string" calcext:value-type="string">
            <text:p>GRANT HOTEL PALACE</text:p>
          </table:table-cell>
          <table:table-cell table:style-name="ce2" office:value-type="string" calcext:value-type="string">
            <text:p>08407790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ΝΑΣΤΗΡΙΟΥ 305-307, 54628 <text:s/>ΜΕΝΕΜΕΝΗ</text:p>
          </table:table-cell>
          <table:table-cell office:value-type="string" calcext:value-type="string">
            <text:p>2310552554, 2310549001</text:p>
          </table:table-cell>
          <table:table-cell office:value-type="string" calcext:value-type="string">
            <text:p>account@grandhotelpalac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ΕΣΣΑΛΟΝΙΚΗΣ</text:p>
          </table:table-cell>
          <table:table-cell table:style-name="ce2" office:value-type="string" calcext:value-type="string">
            <text:p>21/2016/000029892176</text:p>
          </table:table-cell>
          <table:table-cell table:style-name="ce2" office:value-type="string" calcext:value-type="string">
            <text:p>963509494</text:p>
          </table:table-cell>
          <table:table-cell table:number-columns-repeated="2" office:value-type="string" calcext:value-type="string">
            <text:p>ΜΑΡΤΖΙΟΣ ΑΘΑΝΑΣΙΟΣ</text:p>
          </table:table-cell>
          <table:table-cell table:style-name="ce2" office:value-type="string" calcext:value-type="string">
            <text:p>07176484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ΑΥΡΟΣ 0, 57014 <text:s/>ΣΤΑΥΡΟΣ ΘΕΣ/ΝΙΚΗΣ</text:p>
          </table:table-cell>
          <table:table-cell office:value-type="float" office:value="2397065553" calcext:value-type="float">
            <text:p>23970655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ΗΡΑΣ</text:p>
          </table:table-cell>
          <table:table-cell table:style-name="ce2" office:value-type="string" calcext:value-type="string">
            <text:p>21/2016/000029282606</text:p>
          </table:table-cell>
          <table:table-cell table:style-name="ce2" office:value-type="string" calcext:value-type="string">
            <text:p>960223599</text:p>
          </table:table-cell>
          <table:table-cell office:value-type="string" calcext:value-type="string">
            <text:p>ΓΑΒΑΛΑ ΛΑΖ.ΝΙΚΟΛΕΤΤΑ</text:p>
          </table:table-cell>
          <table:table-cell office:value-type="string" calcext:value-type="string">
            <text:p>ΕΒΕΛΙΝΑ ΠΑΣΙΟΝ</text:p>
          </table:table-cell>
          <table:table-cell table:style-name="ce2" office:value-type="string" calcext:value-type="string">
            <text:p>0751766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ΡΙΣΣΑ 0, 84703 ΘΗΡΑΣ ΘΗΡΑ</text:p>
          </table:table-cell>
          <table:table-cell office:value-type="string" calcext:value-type="string">
            <text:p>2286081743, 2286081743, 6974642570</text:p>
          </table:table-cell>
          <table:table-cell office:value-type="string" calcext:value-type="string">
            <text:p>evelynpension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ΘΗΡΑΣ</text:p>
          </table:table-cell>
          <table:table-cell table:style-name="ce2" office:value-type="string" calcext:value-type="string">
            <text:p>21/2016/000029500680</text:p>
          </table:table-cell>
          <table:table-cell table:style-name="ce2" office:value-type="string" calcext:value-type="string">
            <text:p>961326595</text:p>
          </table:table-cell>
          <table:table-cell office:value-type="string" calcext:value-type="string">
            <text:p>ΔΡΟΣΟΥ ΕΙΡΗΝΗ</text:p>
          </table:table-cell>
          <table:table-cell office:value-type="string" calcext:value-type="string">
            <text:p>ΣΑΝΤΑ ΜΠΑΡΜΠΑΡΑ</text:p>
          </table:table-cell>
          <table:table-cell table:style-name="ce2" office:value-type="string" calcext:value-type="string">
            <text:p>1303630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ΙΣΣΑ 0, 84703 ΘΗΡΑΣ ΘΗΡΑΣ</text:p>
          </table:table-cell>
          <table:table-cell office:value-type="string" calcext:value-type="string">
            <text:p>2286081534, 22860852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ΘΗΡΑΣ</text:p>
          </table:table-cell>
          <table:table-cell table:style-name="ce2" office:value-type="string" calcext:value-type="string">
            <text:p>21/2016/000029670072</text:p>
          </table:table-cell>
          <table:table-cell table:style-name="ce2" office:value-type="string" calcext:value-type="string">
            <text:p>962227041</text:p>
          </table:table-cell>
          <table:table-cell office:value-type="string" calcext:value-type="string">
            <text:p>ΠΕΡΙΣΣΑ ΑΕ</text:p>
          </table:table-cell>
          <table:table-cell office:value-type="string" calcext:value-type="string">
            <text:p>ΑΜΑΡΥΛΛΙΣ</text:p>
          </table:table-cell>
          <table:table-cell table:style-name="ce2" office:value-type="string" calcext:value-type="string">
            <text:p>09419307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ΙΣΣΑ 0, 84703 ΠΕΡΙΦΕΡΕΙΑΚΗ ΕΝΟΤΗΤΑ ΘΗΡΑΣ ΔΗΜΟΣ ΘΗΡΑΣ</text:p>
          </table:table-cell>
          <table:table-cell office:value-type="string" calcext:value-type="string">
            <text:p>286081682-6932669739, 22860818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619649</text:p>
          </table:table-cell>
          <table:table-cell table:style-name="ce2" office:value-type="string" calcext:value-type="string">
            <text:p>962033429</text:p>
          </table:table-cell>
          <table:table-cell office:value-type="string" calcext:value-type="string">
            <text:p>ΚΟΝΤΑΞΗ ΑΓΛΑΙΑ</text:p>
          </table:table-cell>
          <table:table-cell office:value-type="string" calcext:value-type="string">
            <text:p>SAKIS</text:p>
          </table:table-cell>
          <table:table-cell table:style-name="ce2" office:value-type="string" calcext:value-type="string">
            <text:p>04707764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25η ΜΑΡΤΙΟΥ <text:s/>38, 45500 ΠΕΡΑΜΑ ΙΩΑΝΝΙΝΑ</text:p>
          </table:table-cell>
          <table:table-cell office:value-type="string" calcext:value-type="string">
            <text:p>6977073887, 2651081683, 2651081500</text:p>
          </table:table-cell>
          <table:table-cell office:value-type="string" calcext:value-type="string">
            <text:p>www.sakisrooms.gr, sakis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30069847</text:p>
          </table:table-cell>
          <table:table-cell table:style-name="ce2" office:value-type="string" calcext:value-type="string">
            <text:p>964759837</text:p>
          </table:table-cell>
          <table:table-cell table:number-columns-repeated="2" office:value-type="string" calcext:value-type="string">
            <text:p>ΖΙΑΚΟΣ ΣΠΥΡΙΔΩΝ</text:p>
          </table:table-cell>
          <table:table-cell table:style-name="ce2" office:value-type="string" calcext:value-type="string">
            <text:p>04223218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ΑΡΑΝΤΟΣ 0, 44100 ΙΩΑΝΝΙΝΑ ΚΟΝΙΤΣΑ</text:p>
          </table:table-cell>
          <table:table-cell office:value-type="string" calcext:value-type="string">
            <text:p>2655023482, 6972898113</text:p>
          </table:table-cell>
          <table:table-cell office:value-type="string" calcext:value-type="string">
            <text:p>ziakosspyros@hotmail.gr, www.ziakos-amarantos.gr, (FACEBOOK) ΞΕΝΩΝΑΣ ΖΙΑΚΟΣ/CHALET ZIAK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30055732</text:p>
          </table:table-cell>
          <table:table-cell table:style-name="ce2" office:value-type="string" calcext:value-type="string">
            <text:p>964680727</text:p>
          </table:table-cell>
          <table:table-cell table:number-columns-repeated="2" office:value-type="string" calcext:value-type="string">
            <text:p>ΚΟΥΓΚΟΥΛΗΣ ΚΩΝΣΤΑΝΤΙΝΟΣ</text:p>
          </table:table-cell>
          <table:table-cell table:style-name="ce2" office:value-type="string" calcext:value-type="string">
            <text:p>0336510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ΑΡΑΝΤΟΣ 0, 44100 ΚΟΝΙΤΣΑ ΚΟΝΙΤΣΑ</text:p>
          </table:table-cell>
          <table:table-cell office:value-type="string" calcext:value-type="string">
            <text:p>6972318810, 2655023487</text:p>
          </table:table-cell>
          <table:table-cell office:value-type="string" calcext:value-type="string">
            <text:p>www.loutraamarantou.gr, loutraamarantou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599420</text:p>
          </table:table-cell>
          <table:table-cell table:style-name="ce2" office:value-type="string" calcext:value-type="string">
            <text:p>961920154</text:p>
          </table:table-cell>
          <table:table-cell table:number-columns-repeated="2" office:value-type="string" calcext:value-type="string">
            <text:p>ΤΣΟΥΜΑΝΗΣ ΑΝΔΡΕΑΣ ΟΕ</text:p>
          </table:table-cell>
          <table:table-cell table:style-name="ce2" office:value-type="string" calcext:value-type="string">
            <text:p>99869157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ΦΙΘΕΑ 0, 45500 <text:s/>ΙΩΑΝΝΙΝΑ</text:p>
          </table:table-cell>
          <table:table-cell office:value-type="string" calcext:value-type="string">
            <text:p>2651081649, 6947566504</text:p>
          </table:table-cell>
          <table:table-cell office:value-type="string" calcext:value-type="string">
            <text:p>anemoliahotel@gmail.com, www.anemolia-resor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30081542</text:p>
          </table:table-cell>
          <table:table-cell table:style-name="ce2" office:value-type="string" calcext:value-type="string">
            <text:p>964865045</text:p>
          </table:table-cell>
          <table:table-cell table:number-columns-repeated="2" office:value-type="string" calcext:value-type="string">
            <text:p>ΑΧΝΟΥΛΑΣ ΧΑΡΑΛΑΜΠΟΣ</text:p>
          </table:table-cell>
          <table:table-cell table:style-name="ce2" office:value-type="string" calcext:value-type="string">
            <text:p>04494683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Ω ΠΕΔΙΝΑ 0, 44007 ΖΑΓΟΡΙΟΥ ΙΩΑΝΝΙΝΑ</text:p>
          </table:table-cell>
          <table:table-cell office:value-type="string" calcext:value-type="string">
            <text:p>2653071216, 2653071516, 6942295893</text:p>
          </table:table-cell>
          <table:table-cell office:value-type="string" calcext:value-type="string">
            <text:p>www.hotelaloni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544853</text:p>
          </table:table-cell>
          <table:table-cell table:style-name="ce2" office:value-type="string" calcext:value-type="string">
            <text:p>961595567</text:p>
          </table:table-cell>
          <table:table-cell office:value-type="string" calcext:value-type="string">
            <text:p>ΕΛΛΑΣ ΗΠΙΟΣ ΤΟΥΡΙΣΜΟΣ ΑΕ</text:p>
          </table:table-cell>
          <table:table-cell office:value-type="string" calcext:value-type="string">
            <text:p>ΤΟ ΣΠΙΤΙ ΤΟΥ ΟΡΕΣΤΗ</text:p>
          </table:table-cell>
          <table:table-cell table:style-name="ce2" office:value-type="string" calcext:value-type="string">
            <text:p>094190141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Ω ΠΕΔΙΝΑ 0, 44007 ΖΑΓΟΡΙΟΥ ΙΩΑΝΝΙΝΑ</text:p>
          </table:table-cell>
          <table:table-cell office:value-type="string" calcext:value-type="string">
            <text:p>6944394193, 2651068566, 2653071202</text:p>
          </table:table-cell>
          <table:table-cell office:value-type="string" calcext:value-type="string">
            <text:p>anez1@hellas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27888</text:p>
          </table:table-cell>
          <table:table-cell table:style-name="ce2" office:value-type="string" calcext:value-type="string">
            <text:p>963678906</text:p>
          </table:table-cell>
          <table:table-cell office:value-type="string" calcext:value-type="string">
            <text:p>ΚΡΑΝΑ ΣΤΑΘΟΥΛΑ</text:p>
          </table:table-cell>
          <table:table-cell office:value-type="string" calcext:value-type="string">
            <text:p>ΑΡΧΟΝΤΙΚΟ ΚΡΑΝΑ</text:p>
          </table:table-cell>
          <table:table-cell table:style-name="ce2" office:value-type="string" calcext:value-type="string">
            <text:p>04613499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ΣΠΡΑΓΓΕΛΟΙ 0, 44007 <text:s/>ΑΣΠΡΑΓΓΕΛΟΙ</text:p>
          </table:table-cell>
          <table:table-cell office:value-type="string" calcext:value-type="string">
            <text:p>6937363071, 2653022225</text:p>
          </table:table-cell>
          <table:table-cell office:value-type="string" calcext:value-type="string">
            <text:p>www.arxontiko-krana.gr, info@arxontiko-kran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74721</text:p>
          </table:table-cell>
          <table:table-cell table:style-name="ce2" office:value-type="string" calcext:value-type="string">
            <text:p>964055054</text:p>
          </table:table-cell>
          <table:table-cell office:value-type="string" calcext:value-type="string">
            <text:p>ΒΑΤΑΒΑΛΗΣ ΑΛΕΞΑΝΔΡΟΣ</text:p>
          </table:table-cell>
          <table:table-cell office:value-type="string" calcext:value-type="string">
            <text:p>ΦΥΛΙΡΑ</text:p>
          </table:table-cell>
          <table:table-cell table:style-name="ce2" office:value-type="string" calcext:value-type="string">
            <text:p>04494510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ΙΤΣΑ 0, 44007 ΖΑΓΟΡΙΟΥ ΙΩΑΝΝΙΝΑ</text:p>
          </table:table-cell>
          <table:table-cell office:value-type="string" calcext:value-type="string">
            <text:p>2653071371, 2653071371, 6945583281</text:p>
          </table:table-cell>
          <table:table-cell office:value-type="string" calcext:value-type="string">
            <text:p>info@hotelfilir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328577</text:p>
          </table:table-cell>
          <table:table-cell table:style-name="ce2" office:value-type="string" calcext:value-type="string">
            <text:p>960447305</text:p>
          </table:table-cell>
          <table:table-cell table:number-columns-repeated="2" office:value-type="string" calcext:value-type="string">
            <text:p>ΠΑΥΛΟΥ ΝΙΚΟΛΑΟΣ</text:p>
          </table:table-cell>
          <table:table-cell table:style-name="ce2" office:value-type="string" calcext:value-type="string">
            <text:p>1378444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ΕΩΡΓΙΟΥ ΜΟΥΜΑ <text:s/>3, 45500 ΠΕΡΑΜΑ ΙΩΑΝΝΙΝΩΝ ΙΩΑΝΝΙΝΑ</text:p>
          </table:table-cell>
          <table:table-cell office:value-type="string" calcext:value-type="string">
            <text:p>2651086158, 6974675583</text:p>
          </table:table-cell>
          <table:table-cell office:value-type="string" calcext:value-type="string">
            <text:p>info@pavlourooms.gr, www.pavlouroom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350378</text:p>
          </table:table-cell>
          <table:table-cell table:style-name="ce2" office:value-type="string" calcext:value-type="string">
            <text:p>960550821</text:p>
          </table:table-cell>
          <table:table-cell office:value-type="string" calcext:value-type="string">
            <text:p>Ι.Μ. ΑΝΑΣΤΑΣΑΚΗΣ Κ ΣΙΑ ΕΕ</text:p>
          </table:table-cell>
          <table:table-cell office:value-type="string" calcext:value-type="string">
            <text:p>ΓΑΙΑ</text:p>
          </table:table-cell>
          <table:table-cell table:style-name="ce2" office:value-type="string" calcext:value-type="string">
            <text:p>99942472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ΙΛΟΦΟ 0, 44007 ΖΑΓΟΡΙ ΙΩΑΝΝΙΝΑ</text:p>
          </table:table-cell>
          <table:table-cell office:value-type="string" calcext:value-type="string">
            <text:p>6944885218, 26510-43198, 26530-22570</text:p>
          </table:table-cell>
          <table:table-cell office:value-type="string" calcext:value-type="string">
            <text:p>info@gaia-dilofo.gr, www.gaia-dilof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282783</text:p>
          </table:table-cell>
          <table:table-cell table:style-name="ce2" office:value-type="string" calcext:value-type="string">
            <text:p>960226165</text:p>
          </table:table-cell>
          <table:table-cell office:value-type="string" calcext:value-type="string">
            <text:p>ΓΛΥΚΕΡΙΑ ΚΑΙ ΕΥΣΕΒΕΙΑ ΘΕΟΧΑΡΟΥΣ ΟΕ</text:p>
          </table:table-cell>
          <table:table-cell office:value-type="string" calcext:value-type="string">
            <text:p>ΔΡΥΟΦΥΛΛΟ</text:p>
          </table:table-cell>
          <table:table-cell table:style-name="ce2" office:value-type="string" calcext:value-type="string">
            <text:p>9990414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ΛΑΤΗ ΖΑΓΟΡΙΟΥ 0, 44007 ΙΩΑΝΝΙΝΑ </text:p>
          </table:table-cell>
          <table:table-cell office:value-type="string" calcext:value-type="string">
            <text:p>2653071077, 6936599133, 6936145131</text:p>
          </table:table-cell>
          <table:table-cell office:value-type="string" calcext:value-type="string">
            <text:p>info@driofillo.gr, www.driofill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53748</text:p>
          </table:table-cell>
          <table:table-cell table:style-name="ce2" office:value-type="string" calcext:value-type="string">
            <text:p>963815664</text:p>
          </table:table-cell>
          <table:table-cell office:value-type="string" calcext:value-type="string">
            <text:p>ΕΛΕΝΗ ΚΑΣΣΑΡΟΥ ΚΑΙ <text:s/>ΣΙΑ ΟΕ</text:p>
          </table:table-cell>
          <table:table-cell office:value-type="string" calcext:value-type="string">
            <text:p>ΑΡΧΟΝΤΑΡΙΚΙ</text:p>
          </table:table-cell>
          <table:table-cell table:style-name="ce2" office:value-type="string" calcext:value-type="string">
            <text:p>999040631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ΖΑΛΟΚΩΣΤΑ <text:s/>50, 45500 ΙΩΑΝΝΙΝΩΝ ΙΩΑΝΝΙΝΑ</text:p>
          </table:table-cell>
          <table:table-cell office:value-type="string" calcext:value-type="string">
            <text:p>26510-78020, 26510-78070, 2651078010</text:p>
          </table:table-cell>
          <table:table-cell office:value-type="string" calcext:value-type="string">
            <text:p>www.hotel-archontariki.gr, hotelarchontariki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871096</text:p>
          </table:table-cell>
          <table:table-cell table:style-name="ce2" office:value-type="string" calcext:value-type="string">
            <text:p>963276439</text:p>
          </table:table-cell>
          <table:table-cell table:number-columns-repeated="2" office:value-type="string" calcext:value-type="string">
            <text:p>ΑΛΕΞΙΟΣ Α.Ε.</text:p>
          </table:table-cell>
          <table:table-cell table:style-name="ce2" office:value-type="string" calcext:value-type="string">
            <text:p>0940909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ΑΪΣΚΑΚΗ &amp; ΠΟΥΚΕΒΙΛ <text:s/>14, 45332 ΙΩΑΝΝΙΝΑ ΙΩΑΝΝΙΝΑ</text:p>
          </table:table-cell>
          <table:table-cell office:value-type="string" calcext:value-type="string">
            <text:p>2651077444, 2651032030, 2651024003</text:p>
          </table:table-cell>
          <table:table-cell office:value-type="string" calcext:value-type="string">
            <text:p>info@alexios.gr, www.alex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30064889</text:p>
          </table:table-cell>
          <table:table-cell table:style-name="ce2" office:value-type="string" calcext:value-type="string">
            <text:p>964727628</text:p>
          </table:table-cell>
          <table:table-cell office:value-type="string" calcext:value-type="string">
            <text:p>GREEN ESCAPE HOTEL ΑΕ</text:p>
          </table:table-cell>
          <table:table-cell office:value-type="string" calcext:value-type="string">
            <text:p>DOVITEL HOTEL</text:p>
          </table:table-cell>
          <table:table-cell table:style-name="ce2" office:value-type="string" calcext:value-type="string">
            <text:p>99942647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ΤΣΙΜΗΤΡΟΥ <text:s/>57, 45500 ΠΕΡΑΜΑ ΙΩΑΝΝΙΝΑ</text:p>
          </table:table-cell>
          <table:table-cell office:value-type="string" calcext:value-type="string">
            <text:p>2651081611, 2651081001, 26510-81380</text:p>
          </table:table-cell>
          <table:table-cell office:value-type="string" calcext:value-type="string">
            <text:p>info@dovitelhotel.gr, www.dovitel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366029</text:p>
          </table:table-cell>
          <table:table-cell table:style-name="ce2" office:value-type="string" calcext:value-type="string">
            <text:p>960667216</text:p>
          </table:table-cell>
          <table:table-cell office:value-type="string" calcext:value-type="string">
            <text:p>ΚΑΛΤΣΟΥΝΗ ΣΠΥΡΙΔΟΥΛΑ</text:p>
          </table:table-cell>
          <table:table-cell office:value-type="string" calcext:value-type="string">
            <text:p>ΣΠΥΡΙΔΟΥΛΑ</text:p>
          </table:table-cell>
          <table:table-cell table:style-name="ce2" office:value-type="string" calcext:value-type="string">
            <text:p>0748406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ΛΕΙΔΩΝΙΑ 0, 44100 ΚΟΝΙΤΣΑ ΙΩΑΝΝΙΝΑ</text:p>
          </table:table-cell>
          <table:table-cell office:value-type="string" calcext:value-type="string">
            <text:p>2655025050, 2655023261, 6977929682</text:p>
          </table:table-cell>
          <table:table-cell office:value-type="string" calcext:value-type="string">
            <text:p>http://www.hotelspiridoula.gr, hotelspiridoul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65068</text:p>
          </table:table-cell>
          <table:table-cell table:style-name="ce2" office:value-type="string" calcext:value-type="string">
            <text:p>963925606</text:p>
          </table:table-cell>
          <table:table-cell office:value-type="string" calcext:value-type="string">
            <text:p>ΛΑΝΑΣΣΑ ΑΕ</text:p>
          </table:table-cell>
          <table:table-cell office:value-type="string" calcext:value-type="string">
            <text:p>ΠΡΙΓΚΙΠΙΣΣΑ ΛΑΝΑΣΣΑ</text:p>
          </table:table-cell>
          <table:table-cell table:style-name="ce2" office:value-type="string" calcext:value-type="string">
            <text:p>09449654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5 ΑΣΤΕΡ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ΩΣΤΗΤΣΙ 0, 44013 ΤΖΟΥΜΕΡΚΑ ΙΩΑΝΝΙΝΑ</text:p>
          </table:table-cell>
          <table:table-cell office:value-type="string" calcext:value-type="string">
            <text:p>2659022600, 2659022601</text:p>
          </table:table-cell>
          <table:table-cell office:value-type="string" calcext:value-type="string">
            <text:p>info@hotellanassa.gr, www.hotellanass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880246</text:p>
          </table:table-cell>
          <table:table-cell table:style-name="ce2" office:value-type="string" calcext:value-type="string">
            <text:p>963375228</text:p>
          </table:table-cell>
          <table:table-cell office:value-type="string" calcext:value-type="string">
            <text:p>ΛΑΝΑΣΣΑ ΑΕ</text:p>
          </table:table-cell>
          <table:table-cell office:value-type="string" calcext:value-type="string">
            <text:p>ΠΡΙΓΚΙΠΙΣΣΑ ΛΑΝΑΣΣΑ</text:p>
          </table:table-cell>
          <table:table-cell table:style-name="ce2" office:value-type="string" calcext:value-type="string">
            <text:p>094496547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ΑΝΕΞΑΡΤΗΤΩ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ΩΣΤΗΤΣΙΟΝ 0, 44013 ΤΖΟΥΜΕΡΚΩΝ ΙΩΑΝΝΙΝΩΝ ΚΑΛΕΝΤΖΙ</text:p>
          </table:table-cell>
          <table:table-cell office:value-type="string" calcext:value-type="string">
            <text:p>2659022500, 2659022601</text:p>
          </table:table-cell>
          <table:table-cell office:value-type="string" calcext:value-type="string">
            <text:p>info@hotellanassa.gr, www.hotellanass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80540</text:p>
          </table:table-cell>
          <table:table-cell table:style-name="ce2" office:value-type="string" calcext:value-type="string">
            <text:p>964119125</text:p>
          </table:table-cell>
          <table:table-cell office:value-type="string" calcext:value-type="string">
            <text:p>ΓΟΔΕΒΕΝΟΥ ΑΝΝΑ</text:p>
          </table:table-cell>
          <table:table-cell office:value-type="string" calcext:value-type="string">
            <text:p>ΦΙΛΟΞΕΝΗ ΓΩΝΙΑ</text:p>
          </table:table-cell>
          <table:table-cell table:style-name="ce2" office:value-type="string" calcext:value-type="string">
            <text:p>3017531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ΤΣΟΒΟ 0, 44200 ΜΕΤΣΟΒΟ ΙΩΑΝΝΙΝΑ</text:p>
          </table:table-cell>
          <table:table-cell office:value-type="string" calcext:value-type="string">
            <text:p>2656041166, 26560422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511395</text:p>
          </table:table-cell>
          <table:table-cell table:style-name="ce2" office:value-type="string" calcext:value-type="string">
            <text:p>961378890</text:p>
          </table:table-cell>
          <table:table-cell table:number-columns-repeated="2" office:value-type="string" calcext:value-type="string">
            <text:p>ΔΗΜΟΣ ΑΛΚΙΒΙΑΔΗΣ Κ ΣΙΑ ΕΕ</text:p>
          </table:table-cell>
          <table:table-cell table:style-name="ce2" office:value-type="string" calcext:value-type="string">
            <text:p>9974900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ΧΩΡΟΠΟΥΛΟ 0, 45500 ΝΕΟΧΩΡΟΠΟΥΛΟ ΙΩΑΝΝΙΝΑ</text:p>
          </table:table-cell>
          <table:table-cell office:value-type="string" calcext:value-type="string">
            <text:p>6977450124, 26510402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854197</text:p>
          </table:table-cell>
          <table:table-cell table:style-name="ce2" office:value-type="string" calcext:value-type="string">
            <text:p>963174356</text:p>
          </table:table-cell>
          <table:table-cell table:number-columns-repeated="2" office:value-type="string" calcext:value-type="string">
            <text:p>ΤΣΟΥΜΑΝΗΣ ΣΠΥΡΙΔΩΝ</text:p>
          </table:table-cell>
          <table:table-cell table:style-name="ce2" office:value-type="string" calcext:value-type="string">
            <text:p>06986226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ΙΚΙΣΜΟΣ ΒΡΑΔΕΤΟΥ 0, 44010 <text:s/>ΟΙΚΙΣΜΟΣ ΒΡΑΔΕΤΟΥ ΤΣΕΠΕΛΟΒΟ</text:p>
          </table:table-cell>
          <table:table-cell office:value-type="string" calcext:value-type="string">
            <text:p>2653071702, 2653071702, 6941421098</text:p>
          </table:table-cell>
          <table:table-cell office:value-type="string" calcext:value-type="string">
            <text:p>www.balkonizagoriou.gr, aliki.tsoumani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995636</text:p>
          </table:table-cell>
          <table:table-cell table:style-name="ce2" office:value-type="string" calcext:value-type="string">
            <text:p>964335236</text:p>
          </table:table-cell>
          <table:table-cell table:number-columns-repeated="2" office:value-type="string" calcext:value-type="string">
            <text:p>ΠΑΠΑΙΩΑΝΝΟΥ ΓΕΩΡΓΙΟΣ</text:p>
          </table:table-cell>
          <table:table-cell table:style-name="ce2" office:value-type="string" calcext:value-type="string">
            <text:p>043338490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ΑΝΕΞΑΡΤΗΤΩ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ΠΙΓΚΟ 0, 45500 ΠΑΠΙΓΚΟ ΙΩΑΝΝΙΝΑ</text:p>
          </table:table-cell>
          <table:table-cell office:value-type="string" calcext:value-type="string">
            <text:p>2653042055, 2653042055, 6945364484</text:p>
          </table:table-cell>
          <table:table-cell office:value-type="string" calcext:value-type="string">
            <text:p>georgio@paping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478183</text:p>
          </table:table-cell>
          <table:table-cell table:style-name="ce2" office:value-type="string" calcext:value-type="string">
            <text:p>961230249</text:p>
          </table:table-cell>
          <table:table-cell office:value-type="string" calcext:value-type="string">
            <text:p>ΤΣΑΒΑΛΙΑΣ ΘΕΟΔΟΣΙΟΣ</text:p>
          </table:table-cell>
          <table:table-cell office:value-type="string" calcext:value-type="string">
            <text:p>ΑΡΧΟΝΤΙΚΟ 1787</text:p>
          </table:table-cell>
          <table:table-cell table:style-name="ce2" office:value-type="string" calcext:value-type="string">
            <text:p>0455905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ΣΕΠΕΛΟΒΟ 0, 44010 ΖΑΓΟΡΙΟΥ ΙΩΑΝΝΙΝΑ</text:p>
          </table:table-cell>
          <table:table-cell office:value-type="string" calcext:value-type="string">
            <text:p>2653081216, 2653081216, 6946844385</text:p>
          </table:table-cell>
          <table:table-cell office:value-type="string" calcext:value-type="string">
            <text:p>mtsavalia@yahoo.gr, info@arhontiko1787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748776</text:p>
          </table:table-cell>
          <table:table-cell table:style-name="ce2" office:value-type="string" calcext:value-type="string">
            <text:p>962619324</text:p>
          </table:table-cell>
          <table:table-cell office:value-type="string" calcext:value-type="string">
            <text:p>ΑΦΟΙ ΠΑΠΙΓΚΙΩΤΗ ΟΕ</text:p>
          </table:table-cell>
          <table:table-cell office:value-type="string" calcext:value-type="string">
            <text:p>ΒΙΛΛΑ ΠΑΡΟΡΑΙΑ</text:p>
          </table:table-cell>
          <table:table-cell table:style-name="ce2" office:value-type="string" calcext:value-type="string">
            <text:p>997854735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ΣΕΠΕΛΟΒΟΝ 0, 44010 ΖΑΓΟΡΙΟΥ ΤΣΕΠΕΛΟΒΟ</text:p>
          </table:table-cell>
          <table:table-cell office:value-type="string" calcext:value-type="string">
            <text:p>6978300793, 2653081088, 6974429931</text:p>
          </table:table-cell>
          <table:table-cell office:value-type="string" calcext:value-type="string">
            <text:p>info@villaparoraia.gr, www.villaparora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789331</text:p>
          </table:table-cell>
          <table:table-cell table:style-name="ce2" office:value-type="string" calcext:value-type="string">
            <text:p>962838964</text:p>
          </table:table-cell>
          <table:table-cell table:number-columns-repeated="2" office:value-type="string" calcext:value-type="string">
            <text:p>ΞΕΝΟΔΟΧΕΙΟ Η ΔΡΑΚΟΛΙΜΝΗ ΑΕ</text:p>
          </table:table-cell>
          <table:table-cell table:style-name="ce2" office:value-type="string" calcext:value-type="string">
            <text:p>09419008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ΣΕΠΕΛΟΒΟΝ 0, 44010 ΤΣΕΠΕΛΟΒΟ ΤΣΕΠΕΛΟΒΟ</text:p>
          </table:table-cell>
          <table:table-cell office:value-type="string" calcext:value-type="string">
            <text:p>2653081318, 2653081311</text:p>
          </table:table-cell>
          <table:table-cell office:value-type="string" calcext:value-type="string">
            <text:p>info@drakolimni.com, www.drakolimni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ΙΩΑΝΝΙΝΩΝ</text:p>
          </table:table-cell>
          <table:table-cell table:style-name="ce2" office:value-type="string" calcext:value-type="string">
            <text:p>21/2016/000029815051</text:p>
          </table:table-cell>
          <table:table-cell table:style-name="ce2" office:value-type="string" calcext:value-type="string">
            <text:p>962970172</text:p>
          </table:table-cell>
          <table:table-cell office:value-type="string" calcext:value-type="string">
            <text:p>ΝΤΑΣΙΟΣ ΝΙΚΟΛΑΟΣ</text:p>
          </table:table-cell>
          <table:table-cell office:value-type="string" calcext:value-type="string">
            <text:p>ΦΙΛΥΡΑ</text:p>
          </table:table-cell>
          <table:table-cell table:style-name="ce2" office:value-type="string" calcext:value-type="string">
            <text:p>10564298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ΥΡΙΑ 0, 45500 ΜΠΑΟΥΣΙΟΙ ΙΩΑΝΝΙΝΑ</text:p>
          </table:table-cell>
          <table:table-cell office:value-type="string" calcext:value-type="string">
            <text:p>2651084888, 2651084889, 6945653752</text:p>
          </table:table-cell>
          <table:table-cell office:value-type="string" calcext:value-type="string">
            <text:p>info@filir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ΒΑΛΑΣ</text:p>
          </table:table-cell>
          <table:table-cell table:style-name="ce2" office:value-type="string" calcext:value-type="string">
            <text:p>21/2016/000029751339</text:p>
          </table:table-cell>
          <table:table-cell table:style-name="ce2" office:value-type="string" calcext:value-type="string">
            <text:p>962651879</text:p>
          </table:table-cell>
          <table:table-cell table:number-columns-repeated="2" office:value-type="string" calcext:value-type="string">
            <text:p>ΠΕΤΡΙΔΟΥ ΕΥΓΕΝΙΑ</text:p>
          </table:table-cell>
          <table:table-cell table:style-name="ce2" office:value-type="string" calcext:value-type="string">
            <text:p>04206694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ΟΣΠΟΡΟΥ <text:s/>23, 64008 ΝΕΑ ΗΡΑΚΛΕΙΤΣΑ ΝΕΑ ΗΡΑΚΛΕΙΤΣΑ</text:p>
          </table:table-cell>
          <table:table-cell office:value-type="string" calcext:value-type="string">
            <text:p>6944889833, 2594021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ΒΑΛΑΣ</text:p>
          </table:table-cell>
          <table:table-cell table:style-name="ce2" office:value-type="string" calcext:value-type="string">
            <text:p>21/2016/000029940765</text:p>
          </table:table-cell>
          <table:table-cell table:style-name="ce2" office:value-type="string" calcext:value-type="string">
            <text:p>963743545</text:p>
          </table:table-cell>
          <table:table-cell office:value-type="string" calcext:value-type="string">
            <text:p>ΤΟΥΡΙΣΤΙΚΕΣ ΚΑΙ ΞΕΝΟΔΟΧΕΙΑΚΕΣ ΕΠΙΧΕΙΡΗΣΕΙΣ ΚΛΗΡΟΝΟΜΩΝ ΕΜΜΑΝΟΥΗΛ ΠΑΠΑΔΟΓΙΑΝΝΗ ΑΕ</text:p>
          </table:table-cell>
          <table:table-cell office:value-type="string" calcext:value-type="string">
            <text:p>ΩΚΕΑΝΙΣ</text:p>
          </table:table-cell>
          <table:table-cell table:style-name="ce2" office:value-type="string" calcext:value-type="string">
            <text:p>0940334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ΡΥΘΡΟΥ ΣΤΑΥΡΟΥ 32, 65403 ΚΑΒΑΛΑ ΚΑΒΑΛΑ</text:p>
          </table:table-cell>
          <table:table-cell office:value-type="string" calcext:value-type="string">
            <text:p>2510221981, 2510225270</text:p>
          </table:table-cell>
          <table:table-cell office:value-type="string" calcext:value-type="string">
            <text:p>info@oceaniskaval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ΒΑΛΑΣ</text:p>
          </table:table-cell>
          <table:table-cell table:style-name="ce2" office:value-type="string" calcext:value-type="string">
            <text:p>21/2016/000029807168</text:p>
          </table:table-cell>
          <table:table-cell table:style-name="ce2" office:value-type="string" calcext:value-type="string">
            <text:p>962920305</text:p>
          </table:table-cell>
          <table:table-cell office:value-type="string" calcext:value-type="string">
            <text:p>ΞΕΝΟΔΟΧΕΙΟ Ο ΓΙΑΝΝΗΣ Α.Ε</text:p>
          </table:table-cell>
          <table:table-cell office:value-type="string" calcext:value-type="string">
            <text:p><text:s/>"Ο ΓΙΑΝΝΗΣ"</text:p>
          </table:table-cell>
          <table:table-cell table:style-name="ce2" office:value-type="string" calcext:value-type="string">
            <text:p>09413761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ΑΣΠΟΛΟΥΤΡΑ ΚΡΗΝΙΔΩΝ 0, 64003 ΚΡΗΝΙΔΕΣ ΚΑΒΑΛΑ</text:p>
          </table:table-cell>
          <table:table-cell office:value-type="float" office:value="2510516450" calcext:value-type="float">
            <text:p>2510516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ΛΥΜΝΟΥ</text:p>
          </table:table-cell>
          <table:table-cell table:style-name="ce2" office:value-type="string" calcext:value-type="string">
            <text:p>21/2016/000030076801</text:p>
          </table:table-cell>
          <table:table-cell table:style-name="ce2" office:value-type="string" calcext:value-type="string">
            <text:p>964818489</text:p>
          </table:table-cell>
          <table:table-cell office:value-type="string" calcext:value-type="string">
            <text:p>ΜΑΘΙΟΥΔΑΚΗ ΝΙΚΟΛΕΤΤΑ ΜΑΡΙΑ</text:p>
          </table:table-cell>
          <table:table-cell office:value-type="string" calcext:value-type="string">
            <text:p>ΑΛΕΑ ΜΑΡΕ</text:p>
          </table:table-cell>
          <table:table-cell table:style-name="ce2" office:value-type="string" calcext:value-type="string">
            <text:p>10811891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ΛΙΝΔΑ 0, 85400 <text:s/>ΛΕΡΟΣ</text:p>
          </table:table-cell>
          <table:table-cell office:value-type="string" calcext:value-type="string">
            <text:p>2247023365, 2247024612</text:p>
          </table:table-cell>
          <table:table-cell office:value-type="string" calcext:value-type="string">
            <text:p>aleamare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ΛΥΜΝΟΥ</text:p>
          </table:table-cell>
          <table:table-cell table:style-name="ce2" office:value-type="string" calcext:value-type="string">
            <text:p>21/2016/000030073789</text:p>
          </table:table-cell>
          <table:table-cell table:style-name="ce2" office:value-type="string" calcext:value-type="string">
            <text:p>964791285</text:p>
          </table:table-cell>
          <table:table-cell office:value-type="string" calcext:value-type="string">
            <text:p>ΝΕΦΕΛΗ ΑΕ</text:p>
          </table:table-cell>
          <table:table-cell office:value-type="string" calcext:value-type="string">
            <text:p>ΞΕΝ/ΚΕΣ ΚΑΙ ΤΟΥΡ/ΚΕΣ ΕΠΙΧ/ΣΕΙΣ</text:p>
          </table:table-cell>
          <table:table-cell table:style-name="ce2" office:value-type="string" calcext:value-type="string">
            <text:p>09429311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ΡΙΘΩΝΙ <text:s/>0, 85400 ΛΕΡΟΣ <text:s/>ΛΕΡΟΣ </text:p>
          </table:table-cell>
          <table:table-cell office:value-type="string" calcext:value-type="string">
            <text:p>2247024611, 2247024001</text:p>
          </table:table-cell>
          <table:table-cell office:value-type="string" calcext:value-type="string">
            <text:p>nefelihotel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461697</text:p>
          </table:table-cell>
          <table:table-cell table:style-name="ce2" office:value-type="string" calcext:value-type="string">
            <text:p>961162780</text:p>
          </table:table-cell>
          <table:table-cell table:number-columns-repeated="2" office:value-type="string" calcext:value-type="string">
            <text:p>ΚΩΝ/ΝΟΣ ΚΟΥΤΣΙΚΟΥΡΗΣ</text:p>
          </table:table-cell>
          <table:table-cell table:style-name="ce2" office:value-type="string" calcext:value-type="string">
            <text:p>02609093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15 ο ΧΛΜ ΜΟΥΖΑΚΙΟΥ-ΣΠΗΛΙΑΣ 0, 43060 <text:s/></text:p>
          </table:table-cell>
          <table:table-cell office:value-type="float" office:value="2445042549" calcext:value-type="float">
            <text:p>24450425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596005</text:p>
          </table:table-cell>
          <table:table-cell table:style-name="ce2" office:value-type="string" calcext:value-type="string">
            <text:p>961889420</text:p>
          </table:table-cell>
          <table:table-cell table:number-columns-repeated="2" office:value-type="string" calcext:value-type="string">
            <text:p>ΑΝΤΩΝΑΚΗ ΑΝΝΑ</text:p>
          </table:table-cell>
          <table:table-cell table:style-name="ce2" office:value-type="string" calcext:value-type="string">
            <text:p>05399280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ΥΒΙΑ 0, 43067 ΚΑΡΔΙΤΣΑΣ ΠΕΖΟΥΛΑ</text:p>
          </table:table-cell>
          <table:table-cell office:value-type="float" office:value="2441092448" calcext:value-type="float">
            <text:p>24410924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604370</text:p>
          </table:table-cell>
          <table:table-cell table:style-name="ce2" office:value-type="string" calcext:value-type="string">
            <text:p>961972893</text:p>
          </table:table-cell>
          <table:table-cell table:number-columns-repeated="2" office:value-type="string" calcext:value-type="string">
            <text:p>ΖΑΡΚΑΔΑΣ ΒΑΙΟΣ</text:p>
          </table:table-cell>
          <table:table-cell table:style-name="ce2" office:value-type="string" calcext:value-type="string">
            <text:p>05929882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ΕΡΑΣΕΑ 0, 43067 <text:s/>ΚΕΡΑΣΕΑ</text:p>
          </table:table-cell>
          <table:table-cell office:value-type="float" office:value="2441092945" calcext:value-type="float">
            <text:p>24410929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584732</text:p>
          </table:table-cell>
          <table:table-cell table:style-name="ce2" office:value-type="string" calcext:value-type="string">
            <text:p>961795398</text:p>
          </table:table-cell>
          <table:table-cell table:number-columns-repeated="2" office:value-type="string" calcext:value-type="string">
            <text:p>ΧΑΪΝΤΟΥΤΗΣ Λ ΓΡΑΒΑΝΗΣ Θ Ο.Ε.</text:p>
          </table:table-cell>
          <table:table-cell table:style-name="ce2" office:value-type="string" calcext:value-type="string">
            <text:p>08175054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ΥΖΑΚΙ 0, 43060 ΚΑΡΔΙΤΣΗΣ ΜΟΥΖΑΚΙ</text:p>
          </table:table-cell>
          <table:table-cell office:value-type="string" calcext:value-type="string">
            <text:p>24450-42672, 24450-42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286147</text:p>
          </table:table-cell>
          <table:table-cell table:style-name="ce2" office:value-type="string" calcext:value-type="string">
            <text:p>960267283</text:p>
          </table:table-cell>
          <table:table-cell table:number-columns-repeated="2" office:value-type="string" calcext:value-type="string">
            <text:p>ΑΦΟΙ Β.ΚΑΡΑΝΤΩΝΗ ΟΕ</text:p>
          </table:table-cell>
          <table:table-cell table:style-name="ce2" office:value-type="string" calcext:value-type="string">
            <text:p>08269346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ΧΩΡΙ 0, 43067 ΚΑΡΔΙΤΣΑ ΚΑΡΔΙΤΣΑ</text:p>
          </table:table-cell>
          <table:table-cell office:value-type="float" office:value="2441093304" calcext:value-type="float">
            <text:p>24410933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785829</text:p>
          </table:table-cell>
          <table:table-cell table:style-name="ce2" office:value-type="string" calcext:value-type="string">
            <text:p>962823290</text:p>
          </table:table-cell>
          <table:table-cell table:number-columns-repeated="2" office:value-type="string" calcext:value-type="string">
            <text:p>ΚΑΡΑΝΤΩΝΗΣ ΧΡΗΣΤΟΣ</text:p>
          </table:table-cell>
          <table:table-cell table:style-name="ce2" office:value-type="string" calcext:value-type="string">
            <text:p>04752206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ΧΩΡΙΟΝ 0, 43067 <text:s/>ΝΕΟΧΩΡΙ</text:p>
          </table:table-cell>
          <table:table-cell office:value-type="string" calcext:value-type="string">
            <text:p>2441022651, 6936922635</text:p>
          </table:table-cell>
          <table:table-cell office:value-type="string" calcext:value-type="string">
            <text:p>xrisopelia@gmail.com, www.xrisopel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356104</text:p>
          </table:table-cell>
          <table:table-cell table:style-name="ce2" office:value-type="string" calcext:value-type="string">
            <text:p>960582184</text:p>
          </table:table-cell>
          <table:table-cell table:number-columns-repeated="2" office:value-type="string" calcext:value-type="string">
            <text:p>ΝΕΒΡΟΣ ΑΕ</text:p>
          </table:table-cell>
          <table:table-cell table:style-name="ce2" office:value-type="string" calcext:value-type="string">
            <text:p>99967967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ΧΩΡΙΟΝ 0, 43067 ΚΑΡΔΙΤΣΑ ΚΑΡΔΙΤΣΑ</text:p>
          </table:table-cell>
          <table:table-cell office:value-type="float" office:value="2441093201" calcext:value-type="float">
            <text:p>24410932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ΔΙΤΣΑΣ</text:p>
          </table:table-cell>
          <table:table-cell table:style-name="ce2" office:value-type="string" calcext:value-type="string">
            <text:p>21/2016/000029628433</text:p>
          </table:table-cell>
          <table:table-cell table:style-name="ce2" office:value-type="string" calcext:value-type="string">
            <text:p>962067449</text:p>
          </table:table-cell>
          <table:table-cell table:number-columns-repeated="2" office:value-type="string" calcext:value-type="string">
            <text:p>ΑΝΤΩΝΗΣ ΚΡΟΜΜΥΔΑΣ ΜΟΝΟΠΡΟΣΩΠΗ ΕΠΕ</text:p>
          </table:table-cell>
          <table:table-cell table:style-name="ce2" office:value-type="string" calcext:value-type="string">
            <text:p>99811932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ΧΩΡΙΟΝ 0, 43067 ΝΕΟΧΩΡΙΟΝ ΜΕΣΕΝΙΚΟΛΑΣ</text:p>
          </table:table-cell>
          <table:table-cell office:value-type="float" office:value="6936793440" calcext:value-type="float">
            <text:p>6936793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ΠΑΘΟΥ</text:p>
          </table:table-cell>
          <table:table-cell table:style-name="ce2" office:value-type="string" calcext:value-type="string">
            <text:p>21/2016/000029518816</text:p>
          </table:table-cell>
          <table:table-cell table:style-name="ce2" office:value-type="string" calcext:value-type="string">
            <text:p>961437320</text:p>
          </table:table-cell>
          <table:table-cell table:number-columns-repeated="2" office:value-type="string" calcext:value-type="string">
            <text:p>ΑΛΕΞΙΑΔΗΣ ΜΗΝΑΣ</text:p>
          </table:table-cell>
          <table:table-cell table:style-name="ce2" office:value-type="string" calcext:value-type="string">
            <text:p>04193994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ΡΚΑΣΑ 0, 85700 <text:s/>ΚΑΡΠΑΘΟΣ</text:p>
          </table:table-cell>
          <table:table-cell office:value-type="string" calcext:value-type="string">
            <text:p>6972807231, 2245023212, 2245061106, 22450611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ΡΠΑΘΟΥ</text:p>
          </table:table-cell>
          <table:table-cell table:style-name="ce2" office:value-type="string" calcext:value-type="string">
            <text:p>21/2016/000029736560</text:p>
          </table:table-cell>
          <table:table-cell table:style-name="ce2" office:value-type="string" calcext:value-type="string">
            <text:p>962529239</text:p>
          </table:table-cell>
          <table:table-cell table:number-columns-repeated="2" office:value-type="string" calcext:value-type="string">
            <text:p>ΝΙΟΤΗ ΑΝΝΑ</text:p>
          </table:table-cell>
          <table:table-cell table:style-name="ce2" office:value-type="string" calcext:value-type="string">
            <text:p>04220755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ΙΑΦΑΝΙ 0, 85700 <text:s/>ΟΛΥΜΠΟΣ</text:p>
          </table:table-cell>
          <table:table-cell office:value-type="float" office:value="2245051501" calcext:value-type="float">
            <text:p>22450515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30017405</text:p>
          </table:table-cell>
          <table:table-cell table:style-name="ce2" office:value-type="string" calcext:value-type="string">
            <text:p>964509645</text:p>
          </table:table-cell>
          <table:table-cell office:value-type="string" calcext:value-type="string">
            <text:p>ΚΑΛΑΪΤΖΙΔΗΣ ΜΩΥΣΗΣ Α.Ε.</text:p>
          </table:table-cell>
          <table:table-cell office:value-type="string" calcext:value-type="string">
            <text:p>EUROPA</text:p>
          </table:table-cell>
          <table:table-cell table:style-name="ce2" office:value-type="string" calcext:value-type="string">
            <text:p>99855268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Υ ΑΘΑΝΑΣΙΟΥ <text:s/>12, 52100 ΠΕΡΙΦΕΡΕΙΑΚΗ ΕΝΟΤΗΤΑ ΚΑΣΤΟΡΙΑΣ ΔΗΜΟΣ ΚΑΣΤΟΡΙΑΣ</text:p>
          </table:table-cell>
          <table:table-cell office:value-type="float" office:value="2467023826" calcext:value-type="float">
            <text:p>2467023826</text:p>
          </table:table-cell>
          <table:table-cell office:value-type="string" calcext:value-type="string">
            <text:p>info@europahoteikastor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739516</text:p>
          </table:table-cell>
          <table:table-cell table:style-name="ce2" office:value-type="string" calcext:value-type="string">
            <text:p>962543900</text:p>
          </table:table-cell>
          <table:table-cell office:value-type="string" calcext:value-type="string">
            <text:p>ΒΑΣΙΛΕΙΟΥ ΠΑΝΤΕΛΕΗΜΩΝ</text:p>
          </table:table-cell>
          <table:table-cell office:value-type="string" calcext:value-type="string">
            <text:p>ΑΠΟΣΚΕΠΟΣ</text:p>
          </table:table-cell>
          <table:table-cell table:style-name="ce2" office:value-type="string" calcext:value-type="string">
            <text:p>06894747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ΠΟΣΚΕΠΟΣ 0, 52100 <text:s/>ΚΑΣΤΟΡΙΑ</text:p>
          </table:table-cell>
          <table:table-cell office:value-type="string" calcext:value-type="string">
            <text:p>2467021480, 2467021489</text:p>
          </table:table-cell>
          <table:table-cell office:value-type="string" calcext:value-type="string">
            <text:p>www.aposkepos.gr, aposkep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283245</text:p>
          </table:table-cell>
          <table:table-cell table:style-name="ce2" office:value-type="string" calcext:value-type="string">
            <text:p>960232678</text:p>
          </table:table-cell>
          <table:table-cell office:value-type="string" calcext:value-type="string">
            <text:p>ΞΕΝΟΔΟΧΕΙΟ ΙΩΑΝΝΗΣ <text:s/>ΕΥΑΓΓΕΛΟΣ ΕΥΓΕΝΙΟΣ ΣΩΤΗΡΙΟΥ Ο.Ε</text:p>
          </table:table-cell>
          <table:table-cell office:value-type="string" calcext:value-type="string">
            <text:p>ENASTRON</text:p>
          </table:table-cell>
          <table:table-cell table:style-name="ce2" office:value-type="string" calcext:value-type="string">
            <text:p>99855208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ΠΟΣΚΕΠΟΣ 0, 52100 ΚΑΣΤΟΡΙΑ ΚΑΣΤΟΡΙΑ</text:p>
          </table:table-cell>
          <table:table-cell office:value-type="float" office:value="2467024680" calcext:value-type="float">
            <text:p>24670246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975149</text:p>
          </table:table-cell>
          <table:table-cell table:style-name="ce2" office:value-type="string" calcext:value-type="string">
            <text:p>964059447</text:p>
          </table:table-cell>
          <table:table-cell office:value-type="string" calcext:value-type="string">
            <text:p>ΓΡΗΓΟΡΗΣ Κ ΚΩΝΣΤΑΝΤΙΝΟΣ ΤΣΑΜΗΣ ΑΕ</text:p>
          </table:table-cell>
          <table:table-cell office:value-type="string" calcext:value-type="string">
            <text:p>ΤΣΑΜΗΣ ΑΕ</text:p>
          </table:table-cell>
          <table:table-cell table:style-name="ce2" office:value-type="string" calcext:value-type="string">
            <text:p>09406695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ΙΣΠΗΛΙΟ 0, 52100 ΔΙΣΠΗΛΙΟ </text:p>
          </table:table-cell>
          <table:table-cell office:value-type="float" office:value="267085334" calcext:value-type="float">
            <text:p>2670853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30008257</text:p>
          </table:table-cell>
          <table:table-cell table:style-name="ce2" office:value-type="string" calcext:value-type="string">
            <text:p>964478553</text:p>
          </table:table-cell>
          <table:table-cell office:value-type="string" calcext:value-type="string">
            <text:p>ΒΑΣΙΛΕΙΟΥ ΔΗΜΗΤΡΑ</text:p>
          </table:table-cell>
          <table:table-cell office:value-type="string" calcext:value-type="string">
            <text:p>ΔΗΜΗΤΡΑ</text:p>
          </table:table-cell>
          <table:table-cell table:style-name="ce2" office:value-type="string" calcext:value-type="string">
            <text:p>0480725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ΙΣΠΗΛΙΟ 0, 52100 ΔΙΣΠΗΛΙΟ ΚΑΣΤΟΡΙΑ</text:p>
          </table:table-cell>
          <table:table-cell office:value-type="float" office:value="2467085721" calcext:value-type="float">
            <text:p>2467085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964915</text:p>
          </table:table-cell>
          <table:table-cell table:style-name="ce2" office:value-type="string" calcext:value-type="string">
            <text:p>963923643</text:p>
          </table:table-cell>
          <table:table-cell table:number-columns-repeated="2" office:value-type="string" calcext:value-type="string">
            <text:p>ΧΡΙΣΤΟΠΟΥΛΟΣ ΕΥΘΥΜΙΟΣ</text:p>
          </table:table-cell>
          <table:table-cell table:style-name="ce2" office:value-type="string" calcext:value-type="string">
            <text:p>11328567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ΝΙΑΚΟΙ 0, 52100 <text:s/>ΚΑΣΤΟΡΙΑ</text:p>
          </table:table-cell>
          <table:table-cell office:value-type="string" calcext:value-type="string">
            <text:p>2465031044, 69970125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595770</text:p>
          </table:table-cell>
          <table:table-cell table:style-name="ce2" office:value-type="string" calcext:value-type="string">
            <text:p>961887259</text:p>
          </table:table-cell>
          <table:table-cell table:number-columns-repeated="2" office:value-type="string" calcext:value-type="string">
            <text:p>ΞΕΝΟΔΟΧΕΙΟ ΝΟΣΤΟΣ Α.Ε.</text:p>
          </table:table-cell>
          <table:table-cell table:style-name="ce2" office:value-type="string" calcext:value-type="string">
            <text:p>9998371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Α ΛΕΥΚΗ 0, 52050 ΚΑΣΤΟΡΙΑΣ ΚΑΣΤΟΡΙΑ</text:p>
          </table:table-cell>
          <table:table-cell office:value-type="float" office:value="2467081888" calcext:value-type="float">
            <text:p>24670818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592254</text:p>
          </table:table-cell>
          <table:table-cell table:style-name="ce2" office:value-type="string" calcext:value-type="string">
            <text:p>961846781</text:p>
          </table:table-cell>
          <table:table-cell table:number-columns-repeated="2" office:value-type="string" calcext:value-type="string">
            <text:p>ΠΑΠΑΛΑΜΠΡΟΥ ΠΟΛΥΞΕΝΗ</text:p>
          </table:table-cell>
          <table:table-cell table:style-name="ce2" office:value-type="string" calcext:value-type="string">
            <text:p>103016701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Ν.ΦΑΝΕΡΩΜΕΝΗΣ 18, 52100 ΚΑΣΤΟΡΙΑ </text:p>
          </table:table-cell>
          <table:table-cell office:value-type="float" office:value="2467027058" calcext:value-type="float">
            <text:p>24670270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ΑΣΤΟΡΙΑΣ</text:p>
          </table:table-cell>
          <table:table-cell table:style-name="ce2" office:value-type="string" calcext:value-type="string">
            <text:p>21/2016/000029285483</text:p>
          </table:table-cell>
          <table:table-cell table:style-name="ce2" office:value-type="string" calcext:value-type="string">
            <text:p>960259616</text:p>
          </table:table-cell>
          <table:table-cell office:value-type="string" calcext:value-type="string">
            <text:p>ΒΑΣΙΛΕΙΟΥ ΔΗΜΗΤΡΑ</text:p>
          </table:table-cell>
          <table:table-cell office:value-type="string" calcext:value-type="string">
            <text:p>VILLAGE ΝΑΪΑΔΕΣ</text:p>
          </table:table-cell>
          <table:table-cell table:style-name="ce2" office:value-type="string" calcext:value-type="string">
            <text:p>0480725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ΡΙΟΧΗ ΝΑΪΑΔΕΣ 0, 52057 ΠΕΡΙΟΧΗ ΝΑΪΑΔΕΣ ΔΙΣΠΗΛΙΟ ΚΑΣΤΟΡΙΑΣ</text:p>
          </table:table-cell>
          <table:table-cell office:value-type="float" office:value="2467085721" calcext:value-type="float">
            <text:p>2467085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ΝΤΡΙΚΟΥ ΤΟΜΕΑ ΑΘΗΝΩΝ</text:p>
          </table:table-cell>
          <table:table-cell table:style-name="ce2" office:value-type="string" calcext:value-type="string">
            <text:p>21/2016/000029316566</text:p>
          </table:table-cell>
          <table:table-cell table:style-name="ce2" office:value-type="string" calcext:value-type="string">
            <text:p>960399591</text:p>
          </table:table-cell>
          <table:table-cell office:value-type="string" calcext:value-type="string">
            <text:p>Ι ΠΟΛΙΤΗΣ -ΞΕΝΟΔΟΧΕΙΑΚΗ ΚΑΙ ΤΟΥΡΙΣΤΙΚΗ ΑΕ</text:p>
          </table:table-cell>
          <table:table-cell office:value-type="string" calcext:value-type="string">
            <text:p>ΞΕΝΟΔΟΧΕΙΟΝ ΑΧΙΛΛΕΙΟΝ</text:p>
          </table:table-cell>
          <table:table-cell table:style-name="ce2" office:value-type="string" calcext:value-type="string">
            <text:p>09425226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Υ ΚΩΝΣΤΑΝΤΙΝΟΥ 32, 10437 <text:s/>ΑΘΗΝΑ</text:p>
          </table:table-cell>
          <table:table-cell office:value-type="float" office:value="2105225618" calcext:value-type="float">
            <text:p>2105225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ΝΤΡΙΚΟΥ ΤΟΜΕΑ ΑΘΗΝΩΝ</text:p>
          </table:table-cell>
          <table:table-cell table:style-name="ce2" office:value-type="string" calcext:value-type="string">
            <text:p>21/2016/000029359632</text:p>
          </table:table-cell>
          <table:table-cell table:style-name="ce2" office:value-type="string" calcext:value-type="string">
            <text:p>960609633</text:p>
          </table:table-cell>
          <table:table-cell office:value-type="string" calcext:value-type="string">
            <text:p>Ν.ΜΑΛΛΙΑΣ Α.Ε CANDIA</text:p>
          </table:table-cell>
          <table:table-cell office:value-type="string" calcext:value-type="string">
            <text:p>ΗΡΑΚΛΕΙΟΝ CANDIA</text:p>
          </table:table-cell>
          <table:table-cell table:style-name="ce2" office:value-type="string" calcext:value-type="string">
            <text:p>09402489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ΗΛΗΓΙΑΝΝΗ <text:s/>40, 10438 ΑΤΤΙΚΗΣ </text:p>
          </table:table-cell>
          <table:table-cell office:value-type="float" office:value="2105246112" calcext:value-type="float">
            <text:p>21052461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ΝΤΡΙΚΟΥ ΤΟΜΕΑ ΑΘΗΝΩΝ</text:p>
          </table:table-cell>
          <table:table-cell table:style-name="ce2" office:value-type="string" calcext:value-type="string">
            <text:p>21/2016/000029438706</text:p>
          </table:table-cell>
          <table:table-cell table:style-name="ce2" office:value-type="string" calcext:value-type="string">
            <text:p>961015285</text:p>
          </table:table-cell>
          <table:table-cell office:value-type="string" calcext:value-type="string">
            <text:p>ΑΦΟΙ ΚΑΡΔΑΜΗ ΟΕ</text:p>
          </table:table-cell>
          <table:table-cell office:value-type="string" calcext:value-type="string">
            <text:p>HOTEL NAFSIKA</text:p>
          </table:table-cell>
          <table:table-cell table:style-name="ce2" office:value-type="string" calcext:value-type="string">
            <text:p>80046875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ΡΟΛΟΥ 21, 10437 ΑΘΗΝΑ </text:p>
          </table:table-cell>
          <table:table-cell office:value-type="string" calcext:value-type="string">
            <text:p>2105239381, 21052211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721468</text:p>
          </table:table-cell>
          <table:table-cell table:style-name="ce2" office:value-type="string" calcext:value-type="string">
            <text:p>962469171</text:p>
          </table:table-cell>
          <table:table-cell office:value-type="string" calcext:value-type="string">
            <text:p>ΖΟΥΠΑ ΓΕΩΡΓ. <text:s/>ΑΛΕΞΑΝΔΡΑ-ΜΑΡΓΑΡΙΤΑ</text:p>
          </table:table-cell>
          <table:table-cell office:value-type="string" calcext:value-type="string">
            <text:p>ΑΛΜΑ-ΖΟΥΠΑ ΑΛΕΞΑΝΔΡΑ-ΜΑΡΓΑΡΙΤΑ</text:p>
          </table:table-cell>
          <table:table-cell table:style-name="ce2" office:value-type="string" calcext:value-type="string">
            <text:p>12435066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ΧΑΡΑΒΗ 0, 49100 <text:s/>ΚΕΡΚΥΡΑ</text:p>
          </table:table-cell>
          <table:table-cell office:value-type="string" calcext:value-type="string">
            <text:p>2663064805, 2663064805</text:p>
          </table:table-cell>
          <table:table-cell office:value-type="string" calcext:value-type="string">
            <text:p>azoupa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598540</text:p>
          </table:table-cell>
          <table:table-cell table:style-name="ce2" office:value-type="string" calcext:value-type="string">
            <text:p>961912435</text:p>
          </table:table-cell>
          <table:table-cell table:number-columns-repeated="2" office:value-type="string" calcext:value-type="string">
            <text:p>ΚΟΝΤΟΓΕΩΡΓΗΣ ΚΩΝΣΤΑΝΤΙΝΟΣ</text:p>
          </table:table-cell>
          <table:table-cell table:style-name="ce2" office:value-type="string" calcext:value-type="string">
            <text:p>02183492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ΕΛΟΝΑΔΕΣ 0, 49081 <text:s/></text:p>
          </table:table-cell>
          <table:table-cell office:value-type="string" calcext:value-type="string">
            <text:p>6946940566, 2663031116, 2663031116</text:p>
          </table:table-cell>
          <table:table-cell office:value-type="string" calcext:value-type="string">
            <text:p>m.kontogeorgi@yahoo.gr, www.corfuroomsand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412457</text:p>
          </table:table-cell>
          <table:table-cell table:style-name="ce2" office:value-type="string" calcext:value-type="string">
            <text:p>960870784</text:p>
          </table:table-cell>
          <table:table-cell office:value-type="string" calcext:value-type="string">
            <text:p>ΞΕΝΟΔΟΧΕΙΑΚΕΣ ΚΑΙ ΤΟΥΡΙΣΤΙΚΕΣ ΕΠΙΧΕΙΡΗΣΕΙΣ Ο ΜΑΛΤΕΖΟΣ ΑΝΩΝΥΜΗ ΕΤΑΙΡΕΙΑ</text:p>
          </table:table-cell>
          <table:table-cell office:value-type="string" calcext:value-type="string">
            <text:p>ΜΑΛΤΕΖΟΣ Α.Ε.</text:p>
          </table:table-cell>
          <table:table-cell table:style-name="ce2" office:value-type="string" calcext:value-type="string">
            <text:p>0942238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ΟΥΒΙΑ 0, 49100 <text:s/>ΚΕΡΚΥΡΑ</text:p>
          </table:table-cell>
          <table:table-cell office:value-type="string" calcext:value-type="string">
            <text:p>2661091667, 2661090271, 6940672803</text:p>
          </table:table-cell>
          <table:table-cell office:value-type="string" calcext:value-type="string">
            <text:p>www.hotelmaltezos.com, info@hotelmaltez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677632</text:p>
          </table:table-cell>
          <table:table-cell table:style-name="ce2" office:value-type="string" calcext:value-type="string">
            <text:p>962280077</text:p>
          </table:table-cell>
          <table:table-cell office:value-type="string" calcext:value-type="string">
            <text:p>ΕΥ.ΑΝ ΞΕΝΟΔΟΧΕΙΑΚΕΣ ΤΟΥΡΙΣΤΙΚΕΣ ΕΠΙΧΕΙΡΗΣΕΙΣ Α.Ε</text:p>
          </table:table-cell>
          <table:table-cell office:value-type="string" calcext:value-type="string">
            <text:p>ΑΔΡΙΑΣ</text:p>
          </table:table-cell>
          <table:table-cell table:style-name="ce2" office:value-type="string" calcext:value-type="string">
            <text:p>09404608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ΟΥΒΙΑ 0, 49100 ΓΟΥΒΙΑ ΚΕΡΚΥΡΑ</text:p>
          </table:table-cell>
          <table:table-cell office:value-type="float" office:value="2661091223" calcext:value-type="float">
            <text:p>26610912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676865</text:p>
          </table:table-cell>
          <table:table-cell table:style-name="ce2" office:value-type="string" calcext:value-type="string">
            <text:p>962272489</text:p>
          </table:table-cell>
          <table:table-cell office:value-type="string" calcext:value-type="string">
            <text:p>ΕΥ.ΑΝ ΞΕΝΟΔΟΧΕΙΑΚΕΣ ΤΟΥΡΙΣΤΙΚΕΣ ΕΠΙΧΕΙΡΗΣΕΙΣ Α.Ε</text:p>
          </table:table-cell>
          <table:table-cell office:value-type="string" calcext:value-type="string">
            <text:p>ΓΑΛΑΞΙΑΣ</text:p>
          </table:table-cell>
          <table:table-cell table:style-name="ce2" office:value-type="string" calcext:value-type="string">
            <text:p>09404608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ΟΥΒΙΑ 0, 49100 ΠΕΡΙΦΕΡΕΙΑΚΗ ΕΝΟΤΗΤΑ ΚΕΡΚΥΡΑΣ ΔΗΜΟΣ ΚΕΡΚΥΡΑΣ</text:p>
          </table:table-cell>
          <table:table-cell office:value-type="string" calcext:value-type="string">
            <text:p>2661091223 , 2661090264, 2661091566, 2661091589</text:p>
          </table:table-cell>
          <table:table-cell office:value-type="string" calcext:value-type="string">
            <text:p>info@galaxias-adri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320594</text:p>
          </table:table-cell>
          <table:table-cell table:style-name="ce2" office:value-type="string" calcext:value-type="string">
            <text:p>960411864</text:p>
          </table:table-cell>
          <table:table-cell table:number-columns-repeated="2" office:value-type="string" calcext:value-type="string">
            <text:p>ΠΑΛΟΜΑ ΜΠΛΑΝΚΑ ΞΕΝΟΔΟΧΕΙΑΚΗ Α.Ε</text:p>
          </table:table-cell>
          <table:table-cell table:style-name="ce2" office:value-type="string" calcext:value-type="string">
            <text:p>0941689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ΑΣΙΑ 0, 49083 ΠΕΡΙΦΕΡΕΙΑΚΗ ΕΝΟΤΗΤΑ ΚΕΡΚΥΡΑΣ ΔΗΜΟΣ ΚΕΡΚΥΡΑΣ</text:p>
          </table:table-cell>
          <table:table-cell office:value-type="string" calcext:value-type="string">
            <text:p>2661093575, 6945355970, 2661093576</text:p>
          </table:table-cell>
          <table:table-cell office:value-type="string" calcext:value-type="string">
            <text:p>cprosalenti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983027</text:p>
          </table:table-cell>
          <table:table-cell table:style-name="ce2" office:value-type="string" calcext:value-type="string">
            <text:p>964158350</text:p>
          </table:table-cell>
          <table:table-cell office:value-type="string" calcext:value-type="string">
            <text:p>ΑΝΩΝΥΜΟΣ ΞΕΝΟΔΟΧΕΙΑΚΗ ΤΟΥΡΙΣΤΙΚΗ ΕΤΑΙΡΕΙΑ Ε. ΙΩΑΚΕΙΜΙΔΗΣ ΑΕ</text:p>
          </table:table-cell>
          <table:table-cell office:value-type="string" calcext:value-type="string">
            <text:p>ΞΕΝΟΔΟΧΕΙΟ PRIMAVERA</text:p>
          </table:table-cell>
          <table:table-cell table:style-name="ce2" office:value-type="string" calcext:value-type="string">
            <text:p>09410406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ΑΣΙΑ 0, 49100 <text:s/></text:p>
          </table:table-cell>
          <table:table-cell office:value-type="string" calcext:value-type="string">
            <text:p>2661097019, 6979229474, 2661097018</text:p>
          </table:table-cell>
          <table:table-cell office:value-type="string" calcext:value-type="string">
            <text:p>info.primavera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642698</text:p>
          </table:table-cell>
          <table:table-cell table:style-name="ce2" office:value-type="string" calcext:value-type="string">
            <text:p>962118252</text:p>
          </table:table-cell>
          <table:table-cell office:value-type="string" calcext:value-type="string">
            <text:p>Α.ΕΥΘΥΜΙΟΥ <text:s text:c="3"/>Α.ΠΟΤΣΗΣ Ο.Ε.</text:p>
          </table:table-cell>
          <table:table-cell office:value-type="string" calcext:value-type="string">
            <text:p>ΞΕΝΟΔΟΧΕΙΟ <text:s/>ΠΥΡΡΟΣ</text:p>
          </table:table-cell>
          <table:table-cell table:style-name="ce2" office:value-type="string" calcext:value-type="string">
            <text:p>09176500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ΠΑΡΧ.ΟΔΟΣ ΠΟΤΑΜΟΥ -ΓΟΥΒΙΩΝ 0, 49100 <text:s/>ΚΕΡΚΥΡΑ</text:p>
          </table:table-cell>
          <table:table-cell office:value-type="string" calcext:value-type="string">
            <text:p>26610-91206, 2661091206</text:p>
          </table:table-cell>
          <table:table-cell office:value-type="string" calcext:value-type="string">
            <text:p>info@pyrroscorfou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848150</text:p>
          </table:table-cell>
          <table:table-cell table:style-name="ce2" office:value-type="string" calcext:value-type="string">
            <text:p>963144405</text:p>
          </table:table-cell>
          <table:table-cell table:number-columns-repeated="2" office:value-type="string" calcext:value-type="string">
            <text:p>ΑΝΔΡΕΣΑΚΗ ΒΑΛΑΣΙΑ</text:p>
          </table:table-cell>
          <table:table-cell table:style-name="ce2" office:value-type="string" calcext:value-type="string">
            <text:p>04320913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ΟΥΣΑΔΕΣ 0, 49081 <text:s/>ΚΑΡΟΥΣΑΔΕΣ</text:p>
          </table:table-cell>
          <table:table-cell office:value-type="string" calcext:value-type="string">
            <text:p>2105758942, 2105758942, 6932248438</text:p>
          </table:table-cell>
          <table:table-cell office:value-type="string" calcext:value-type="string">
            <text:p>andresakisdim@yahoo.gr, www.alessandr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849050</text:p>
          </table:table-cell>
          <table:table-cell table:style-name="ce2" office:value-type="string" calcext:value-type="string">
            <text:p>963148798</text:p>
          </table:table-cell>
          <table:table-cell table:number-columns-repeated="2" office:value-type="string" calcext:value-type="string">
            <text:p>ΑΝΔΡΕΣΑΚΗΣ ΑΛΕΞΑΝΔΡΟΣ</text:p>
          </table:table-cell>
          <table:table-cell table:style-name="ce2" office:value-type="string" calcext:value-type="string">
            <text:p>12823518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ΡΟΥΣΑΔΕΣ 0, 49081 <text:s/>ΚΑΡΟΥΣΑΔΕΣ</text:p>
          </table:table-cell>
          <table:table-cell office:value-type="string" calcext:value-type="string">
            <text:p>2105758942, 6932248488</text:p>
          </table:table-cell>
          <table:table-cell office:value-type="string" calcext:value-type="string">
            <text:p>www.maryli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739629</text:p>
          </table:table-cell>
          <table:table-cell table:style-name="ce2" office:value-type="string" calcext:value-type="string">
            <text:p>962544610</text:p>
          </table:table-cell>
          <table:table-cell office:value-type="string" calcext:value-type="string">
            <text:p>ΚΑΝΤΑΣ ΣΠΥΡΙΔΩΝ</text:p>
          </table:table-cell>
          <table:table-cell office:value-type="string" calcext:value-type="string">
            <text:p>SOLEMAR</text:p>
          </table:table-cell>
          <table:table-cell table:style-name="ce2" office:value-type="string" calcext:value-type="string">
            <text:p>00461991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ΝΤΟΚΑΛΛΙΟΝ 0, 49100 <text:s/>ΚΕΡΚΥΡΑ</text:p>
          </table:table-cell>
          <table:table-cell office:value-type="string" calcext:value-type="string">
            <text:p>2661091075, 2661036883, 6944541374</text:p>
          </table:table-cell>
          <table:table-cell office:value-type="string" calcext:value-type="string">
            <text:p>info@holidayscorfu.gr, www.holidayscorf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739276</text:p>
          </table:table-cell>
          <table:table-cell table:style-name="ce2" office:value-type="string" calcext:value-type="string">
            <text:p>962542698</text:p>
          </table:table-cell>
          <table:table-cell office:value-type="string" calcext:value-type="string">
            <text:p>ΚΑΝΤΑΣ ΣΠΥΡΙΔΩΝ</text:p>
          </table:table-cell>
          <table:table-cell office:value-type="string" calcext:value-type="string">
            <text:p>JOANNA APARTMENTS</text:p>
          </table:table-cell>
          <table:table-cell table:style-name="ce2" office:value-type="string" calcext:value-type="string">
            <text:p>00461991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ΝΤΟΚΑΛΛΙΟΝ 0, 49100 ΑΓΡΟΣ ΚΟΝΤΟΚΑΛΛΙΟΥ ΚΕΡΚΥΡΑ</text:p>
          </table:table-cell>
          <table:table-cell office:value-type="string" calcext:value-type="string">
            <text:p>6944541374, 2661091075, 2661036883</text:p>
          </table:table-cell>
          <table:table-cell office:value-type="string" calcext:value-type="string">
            <text:p>info@holidayscorfu.gr, www.holidayscorf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527333</text:p>
          </table:table-cell>
          <table:table-cell table:style-name="ce2" office:value-type="string" calcext:value-type="string">
            <text:p>961529577</text:p>
          </table:table-cell>
          <table:table-cell table:number-columns-repeated="2" office:value-type="string" calcext:value-type="string">
            <text:p>ΚΟΝΤΖΙΑΛΗ ΑΙΚΑΤΕΡΙΝΗ</text:p>
          </table:table-cell>
          <table:table-cell table:style-name="ce2" office:value-type="string" calcext:value-type="string">
            <text:p>04721996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ΥΣΠΑΔΕΣ 3, 49080 <text:s/>ΛΕΥΚΙΜΜΗ</text:p>
          </table:table-cell>
          <table:table-cell office:value-type="string" calcext:value-type="string">
            <text:p>6972701334, 2662052422</text:p>
          </table:table-cell>
          <table:table-cell office:value-type="string" calcext:value-type="string">
            <text:p>aristidis.kontzial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648873</text:p>
          </table:table-cell>
          <table:table-cell table:style-name="ce2" office:value-type="string" calcext:value-type="string">
            <text:p>962139427</text:p>
          </table:table-cell>
          <table:table-cell table:number-columns-repeated="2" office:value-type="string" calcext:value-type="string">
            <text:p>ΚΟΣΜΑ ΑΙΚΑΤΕΡΙΝΗ</text:p>
          </table:table-cell>
          <table:table-cell table:style-name="ce2" office:value-type="string" calcext:value-type="string">
            <text:p>04379395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ΠΕΝΙΤΣΕΣ 0, 49084 <text:s/></text:p>
          </table:table-cell>
          <table:table-cell office:value-type="string" calcext:value-type="string">
            <text:p>2661072077, 2661071178, 6986386977</text:p>
          </table:table-cell>
          <table:table-cell office:value-type="string" calcext:value-type="string">
            <text:p>www.galatiastudios-kerkir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392958</text:p>
          </table:table-cell>
          <table:table-cell table:style-name="ce2" office:value-type="string" calcext:value-type="string">
            <text:p>960789879</text:p>
          </table:table-cell>
          <table:table-cell office:value-type="string" calcext:value-type="string">
            <text:p>ΣΠΙΝΟΥΛΑΣ ΑΛΕΞΑΝΔΡΟΣ</text:p>
          </table:table-cell>
          <table:table-cell office:value-type="string" calcext:value-type="string">
            <text:p>ΞΕΝΟΔΟΧΕΙΟ ΑΝΙΤΑ</text:p>
          </table:table-cell>
          <table:table-cell table:style-name="ce2" office:value-type="string" calcext:value-type="string">
            <text:p>04544471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ΑΜΑ <text:s/>0, 49084 ΠΕΡΙΦΕΡΕΙΑΚΗ ΕΝΟΤΗΤΑ ΚΕΡΚΥΡΑΣ ΔΗΜΟΣ ΚΕΡΚΥΡΑΣ</text:p>
          </table:table-cell>
          <table:table-cell office:value-type="string" calcext:value-type="string">
            <text:p>6932002911, 2661033146, 2661041684</text:p>
          </table:table-cell>
          <table:table-cell office:value-type="string" calcext:value-type="string">
            <text:p>info@anita-hotel.com, www.anita-hote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640893</text:p>
          </table:table-cell>
          <table:table-cell table:style-name="ce2" office:value-type="string" calcext:value-type="string">
            <text:p>962111530</text:p>
          </table:table-cell>
          <table:table-cell office:value-type="string" calcext:value-type="string">
            <text:p>ΑΝΩΝΥΜΟΣ ΤΟΥΡΙΣΤΙΚΗ ΚΑΙ ΞΕΝΟΔΟΧΕΙΑΚΗ ΕΤΑΙΡΕΙΑ ΝΙΚΟΛΑΟΣ ΚΑΨΟΚΑΒΑΔΗΣ ΚΑΙ ΥΙΟΣ Α.Ε</text:p>
          </table:table-cell>
          <table:table-cell office:value-type="string" calcext:value-type="string">
            <text:p>ΞΕΝΟΔΟΧΕΙΟ ΑΚΤΗ</text:p>
          </table:table-cell>
          <table:table-cell table:style-name="ce2" office:value-type="string" calcext:value-type="string">
            <text:p>09404486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ΑΜΑ ΓΑΣΤΟΥΡΙΟΥ 0, 49084 <text:s/>ΚΑΣΤΕΛΛΑΝΟΙ</text:p>
          </table:table-cell>
          <table:table-cell office:value-type="string" calcext:value-type="string">
            <text:p>6975769943, 2661030574, 2661039343</text:p>
          </table:table-cell>
          <table:table-cell office:value-type="string" calcext:value-type="string">
            <text:p>info@hotel-akti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30076973</text:p>
          </table:table-cell>
          <table:table-cell table:style-name="ce2" office:value-type="string" calcext:value-type="string">
            <text:p>964819917</text:p>
          </table:table-cell>
          <table:table-cell office:value-type="string" calcext:value-type="string">
            <text:p>ΞΕΝΟΔΟΧΕΙΑΚΑΙ ΚΑΙ ΤΟΥΡΙΣΤΙΚΑΙ ΕΠΙΧΕΙΡΗΣΕΙΣ ΜΕΝΕΛΑΟΣ ΚΟΝΤΟΣ Α.Ε</text:p>
          </table:table-cell>
          <table:table-cell office:value-type="string" calcext:value-type="string">
            <text:p>ΞΕΝΟΔΟΧΕΙΟ ΑΙΓΛΗ</text:p>
          </table:table-cell>
          <table:table-cell table:style-name="ce2" office:value-type="string" calcext:value-type="string">
            <text:p>09408747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ΑΜΑ ΓΑΣΤΟΥΡΙΟΥ 0, 49084 <text:s/>ΚΕΡΚΥΡΑ</text:p>
          </table:table-cell>
          <table:table-cell office:value-type="string" calcext:value-type="string">
            <text:p>26610-43000, 6979308356, 2661030610</text:p>
          </table:table-cell>
          <table:table-cell office:value-type="string" calcext:value-type="string">
            <text:p>sophiespinoula@windowslive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719242</text:p>
          </table:table-cell>
          <table:table-cell table:style-name="ce2" office:value-type="string" calcext:value-type="string">
            <text:p>962462372</text:p>
          </table:table-cell>
          <table:table-cell office:value-type="string" calcext:value-type="string">
            <text:p>ΖΟΥΠΑ ΓΕΩΡΓ. <text:s/>ΑΛΕΞΑΝΔΡΑ-ΜΑΡΓΑΡΙΤΑ</text:p>
          </table:table-cell>
          <table:table-cell office:value-type="string" calcext:value-type="string">
            <text:p>HOTEL MILTON</text:p>
          </table:table-cell>
          <table:table-cell table:style-name="ce2" office:value-type="string" calcext:value-type="string">
            <text:p>1243506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ΡΟΔΑ 0, 49100 <text:s/>ΚΕΡΚΥΡΑ</text:p>
          </table:table-cell>
          <table:table-cell office:value-type="string" calcext:value-type="string">
            <text:p>2661090070, 2663064805, 2663064805, 6974510335</text:p>
          </table:table-cell>
          <table:table-cell office:value-type="string" calcext:value-type="string">
            <text:p>info@hotelmilton-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362802</text:p>
          </table:table-cell>
          <table:table-cell table:style-name="ce2" office:value-type="string" calcext:value-type="string">
            <text:p>960633767</text:p>
          </table:table-cell>
          <table:table-cell table:number-columns-repeated="2" office:value-type="string" calcext:value-type="string">
            <text:p>ΜΑΝΤΖΟΥΚΗ ΓΕΩ. ΜΑΡΙΑ</text:p>
          </table:table-cell>
          <table:table-cell table:style-name="ce2" office:value-type="string" calcext:value-type="string">
            <text:p>0465717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ΙΔΑΡΙΟ 0, 49081 <text:s/>ΚΑΡΟΥΣΑΔΕΣ</text:p>
          </table:table-cell>
          <table:table-cell office:value-type="string" calcext:value-type="string">
            <text:p>6948703370, 2661037113</text:p>
          </table:table-cell>
          <table:table-cell office:value-type="string" calcext:value-type="string">
            <text:p>manjouki@gmail.com, www.tasosapartments-corf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ΡΚΥΡΑΣ</text:p>
          </table:table-cell>
          <table:table-cell table:style-name="ce2" office:value-type="string" calcext:value-type="string">
            <text:p>21/2016/000029985696</text:p>
          </table:table-cell>
          <table:table-cell table:style-name="ce2" office:value-type="string" calcext:value-type="string">
            <text:p>964201254</text:p>
          </table:table-cell>
          <table:table-cell office:value-type="string" calcext:value-type="string">
            <text:p>ΜΙΚΑΛΕΦ ΛΟΥΚΡΕΤΙΑ ΜΑΡΙΑ</text:p>
          </table:table-cell>
          <table:table-cell office:value-type="string" calcext:value-type="string">
            <text:p>ΑΝΤΖΕΛΑ</text:p>
          </table:table-cell>
          <table:table-cell table:style-name="ce2" office:value-type="string" calcext:value-type="string">
            <text:p>03788376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ΖΑΒΡΟΥ 0, 49100 <text:s/>ΚΕΡΚΥΡΑ</text:p>
          </table:table-cell>
          <table:table-cell office:value-type="string" calcext:value-type="string">
            <text:p>2661091336, 2661090827</text:p>
          </table:table-cell>
          <table:table-cell office:value-type="string" calcext:value-type="string">
            <text:p>loukrit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978977</text:p>
          </table:table-cell>
          <table:table-cell table:style-name="ce2" office:value-type="string" calcext:value-type="string">
            <text:p>964097728</text:p>
          </table:table-cell>
          <table:table-cell office:value-type="string" calcext:value-type="string">
            <text:p>ΓΑΣΠΑΡΙΝΑΤΟΣ ΔΙΟΝΥΣΙΟΣ</text:p>
          </table:table-cell>
          <table:table-cell office:value-type="string" calcext:value-type="string">
            <text:p>ΑΣΤΕΡΑΣ</text:p>
          </table:table-cell>
          <table:table-cell table:style-name="ce2" office:value-type="string" calcext:value-type="string">
            <text:p>10309947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ΑΥΓΑΤΑ 0, 28100 <text:s/></text:p>
          </table:table-cell>
          <table:table-cell office:value-type="string" calcext:value-type="string">
            <text:p>2671084277, 69428126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394807</text:p>
          </table:table-cell>
          <table:table-cell table:style-name="ce2" office:value-type="string" calcext:value-type="string">
            <text:p>960798461</text:p>
          </table:table-cell>
          <table:table-cell office:value-type="string" calcext:value-type="string">
            <text:p>ΣΤΑΒΕΡΗΣ Δ. ΑΝΔΡΕΑΣ ΑΞΕΤΕ</text:p>
          </table:table-cell>
          <table:table-cell office:value-type="string" calcext:value-type="string">
            <text:p>ΑΝΑΤΟΛΗ ΙΝΝ - SUNRICE INN.</text:p>
          </table:table-cell>
          <table:table-cell table:style-name="ce2" office:value-type="string" calcext:value-type="string">
            <text:p>0941283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ΥΝΤΟΥΡΑΤΑ 0, 28083 <text:s/>ΚΕΡΑΜΕΙΕΣ</text:p>
          </table:table-cell>
          <table:table-cell office:value-type="float" office:value="2671069587" calcext:value-type="float">
            <text:p>26710695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869678</text:p>
          </table:table-cell>
          <table:table-cell table:style-name="ce2" office:value-type="string" calcext:value-type="string">
            <text:p>963263772</text:p>
          </table:table-cell>
          <table:table-cell table:number-columns-repeated="2" office:value-type="string" calcext:value-type="string">
            <text:p>ΚΟΚΚΙΝΗΣ ΓΕΝΝΑΤΑΣ ΒΑΣΙΛΕΙΟΣ</text:p>
          </table:table-cell>
          <table:table-cell table:style-name="ce2" office:value-type="string" calcext:value-type="string">
            <text:p>04294645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ΡΑΘΩΝΟΣ 46, 28200 <text:s/>ΛΗΞΟΥΡΙ</text:p>
          </table:table-cell>
          <table:table-cell office:value-type="float" office:value="6937385660" calcext:value-type="float">
            <text:p>69373856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369246</text:p>
          </table:table-cell>
          <table:table-cell table:style-name="ce2" office:value-type="string" calcext:value-type="string">
            <text:p>960708573</text:p>
          </table:table-cell>
          <table:table-cell table:number-columns-repeated="2" office:value-type="string" calcext:value-type="string">
            <text:p>ΣΚΡΟΠΟΛΙΘΑΣ ΑΝΔΡΕΑΣ</text:p>
          </table:table-cell>
          <table:table-cell table:style-name="ce2" office:value-type="string" calcext:value-type="string">
            <text:p>1340261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ΗΝΙΕΣ 0, 28100 <text:s/></text:p>
          </table:table-cell>
          <table:table-cell office:value-type="string" calcext:value-type="string">
            <text:p>2671041121, 69774711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308305</text:p>
          </table:table-cell>
          <table:table-cell table:style-name="ce2" office:value-type="string" calcext:value-type="string">
            <text:p>960363871</text:p>
          </table:table-cell>
          <table:table-cell table:number-columns-repeated="2" office:value-type="string" calcext:value-type="string">
            <text:p>ΜΗΛΛΙΑΡΕΣΗΣ ΧΑΡΑΛΑΜΠΟΣ</text:p>
          </table:table-cell>
          <table:table-cell table:style-name="ce2" office:value-type="string" calcext:value-type="string">
            <text:p>03090041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ΠΑΦΛΕΣΣΑ 0, 28082 ΠΟΡΟΣ </text:p>
          </table:table-cell>
          <table:table-cell office:value-type="string" calcext:value-type="string">
            <text:p>2674072041, 69716337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272068</text:p>
          </table:table-cell>
          <table:table-cell table:style-name="ce2" office:value-type="string" calcext:value-type="string">
            <text:p>960125776</text:p>
          </table:table-cell>
          <table:table-cell table:number-columns-repeated="2" office:value-type="string" calcext:value-type="string">
            <text:p>ΧΕΛΜΗ ΜΑΡΙΑ</text:p>
          </table:table-cell>
          <table:table-cell table:style-name="ce2" office:value-type="string" calcext:value-type="string">
            <text:p>046677886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ΣΣΑΔΑ 0, 28083 <text:s/></text:p>
          </table:table-cell>
          <table:table-cell office:value-type="string" calcext:value-type="string">
            <text:p>2671025300, 2671025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415684</text:p>
          </table:table-cell>
          <table:table-cell table:style-name="ce2" office:value-type="string" calcext:value-type="string">
            <text:p>960885640</text:p>
          </table:table-cell>
          <table:table-cell table:number-columns-repeated="2" office:value-type="string" calcext:value-type="string">
            <text:p>ΤΖΑΜΑΡΙΑΣ ΣΠΥΡΙΔΩΝ</text:p>
          </table:table-cell>
          <table:table-cell table:style-name="ce2" office:value-type="string" calcext:value-type="string">
            <text:p>03212831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ΡΟΣ 0, 28086 <text:s/></text:p>
          </table:table-cell>
          <table:table-cell office:value-type="string" calcext:value-type="string">
            <text:p>6942833038, 2674072443, 26740724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767712</text:p>
          </table:table-cell>
          <table:table-cell table:style-name="ce2" office:value-type="string" calcext:value-type="string">
            <text:p>962739835</text:p>
          </table:table-cell>
          <table:table-cell table:number-columns-repeated="2" office:value-type="string" calcext:value-type="string">
            <text:p>ΧΑΡΙΤΟΥ ΕΥΦΗΜΙΑ</text:p>
          </table:table-cell>
          <table:table-cell table:style-name="ce2" office:value-type="string" calcext:value-type="string">
            <text:p>0714241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ΡΟΣ 0, 28086 <text:s/></text:p>
          </table:table-cell>
          <table:table-cell office:value-type="string" calcext:value-type="string">
            <text:p>6987107479, 2674072171, 2674072171, 6945088123</text:p>
          </table:table-cell>
          <table:table-cell office:value-type="string" calcext:value-type="string">
            <text:p>galiniporokefaloni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280852</text:p>
          </table:table-cell>
          <table:table-cell table:style-name="ce2" office:value-type="string" calcext:value-type="string">
            <text:p>960201095</text:p>
          </table:table-cell>
          <table:table-cell table:number-columns-repeated="2" office:value-type="string" calcext:value-type="string">
            <text:p>ΤΡΑΥΛΟΥ ΜΑΡΙΑ</text:p>
          </table:table-cell>
          <table:table-cell table:style-name="ce2" office:value-type="string" calcext:value-type="string">
            <text:p>11265967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ΡΟΣ 0, 28086 <text:s/>ΠΟΡΟΣ</text:p>
          </table:table-cell>
          <table:table-cell office:value-type="string" calcext:value-type="string">
            <text:p>2674072822, 6947377690</text:p>
          </table:table-cell>
          <table:table-cell office:value-type="string" calcext:value-type="string">
            <text:p>travlos@mycosmos.gr, www.travlos-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754511</text:p>
          </table:table-cell>
          <table:table-cell table:style-name="ce2" office:value-type="string" calcext:value-type="string">
            <text:p>962685248</text:p>
          </table:table-cell>
          <table:table-cell table:number-columns-repeated="2" office:value-type="string" calcext:value-type="string">
            <text:p>ΣΑΡΛΗ ΓΕΡΑΣΙΜΟΥΛΑ</text:p>
          </table:table-cell>
          <table:table-cell table:style-name="ce2" office:value-type="string" calcext:value-type="string">
            <text:p>07529550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ΡΟΣ 0, 28086 <text:s/>ΠΟΡΟΣ</text:p>
          </table:table-cell>
          <table:table-cell office:value-type="float" office:value="2674073031" calcext:value-type="float">
            <text:p>2674073031</text:p>
          </table:table-cell>
          <table:table-cell office:value-type="string" calcext:value-type="string">
            <text:p>petrosstudios@hotmail.com, www.petros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753414</text:p>
          </table:table-cell>
          <table:table-cell table:style-name="ce2" office:value-type="string" calcext:value-type="string">
            <text:p>962678218</text:p>
          </table:table-cell>
          <table:table-cell office:value-type="string" calcext:value-type="string">
            <text:p>ΗΛΙΑΣ ΑΝΔΡΕΟΛΑΣ ΞΕΝΟΔΟΧΕΙΑΚΕΣ ΚΑΙ ΤΟΥΡΙΣΤΙΚΕΣ ΕΠΙΧΕΙΡΗΣΕΙΣ</text:p>
          </table:table-cell>
          <table:table-cell office:value-type="string" calcext:value-type="string">
            <text:p>ΚΡΙΣΤΙ ΑΕ</text:p>
          </table:table-cell>
          <table:table-cell table:style-name="ce2" office:value-type="string" calcext:value-type="string">
            <text:p>09424456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ΟΣ ΚΕΦΑΛΟΝΙΑΣ 0, 28100 <text:s/></text:p>
          </table:table-cell>
          <table:table-cell office:value-type="string" calcext:value-type="string">
            <text:p>2674072569, 6970834993, 69402387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281264</text:p>
          </table:table-cell>
          <table:table-cell table:style-name="ce2" office:value-type="string" calcext:value-type="string">
            <text:p>960206557</text:p>
          </table:table-cell>
          <table:table-cell table:number-columns-repeated="2" office:value-type="string" calcext:value-type="string">
            <text:p>ΤΟΥΛΑΤΟΣ ΒΑΣΙΛΕΙΟΣ</text:p>
          </table:table-cell>
          <table:table-cell table:style-name="ce2" office:value-type="string" calcext:value-type="string">
            <text:p>04620686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ΥΛΑΤΑ ΣΑΜΗΣ 0, 28080 <text:s/></text:p>
          </table:table-cell>
          <table:table-cell office:value-type="float" office:value="2674023378" calcext:value-type="float">
            <text:p>2674023378</text:p>
          </table:table-cell>
          <table:table-cell office:value-type="string" calcext:value-type="string">
            <text:p>toulatosvasil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478989</text:p>
          </table:table-cell>
          <table:table-cell table:style-name="ce2" office:value-type="string" calcext:value-type="string">
            <text:p>961233530</text:p>
          </table:table-cell>
          <table:table-cell table:number-columns-repeated="2" office:value-type="string" calcext:value-type="string">
            <text:p>ΤΟΥΛΑΤΟΣ ΠΑΝΤΕΛΗΣ</text:p>
          </table:table-cell>
          <table:table-cell table:style-name="ce2" office:value-type="string" calcext:value-type="string">
            <text:p>04491991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ΥΛΑΤΑ ΣΑΜΗΣ 0, 28080 <text:s/></text:p>
          </table:table-cell>
          <table:table-cell office:value-type="float" office:value="2674022275" calcext:value-type="float">
            <text:p>2674022275</text:p>
          </table:table-cell>
          <table:table-cell office:value-type="string" calcext:value-type="string">
            <text:p>toulatospantel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739253</text:p>
          </table:table-cell>
          <table:table-cell table:style-name="ce2" office:value-type="string" calcext:value-type="string">
            <text:p>962542621</text:p>
          </table:table-cell>
          <table:table-cell office:value-type="string" calcext:value-type="string">
            <text:p>ΗΡΙΝΝΑ ΑΝΩΝΥΜΟΣ ΕΤΑΙΡΕΙΑ ΤΟΥΡΙΣΤΙΚΩΝ ΚΑΙ ΞΕΝΟΔΟΧΕΙΑΚΩΝ ΕΠΙΧΕΙΡΗΣΕΩΝ Α.Ε</text:p>
          </table:table-cell>
          <table:table-cell office:value-type="string" calcext:value-type="string">
            <text:p>ΗΡΙΝΝΑ</text:p>
          </table:table-cell>
          <table:table-cell table:style-name="ce2" office:value-type="string" calcext:value-type="string">
            <text:p>0940259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ΒΟΡΩΝΑΤΑ -, 28100 ΑΓΙΑ ΠΕΛΑΓΙΑ ΚΕΦΑΛΛΟΝΙΑ</text:p>
          </table:table-cell>
          <table:table-cell office:value-type="string" calcext:value-type="string">
            <text:p>2671041285, 2671041760</text:p>
          </table:table-cell>
          <table:table-cell office:value-type="string" calcext:value-type="string">
            <text:p>www.irinnahotel.gr, irinnahotelirinna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ΕΦΑΛΛΗΝΙΑΣ</text:p>
          </table:table-cell>
          <table:table-cell table:style-name="ce2" office:value-type="string" calcext:value-type="string">
            <text:p>21/2016/000029517993</text:p>
          </table:table-cell>
          <table:table-cell table:style-name="ce2" office:value-type="string" calcext:value-type="string">
            <text:p>961428338</text:p>
          </table:table-cell>
          <table:table-cell office:value-type="string" calcext:value-type="string">
            <text:p>ΔΡΑΚΑΤΟΥ ΚΑΛΛΙΟΠΗ</text:p>
          </table:table-cell>
          <table:table-cell office:value-type="string" calcext:value-type="string">
            <text:p>CAPTAIN HOUSE</text:p>
          </table:table-cell>
          <table:table-cell table:style-name="ce2" office:value-type="string" calcext:value-type="string">
            <text:p>0799442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ΦΑΡΣΑ 0, 28100 <text:s/>ΑΡΓΟΣΤΟΛΙ</text:p>
          </table:table-cell>
          <table:table-cell office:value-type="float" office:value="6942610372" calcext:value-type="float">
            <text:p>69426103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ΖΑΝΗΣ</text:p>
          </table:table-cell>
          <table:table-cell table:style-name="ce2" office:value-type="string" calcext:value-type="string">
            <text:p>21/2016/000029747866</text:p>
          </table:table-cell>
          <table:table-cell table:style-name="ce2" office:value-type="string" calcext:value-type="string">
            <text:p>962608977</text:p>
          </table:table-cell>
          <table:table-cell table:number-columns-repeated="2" office:value-type="string" calcext:value-type="string">
            <text:p>AΡΧΟΝΤΑΡΙΚΗ-ΔΑΡΔΑ ΚΑΛΛΙΟΠΗ</text:p>
          </table:table-cell>
          <table:table-cell table:style-name="ce2" office:value-type="string" calcext:value-type="string">
            <text:p>1132528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. ΚΑΡΑΤΖΙΑ <text:s/>2, 50300 ΣΙΑΤΙΣΤΑ ΣΙΑΤΙΣΤΑ</text:p>
          </table:table-cell>
          <table:table-cell office:value-type="string" calcext:value-type="string">
            <text:p>24650 47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740225</text:p>
          </table:table-cell>
          <table:table-cell table:style-name="ce2" office:value-type="string" calcext:value-type="string">
            <text:p>962547996</text:p>
          </table:table-cell>
          <table:table-cell office:value-type="string" calcext:value-type="string">
            <text:p>ΓΛΥΚΟΦΡΥΔΗΣ ΒΑΣΙΛΕΙΟΣ</text:p>
          </table:table-cell>
          <table:table-cell office:value-type="string" calcext:value-type="string">
            <text:p>ΒΡΕΤΑΝΙΑ</text:p>
          </table:table-cell>
          <table:table-cell table:style-name="ce2" office:value-type="string" calcext:value-type="string">
            <text:p>01185446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.ΛΕΚΚΑ <text:s/>28, 20300 ΛΟΥΤΡΑΚΙ </text:p>
          </table:table-cell>
          <table:table-cell office:value-type="float" office:value="2744022349" calcext:value-type="float">
            <text:p>27440223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596037</text:p>
          </table:table-cell>
          <table:table-cell table:style-name="ce2" office:value-type="string" calcext:value-type="string">
            <text:p>961889820</text:p>
          </table:table-cell>
          <table:table-cell office:value-type="string" calcext:value-type="string">
            <text:p>ΣΚΛΗΡΗΣ ΜΑΡΙΝΟΣ</text:p>
          </table:table-cell>
          <table:table-cell office:value-type="string" calcext:value-type="string">
            <text:p>PETIT PALAIS</text:p>
          </table:table-cell>
          <table:table-cell table:style-name="ce2" office:value-type="string" calcext:value-type="string">
            <text:p>03449009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.ΛΕΚΚΑ <text:s/>48, 20300 ΠΕΡΙΦΕΡΕΙΑΚΗ ΕΝΟΤΗΤΑ ΚΟΡΙΝΘΙΑΣ ΛΟΥΤΡΑΚΙ</text:p>
          </table:table-cell>
          <table:table-cell office:value-type="string" calcext:value-type="string">
            <text:p>2744061977, 2744061973</text:p>
          </table:table-cell>
          <table:table-cell office:value-type="string" calcext:value-type="string">
            <text:p>sklirism@yahoo.com, www.petitpala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911585</text:p>
          </table:table-cell>
          <table:table-cell table:style-name="ce2" office:value-type="string" calcext:value-type="string">
            <text:p>963595820</text:p>
          </table:table-cell>
          <table:table-cell office:value-type="string" calcext:value-type="string">
            <text:p>ΠΑΝΑΓΙΩΤΟΥ ΑΝΔΡΕΑΣ</text:p>
          </table:table-cell>
          <table:table-cell office:value-type="string" calcext:value-type="string">
            <text:p>ΑΚΤΗ</text:p>
          </table:table-cell>
          <table:table-cell table:style-name="ce2" office:value-type="string" calcext:value-type="string">
            <text:p>1574114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.ΛΕΚΚΑ 5, 20300 <text:s/>ΛΟΥΤΡΑΚΙ</text:p>
          </table:table-cell>
          <table:table-cell office:value-type="float" office:value="2744022338" calcext:value-type="float">
            <text:p>2744022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454329</text:p>
          </table:table-cell>
          <table:table-cell table:style-name="ce2" office:value-type="string" calcext:value-type="string">
            <text:p>961133745</text:p>
          </table:table-cell>
          <table:table-cell office:value-type="string" calcext:value-type="string">
            <text:p>ΤΣΑΠΙΤΣΟΓΛΟΥ ΑΒΡΑΑΜ</text:p>
          </table:table-cell>
          <table:table-cell office:value-type="string" calcext:value-type="string">
            <text:p>ΞΕΝΟΔΟΧΕΙΟ LOUTRAKI</text:p>
          </table:table-cell>
          <table:table-cell table:style-name="ce2" office:value-type="string" calcext:value-type="string">
            <text:p>03888752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Λ.ΒΕΝΙΖΕΛΟΥ 19, 20300 ΠΕΡΙΦΕΡΕΙΑΚΗ ΕΝΟΤΗΤΑ ΚΟΡΙΝΘΙΑΣ ΔΗΜΟΣ ΛΟΥΤΡΑΚΙΟΥ - ΑΓ. ΘΕΟΔΩΡΩΝ</text:p>
          </table:table-cell>
          <table:table-cell office:value-type="float" office:value="2744022433" calcext:value-type="float">
            <text:p>27440224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396281</text:p>
          </table:table-cell>
          <table:table-cell table:style-name="ce2" office:value-type="string" calcext:value-type="string">
            <text:p>960804752</text:p>
          </table:table-cell>
          <table:table-cell office:value-type="string" calcext:value-type="string">
            <text:p>ΤΡΙΑΝΤΑΦΥΛΛΙΔΗΣ ΛΑΖΑΡΟΣ</text:p>
          </table:table-cell>
          <table:table-cell office:value-type="string" calcext:value-type="string">
            <text:p>ΞΕΝΟΔΟΧΕΙΟ BELLE VUE</text:p>
          </table:table-cell>
          <table:table-cell table:style-name="ce2" office:value-type="string" calcext:value-type="string">
            <text:p>04250352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ΩΝΣΤΑΝΤΙΝΟΥ ΜΠΟΛΕΤΗ 2, 20300 ΛΟΥΤΡΑΚΙ ΛΟΥΤΡΑΚΙ</text:p>
          </table:table-cell>
          <table:table-cell office:value-type="string" calcext:value-type="string">
            <text:p>2744026747, 6937518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619047</text:p>
          </table:table-cell>
          <table:table-cell table:style-name="ce2" office:value-type="string" calcext:value-type="string">
            <text:p>962031222</text:p>
          </table:table-cell>
          <table:table-cell office:value-type="string" calcext:value-type="string">
            <text:p>ΠΟΛΙΤΗΣ ΠΑΝ. ΚΩΝΣΤΑΝΤΙΝΟΣ</text:p>
          </table:table-cell>
          <table:table-cell office:value-type="string" calcext:value-type="string">
            <text:p>SEA VIEW</text:p>
          </table:table-cell>
          <table:table-cell table:style-name="ce2" office:value-type="string" calcext:value-type="string">
            <text:p>04536274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ΩΡ.ΕΛΕΝΗΣ 0, 20100 ΛΟΥΤΡΑ ΩΡ.ΕΛΕΝΗΣ ΚΟΡΙΝΘΟΣ</text:p>
          </table:table-cell>
          <table:table-cell office:value-type="string" calcext:value-type="string">
            <text:p>2741033403, 27410335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440665</text:p>
          </table:table-cell>
          <table:table-cell table:style-name="ce2" office:value-type="string" calcext:value-type="string">
            <text:p>961030146</text:p>
          </table:table-cell>
          <table:table-cell office:value-type="string" calcext:value-type="string">
            <text:p>ΒΑΣΙΛΕΙΟΣ Δ. ΡΟΥΣΑΚΟΣ ΚΑΙ ΣΙΑ ΟΕ</text:p>
          </table:table-cell>
          <table:table-cell office:value-type="string" calcext:value-type="string">
            <text:p>GALAXY</text:p>
          </table:table-cell>
          <table:table-cell table:style-name="ce2" office:value-type="string" calcext:value-type="string">
            <text:p>0824544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ΡΑΪΔΑΣ 7, 20300 ΛΟΥΤΡΑΚΙ </text:p>
          </table:table-cell>
          <table:table-cell office:value-type="string" calcext:value-type="string">
            <text:p>2744028715/694537467</text:p>
          </table:table-cell>
          <table:table-cell office:value-type="string" calcext:value-type="string">
            <text:p>info@hotel-galaxy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433892</text:p>
          </table:table-cell>
          <table:table-cell table:style-name="ce2" office:value-type="string" calcext:value-type="string">
            <text:p>960984766</text:p>
          </table:table-cell>
          <table:table-cell office:value-type="string" calcext:value-type="string">
            <text:p>ΠΑΝΑΓΙΩΤΟΥ ΑΝΔΡΕΑΣ</text:p>
          </table:table-cell>
          <table:table-cell office:value-type="string" calcext:value-type="string">
            <text:p>ΑΦΡΟΔΙΤΗ</text:p>
          </table:table-cell>
          <table:table-cell table:style-name="ce2" office:value-type="string" calcext:value-type="string">
            <text:p>1574114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.ΤΣΑΛΔΑΡΗ 17, 20300 <text:s/>ΛΟΥΤΡΑΚΙ</text:p>
          </table:table-cell>
          <table:table-cell office:value-type="float" office:value="2744062427" calcext:value-type="float">
            <text:p>27440624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ΟΡΙΝΘΙΑΣ</text:p>
          </table:table-cell>
          <table:table-cell table:style-name="ce2" office:value-type="string" calcext:value-type="string">
            <text:p>21/2016/000029949088</text:p>
          </table:table-cell>
          <table:table-cell table:style-name="ce2" office:value-type="string" calcext:value-type="string">
            <text:p>963787165</text:p>
          </table:table-cell>
          <table:table-cell office:value-type="string" calcext:value-type="string">
            <text:p>ΚΟΝΤΗΣ ΝΙΚΟΛΑΟΣ</text:p>
          </table:table-cell>
          <table:table-cell office:value-type="string" calcext:value-type="string">
            <text:p>HOTEL PLAZA</text:p>
          </table:table-cell>
          <table:table-cell table:style-name="ce2" office:value-type="string" calcext:value-type="string">
            <text:p>0525025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.25ΗΣ ΜΑΡΤΙΟΥ <text:s/>32, 20300 ΛΟΥΤΡΑΚΙ </text:p>
          </table:table-cell>
          <table:table-cell office:value-type="string" calcext:value-type="string">
            <text:p>2744069444, 69327330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Ω</text:p>
          </table:table-cell>
          <table:table-cell table:style-name="ce2" office:value-type="string" calcext:value-type="string">
            <text:p>21/2016/000030067833</text:p>
          </table:table-cell>
          <table:table-cell table:style-name="ce2" office:value-type="string" calcext:value-type="string">
            <text:p>964746202</text:p>
          </table:table-cell>
          <table:table-cell office:value-type="string" calcext:value-type="string">
            <text:p>ΜΥΛΩΝΑ ΑΝΤΩΝΙΑ</text:p>
          </table:table-cell>
          <table:table-cell office:value-type="string" calcext:value-type="string">
            <text:p>ΘΕΟΝΙΑ</text:p>
          </table:table-cell>
          <table:table-cell table:style-name="ce2" office:value-type="string" calcext:value-type="string">
            <text:p>1034441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ΕΡΙΚΗΣ 43, 85300 <text:s/>ΚΩΣ</text:p>
          </table:table-cell>
          <table:table-cell office:value-type="float" office:value="2242023303" calcext:value-type="float">
            <text:p>22420233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Ω</text:p>
          </table:table-cell>
          <table:table-cell table:style-name="ce2" office:value-type="string" calcext:value-type="string">
            <text:p>21/2016/000029310915</text:p>
          </table:table-cell>
          <table:table-cell table:style-name="ce2" office:value-type="string" calcext:value-type="string">
            <text:p>960375085</text:p>
          </table:table-cell>
          <table:table-cell office:value-type="string" calcext:value-type="string">
            <text:p>ΞΕΝΟΔΟΧΕΙΟ ΤΩΝ ΓΛΑΡΩΝ</text:p>
          </table:table-cell>
          <table:table-cell office:value-type="string" calcext:value-type="string">
            <text:p>SEAGULLS BAY</text:p>
          </table:table-cell>
          <table:table-cell table:style-name="ce2" office:value-type="string" calcext:value-type="string">
            <text:p>99928171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ΤΙΜΑΧΕΙΑ 0, 85302 <text:s/>ΑΝΤΙΜΑΧΕΙΑ</text:p>
          </table:table-cell>
          <table:table-cell office:value-type="string" calcext:value-type="string">
            <text:p>2242059297, 2242059298, 6907760158, 69077601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ΚΩ</text:p>
          </table:table-cell>
          <table:table-cell table:style-name="ce2" office:value-type="string" calcext:value-type="string">
            <text:p>21/2016/000030030160</text:p>
          </table:table-cell>
          <table:table-cell table:style-name="ce2" office:value-type="string" calcext:value-type="string">
            <text:p>964560738</text:p>
          </table:table-cell>
          <table:table-cell office:value-type="string" calcext:value-type="string">
            <text:p>ΤΟΥΡΙΣΤΙΚΕΣ ΚΑΙ ΞΕΝΟΔΟΧΕΙΑΚΕΣ ΕΠΙΧΕΙΡΗΣΕΙΣ ΚΩΝ/ΝΟΣ ΚΑΜΑΤΕΡΟΣ Α.Ε</text:p>
          </table:table-cell>
          <table:table-cell office:value-type="string" calcext:value-type="string">
            <text:p>ΑΙΓΑΙΟΝ</text:p>
          </table:table-cell>
          <table:table-cell table:style-name="ce2" office:value-type="string" calcext:value-type="string">
            <text:p>09417658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ΓΑΛΟΥ <text:s/>ΑΛΕΞΑΝΔΡΟΥ 32, 85300 Τ.Θ. 341 ΚΩΣ</text:p>
          </table:table-cell>
          <table:table-cell office:value-type="string" calcext:value-type="string">
            <text:p>22420 24701</text:p>
          </table:table-cell>
          <table:table-cell office:value-type="string" calcext:value-type="string">
            <text:p>aegeon.hotel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ΚΩ</text:p>
          </table:table-cell>
          <table:table-cell table:style-name="ce2" office:value-type="string" calcext:value-type="string">
            <text:p>21/2016/000029432726</text:p>
          </table:table-cell>
          <table:table-cell table:style-name="ce2" office:value-type="string" calcext:value-type="string">
            <text:p>960978684</text:p>
          </table:table-cell>
          <table:table-cell office:value-type="string" calcext:value-type="string">
            <text:p>ΑΚΤΗ ΜΑΡΜΑΡΙ ΚΩΣ <text:s/>Α.Ε</text:p>
          </table:table-cell>
          <table:table-cell office:value-type="string" calcext:value-type="string">
            <text:p>MARILIZA BEACH HOTEL</text:p>
          </table:table-cell>
          <table:table-cell table:style-name="ce2" office:value-type="string" calcext:value-type="string">
            <text:p>09417656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.Θ. 133 ΜΑΡΜΑΡΙ ΚΩΣ 0, 85300 ΜΑΡΜΑΡΙ ΚΩΣ</text:p>
          </table:table-cell>
          <table:table-cell office:value-type="string" calcext:value-type="string">
            <text:p>22420 41433, 22420 412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996236</text:p>
          </table:table-cell>
          <table:table-cell table:style-name="ce2" office:value-type="string" calcext:value-type="string">
            <text:p>964343069</text:p>
          </table:table-cell>
          <table:table-cell office:value-type="string" calcext:value-type="string">
            <text:p>ΚΩΣΤΑΣ ΘΕΟΔΩΡΟΣ</text:p>
          </table:table-cell>
          <table:table-cell office:value-type="string" calcext:value-type="string">
            <text:p>Ο ΚΑΒΟΣ</text:p>
          </table:table-cell>
          <table:table-cell table:style-name="ce2" office:value-type="string" calcext:value-type="string">
            <text:p>0392969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0 0, 23052 ΕΛΑΙΑ ΜΟΛΑΟΙ</text:p>
          </table:table-cell>
          <table:table-cell office:value-type="string" calcext:value-type="string">
            <text:p>2732057447, 2732057447</text:p>
          </table:table-cell>
          <table:table-cell office:value-type="string" calcext:value-type="string">
            <text:p>kostas-mol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512731</text:p>
          </table:table-cell>
          <table:table-cell table:style-name="ce2" office:value-type="string" calcext:value-type="string">
            <text:p>961387478</text:p>
          </table:table-cell>
          <table:table-cell table:number-columns-repeated="2" office:value-type="string" calcext:value-type="string">
            <text:p>ΚΑΡΟΥΝΟΣ ΣΑΡΑΝΤΟΣ</text:p>
          </table:table-cell>
          <table:table-cell table:style-name="ce2" office:value-type="string" calcext:value-type="string">
            <text:p>0096087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0 0, 23056 ΠΛΥΤΡΑ ΠΛΥΤΡΑ</text:p>
          </table:table-cell>
          <table:table-cell office:value-type="string" calcext:value-type="string">
            <text:p>2732082634, 2732082634, 6976622784</text:p>
          </table:table-cell>
          <table:table-cell office:value-type="string" calcext:value-type="string">
            <text:p>elkar@teemai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652810</text:p>
          </table:table-cell>
          <table:table-cell table:style-name="ce2" office:value-type="string" calcext:value-type="string">
            <text:p>962154375</text:p>
          </table:table-cell>
          <table:table-cell office:value-type="string" calcext:value-type="string">
            <text:p>Γ. ΤΣΙΤΣΙΡΗΣ Α.Ε.</text:p>
          </table:table-cell>
          <table:table-cell office:value-type="string" calcext:value-type="string">
            <text:p>ΠΥΡΓΟΣ ΤΣΙΤΣΙΡΗ Α.Ε.</text:p>
          </table:table-cell>
          <table:table-cell table:style-name="ce2" office:value-type="string" calcext:value-type="string">
            <text:p>09414212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Β ΤΑΞΗΣ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0 0, 23071 ΚΟΥΝΟΣ ΣΤΑΥΡΙ ΜΑΝΗΣ</text:p>
          </table:table-cell>
          <table:table-cell office:value-type="string" calcext:value-type="string">
            <text:p>2733056297-8, 2733056296</text:p>
          </table:table-cell>
          <table:table-cell office:value-type="string" calcext:value-type="string">
            <text:p>tsitsiriscastle@yahoo.gr, www.tsitsiriscastl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547879</text:p>
          </table:table-cell>
          <table:table-cell table:style-name="ce2" office:value-type="string" calcext:value-type="string">
            <text:p>961605981</text:p>
          </table:table-cell>
          <table:table-cell office:value-type="string" calcext:value-type="string">
            <text:p>ΒΑΦΕΙΑΔΟΥ ΕΥΑΓΓΕΛΙΑ</text:p>
          </table:table-cell>
          <table:table-cell office:value-type="string" calcext:value-type="string">
            <text:p>ΒΙΛΛΑ ΑΝΤΙΓΟΝΗ</text:p>
          </table:table-cell>
          <table:table-cell table:style-name="ce2" office:value-type="string" calcext:value-type="string">
            <text:p>0363807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0 0, 23200 ΜΑΥΡΟΒΟΥΝΙ ΓΥΘΕΙΟΥ</text:p>
          </table:table-cell>
          <table:table-cell office:value-type="string" calcext:value-type="string">
            <text:p>2733022757, 2733024925</text:p>
          </table:table-cell>
          <table:table-cell office:value-type="string" calcext:value-type="string">
            <text:p>vilaantigoni@yahoo.com, www.villa-antigo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443267</text:p>
          </table:table-cell>
          <table:table-cell table:style-name="ce2" office:value-type="string" calcext:value-type="string">
            <text:p>961054174</text:p>
          </table:table-cell>
          <table:table-cell office:value-type="string" calcext:value-type="string">
            <text:p>ΣΙΑΓΚΡΗ ΕΛΕΝΗ</text:p>
          </table:table-cell>
          <table:table-cell office:value-type="string" calcext:value-type="string">
            <text:p>DIAMOND PALACE</text:p>
          </table:table-cell>
          <table:table-cell table:style-name="ce2" office:value-type="string" calcext:value-type="string">
            <text:p>02835570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0 0, 23200 ΠΑΡΑΛΙΑ ΜΑΥΡΟΒΟΥΝΙΟΥ ΓΥΘΕΙΟ</text:p>
          </table:table-cell>
          <table:table-cell office:value-type="string" calcext:value-type="string">
            <text:p>6974634939, 2733024614, 2733024616</text:p>
          </table:table-cell>
          <table:table-cell office:value-type="string" calcext:value-type="string">
            <text:p>info@diamondpalace.gr, www.diamondpalac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583262</text:p>
          </table:table-cell>
          <table:table-cell table:style-name="ce2" office:value-type="string" calcext:value-type="string">
            <text:p>961776894</text:p>
          </table:table-cell>
          <table:table-cell office:value-type="string" calcext:value-type="string">
            <text:p>ΠΑΝΤΕΛΗΣ, ΘΩΜΑΣ &amp; ΗΛΙΑΣ ΚΟΥΡΟΥΝΑΚΟΣ ΟΕ</text:p>
          </table:table-cell>
          <table:table-cell office:value-type="string" calcext:value-type="string">
            <text:p>ΠΑΝΘΕΟΝ</text:p>
          </table:table-cell>
          <table:table-cell table:style-name="ce2" office:value-type="string" calcext:value-type="string">
            <text:p>09122824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ΑΣ.ΠΑΥΛΟΥ 33, 23200 ΓΥΘΕΙΟ ΓΥΘΕΙΟ</text:p>
          </table:table-cell>
          <table:table-cell office:value-type="float" office:value="2733022289" calcext:value-type="float">
            <text:p>2733022289</text:p>
          </table:table-cell>
          <table:table-cell office:value-type="string" calcext:value-type="string">
            <text:p>info@pantheongythio.gr, www.pantheongythi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585875</text:p>
          </table:table-cell>
          <table:table-cell table:style-name="ce2" office:value-type="string" calcext:value-type="string">
            <text:p>961805322</text:p>
          </table:table-cell>
          <table:table-cell office:value-type="string" calcext:value-type="string">
            <text:p>ΑΣΗΜΕΝΙΟΣ ΠΕΡΙΚΛΗΣ</text:p>
          </table:table-cell>
          <table:table-cell office:value-type="string" calcext:value-type="string">
            <text:p>ΡΕΜΒΗ</text:p>
          </table:table-cell>
          <table:table-cell table:style-name="ce2" office:value-type="string" calcext:value-type="string">
            <text:p>01372765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ΥΡΟΒΟΥΝΙ 00, 23200 <text:s/>ΓΥΘΕΙΟ</text:p>
          </table:table-cell>
          <table:table-cell office:value-type="float" office:value="2733024514" calcext:value-type="float">
            <text:p>2733024514</text:p>
          </table:table-cell>
          <table:table-cell office:value-type="string" calcext:value-type="string">
            <text:p>periklisremvi@yahoo.gr, www.asimenios-remv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746849</text:p>
          </table:table-cell>
          <table:table-cell table:style-name="ce2" office:value-type="string" calcext:value-type="string">
            <text:p>962599319</text:p>
          </table:table-cell>
          <table:table-cell office:value-type="string" calcext:value-type="string">
            <text:p>ΘΕΟΔΩΡΟΣ <text:s/>ΠΟΛΙΤΗΣ ΚΑΙ ΣΙΑ Ε.Ε</text:p>
          </table:table-cell>
          <table:table-cell office:value-type="string" calcext:value-type="string">
            <text:p>ΒΙΛΛΑ <text:s/>ΔΡΟΣΙΑ</text:p>
          </table:table-cell>
          <table:table-cell table:style-name="ce2" office:value-type="string" calcext:value-type="string">
            <text:p>80009285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ΥΡΟΒΟΥΝΙ 00, 23200 ΓΥΘΕΙΟ ΓΥΘΕΙΟ</text:p>
          </table:table-cell>
          <table:table-cell office:value-type="string" calcext:value-type="string">
            <text:p>2733023512, 2733023188</text:p>
          </table:table-cell>
          <table:table-cell office:value-type="string" calcext:value-type="string">
            <text:p>info@villadrossia.gr, www.villadross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585966</text:p>
          </table:table-cell>
          <table:table-cell table:style-name="ce2" office:value-type="string" calcext:value-type="string">
            <text:p>961805749</text:p>
          </table:table-cell>
          <table:table-cell office:value-type="string" calcext:value-type="string">
            <text:p>ΑΣΗΜΕΝΙΟΥ ΑΜΑΛΙΑ</text:p>
          </table:table-cell>
          <table:table-cell office:value-type="string" calcext:value-type="string">
            <text:p>ΡΕΜΒΗ</text:p>
          </table:table-cell>
          <table:table-cell table:style-name="ce2" office:value-type="string" calcext:value-type="string">
            <text:p>04749071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ΥΡΟΒΟΥΝΙ 00, 23200 ΜΑΥΡΟΒΟΥΝΙ ΓΥΘΕΙΟ</text:p>
          </table:table-cell>
          <table:table-cell office:value-type="float" office:value="2733024514" calcext:value-type="float">
            <text:p>2733024514</text:p>
          </table:table-cell>
          <table:table-cell office:value-type="string" calcext:value-type="string">
            <text:p>amaliaremvi@yahoo.gr, wwwasimenios-remv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ΚΩΝΙΑΣ</text:p>
          </table:table-cell>
          <table:table-cell table:style-name="ce2" office:value-type="string" calcext:value-type="string">
            <text:p>21/2016/000029947314</text:p>
          </table:table-cell>
          <table:table-cell table:style-name="ce2" office:value-type="string" calcext:value-type="string">
            <text:p>963777703</text:p>
          </table:table-cell>
          <table:table-cell table:number-columns-repeated="2" office:value-type="string" calcext:value-type="string">
            <text:p>ΚΥΡΙΦΙΔΗΣ ΓΕΩ. ΙΩΑΝΝΗΣ</text:p>
          </table:table-cell>
          <table:table-cell table:style-name="ce2" office:value-type="string" calcext:value-type="string">
            <text:p>04344786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ΥΡΓΟΣ ΔΙΡΟΥ 0, 23063 ΠΥΡΓΟΣ ΔΙΡΟΥ ΠΥΡΓΟΣ ΔΙΡΟΥ</text:p>
          </table:table-cell>
          <table:table-cell office:value-type="string" calcext:value-type="string">
            <text:p>2733052306, 69840114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507912</text:p>
          </table:table-cell>
          <table:table-cell table:style-name="ce2" office:value-type="string" calcext:value-type="string">
            <text:p>961358349</text:p>
          </table:table-cell>
          <table:table-cell table:number-columns-repeated="2" office:value-type="string" calcext:value-type="string">
            <text:p>ΤΣΙΑΡΑΣ ΓΕΩΡΓΙΟΣ</text:p>
          </table:table-cell>
          <table:table-cell table:style-name="ce2" office:value-type="string" calcext:value-type="string">
            <text:p>0178277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ΚΑΜΠΟΣ 0, 40007 <text:s/></text:p>
          </table:table-cell>
          <table:table-cell office:value-type="string" calcext:value-type="string">
            <text:p>2494051678, 6932454666</text:p>
          </table:table-cell>
          <table:table-cell office:value-type="string" calcext:value-type="string">
            <text:p>gv_tsiara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84666</text:p>
          </table:table-cell>
          <table:table-cell table:style-name="ce2" office:value-type="string" calcext:value-type="string">
            <text:p>964184290</text:p>
          </table:table-cell>
          <table:table-cell table:number-columns-repeated="2" office:value-type="string" calcext:value-type="string">
            <text:p>ΠΛΑΤΣΑΣ ΔΗΜΗΤΡΙΟΣ</text:p>
          </table:table-cell>
          <table:table-cell table:style-name="ce2" office:value-type="string" calcext:value-type="string">
            <text:p>0246826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ΕΛΙΚΑ 0, 40003 <text:s/></text:p>
          </table:table-cell>
          <table:table-cell office:value-type="float" office:value="6945277286" calcext:value-type="float">
            <text:p>69452772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41562</text:p>
          </table:table-cell>
          <table:table-cell table:style-name="ce2" office:value-type="string" calcext:value-type="string">
            <text:p>963747482</text:p>
          </table:table-cell>
          <table:table-cell table:number-columns-repeated="2" office:value-type="string" calcext:value-type="string">
            <text:p>ΤΣΙΝΤΖΙΡΑΚΟΥ ΕΛΕΝΗ</text:p>
          </table:table-cell>
          <table:table-cell table:style-name="ce2" office:value-type="string" calcext:value-type="string">
            <text:p>0466624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ΕΛΙΚΑ ΑΓΙΑΣ 0, 40003 <text:s/></text:p>
          </table:table-cell>
          <table:table-cell office:value-type="float" office:value="6972773954" calcext:value-type="float">
            <text:p>69727739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846838</text:p>
          </table:table-cell>
          <table:table-cell table:style-name="ce2" office:value-type="string" calcext:value-type="string">
            <text:p>963137372</text:p>
          </table:table-cell>
          <table:table-cell table:number-columns-repeated="2" office:value-type="string" calcext:value-type="string">
            <text:p>ΣΟΥΓΙΑΝΝΗ ΧΑΡΙΚΛΕΙΑ</text:p>
          </table:table-cell>
          <table:table-cell table:style-name="ce2" office:value-type="string" calcext:value-type="string">
            <text:p>04509201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ΕΛΙΚΑ ΑΓΙΑΣ 0, 40003 <text:s/></text:p>
          </table:table-cell>
          <table:table-cell office:value-type="string" calcext:value-type="string">
            <text:p>2494051709, 6979983491, 2410-6616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335233</text:p>
          </table:table-cell>
          <table:table-cell table:style-name="ce2" office:value-type="string" calcext:value-type="string">
            <text:p>960479023</text:p>
          </table:table-cell>
          <table:table-cell table:number-columns-repeated="2" office:value-type="string" calcext:value-type="string">
            <text:p>ΚΑΡΑΚΙΤΣΙΟΣ ΓΡΗΓΟΡΙΟΣ</text:p>
          </table:table-cell>
          <table:table-cell table:style-name="ce2" office:value-type="string" calcext:value-type="string">
            <text:p>02470701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ΕΛΙΚΑ-ΜΕΛΙΒΟΙΑ 0, 40003 <text:s/></text:p>
          </table:table-cell>
          <table:table-cell office:value-type="float" office:value="6976698440" calcext:value-type="float">
            <text:p>69766984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340096</text:p>
          </table:table-cell>
          <table:table-cell table:style-name="ce2" office:value-type="string" calcext:value-type="string">
            <text:p>960501234</text:p>
          </table:table-cell>
          <table:table-cell office:value-type="string" calcext:value-type="string">
            <text:p>ΚΑΡΑΚΙΤΣΙΟΥ ΑΝΘΗ</text:p>
          </table:table-cell>
          <table:table-cell office:value-type="string" calcext:value-type="string">
            <text:p>XASTERIA</text:p>
          </table:table-cell>
          <table:table-cell table:style-name="ce2" office:value-type="string" calcext:value-type="string">
            <text:p>03495817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ΕΛΙΚΑ-ΜΕΛΙΒΟΙΑ 0, 40003 ΛΑΡΙΣΑ </text:p>
          </table:table-cell>
          <table:table-cell office:value-type="string" calcext:value-type="string">
            <text:p>6976678440, 2494051245, 2494051245, 2494051245, 2494051245, 2494051245</text:p>
          </table:table-cell>
          <table:table-cell office:value-type="string" calcext:value-type="string">
            <text:p>anthikarakitsiou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677036</text:p>
          </table:table-cell>
          <table:table-cell table:style-name="ce2" office:value-type="string" calcext:value-type="string">
            <text:p>962273950</text:p>
          </table:table-cell>
          <table:table-cell office:value-type="string" calcext:value-type="string">
            <text:p>ΑΓΡΟΤΟΥΡΙΣΤΙΚΗ ΣΚΗΤΗ ΑΕ</text:p>
          </table:table-cell>
          <table:table-cell office:value-type="string" calcext:value-type="string">
            <text:p>ΑΜΑΝΙΤΗΣ ΤΟΥ ΚΑΙΣΑΡΟΣ</text:p>
          </table:table-cell>
          <table:table-cell table:style-name="ce2" office:value-type="string" calcext:value-type="string">
            <text:p>09971075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.Δ. ΣΚΗΤΗΣ 0, 40003 ΛΑΡΙΣΑΣ ΛΑΡΙΣΑ</text:p>
          </table:table-cell>
          <table:table-cell office:value-type="float" office:value="2494052270" calcext:value-type="float">
            <text:p>2494052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13030</text:p>
          </table:table-cell>
          <table:table-cell table:style-name="ce2" office:value-type="string" calcext:value-type="string">
            <text:p>963603430</text:p>
          </table:table-cell>
          <table:table-cell table:number-columns-repeated="2" office:value-type="string" calcext:value-type="string">
            <text:p>ΠΕΡΔΙΚΗ ΕΥΓΕΝΙΑ</text:p>
          </table:table-cell>
          <table:table-cell table:style-name="ce2" office:value-type="string" calcext:value-type="string">
            <text:p>05191419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ΚΚΙΝΟ ΝΕΡΟ 0, 40007 <text:s/>ΑΓΙΑ</text:p>
          </table:table-cell>
          <table:table-cell office:value-type="string" calcext:value-type="string">
            <text:p>2495092333-6975761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60828</text:p>
          </table:table-cell>
          <table:table-cell table:style-name="ce2" office:value-type="string" calcext:value-type="string">
            <text:p>963879966</text:p>
          </table:table-cell>
          <table:table-cell table:number-columns-repeated="2" office:value-type="string" calcext:value-type="string">
            <text:p>ΖΟΛΙΝΤΟΝ ΚΛΩ. ΕΒΕΛΥΝ ΕΛΕΝΗ</text:p>
          </table:table-cell>
          <table:table-cell table:style-name="ce2" office:value-type="string" calcext:value-type="string">
            <text:p>04676462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ΚΚΙΝΟ ΝΕΡΟ 0, 40007 <text:s/>ΑΓΙΑ</text:p>
          </table:table-cell>
          <table:table-cell office:value-type="float" office:value="6944143709" calcext:value-type="float">
            <text:p>6944143709</text:p>
          </table:table-cell>
          <table:table-cell office:value-type="string" calcext:value-type="string">
            <text:p>evelyne-p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90952</text:p>
          </table:table-cell>
          <table:table-cell table:style-name="ce2" office:value-type="string" calcext:value-type="string">
            <text:p>964273244</text:p>
          </table:table-cell>
          <table:table-cell table:number-columns-repeated="2" office:value-type="string" calcext:value-type="string">
            <text:p>ΑΠΟΣΤΟΛΙΔΟΥ ΑΙΚΑΤΕΡΙΝΗ</text:p>
          </table:table-cell>
          <table:table-cell table:style-name="ce2" office:value-type="string" calcext:value-type="string">
            <text:p>99976097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ΝΔΗΛΑΡΑ 20, 41222 ΠΕΡΙΦΕΡΕΙΑΚΗ ΕΝΟΤΗΤΑ ΛΑΡΙΣΑΣ ΔΗΜΟΣ ΛΑΡΙΣΑΙΩΝ</text:p>
          </table:table-cell>
          <table:table-cell office:value-type="string" calcext:value-type="string">
            <text:p>2495091301, 2495091351</text:p>
          </table:table-cell>
          <table:table-cell office:value-type="string" calcext:value-type="string">
            <text:p>hotelvlassis@gmail.com, www.hotelvlass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30002376</text:p>
          </table:table-cell>
          <table:table-cell table:style-name="ce2" office:value-type="string" calcext:value-type="string">
            <text:p>964434964</text:p>
          </table:table-cell>
          <table:table-cell table:number-columns-repeated="2" office:value-type="string" calcext:value-type="string">
            <text:p>ΤΖΙΟΥΒΑΡΑ ΑΙΚΑΤΕΡΙΝΗ</text:p>
          </table:table-cell>
          <table:table-cell table:style-name="ce2" office:value-type="string" calcext:value-type="string">
            <text:p>05820699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ΣΑΓΓΑΛΑ 0, 40007 <text:s/></text:p>
          </table:table-cell>
          <table:table-cell office:value-type="string" calcext:value-type="string">
            <text:p>2495097245, 24102324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74282</text:p>
          </table:table-cell>
          <table:table-cell table:style-name="ce2" office:value-type="string" calcext:value-type="string">
            <text:p>964051539</text:p>
          </table:table-cell>
          <table:table-cell table:number-columns-repeated="2" office:value-type="string" calcext:value-type="string">
            <text:p>ΧΡΥΣΑΦΕΝΙΟΣ ΗΛΙΟΣ ΕΠΕ</text:p>
          </table:table-cell>
          <table:table-cell table:style-name="ce2" office:value-type="string" calcext:value-type="string">
            <text:p>0954104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ΣΑΓΓΑΛΑ 0, 40007 ΛΑΡΙΣΑ ΛΑΡΙΣΑ</text:p>
          </table:table-cell>
          <table:table-cell office:value-type="string" calcext:value-type="string">
            <text:p>2495097255, 69442922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742769</text:p>
          </table:table-cell>
          <table:table-cell table:style-name="ce2" office:value-type="string" calcext:value-type="string">
            <text:p>962564964</text:p>
          </table:table-cell>
          <table:table-cell table:number-columns-repeated="2" office:value-type="string" calcext:value-type="string">
            <text:p>ΚΑΚΑΡΗ ΕΥΘΥΜΙΑ</text:p>
          </table:table-cell>
          <table:table-cell table:style-name="ce2" office:value-type="string" calcext:value-type="string">
            <text:p>02470023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ΣΑΓΓΑΛΑ ΛΑΡΙΣΑΣ 0, 40007 ΛΑΡΙΣΑΣ ΛΑΡΙΣΑ</text:p>
          </table:table-cell>
          <table:table-cell office:value-type="string" calcext:value-type="string">
            <text:p>2495097381, 24950978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820701</text:p>
          </table:table-cell>
          <table:table-cell table:style-name="ce2" office:value-type="string" calcext:value-type="string">
            <text:p>963040014</text:p>
          </table:table-cell>
          <table:table-cell table:number-columns-repeated="2" office:value-type="string" calcext:value-type="string">
            <text:p>ΣΩΤΗΡΟΥΛΗΣ ΑΝΑΣΤΑΣΙΟΣ</text:p>
          </table:table-cell>
          <table:table-cell table:style-name="ce2" office:value-type="string" calcext:value-type="string">
            <text:p>0345618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ΣΑΓΓΑΛΑ ΠΛΑΤΩΝΟΣ <text:s/>4, 40007 <text:s/></text:p>
          </table:table-cell>
          <table:table-cell office:value-type="float" office:value="2495097272" calcext:value-type="float">
            <text:p>24950972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951571</text:p>
          </table:table-cell>
          <table:table-cell table:style-name="ce2" office:value-type="string" calcext:value-type="string">
            <text:p>963802034</text:p>
          </table:table-cell>
          <table:table-cell office:value-type="string" calcext:value-type="string">
            <text:p>ΣΙΩΜΟΥ ΒΟΥΛΙΩΤΗ ΧΑΡΙΚΛΕΙΑ</text:p>
          </table:table-cell>
          <table:table-cell office:value-type="string" calcext:value-type="string">
            <text:p>ΝΟΣΤΟΣ</text:p>
          </table:table-cell>
          <table:table-cell table:style-name="ce2" office:value-type="string" calcext:value-type="string">
            <text:p>04352663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Α ΜΕΣΑΓΚΑΛΑ-ΑΡΙΣΤΟΤΕΛΟΥΣ&amp;ΠΛΑΤΩΝΟΣ 0, 40007 <text:s/>ΜΕΣΑΓΓΑΛΑ</text:p>
          </table:table-cell>
          <table:table-cell office:value-type="string" calcext:value-type="string">
            <text:p>2495097225, 6945762781</text:p>
          </table:table-cell>
          <table:table-cell office:value-type="string" calcext:value-type="string">
            <text:p>www.nostosapartments.gr, voulioti@nostos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ΡΙΣΑΣ</text:p>
          </table:table-cell>
          <table:table-cell table:style-name="ce2" office:value-type="string" calcext:value-type="string">
            <text:p>21/2016/000029675928</text:p>
          </table:table-cell>
          <table:table-cell table:style-name="ce2" office:value-type="string" calcext:value-type="string">
            <text:p>962262690</text:p>
          </table:table-cell>
          <table:table-cell office:value-type="string" calcext:value-type="string">
            <text:p>ΗΩΣ Α.Ε. ΑΓΡΟΤΟΥΡΙΣΤΙΚΕΣ ΕΠΙΧΕΙΡΗΣΕΙΣ</text:p>
          </table:table-cell>
          <table:table-cell office:value-type="string" calcext:value-type="string">
            <text:p>ΗΩΣ Α.Ε.</text:p>
          </table:table-cell>
          <table:table-cell table:style-name="ce2" office:value-type="string" calcext:value-type="string">
            <text:p>99953165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ΗΤΗ ΑΓΙΑΣ 0, 40003 ΛΑΡΙΣΑΣ ΛΑΡΙΣΑ</text:p>
          </table:table-cell>
          <table:table-cell office:value-type="float" office:value="2494051500" calcext:value-type="float">
            <text:p>2494051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974412</text:p>
          </table:table-cell>
          <table:table-cell table:style-name="ce2" office:value-type="string" calcext:value-type="string">
            <text:p>964052585</text:p>
          </table:table-cell>
          <table:table-cell office:value-type="string" calcext:value-type="string">
            <text:p>ΑΓΡΟΤΟΥΡΙΣΤΙΚΗ <text:s/>ΚΡΗΤΗΣ Α.Ε.</text:p>
          </table:table-cell>
          <table:table-cell office:value-type="string" calcext:value-type="string">
            <text:p>ΛΑΣΙΝΘΟΣ</text:p>
          </table:table-cell>
          <table:table-cell table:style-name="ce2" office:value-type="string" calcext:value-type="string">
            <text:p>99974234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ΓΕΩΡΓΙΟΣ ΛΑΣΙΘΙΟΥ 0, 72052 <text:s/>ΤΖΕΡΜΙΑΔΟ</text:p>
          </table:table-cell>
          <table:table-cell office:value-type="string" calcext:value-type="string">
            <text:p>2844089100, 2844089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30019354</text:p>
          </table:table-cell>
          <table:table-cell table:style-name="ce2" office:value-type="string" calcext:value-type="string">
            <text:p>964517808</text:p>
          </table:table-cell>
          <table:table-cell office:value-type="string" calcext:value-type="string">
            <text:p>ΤΣΙΚΑΛΑΚΗ ΧΡΙΣΤΙΝΑ</text:p>
          </table:table-cell>
          <table:table-cell office:value-type="string" calcext:value-type="string">
            <text:p>EL GRECO</text:p>
          </table:table-cell>
          <table:table-cell table:style-name="ce2" office:value-type="string" calcext:value-type="string">
            <text:p>04699870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ΑΒΡΙΗΛ ΑΡΚΑΔΙΟΥ 13, 72300 ΣΗΤΕΙΑ ΣΗΤΕΙΑ</text:p>
          </table:table-cell>
          <table:table-cell office:value-type="string" calcext:value-type="string">
            <text:p>2843023133, 2843026391, 69745344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978444</text:p>
          </table:table-cell>
          <table:table-cell table:style-name="ce2" office:value-type="string" calcext:value-type="string">
            <text:p>964090550</text:p>
          </table:table-cell>
          <table:table-cell office:value-type="string" calcext:value-type="string">
            <text:p>ΙΤΑΝΟΣ ΑΕ</text:p>
          </table:table-cell>
          <table:table-cell office:value-type="string" calcext:value-type="string">
            <text:p>ΙΤΑΝΟΣ</text:p>
          </table:table-cell>
          <table:table-cell table:style-name="ce2" office:value-type="string" calcext:value-type="string">
            <text:p>09406267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ΑΜΑΝΛΗ 4, 72300 ΣΗΤΕΙΑ </text:p>
          </table:table-cell>
          <table:table-cell office:value-type="float" office:value="2843022900" calcext:value-type="float">
            <text:p>2843022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692530</text:p>
          </table:table-cell>
          <table:table-cell table:style-name="ce2" office:value-type="string" calcext:value-type="string">
            <text:p>962355030</text:p>
          </table:table-cell>
          <table:table-cell office:value-type="string" calcext:value-type="string">
            <text:p>ΘΕΟΧΑΡΑΚΗ ΑΙΚΑΤΕΡΙΝΗ</text:p>
          </table:table-cell>
          <table:table-cell office:value-type="string" calcext:value-type="string">
            <text:p>ROMANTIKA APTS</text:p>
          </table:table-cell>
          <table:table-cell table:style-name="ce2" office:value-type="string" calcext:value-type="string">
            <text:p>12529010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ΤΩ ΒΙΓΛΙ 0, 72055 <text:s/>ΣΤΑΥΡΟΧΩΡΙ</text:p>
          </table:table-cell>
          <table:table-cell office:value-type="string" calcext:value-type="string">
            <text:p>2843051351, 28430513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626395</text:p>
          </table:table-cell>
          <table:table-cell table:style-name="ce2" office:value-type="string" calcext:value-type="string">
            <text:p>962059345</text:p>
          </table:table-cell>
          <table:table-cell office:value-type="string" calcext:value-type="string">
            <text:p>ΣΙΓΑΝΟΥ ΚΩΝ. ΜΑΡΙΝΑ ΖΑΜΒΙΑ</text:p>
          </table:table-cell>
          <table:table-cell office:value-type="string" calcext:value-type="string">
            <text:p>ΓΕΦΥΡΑ</text:p>
          </table:table-cell>
          <table:table-cell table:style-name="ce2" office:value-type="string" calcext:value-type="string">
            <text:p>04944109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ΡΙΤΣΑΣ 1, 72100 <text:s/>ΑΓΙΟΣ ΝΙΚΟΛΑΟΣ</text:p>
          </table:table-cell>
          <table:table-cell office:value-type="string" calcext:value-type="string">
            <text:p>6977507906, 28410254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679432</text:p>
          </table:table-cell>
          <table:table-cell table:style-name="ce2" office:value-type="string" calcext:value-type="string">
            <text:p>962300457</text:p>
          </table:table-cell>
          <table:table-cell office:value-type="string" calcext:value-type="string">
            <text:p>ΚΟΚΚΑΛΗ ΘΕΚΛΑ</text:p>
          </table:table-cell>
          <table:table-cell office:value-type="string" calcext:value-type="string">
            <text:p>GOLDEN STAR APARTMENTS</text:p>
          </table:table-cell>
          <table:table-cell table:style-name="ce2" office:value-type="string" calcext:value-type="string">
            <text:p>11465210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ΚΡΥΓΙΑΛΟΣ 0, 72055 ΜΑΚΡΥ ΓΙΑΛΟΣ ΣΤΑΥΡΟΧΩΡΙ</text:p>
          </table:table-cell>
          <table:table-cell office:value-type="string" calcext:value-type="string">
            <text:p>6908685668, 2843052097, 2843052097</text:p>
          </table:table-cell>
          <table:table-cell office:value-type="string" calcext:value-type="string">
            <text:p>goldenstarapt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358268</text:p>
          </table:table-cell>
          <table:table-cell table:style-name="ce2" office:value-type="string" calcext:value-type="string">
            <text:p>960599193</text:p>
          </table:table-cell>
          <table:table-cell office:value-type="string" calcext:value-type="string">
            <text:p>ΠΑΝΤΕΛΑΚΗ ΚΑΛΛΙΟΠΗ</text:p>
          </table:table-cell>
          <table:table-cell office:value-type="string" calcext:value-type="string">
            <text:p>ΕΣΠΕΡΙΔΕΣ</text:p>
          </table:table-cell>
          <table:table-cell table:style-name="ce2" office:value-type="string" calcext:value-type="string">
            <text:p>11459580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ΥΡΤΟΣ 0, 72056 <text:s/></text:p>
          </table:table-cell>
          <table:table-cell office:value-type="string" calcext:value-type="string">
            <text:p>2842051207, 2842051298</text:p>
          </table:table-cell>
          <table:table-cell office:value-type="string" calcext:value-type="string">
            <text:p>www. esperides-hotel.gr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795759</text:p>
          </table:table-cell>
          <table:table-cell table:style-name="ce2" office:value-type="string" calcext:value-type="string">
            <text:p>962869296</text:p>
          </table:table-cell>
          <table:table-cell table:number-columns-repeated="2" office:value-type="string" calcext:value-type="string">
            <text:p>ΤΣΑΝΤΗΡΑΚΗ ΕΥΘΥΜΙΑ</text:p>
          </table:table-cell>
          <table:table-cell table:style-name="ce2" office:value-type="string" calcext:value-type="string">
            <text:p>04479503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ΤΡΑΣ 0, 72300 <text:s/>ΣΗΤΕΙΑ</text:p>
          </table:table-cell>
          <table:table-cell office:value-type="string" calcext:value-type="string">
            <text:p>6945859779, 2843022713</text:p>
          </table:table-cell>
          <table:table-cell office:value-type="string" calcext:value-type="string">
            <text:p>eftsantiraki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ΑΣΙΘΙΟΥ</text:p>
          </table:table-cell>
          <table:table-cell table:style-name="ce2" office:value-type="string" calcext:value-type="string">
            <text:p>21/2016/000029595155</text:p>
          </table:table-cell>
          <table:table-cell table:style-name="ce2" office:value-type="string" calcext:value-type="string">
            <text:p>961881030</text:p>
          </table:table-cell>
          <table:table-cell office:value-type="string" calcext:value-type="string">
            <text:p>ΚΑΜΠΑΝΑΚΗΣ ΙΩΣΗΦ</text:p>
          </table:table-cell>
          <table:table-cell office:value-type="string" calcext:value-type="string">
            <text:p>PETRAS BEACH</text:p>
          </table:table-cell>
          <table:table-cell table:style-name="ce2" office:value-type="string" calcext:value-type="string">
            <text:p>04211312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Σ 0, 72300 ΣΗΤΕΙΑ ΣΗΤΕΙΑ</text:p>
          </table:table-cell>
          <table:table-cell office:value-type="string" calcext:value-type="string">
            <text:p>2843024892, 2843500273, 6973736145</text:p>
          </table:table-cell>
          <table:table-cell office:value-type="string" calcext:value-type="string">
            <text:p>petrasbeach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329635</text:p>
          </table:table-cell>
          <table:table-cell table:style-name="ce2" office:value-type="string" calcext:value-type="string">
            <text:p>960452479</text:p>
          </table:table-cell>
          <table:table-cell office:value-type="string" calcext:value-type="string">
            <text:p>ΤΣΑΡΑΜΥΡΣΗΣ ΠΑΝΑΓΙΩΤΗΣ ΚΑΙ ΕΙΡΗΝΗ ΟΕ</text:p>
          </table:table-cell>
          <table:table-cell office:value-type="string" calcext:value-type="string">
            <text:p>ΞΕΝΟΔΟΧΕΙΟ ΜΥΡΣΙΝΗ</text:p>
          </table:table-cell>
          <table:table-cell table:style-name="ce2" office:value-type="string" calcext:value-type="string">
            <text:p>8002753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ΙΣΙΔΩΡΟΣ 0, 81200 <text:s/>ΠΛΩΜΑΡΙ</text:p>
          </table:table-cell>
          <table:table-cell office:value-type="string" calcext:value-type="string">
            <text:p>2252033730, 2252033510, 69771855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445372</text:p>
          </table:table-cell>
          <table:table-cell table:style-name="ce2" office:value-type="string" calcext:value-type="string">
            <text:p>961078666</text:p>
          </table:table-cell>
          <table:table-cell office:value-type="string" calcext:value-type="string">
            <text:p>ΓΕΩΡΓΕΛΛΗΣ ΠΑΝ. ΕΥΣΤΡΑΤΙΟΣ</text:p>
          </table:table-cell>
          <table:table-cell office:value-type="string" calcext:value-type="string">
            <text:p>ΑΝΑXOS BAY</text:p>
          </table:table-cell>
          <table:table-cell table:style-name="ce2" office:value-type="string" calcext:value-type="string">
            <text:p>02702323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ΑΞΟΣ <text:s/>0, 81109 ΠΕΤΡΑ ΛΕΣΒΟΣ</text:p>
          </table:table-cell>
          <table:table-cell office:value-type="string" calcext:value-type="string">
            <text:p>2253041997, 2253041997, 6945544370</text:p>
          </table:table-cell>
          <table:table-cell office:value-type="string" calcext:value-type="string">
            <text:p>aggeo@ho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30083300</text:p>
          </table:table-cell>
          <table:table-cell table:style-name="ce2" office:value-type="string" calcext:value-type="string">
            <text:p>964887980</text:p>
          </table:table-cell>
          <table:table-cell table:number-columns-repeated="2" office:value-type="string" calcext:value-type="string">
            <text:p>ΖΕΙΜΠΕΚΗΣ ΓΕΩΡΓΙΟΣ</text:p>
          </table:table-cell>
          <table:table-cell table:style-name="ce2" office:value-type="string" calcext:value-type="string">
            <text:p>04158351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ΑΞΟΣ ΣΚΟΥΤΑΡΟΥ 0, 81109 <text:s/>ΠΕΤΡΑ</text:p>
          </table:table-cell>
          <table:table-cell office:value-type="float" office:value="2253041714" calcext:value-type="float">
            <text:p>22530417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488822</text:p>
          </table:table-cell>
          <table:table-cell table:style-name="ce2" office:value-type="string" calcext:value-type="string">
            <text:p>961274951</text:p>
          </table:table-cell>
          <table:table-cell office:value-type="string" calcext:value-type="string">
            <text:p>ΑΦΡΟΔΙΤΗ Α.Ε. Ξ.Τ.Ε. ΑΦΟΙ ΧΑΧΑΔΑΚΗ</text:p>
          </table:table-cell>
          <table:table-cell office:value-type="string" calcext:value-type="string">
            <text:p>ΑΚΤΗ ΑΦΡΟΔΙΤΗ</text:p>
          </table:table-cell>
          <table:table-cell table:style-name="ce2" office:value-type="string" calcext:value-type="string">
            <text:p>0942758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ΑΤΕΡΑ 0, 81300 ΒΑΤΕΡΑ ΛΕΣΒΟΣ</text:p>
          </table:table-cell>
          <table:table-cell office:value-type="string" calcext:value-type="string">
            <text:p>2252061788, 22520611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844934</text:p>
          </table:table-cell>
          <table:table-cell table:style-name="ce2" office:value-type="string" calcext:value-type="string">
            <text:p>963128187</text:p>
          </table:table-cell>
          <table:table-cell table:number-columns-repeated="2" office:value-type="string" calcext:value-type="string">
            <text:p>ΚΟΥΛΑΡΑΣ ΙΩΑΝΝΗΣ</text:p>
          </table:table-cell>
          <table:table-cell table:style-name="ce2" office:value-type="string" calcext:value-type="string">
            <text:p>01225082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ΣΒΟΡΙΟΝ 0, 81300 <text:s/>ΠΟΛΙΧΝΙΤΟΣ</text:p>
          </table:table-cell>
          <table:table-cell office:value-type="string" calcext:value-type="string">
            <text:p>2252071530, 69980294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468357</text:p>
          </table:table-cell>
          <table:table-cell table:style-name="ce2" office:value-type="string" calcext:value-type="string">
            <text:p>961189534</text:p>
          </table:table-cell>
          <table:table-cell table:number-columns-repeated="2" office:value-type="string" calcext:value-type="string">
            <text:p>ΜΩΥΣΗ ΑΓΓΕΛΙΚΗ</text:p>
          </table:table-cell>
          <table:table-cell table:style-name="ce2" office:value-type="string" calcext:value-type="string">
            <text:p>047195281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ΟΠΟΛΗ ΘΕΡΜΗΣ 0, 81100 <text:s/>ΜΥΤΙΛΗΝΗ</text:p>
          </table:table-cell>
          <table:table-cell office:value-type="float" office:value="2251071485" calcext:value-type="float">
            <text:p>22510714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816640</text:p>
          </table:table-cell>
          <table:table-cell table:style-name="ce2" office:value-type="string" calcext:value-type="string">
            <text:p>962989145</text:p>
          </table:table-cell>
          <table:table-cell table:number-columns-repeated="2" office:value-type="string" calcext:value-type="string">
            <text:p>ΑΡΒΑΝΙΤΟΥ ΕΥΣ. ΜΑΡΙΑ</text:p>
          </table:table-cell>
          <table:table-cell table:style-name="ce2" office:value-type="string" calcext:value-type="string">
            <text:p>0471946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ΟΠΟΛΗ ΘΕΡΜΗΣ 0, 81100 ΘΕΡΜΗ ΜΥΤΙΛΗΝΗ</text:p>
          </table:table-cell>
          <table:table-cell office:value-type="string" calcext:value-type="string">
            <text:p>2251071311, 2251071311, 69771463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30007230</text:p>
          </table:table-cell>
          <table:table-cell table:style-name="ce2" office:value-type="string" calcext:value-type="string">
            <text:p>964475542</text:p>
          </table:table-cell>
          <table:table-cell table:number-columns-repeated="2" office:value-type="string" calcext:value-type="string">
            <text:p>ΓΙΟΥΣΜΑ-ΖΟΥΜΠΟΥΛΗ ΜΑΡΙΑΝΘΗ</text:p>
          </table:table-cell>
          <table:table-cell table:style-name="ce2" office:value-type="string" calcext:value-type="string">
            <text:p>04757389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ΑΥΜΑΧΙΑΣ ΕΛΛΗΣ 11, 81100 ΕΠΑΝΩ ΣΚΑΛΑ ΜΥΤΙΛΗΝΗ</text:p>
          </table:table-cell>
          <table:table-cell office:value-type="string" calcext:value-type="string">
            <text:p>6971772762, 2251023131</text:p>
          </table:table-cell>
          <table:table-cell office:value-type="string" calcext:value-type="string">
            <text:p>zoumboulistour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672468</text:p>
          </table:table-cell>
          <table:table-cell table:style-name="ce2" office:value-type="string" calcext:value-type="string">
            <text:p>962240562</text:p>
          </table:table-cell>
          <table:table-cell office:value-type="string" calcext:value-type="string">
            <text:p>Κ.ΤΣΑΜΑΛΗΣ-Η.ΠΑΥΛΙΔΗ ΟΕ</text:p>
          </table:table-cell>
          <table:table-cell office:value-type="string" calcext:value-type="string">
            <text:p>CAVO CHRISTO</text:p>
          </table:table-cell>
          <table:table-cell table:style-name="ce2" office:value-type="string" calcext:value-type="string">
            <text:p>80022631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 0, 81109 <text:s/>ΠΕΤΡΑ</text:p>
          </table:table-cell>
          <table:table-cell office:value-type="string" calcext:value-type="string">
            <text:p>2253300303, 2253041928</text:p>
          </table:table-cell>
          <table:table-cell office:value-type="string" calcext:value-type="string">
            <text:p>cavachristo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383269</text:p>
          </table:table-cell>
          <table:table-cell table:style-name="ce2" office:value-type="string" calcext:value-type="string">
            <text:p>960747573</text:p>
          </table:table-cell>
          <table:table-cell office:value-type="string" calcext:value-type="string">
            <text:p>Κ ΜΩΥΣΗΣ ΞΕΝΟΔ/ΚΕΣ ΕΠΙΧΕΙΡΙΣΕΙΣ ΠΑΝΟΡΑΜΑ ΑΕ</text:p>
          </table:table-cell>
          <table:table-cell office:value-type="string" calcext:value-type="string">
            <text:p>ΠΑΝΟΡΑΜΑ</text:p>
          </table:table-cell>
          <table:table-cell table:style-name="ce2" office:value-type="string" calcext:value-type="string">
            <text:p>09417444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 0, 81109 <text:s/>ΠΕΤΡΑ</text:p>
          </table:table-cell>
          <table:table-cell office:value-type="string" calcext:value-type="string">
            <text:p>2253041543, 2253041792</text:p>
          </table:table-cell>
          <table:table-cell office:value-type="string" calcext:value-type="string">
            <text:p>info@panoramahotel-lesv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882573</text:p>
          </table:table-cell>
          <table:table-cell table:style-name="ce2" office:value-type="string" calcext:value-type="string">
            <text:p>963410666</text:p>
          </table:table-cell>
          <table:table-cell office:value-type="string" calcext:value-type="string">
            <text:p>ΔΗΜΗΤΡΙΟΣ ΠΑΠΑΖΟΓΛΟΥ ΑΕ - ΤΟΥΡ. ΞΕΝ/ΚΕΣ ΕΠΙΧ/ΣΕΙΣ</text:p>
          </table:table-cell>
          <table:table-cell office:value-type="string" calcext:value-type="string">
            <text:p>ΛΑΣΙΑ STUDIOS</text:p>
          </table:table-cell>
          <table:table-cell table:style-name="ce2" office:value-type="string" calcext:value-type="string">
            <text:p>09417445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 0, 81109 ΠΕΤΡΑ ΛΕΣΒΟΣ</text:p>
          </table:table-cell>
          <table:table-cell office:value-type="string" calcext:value-type="string">
            <text:p>2253041414, 2253041921</text:p>
          </table:table-cell>
          <table:table-cell office:value-type="string" calcext:value-type="string">
            <text:p>info@lass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602683</text:p>
          </table:table-cell>
          <table:table-cell table:style-name="ce2" office:value-type="string" calcext:value-type="string">
            <text:p>961954176</text:p>
          </table:table-cell>
          <table:table-cell office:value-type="string" calcext:value-type="string">
            <text:p>ΒΟΥΛΜΕ ΜΑΥΡΑΓΑΝΗ ΜΑΡΙΑ</text:p>
          </table:table-cell>
          <table:table-cell office:value-type="string" calcext:value-type="string">
            <text:p>IRENE</text:p>
          </table:table-cell>
          <table:table-cell table:style-name="ce2" office:value-type="string" calcext:value-type="string">
            <text:p>10068357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ΤΡΑ 0, 81109 ΠΕΤΡΑ ΛΕΣΒΟΣ</text:p>
          </table:table-cell>
          <table:table-cell office:value-type="float" office:value="2253041064" calcext:value-type="float">
            <text:p>2253041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613535</text:p>
          </table:table-cell>
          <table:table-cell table:style-name="ce2" office:value-type="string" calcext:value-type="string">
            <text:p>962011138</text:p>
          </table:table-cell>
          <table:table-cell office:value-type="string" calcext:value-type="string">
            <text:p>ΠΑΛΑΙΟΠΑΝΗΣ Ε. Α.Ε. Ξ.Τ.Ε.</text:p>
          </table:table-cell>
          <table:table-cell office:value-type="string" calcext:value-type="string">
            <text:p>SUNSET</text:p>
          </table:table-cell>
          <table:table-cell table:style-name="ce2" office:value-type="string" calcext:value-type="string">
            <text:p>0940680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 0, 81109 ΠΕΤΡΑ ΛΕΣΒΟΣ</text:p>
          </table:table-cell>
          <table:table-cell office:value-type="string" calcext:value-type="string">
            <text:p>2253041003, 2253041880, 6978550734</text:p>
          </table:table-cell>
          <table:table-cell office:value-type="string" calcext:value-type="string">
            <text:p>info@sunset.gr, www.suns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602717</text:p>
          </table:table-cell>
          <table:table-cell table:style-name="ce2" office:value-type="string" calcext:value-type="string">
            <text:p>961954627</text:p>
          </table:table-cell>
          <table:table-cell office:value-type="string" calcext:value-type="string">
            <text:p>ΜΑΥΡΑΓΑΝΗΣ ΝΙΚΟΛΑΟΣ</text:p>
          </table:table-cell>
          <table:table-cell office:value-type="string" calcext:value-type="string">
            <text:p>IRENE</text:p>
          </table:table-cell>
          <table:table-cell table:style-name="ce2" office:value-type="string" calcext:value-type="string">
            <text:p>01604510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ΤΡΑ 0, 81109 ΠΕΤΡΑ ΛΕΣΒΟΣ</text:p>
          </table:table-cell>
          <table:table-cell office:value-type="string" calcext:value-type="string">
            <text:p>22530-410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30087771</text:p>
          </table:table-cell>
          <table:table-cell table:style-name="ce2" office:value-type="string" calcext:value-type="string">
            <text:p>964952428</text:p>
          </table:table-cell>
          <table:table-cell office:value-type="string" calcext:value-type="string">
            <text:p>ΞΕΝΟΔΟΧΕΙΑΚΕΣ ΕΠΙΧΕΙΡΗΣΕΙΣ ΚΛΑΡΑ ΙΔΙΩΤΙΚΗ ΚΕΦΑΛΑΙΟΥΧΙΚΗ ΕΤΑΙΡΕΙΑ</text:p>
          </table:table-cell>
          <table:table-cell office:value-type="string" calcext:value-type="string">
            <text:p>ΚΛΑΡΑ Ι.Κ.Ε.</text:p>
          </table:table-cell>
          <table:table-cell table:style-name="ce2" office:value-type="string" calcext:value-type="string">
            <text:p>80059371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ΤΡΑ 0, 81109 ΠΕΤΡΑ ΛΕΣΒΟΣ</text:p>
          </table:table-cell>
          <table:table-cell office:value-type="string" calcext:value-type="string">
            <text:p>2253041532, 2253041535, 6944729663</text:p>
          </table:table-cell>
          <table:table-cell office:value-type="string" calcext:value-type="string">
            <text:p>www.clarahotel.gr, clara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596237</text:p>
          </table:table-cell>
          <table:table-cell table:style-name="ce2" office:value-type="string" calcext:value-type="string">
            <text:p>961891919</text:p>
          </table:table-cell>
          <table:table-cell office:value-type="string" calcext:value-type="string">
            <text:p>Γ ΣΑΡΟΠΟΥΛΟΣ ΑΕΞΤΕ</text:p>
          </table:table-cell>
          <table:table-cell office:value-type="string" calcext:value-type="string">
            <text:p>ΣΑΡΟΠΟΥΛΟΣ ΑΕΞΤΕ</text:p>
          </table:table-cell>
          <table:table-cell table:style-name="ce2" office:value-type="string" calcext:value-type="string">
            <text:p>0941032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ΩΜΑΡΙ 0, 81200 <text:s/>ΠΛΩΜΑΡΙ</text:p>
          </table:table-cell>
          <table:table-cell office:value-type="float" office:value="6937448411" calcext:value-type="float">
            <text:p>69374484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598349</text:p>
          </table:table-cell>
          <table:table-cell table:style-name="ce2" office:value-type="string" calcext:value-type="string">
            <text:p>961910580</text:p>
          </table:table-cell>
          <table:table-cell office:value-type="string" calcext:value-type="string">
            <text:p>Γ. <text:s/>Ε. ΑΛΒΑΝΟΥ Ε.Π.Ε.</text:p>
          </table:table-cell>
          <table:table-cell office:value-type="string" calcext:value-type="string">
            <text:p>ΒΙΚΥ 2</text:p>
          </table:table-cell>
          <table:table-cell table:style-name="ce2" office:value-type="string" calcext:value-type="string">
            <text:p>09521286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ΩΜΑΡΙ 0, 81200 ΠΛΩΜΑΡΙ ΜΥΤΙΛΗΝΗ</text:p>
          </table:table-cell>
          <table:table-cell office:value-type="string" calcext:value-type="string">
            <text:p>22520-32806, 22520-31383</text:p>
          </table:table-cell>
          <table:table-cell office:value-type="string" calcext:value-type="string">
            <text:p>info@hotel-vicky.gr, www.hotel-vick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580071</text:p>
          </table:table-cell>
          <table:table-cell table:style-name="ce2" office:value-type="string" calcext:value-type="string">
            <text:p>961747216</text:p>
          </table:table-cell>
          <table:table-cell office:value-type="string" calcext:value-type="string">
            <text:p>ΝΑΝΙΔΗ ΔΙΑΜΑΝΤΗ</text:p>
          </table:table-cell>
          <table:table-cell office:value-type="string" calcext:value-type="string">
            <text:p>ΝΑΝΙΔΗ ΔΙΑΜΑΝΤΗ <text:s/>DIAMANTI STUDIOS</text:p>
          </table:table-cell>
          <table:table-cell table:style-name="ce2" office:value-type="string" calcext:value-type="string">
            <text:p>04176698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ΑΛΑ ΚΑΛΛΟΝΗΣ 0, 81107 <text:s/>ΚΑΛΛΟΝΗ</text:p>
          </table:table-cell>
          <table:table-cell office:value-type="string" calcext:value-type="string">
            <text:p>2253023058, 6977268244</text:p>
          </table:table-cell>
          <table:table-cell office:value-type="string" calcext:value-type="string">
            <text:p>info@diamantistudios.gr, www.diamanti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ΣΒΟΥ</text:p>
          </table:table-cell>
          <table:table-cell table:style-name="ce2" office:value-type="string" calcext:value-type="string">
            <text:p>21/2016/000029409747</text:p>
          </table:table-cell>
          <table:table-cell table:style-name="ce2" office:value-type="string" calcext:value-type="string">
            <text:p>960859142</text:p>
          </table:table-cell>
          <table:table-cell table:number-columns-repeated="2" office:value-type="string" calcext:value-type="string">
            <text:p>ΒΛΑΧΟΝΙΚΟΛΟΥ ΕΥΑΓΓΕΛΙΑ</text:p>
          </table:table-cell>
          <table:table-cell table:style-name="ce2" office:value-type="string" calcext:value-type="string">
            <text:p>111052355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ΑΡΤΙ 0, 81106 ΓΕΡΑ ΛΕΣΒΟΣ</text:p>
          </table:table-cell>
          <table:table-cell office:value-type="float" office:value="2251084092" calcext:value-type="float">
            <text:p>2251084092</text:p>
          </table:table-cell>
          <table:table-cell office:value-type="string" calcext:value-type="string">
            <text:p>info@evaland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916293</text:p>
          </table:table-cell>
          <table:table-cell table:style-name="ce2" office:value-type="string" calcext:value-type="string">
            <text:p>963619643</text:p>
          </table:table-cell>
          <table:table-cell table:number-columns-repeated="2" office:value-type="string" calcext:value-type="string">
            <text:p>ΒΕΛΙΣΣΑΡΟΠΟΥΛΟΥ ΝΙΚΗ</text:p>
          </table:table-cell>
          <table:table-cell table:style-name="ce2" office:value-type="string" calcext:value-type="string">
            <text:p>04682526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ΠΑΡΧΙΑΚΗ ΑΓ. ΝΙΚΗΤΑ - ΚΑΘΙΣΜΑ 0000, 31080 ΡΙΖΑ ΕΞΑΝΘΕΙΑΣ ΚΑΡΥΑ ΛΕΥΚΑΔΑΣ</text:p>
          </table:table-cell>
          <table:table-cell office:value-type="string" calcext:value-type="string">
            <text:p>2645097498, 26450970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750859</text:p>
          </table:table-cell>
          <table:table-cell table:style-name="ce2" office:value-type="string" calcext:value-type="string">
            <text:p>962645542</text:p>
          </table:table-cell>
          <table:table-cell office:value-type="string" calcext:value-type="string">
            <text:p>ΒΕΛΙΣΣΑΡΟΠΟΥΛΟΥ ΝΙΚΗ</text:p>
          </table:table-cell>
          <table:table-cell office:value-type="string" calcext:value-type="string">
            <text:p>HOTEL POLITIA</text:p>
          </table:table-cell>
          <table:table-cell table:style-name="ce2" office:value-type="string" calcext:value-type="string">
            <text:p>0468252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ΠΑΡΧΙΑΚΗ ΟΔΟΣ ΑΓ.ΝΙΚΗΤΑ 00, 31100 ΚΑΘΙΣΜΑ ΛΕΥΚΑΔΑ</text:p>
          </table:table-cell>
          <table:table-cell office:value-type="string" calcext:value-type="string">
            <text:p>2645097498, 2645097009</text:p>
          </table:table-cell>
          <table:table-cell office:value-type="string" calcext:value-type="string">
            <text:p>politiahotel@gmail.com , www.politia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582360</text:p>
          </table:table-cell>
          <table:table-cell table:style-name="ce2" office:value-type="string" calcext:value-type="string">
            <text:p>961765433</text:p>
          </table:table-cell>
          <table:table-cell office:value-type="string" calcext:value-type="string">
            <text:p>ΚΟΝΙΔΑΡΗΣ ΞΕΝΟΔΟΧΕΙΑΚΗ-ΤΟΥΡΙΣΤΙΚΗ ΕΠΙΧΕΙΡΗΣΗ Α.Ε.</text:p>
          </table:table-cell>
          <table:table-cell office:value-type="string" calcext:value-type="string">
            <text:p>PARADISE INN</text:p>
          </table:table-cell>
          <table:table-cell table:style-name="ce2" office:value-type="string" calcext:value-type="string">
            <text:p>09418309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<text:s/>0, 31100 ΛΕΥΚΑΔΑ ΛΕΥΚΑΔΑ</text:p>
          </table:table-cell>
          <table:table-cell office:value-type="string" calcext:value-type="string">
            <text:p>6906607527, 2645071140, 2645071332</text:p>
          </table:table-cell>
          <table:table-cell office:value-type="string" calcext:value-type="string">
            <text:p>paradiseinn.lefkas@yahoo.gr, wwwparadiseinn.lefk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362635</text:p>
          </table:table-cell>
          <table:table-cell table:style-name="ce2" office:value-type="string" calcext:value-type="string">
            <text:p>960632196</text:p>
          </table:table-cell>
          <table:table-cell table:number-columns-repeated="2" office:value-type="string" calcext:value-type="string">
            <text:p>ΔΙΓΕΝΗΣ ΝΙΚΟΛΑΟΣ</text:p>
          </table:table-cell>
          <table:table-cell table:style-name="ce2" office:value-type="string" calcext:value-type="string">
            <text:p>0301925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ΥΓΙΑ 00, 31100 ΛΥΓΙΑ ΛΕΥΚΑΔΑ</text:p>
          </table:table-cell>
          <table:table-cell office:value-type="float" office:value="2645071828" calcext:value-type="float">
            <text:p>26450718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409276</text:p>
          </table:table-cell>
          <table:table-cell table:style-name="ce2" office:value-type="string" calcext:value-type="string">
            <text:p>960857106</text:p>
          </table:table-cell>
          <table:table-cell table:number-columns-repeated="2" office:value-type="string" calcext:value-type="string">
            <text:p>ΒΑΝΔΩΡΟΥ ΔΗΜΗΤΡΑ</text:p>
          </table:table-cell>
          <table:table-cell table:style-name="ce2" office:value-type="string" calcext:value-type="string">
            <text:p>04446100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ΥΓΙΑ 00, 31100 ΛΥΓΙΑ ΛΕΥΚΑΔΑ</text:p>
          </table:table-cell>
          <table:table-cell office:value-type="float" office:value="2645071066" calcext:value-type="float">
            <text:p>2645071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680531</text:p>
          </table:table-cell>
          <table:table-cell table:style-name="ce2" office:value-type="string" calcext:value-type="string">
            <text:p>962310357</text:p>
          </table:table-cell>
          <table:table-cell office:value-type="string" calcext:value-type="string">
            <text:p>ΛΑΖΑΡΗΣ ΙΩΑΝΝΗΣ</text:p>
          </table:table-cell>
          <table:table-cell office:value-type="string" calcext:value-type="string">
            <text:p>VILLA MELITI</text:p>
          </table:table-cell>
          <table:table-cell table:style-name="ce2" office:value-type="string" calcext:value-type="string">
            <text:p>032154855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ΑΝΕΞΑΡΤΗΤΩ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ΥΓΙΑ 00, 31100 ΛΥΓΙΑ ΛΕΥΚΑΔΑ</text:p>
          </table:table-cell>
          <table:table-cell office:value-type="string" calcext:value-type="string">
            <text:p>2645071683, 2645071858</text:p>
          </table:table-cell>
          <table:table-cell office:value-type="string" calcext:value-type="string">
            <text:p>info@villameliti.gr, www.villamelit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575750</text:p>
          </table:table-cell>
          <table:table-cell table:style-name="ce2" office:value-type="string" calcext:value-type="string">
            <text:p>961720653</text:p>
          </table:table-cell>
          <table:table-cell office:value-type="string" calcext:value-type="string">
            <text:p>ΔΜΑΝΩΛΙΤΣΗΣ ΑΕ</text:p>
          </table:table-cell>
          <table:table-cell office:value-type="string" calcext:value-type="string">
            <text:p>ΚΟΛΠΟΣ ΡΟΥΝΤΑ - ROUDA BAY</text:p>
          </table:table-cell>
          <table:table-cell table:style-name="ce2" office:value-type="string" calcext:value-type="string">
            <text:p>09427220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ΙΚΡΟΣ ΓΥΑΛΟΣ ΠΟΡΟΥ 00, 31100 ΠΟΡΟΣ ΛΕΥΚΑΔΑ</text:p>
          </table:table-cell>
          <table:table-cell office:value-type="string" calcext:value-type="string">
            <text:p>2645095634, 2645095686</text:p>
          </table:table-cell>
          <table:table-cell office:value-type="string" calcext:value-type="string">
            <text:p>roudabay@gmail.com, www.roudaba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30086919</text:p>
          </table:table-cell>
          <table:table-cell table:style-name="ce2" office:value-type="string" calcext:value-type="string">
            <text:p>964940188</text:p>
          </table:table-cell>
          <table:table-cell office:value-type="string" calcext:value-type="string">
            <text:p>ΛΙΒΙΤΣΑΝΟΣ ΓΙΑΝΝΗΣ</text:p>
          </table:table-cell>
          <table:table-cell office:value-type="string" calcext:value-type="string">
            <text:p>ΠΗΓΑΣΟΣ</text:p>
          </table:table-cell>
          <table:table-cell table:style-name="ce2" office:value-type="string" calcext:value-type="string">
            <text:p>02855754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ΙΚΙΑΝΑ 0, 31100 ΝΙΚΙΑΝΑ ΛΕΥΚΑΔΑ</text:p>
          </table:table-cell>
          <table:table-cell office:value-type="string" calcext:value-type="string">
            <text:p>2645072138, 2645025290</text:p>
          </table:table-cell>
          <table:table-cell office:value-type="string" calcext:value-type="string">
            <text:p>info@hotelpegasos.gr, wwwhotelpegas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667099</text:p>
          </table:table-cell>
          <table:table-cell table:style-name="ce2" office:value-type="string" calcext:value-type="string">
            <text:p>962211653</text:p>
          </table:table-cell>
          <table:table-cell office:value-type="string" calcext:value-type="string">
            <text:p>ΒΑΓΕΝΑΣ ΘΕΟΔΟΣΙΟΣ</text:p>
          </table:table-cell>
          <table:table-cell office:value-type="string" calcext:value-type="string">
            <text:p>ΒΑΓΕΝΑΣ ΘΟΔΟΣΙΟΣ</text:p>
          </table:table-cell>
          <table:table-cell table:style-name="ce2" office:value-type="string" calcext:value-type="string">
            <text:p>04446051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ΙΚΙΑΝΑ 0, 31100 ΝΙΚΙΑΝΑ ΝΙΚΙΑΝΑ</text:p>
          </table:table-cell>
          <table:table-cell office:value-type="string" calcext:value-type="string">
            <text:p>6932478100, 2645029139</text:p>
          </table:table-cell>
          <table:table-cell office:value-type="string" calcext:value-type="string">
            <text:p>www.summertimein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30086292</text:p>
          </table:table-cell>
          <table:table-cell table:style-name="ce2" office:value-type="string" calcext:value-type="string">
            <text:p>964930535</text:p>
          </table:table-cell>
          <table:table-cell table:number-columns-repeated="2" office:value-type="string" calcext:value-type="string">
            <text:p>ΒΑΡΟΥΤΣΟΥ ΧΑΡΙΚΛΕΙΑ</text:p>
          </table:table-cell>
          <table:table-cell table:style-name="ce2" office:value-type="string" calcext:value-type="string">
            <text:p>04766591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ΙΑΝΑ 00, 31100 ΝΙΚΙΑΝΑ ΛΕΥΚΑΔΑ</text:p>
          </table:table-cell>
          <table:table-cell office:value-type="float" office:value="2645071516" calcext:value-type="float">
            <text:p>2645071516</text:p>
          </table:table-cell>
          <table:table-cell office:value-type="string" calcext:value-type="string">
            <text:p>www.andreasroom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990355</text:p>
          </table:table-cell>
          <table:table-cell table:style-name="ce2" office:value-type="string" calcext:value-type="string">
            <text:p>964265919</text:p>
          </table:table-cell>
          <table:table-cell office:value-type="string" calcext:value-type="string">
            <text:p>ΜΑΝΩΛΙΤΣΗ ΣΟΦΙΑ</text:p>
          </table:table-cell>
          <table:table-cell office:value-type="string" calcext:value-type="string">
            <text:p>ΟΔΥΣΣΕΙΑ</text:p>
          </table:table-cell>
          <table:table-cell table:style-name="ce2" office:value-type="string" calcext:value-type="string">
            <text:p>12847247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ΙΑΝΑ 00, 31100 ΝΙΚΙΑΝΑ ΛΕΥΚΑΔΑ</text:p>
          </table:table-cell>
          <table:table-cell office:value-type="string" calcext:value-type="string">
            <text:p>2645071783, 6976873509</text:p>
          </table:table-cell>
          <table:table-cell office:value-type="string" calcext:value-type="string">
            <text:p>www.odysseiaapartments.gr, odysseiaapartments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604663</text:p>
          </table:table-cell>
          <table:table-cell table:style-name="ce2" office:value-type="string" calcext:value-type="string">
            <text:p>961975927</text:p>
          </table:table-cell>
          <table:table-cell table:number-columns-repeated="2" office:value-type="string" calcext:value-type="string">
            <text:p>ΣΕΡΒΟΥ ΧΡΥΣΟΥΛΑ</text:p>
          </table:table-cell>
          <table:table-cell table:style-name="ce2" office:value-type="string" calcext:value-type="string">
            <text:p>12845147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ΙΑΝΑ 00, 31100 ΝΙΚΙΑΝΑ ΛΕΥΚΑΔΑ</text:p>
          </table:table-cell>
          <table:table-cell office:value-type="float" office:value="2645071337" calcext:value-type="float">
            <text:p>2645071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813155</text:p>
          </table:table-cell>
          <table:table-cell table:style-name="ce2" office:value-type="string" calcext:value-type="string">
            <text:p>962954222</text:p>
          </table:table-cell>
          <table:table-cell table:number-columns-repeated="2" office:value-type="string" calcext:value-type="string">
            <text:p>ΣΕΡΒΟΣ ΠΑΝΑΓΙΩΤΗΣ</text:p>
          </table:table-cell>
          <table:table-cell table:style-name="ce2" office:value-type="string" calcext:value-type="string">
            <text:p>031891199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ΙΑΝΑ 00, 31100 ΝΙΚΙΑΝΑ ΛΕΥΚΑΔΑ</text:p>
          </table:table-cell>
          <table:table-cell office:value-type="string" calcext:value-type="string">
            <text:p>2645071313, 69445019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987713</text:p>
          </table:table-cell>
          <table:table-cell table:style-name="ce2" office:value-type="string" calcext:value-type="string">
            <text:p>964232129</text:p>
          </table:table-cell>
          <table:table-cell office:value-type="string" calcext:value-type="string">
            <text:p>ΙΩΑΝΝΗΣ - ΒΑΣΙΛΙΚΗ ΚΑΤΩΠΟΔΗ ΚΟΙΝΩΝΙΑ</text:p>
          </table:table-cell>
          <table:table-cell office:value-type="string" calcext:value-type="string">
            <text:p>ΣΟΦΙΑ</text:p>
          </table:table-cell>
          <table:table-cell table:style-name="ce2" office:value-type="string" calcext:value-type="string">
            <text:p>09765261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ΙΚΙΑΝΑ 0000, 31100 ΝΙΚΙΑΝΑ ΛΕΥΚΑΔΑ</text:p>
          </table:table-cell>
          <table:table-cell office:value-type="float" office:value="2645071872" calcext:value-type="float">
            <text:p>26450718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575438</text:p>
          </table:table-cell>
          <table:table-cell table:style-name="ce2" office:value-type="string" calcext:value-type="string">
            <text:p>961719013</text:p>
          </table:table-cell>
          <table:table-cell office:value-type="string" calcext:value-type="string">
            <text:p>Δ. ΜΑΝΩΛΙΤΣΗΣ ΑΕ</text:p>
          </table:table-cell>
          <table:table-cell office:value-type="string" calcext:value-type="string">
            <text:p>IONIO PARADISE</text:p>
          </table:table-cell>
          <table:table-cell table:style-name="ce2" office:value-type="string" calcext:value-type="string">
            <text:p>09427220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ΥΔΡΙ 00, 31100 ΝΥΔΡΙ ΛΕΥΚΑΔΑ</text:p>
          </table:table-cell>
          <table:table-cell office:value-type="string" calcext:value-type="string">
            <text:p>2645092197, 2645093025</text:p>
          </table:table-cell>
          <table:table-cell office:value-type="string" calcext:value-type="string">
            <text:p>ionianparadise@gmail.com, www.ionianparadis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408809</text:p>
          </table:table-cell>
          <table:table-cell table:style-name="ce2" office:value-type="string" calcext:value-type="string">
            <text:p>960855154</text:p>
          </table:table-cell>
          <table:table-cell office:value-type="string" calcext:value-type="string">
            <text:p>ΓΕΡ. <text:s/>ΕΥΑΓ. ΠΑΠΑΝΙΚΟΛΟΠΟΥΛΟΣ Α.Ε.</text:p>
          </table:table-cell>
          <table:table-cell office:value-type="string" calcext:value-type="string">
            <text:p>NOSTOS</text:p>
          </table:table-cell>
          <table:table-cell table:style-name="ce2" office:value-type="string" calcext:value-type="string">
            <text:p>09418296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ΙΓΙΑΛΙ 0, 31100 ΠΕΡΙΓΙΑΛΙ ΛΕΥΚΑΔΑ</text:p>
          </table:table-cell>
          <table:table-cell office:value-type="string" calcext:value-type="string">
            <text:p>2645092510, 2645092621</text:p>
          </table:table-cell>
          <table:table-cell office:value-type="string" calcext:value-type="string">
            <text:p>info@nostoshotellefkada.com, wwwnostoshotellefkad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ΛΕΥΚΑΔΑΣ</text:p>
          </table:table-cell>
          <table:table-cell table:style-name="ce2" office:value-type="string" calcext:value-type="string">
            <text:p>21/2016/000029679427</text:p>
          </table:table-cell>
          <table:table-cell table:style-name="ce2" office:value-type="string" calcext:value-type="string">
            <text:p>962300388</text:p>
          </table:table-cell>
          <table:table-cell table:number-columns-repeated="2" office:value-type="string" calcext:value-type="string">
            <text:p>LOGANS BEACH HOTEL</text:p>
          </table:table-cell>
          <table:table-cell table:style-name="ce2" office:value-type="string" calcext:value-type="string">
            <text:p>09427225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ΙΓΙΑΛΙ 00, 31100 ΠΕΡΙΓΙΑΛΙ ΛΕΥΚΑΔΑ</text:p>
          </table:table-cell>
          <table:table-cell office:value-type="string" calcext:value-type="string">
            <text:p>2645092692, 2645092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278373</text:p>
          </table:table-cell>
          <table:table-cell table:style-name="ce2" office:value-type="string" calcext:value-type="string">
            <text:p>960174124</text:p>
          </table:table-cell>
          <table:table-cell office:value-type="string" calcext:value-type="string">
            <text:p>ΜΑΝΙΝΗΣ ΝΙΚΟΛΑΟΣ</text:p>
          </table:table-cell>
          <table:table-cell office:value-type="string" calcext:value-type="string">
            <text:p>REMEZZO</text:p>
          </table:table-cell>
          <table:table-cell table:style-name="ce2" office:value-type="string" calcext:value-type="string">
            <text:p>04217099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 ΙΩΑΝΝΗΣ 00, 37012 ΠΗΛΙΟ ΤΣΑΓΚΑΡΑΔΑ</text:p>
          </table:table-cell>
          <table:table-cell office:value-type="string" calcext:value-type="string">
            <text:p>2426031302, 6938397168</text:p>
          </table:table-cell>
          <table:table-cell office:value-type="string" calcext:value-type="string">
            <text:p>www.remezzoagiosioannis.gr, maninis@hotmai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80764</text:p>
          </table:table-cell>
          <table:table-cell table:style-name="ce2" office:value-type="string" calcext:value-type="string">
            <text:p>962311190</text:p>
          </table:table-cell>
          <table:table-cell office:value-type="string" calcext:value-type="string">
            <text:p>ΑΓΛΑΙΝΗΣ ΑΠΟΣΤΟΛΟΣ</text:p>
          </table:table-cell>
          <table:table-cell office:value-type="string" calcext:value-type="string">
            <text:p>VILA ΑΓΛΑΙΝΗ</text:p>
          </table:table-cell>
          <table:table-cell table:style-name="ce2" office:value-type="string" calcext:value-type="string">
            <text:p>0434193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.ΔΗΜΗΤΡΙΟΣ 00, 37012 <text:s/>ΑΓ.ΔΗΜΗΤΡΙΟΣ</text:p>
          </table:table-cell>
          <table:table-cell office:value-type="string" calcext:value-type="string">
            <text:p>2426031366, 6944750793</text:p>
          </table:table-cell>
          <table:table-cell office:value-type="string" calcext:value-type="string">
            <text:p>aglain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267076</text:p>
          </table:table-cell>
          <table:table-cell table:style-name="ce2" office:value-type="string" calcext:value-type="string">
            <text:p>960092962</text:p>
          </table:table-cell>
          <table:table-cell office:value-type="string" calcext:value-type="string">
            <text:p>ΦΙΛΟΣ ΚΩΝ.ΦΙΛΙΠΠΟΣ</text:p>
          </table:table-cell>
          <table:table-cell office:value-type="string" calcext:value-type="string">
            <text:p>ΟΠΑΛΙΟ</text:p>
          </table:table-cell>
          <table:table-cell table:style-name="ce2" office:value-type="string" calcext:value-type="string">
            <text:p>03623335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ΙΩΑΝΝΗΣ 00, 37012 <text:s/>ΑΓΙΟΣ ΙΩΑΝΝΗΣ</text:p>
          </table:table-cell>
          <table:table-cell office:value-type="string" calcext:value-type="string">
            <text:p>2426031105, 6977315609</text:p>
          </table:table-cell>
          <table:table-cell office:value-type="string" calcext:value-type="string">
            <text:p>opaliopilio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43359</text:p>
          </table:table-cell>
          <table:table-cell table:style-name="ce2" office:value-type="string" calcext:value-type="string">
            <text:p>962121080</text:p>
          </table:table-cell>
          <table:table-cell office:value-type="string" calcext:value-type="string">
            <text:p>ΚΛΕΙΤΣΙΝΑΡΗΣ ΣΩΚΡΑΤΗΣ</text:p>
          </table:table-cell>
          <table:table-cell office:value-type="string" calcext:value-type="string">
            <text:p>ΞΕΝΟΔΟΧΕΙΟ ΣΕΒΙΛΛΗ</text:p>
          </table:table-cell>
          <table:table-cell table:style-name="ce2" office:value-type="string" calcext:value-type="string">
            <text:p>0442016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Σ ΙΩΑΝΝΗΣ 00, 37012 <text:s/>ΑΓΙΟΣ ΙΩΑΝΝΗΣ</text:p>
          </table:table-cell>
          <table:table-cell office:value-type="float" office:value="2426031238" calcext:value-type="float">
            <text:p>2426031238</text:p>
          </table:table-cell>
          <table:table-cell office:value-type="string" calcext:value-type="string">
            <text:p>sevilli@pelion.com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75882</text:p>
          </table:table-cell>
          <table:table-cell table:style-name="ce2" office:value-type="string" calcext:value-type="string">
            <text:p>961721368</text:p>
          </table:table-cell>
          <table:table-cell office:value-type="string" calcext:value-type="string">
            <text:p>ΒΑΡΣΑΜΗ ΖΑΦΕΙΡΙΑ</text:p>
          </table:table-cell>
          <table:table-cell office:value-type="string" calcext:value-type="string">
            <text:p>ΙΡΙΔΑ</text:p>
          </table:table-cell>
          <table:table-cell table:style-name="ce2" office:value-type="string" calcext:value-type="string">
            <text:p>07035875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ΙΩΑΝΝΗΣ 00, 37012 <text:s/>ΑΓΙΟΣ ΙΩΑΝΝΗΣ</text:p>
          </table:table-cell>
          <table:table-cell office:value-type="string" calcext:value-type="string">
            <text:p>2426031655, 6979493505</text:p>
          </table:table-cell>
          <table:table-cell office:value-type="string" calcext:value-type="string">
            <text:p>www.irida-studios.gr, info@irida-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93690</text:p>
          </table:table-cell>
          <table:table-cell table:style-name="ce2" office:value-type="string" calcext:value-type="string">
            <text:p>964309078</text:p>
          </table:table-cell>
          <table:table-cell office:value-type="string" calcext:value-type="string">
            <text:p>ΜΠΑΛΛΑΣ ΜΑΡΙΟΣ</text:p>
          </table:table-cell>
          <table:table-cell office:value-type="string" calcext:value-type="string">
            <text:p>ΞΕΝΟΔΟΧΕΙΟ ΜΠΑΛΛΑΣ</text:p>
          </table:table-cell>
          <table:table-cell table:style-name="ce2" office:value-type="string" calcext:value-type="string">
            <text:p>1054999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ΡΙΑ 0, 37300 <text:s/>ΑΓΡΙΑ</text:p>
          </table:table-cell>
          <table:table-cell office:value-type="float" office:value="2428092926" calcext:value-type="float">
            <text:p>2428092926</text:p>
          </table:table-cell>
          <table:table-cell office:value-type="string" calcext:value-type="string">
            <text:p>info@hotelballas.gr, www.hotelball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30087299</text:p>
          </table:table-cell>
          <table:table-cell table:style-name="ce2" office:value-type="string" calcext:value-type="string">
            <text:p>964945534</text:p>
          </table:table-cell>
          <table:table-cell table:number-columns-repeated="2" office:value-type="string" calcext:value-type="string">
            <text:p>ΠΑΝΑΓΙΩΤΟΥ ΑΓΛΑΙΑ</text:p>
          </table:table-cell>
          <table:table-cell table:style-name="ce2" office:value-type="string" calcext:value-type="string">
            <text:p>04653956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ΘΕΩΝ 0, 37400 ΚΡΙΘΑΡΙΑ ΒΟΛΟΣ</text:p>
          </table:table-cell>
          <table:table-cell office:value-type="string" calcext:value-type="string">
            <text:p>2421087297, 6976006471, 24210872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305781</text:p>
          </table:table-cell>
          <table:table-cell table:style-name="ce2" office:value-type="string" calcext:value-type="string">
            <text:p>960352861</text:p>
          </table:table-cell>
          <table:table-cell office:value-type="string" calcext:value-type="string">
            <text:p>ΖΥΜΑΡΗΣ ΑΝΤΩΝΙΟΣ</text:p>
          </table:table-cell>
          <table:table-cell office:value-type="string" calcext:value-type="string">
            <text:p>ΞΕΝΟΔΟΧΕΙΟ KATIA</text:p>
          </table:table-cell>
          <table:table-cell table:style-name="ce2" office:value-type="string" calcext:value-type="string">
            <text:p>01509990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ΦΗΣΣΟΣ 00, 37006 <text:s/>ΑΦΗΣΣΟΣ</text:p>
          </table:table-cell>
          <table:table-cell office:value-type="string" calcext:value-type="string">
            <text:p>2423033423, 2423033023</text:p>
          </table:table-cell>
          <table:table-cell office:value-type="string" calcext:value-type="string">
            <text:p>info@hotel-kati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69798</text:p>
          </table:table-cell>
          <table:table-cell table:style-name="ce2" office:value-type="string" calcext:value-type="string">
            <text:p>963999531</text:p>
          </table:table-cell>
          <table:table-cell office:value-type="string" calcext:value-type="string">
            <text:p>ΚΑΛΑΜΠΟΚΑ ΑΠΟΣΤΟΛΙΑ</text:p>
          </table:table-cell>
          <table:table-cell office:value-type="string" calcext:value-type="string">
            <text:p>ΞΕΝΟΔΟΧΕΙΟ ΣΤΕΛΛΑ</text:p>
          </table:table-cell>
          <table:table-cell table:style-name="ce2" office:value-type="string" calcext:value-type="string">
            <text:p>11358684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ΑΣΙΛΕΩΣ ΓΕΩΡΓΙΟΥ 12, 38334 Ν.ΠΑΓΑΣΑΙ ΒΟΛΟΣ</text:p>
          </table:table-cell>
          <table:table-cell office:value-type="float" office:value="2421088089" calcext:value-type="float">
            <text:p>2421088089</text:p>
          </table:table-cell>
          <table:table-cell office:value-type="string" calcext:value-type="string">
            <text:p>kiki.kalabok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39126</text:p>
          </table:table-cell>
          <table:table-cell table:style-name="ce2" office:value-type="string" calcext:value-type="string">
            <text:p>962104749</text:p>
          </table:table-cell>
          <table:table-cell office:value-type="string" calcext:value-type="string">
            <text:p>ΓΕΝΙΚΑΙ ΕΜΠΟΡΙΚΑΙ ΕΠΙΧΕΙΡΗΣΕΙΣ ΕΠΕ</text:p>
          </table:table-cell>
          <table:table-cell office:value-type="string" calcext:value-type="string">
            <text:p>ΞΕΝΟΔΟΧΕΙΟ PARK</text:p>
          </table:table-cell>
          <table:table-cell table:style-name="ce2" office:value-type="string" calcext:value-type="string">
            <text:p>09502658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ΕΛΗΓΙΩΡΓΗ <text:s/>2, 38221 <text:s/>ΒΟΛΟΣ</text:p>
          </table:table-cell>
          <table:table-cell office:value-type="float" office:value="2421036511" calcext:value-type="float">
            <text:p>2421036511</text:p>
          </table:table-cell>
          <table:table-cell office:value-type="string" calcext:value-type="string">
            <text:p>www.amhotels.gr, parkhotelvolos@amhotel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363369</text:p>
          </table:table-cell>
          <table:table-cell table:style-name="ce2" office:value-type="string" calcext:value-type="string">
            <text:p>960638686</text:p>
          </table:table-cell>
          <table:table-cell office:value-type="string" calcext:value-type="string">
            <text:p>ΚΟΝΣΟΥΛΑΣ ΑΘΑΝΑΣΙΟΣ</text:p>
          </table:table-cell>
          <table:table-cell office:value-type="string" calcext:value-type="string">
            <text:p>ΘΕΑΡΕΣΤΟΝ</text:p>
          </table:table-cell>
          <table:table-cell table:style-name="ce2" office:value-type="string" calcext:value-type="string">
            <text:p>06332368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ΖΑΓΟΡΑ 00, 37001 <text:s/></text:p>
          </table:table-cell>
          <table:table-cell office:value-type="float" office:value="2426022422" calcext:value-type="float">
            <text:p>2426022422</text:p>
          </table:table-cell>
          <table:table-cell office:value-type="string" calcext:value-type="string">
            <text:p>info@thearesto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59386</text:p>
          </table:table-cell>
          <table:table-cell table:style-name="ce2" office:value-type="string" calcext:value-type="string">
            <text:p>961652397</text:p>
          </table:table-cell>
          <table:table-cell office:value-type="string" calcext:value-type="string">
            <text:p>ΑΙΚΑΤΕΡΙΝΗ ΣΤΑΜΟΥ <text:s/>ΣΙΑ Ο.Ε.</text:p>
          </table:table-cell>
          <table:table-cell office:value-type="string" calcext:value-type="string">
            <text:p>ΑΡΧΟΝΤΙΚΟ ΣΤΑΜΟΥ</text:p>
          </table:table-cell>
          <table:table-cell table:style-name="ce2" office:value-type="string" calcext:value-type="string">
            <text:p>09996312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ΖΑΓΟΡΑ 00, 37001 <text:s/>ΖΑΓΟΡΑ</text:p>
          </table:table-cell>
          <table:table-cell office:value-type="float" office:value="2426023880" calcext:value-type="float">
            <text:p>2426023880</text:p>
          </table:table-cell>
          <table:table-cell office:value-type="string" calcext:value-type="string">
            <text:p>info@stamou-hotel.com, www.stamou-hote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28460</text:p>
          </table:table-cell>
          <table:table-cell table:style-name="ce2" office:value-type="string" calcext:value-type="string">
            <text:p>962067538</text:p>
          </table:table-cell>
          <table:table-cell office:value-type="string" calcext:value-type="string">
            <text:p>ΠΑΠΑΔΗΜΟΣ ΓΕΩΡΓΙΟΣ <text:s/>ΣΙΑ Ε.Ε.</text:p>
          </table:table-cell>
          <table:table-cell office:value-type="string" calcext:value-type="string">
            <text:p>ΞΕΝΟΔΟΧΕΙΟ ΦΙΛΟΞΕΝΙΑ</text:p>
          </table:table-cell>
          <table:table-cell table:style-name="ce2" office:value-type="string" calcext:value-type="string">
            <text:p>9978990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ΗΡ.ΠΟΛΥΤΕΧΝΕΙΟΥ 11, 38500 Ν.ΠΑΓΑΣΕΣ ΒΟΛΟΣ</text:p>
          </table:table-cell>
          <table:table-cell office:value-type="float" office:value="2421088336" calcext:value-type="float">
            <text:p>2421088336</text:p>
          </table:table-cell>
          <table:table-cell office:value-type="string" calcext:value-type="string">
            <text:p>hotel.filoxenia@gmail.com, www.volosfiloxen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439414</text:p>
          </table:table-cell>
          <table:table-cell table:style-name="ce2" office:value-type="string" calcext:value-type="string">
            <text:p>961020840</text:p>
          </table:table-cell>
          <table:table-cell office:value-type="string" calcext:value-type="string">
            <text:p>ΓΕΩΡΓΑΔΑΚΗΣ ΣΤΕΦΑΝΟΣ</text:p>
          </table:table-cell>
          <table:table-cell office:value-type="string" calcext:value-type="string">
            <text:p>ΠΑΓΑΣΑΙΟΝ</text:p>
          </table:table-cell>
          <table:table-cell table:style-name="ce2" office:value-type="string" calcext:value-type="string">
            <text:p>13680730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string" calcext:value-type="string">
            <text:p>2423022992, 6974219215, 6977198682</text:p>
          </table:table-cell>
          <table:table-cell office:value-type="string" calcext:value-type="string">
            <text:p>pagaseon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60232</text:p>
          </table:table-cell>
          <table:table-cell table:style-name="ce2" office:value-type="string" calcext:value-type="string">
            <text:p>962180925</text:p>
          </table:table-cell>
          <table:table-cell office:value-type="string" calcext:value-type="string">
            <text:p>ΑΔΑΜ ΚΩΝΣΤΑΝΤΙΝΟΣ</text:p>
          </table:table-cell>
          <table:table-cell office:value-type="string" calcext:value-type="string">
            <text:p>ΞΕΝΟΔΟΧΕΙΟ ΜΑΡΙΑΝΘΗ</text:p>
          </table:table-cell>
          <table:table-cell table:style-name="ce2" office:value-type="string" calcext:value-type="string">
            <text:p>04282132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string" calcext:value-type="string">
            <text:p>2423022356, 2423022545, 2423022206</text:p>
          </table:table-cell>
          <table:table-cell office:value-type="string" calcext:value-type="string">
            <text:p>george13-7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91907</text:p>
          </table:table-cell>
          <table:table-cell table:style-name="ce2" office:value-type="string" calcext:value-type="string">
            <text:p>961843362</text:p>
          </table:table-cell>
          <table:table-cell office:value-type="string" calcext:value-type="string">
            <text:p>ΜΙΛΤΙΑΔΗΣ ΚΑΙ ΦΩΤΕΙΝΗ ΦΑΝΑΡΙΩΤΟΥ ΟΕ</text:p>
          </table:table-cell>
          <table:table-cell office:value-type="string" calcext:value-type="string">
            <text:p>ΚΑΣΣΑΝΔΡΑ</text:p>
          </table:table-cell>
          <table:table-cell table:style-name="ce2" office:value-type="string" calcext:value-type="string">
            <text:p>08226217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float" office:value="2423022764" calcext:value-type="float">
            <text:p>2423022764</text:p>
          </table:table-cell>
          <table:table-cell office:value-type="string" calcext:value-type="string">
            <text:p>info@hotel-kassandra.gr, www.hotel-kassandr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76161</text:p>
          </table:table-cell>
          <table:table-cell table:style-name="ce2" office:value-type="string" calcext:value-type="string">
            <text:p>962264722</text:p>
          </table:table-cell>
          <table:table-cell office:value-type="string" calcext:value-type="string">
            <text:p>ΔΗΜΟΥΛΑ ΜΑΡΙΑ</text:p>
          </table:table-cell>
          <table:table-cell office:value-type="string" calcext:value-type="string">
            <text:p>ΞΕΝΟΔΟΧΕΙΟ ΔΗΜΟΥΛΑ</text:p>
          </table:table-cell>
          <table:table-cell table:style-name="ce2" office:value-type="string" calcext:value-type="string">
            <text:p>04452073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string" calcext:value-type="string">
            <text:p>2423022245, 6937479157</text:p>
          </table:table-cell>
          <table:table-cell office:value-type="string" calcext:value-type="string">
            <text:p>liakosvol@gmail.com, hdimoula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98616</text:p>
          </table:table-cell>
          <table:table-cell table:style-name="ce2" office:value-type="string" calcext:value-type="string">
            <text:p>961912854</text:p>
          </table:table-cell>
          <table:table-cell office:value-type="string" calcext:value-type="string">
            <text:p>ΓΙΑΝΝΙΤΣΑΣ ΧΡΗΣΤΟΣ</text:p>
          </table:table-cell>
          <table:table-cell office:value-type="string" calcext:value-type="string">
            <text:p>ΞΕΝΟΔΟΧΕΙΟ ΦΙΓΑΛΙΑ</text:p>
          </table:table-cell>
          <table:table-cell table:style-name="ce2" office:value-type="string" calcext:value-type="string">
            <text:p>11487243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string" calcext:value-type="string">
            <text:p>2423022074, 2423022221</text:p>
          </table:table-cell>
          <table:table-cell office:value-type="string" calcext:value-type="string">
            <text:p>hotelfigalia@gmail.com, www.hotelfigal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441780</text:p>
          </table:table-cell>
          <table:table-cell table:style-name="ce2" office:value-type="string" calcext:value-type="string">
            <text:p>961039217</text:p>
          </table:table-cell>
          <table:table-cell office:value-type="string" calcext:value-type="string">
            <text:p>ΚΟΥΤΣΟΝΙΚΟΛΟΥ ΠΗΝΕΛΟΠΗ</text:p>
          </table:table-cell>
          <table:table-cell office:value-type="string" calcext:value-type="string">
            <text:p>ΜΑΙΡΗ ΛΙΝΑ</text:p>
          </table:table-cell>
          <table:table-cell table:style-name="ce2" office:value-type="string" calcext:value-type="string">
            <text:p>11661278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ΛΑ ΝΕΡΑ 00, 37300 <text:s/>ΑΡΓΑΛΑΣΤΗ</text:p>
          </table:table-cell>
          <table:table-cell office:value-type="string" calcext:value-type="string">
            <text:p>2423022306, 6930776191</text:p>
          </table:table-cell>
          <table:table-cell office:value-type="string" calcext:value-type="string">
            <text:p>info@mairilina.gr, www.mairilin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71771</text:p>
          </table:table-cell>
          <table:table-cell table:style-name="ce2" office:value-type="string" calcext:value-type="string">
            <text:p>962236601</text:p>
          </table:table-cell>
          <table:table-cell office:value-type="string" calcext:value-type="string">
            <text:p>ΠΑΠΑΔΟΠΟΥΛΟΣ ΞΕΝΟΔΟΧΕΙΑΚΕΣ ΕΠΙΧ/ΣΕΙΣ ΕΠΕ</text:p>
          </table:table-cell>
          <table:table-cell office:value-type="string" calcext:value-type="string">
            <text:p>ΞΕΝΟΔΟΧΕΙΟ ΚΑΛΛΟΝΗ</text:p>
          </table:table-cell>
          <table:table-cell table:style-name="ce2" office:value-type="string" calcext:value-type="string">
            <text:p>09940397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ΛΕΙΟΥΣ <text:s/>24, 38334 ΠΕΡΙΦΕΡΕΙΑΚΗ ΕΝΟΤΗΤΑ ΜΑΓΝΗΣΙΑΣ ΔΗΜΟΣ ΒΟΛΟΥ</text:p>
          </table:table-cell>
          <table:table-cell office:value-type="string" calcext:value-type="string">
            <text:p>2421088240, 2421087241</text:p>
          </table:table-cell>
          <table:table-cell office:value-type="string" calcext:value-type="string">
            <text:p>www.hotelkalloni.gr, hotelkal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30000730</text:p>
          </table:table-cell>
          <table:table-cell table:style-name="ce2" office:value-type="string" calcext:value-type="string">
            <text:p>964410248</text:p>
          </table:table-cell>
          <table:table-cell office:value-type="string" calcext:value-type="string">
            <text:p>ΞΗΡΑΔΑΚΗ ΧΡΥΣΑΝΘΗ</text:p>
          </table:table-cell>
          <table:table-cell office:value-type="string" calcext:value-type="string">
            <text:p>ΑΡΧΟΝΤΙΚΟ ΚΤΕΝΑ</text:p>
          </table:table-cell>
          <table:table-cell table:style-name="ce2" office:value-type="string" calcext:value-type="string">
            <text:p>06690667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ΑΥΚΟΣ 00, 37006 <text:s/>ΑΡΓΑΛΑΣΤΗ</text:p>
          </table:table-cell>
          <table:table-cell office:value-type="float" office:value="2423065562" calcext:value-type="float">
            <text:p>2423065562</text:p>
          </table:table-cell>
          <table:table-cell office:value-type="string" calcext:value-type="string">
            <text:p>chxiradaki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17160</text:p>
          </table:table-cell>
          <table:table-cell table:style-name="ce2" office:value-type="string" calcext:value-type="string">
            <text:p>961418916</text:p>
          </table:table-cell>
          <table:table-cell office:value-type="string" calcext:value-type="string">
            <text:p>ΤΣΑΜΠΑΡΛΗΣ ΕΡΩΤΟΚΡΙΤΟΣ</text:p>
          </table:table-cell>
          <table:table-cell office:value-type="string" calcext:value-type="string">
            <text:p>HOTEL ΑΝΑΣΤΑΣΙΑ</text:p>
          </table:table-cell>
          <table:table-cell table:style-name="ce2" office:value-type="string" calcext:value-type="string">
            <text:p>04705749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ΚΕΔΟΝΙΑΣ <text:s/>40, 38445 <text:s/>Ν.ΙΩΝΙΑ</text:p>
          </table:table-cell>
          <table:table-cell office:value-type="float" office:value="2421064988" calcext:value-type="float">
            <text:p>2421064988</text:p>
          </table:table-cell>
          <table:table-cell office:value-type="string" calcext:value-type="string">
            <text:p>hotanast@otenet.gr, www.anastasiahotel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399252</text:p>
          </table:table-cell>
          <table:table-cell table:style-name="ce2" office:value-type="string" calcext:value-type="string">
            <text:p>960817222</text:p>
          </table:table-cell>
          <table:table-cell office:value-type="string" calcext:value-type="string">
            <text:p>ΚΑΡΑΚΑΣΙΛΙΩΤΗΣ ΔΗΜΗΤΡΙΟΣ</text:p>
          </table:table-cell>
          <table:table-cell office:value-type="string" calcext:value-type="string">
            <text:p>ΠΕΤΡΙΝΟ</text:p>
          </table:table-cell>
          <table:table-cell table:style-name="ce2" office:value-type="string" calcext:value-type="string">
            <text:p>05067763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ΚΡΙΝΙΤΣΑ 00, 37011 <text:s/>ΠΟΡΤΑΡΙΑ</text:p>
          </table:table-cell>
          <table:table-cell office:value-type="float" office:value="2428099966" calcext:value-type="float">
            <text:p>2428099966</text:p>
          </table:table-cell>
          <table:table-cell office:value-type="string" calcext:value-type="string">
            <text:p>petrino.pelion@gmail.com <text:s/>, www.petrino-pelio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873225</text:p>
          </table:table-cell>
          <table:table-cell table:style-name="ce2" office:value-type="string" calcext:value-type="string">
            <text:p>963295837</text:p>
          </table:table-cell>
          <table:table-cell table:number-columns-repeated="2" office:value-type="string" calcext:value-type="string">
            <text:p>ΚΑΡΑΜΑΡΛΗΣ ΓΕΩΡΓ.ΜΟΝ/ΠΗ ΕΠΕ</text:p>
          </table:table-cell>
          <table:table-cell table:style-name="ce2" office:value-type="string" calcext:value-type="string">
            <text:p>095353153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ΚΡΙΝΙΤΣΑ 00, 37011 <text:s/>ΠΟΡΤΑΡΙΑ</text:p>
          </table:table-cell>
          <table:table-cell office:value-type="float" office:value="2428099570" calcext:value-type="float">
            <text:p>2428099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792794</text:p>
          </table:table-cell>
          <table:table-cell table:style-name="ce2" office:value-type="string" calcext:value-type="string">
            <text:p>962854991</text:p>
          </table:table-cell>
          <table:table-cell office:value-type="string" calcext:value-type="string">
            <text:p>ΡΟΥΤΣΟΣ ΑΘΑΝΑΣΙΟΣ</text:p>
          </table:table-cell>
          <table:table-cell office:value-type="string" calcext:value-type="string">
            <text:p>ΑΡΧΟΝΤΙΚΟ ΔΙΟΜΗΔΗ</text:p>
          </table:table-cell>
          <table:table-cell table:style-name="ce2" office:value-type="string" calcext:value-type="string">
            <text:p>02161996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Β ΤΑΞΗ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ΚΡΥΝΙΤΣΑ 00, 37011 <text:s/>ΜΑΚΡΥΝΙΤΣΑ</text:p>
          </table:table-cell>
          <table:table-cell office:value-type="string" calcext:value-type="string">
            <text:p>2428099430, 6908611600</text:p>
          </table:table-cell>
          <table:table-cell office:value-type="string" calcext:value-type="string">
            <text:p>hoteldiomidi@yahoo.gr, www.archontikodiomid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793551</text:p>
          </table:table-cell>
          <table:table-cell table:style-name="ce2" office:value-type="string" calcext:value-type="string">
            <text:p>962858757</text:p>
          </table:table-cell>
          <table:table-cell office:value-type="string" calcext:value-type="string">
            <text:p>ΡΟΥΤΣΟΣ ΑΘΑΝΑΣΙΟΣ</text:p>
          </table:table-cell>
          <table:table-cell office:value-type="string" calcext:value-type="string">
            <text:p>ΑΡΧΟΝΤΙΚΟ ΡΟΥΤΣΟΥ</text:p>
          </table:table-cell>
          <table:table-cell table:style-name="ce2" office:value-type="string" calcext:value-type="string">
            <text:p>0216199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ΚΡΥΝΙΤΣΑ 00, 37011 <text:s/>ΜΑΚΡΥΝΙΤΣΑ</text:p>
          </table:table-cell>
          <table:table-cell office:value-type="string" calcext:value-type="string">
            <text:p>6908611600, 2428099090</text:p>
          </table:table-cell>
          <table:table-cell office:value-type="string" calcext:value-type="string">
            <text:p>archontikoroutsou@yahoo.gr, www.infohotels.gr/archontikoroutsou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93338</text:p>
          </table:table-cell>
          <table:table-cell table:style-name="ce2" office:value-type="string" calcext:value-type="string">
            <text:p>961857632</text:p>
          </table:table-cell>
          <table:table-cell office:value-type="string" calcext:value-type="string">
            <text:p>ΜΠΑΚΟΥ ΒΑΣΙΛΙΚΗ <text:s text:c="2"/>ΣΙΑ Ε.Ε.</text:p>
          </table:table-cell>
          <table:table-cell office:value-type="string" calcext:value-type="string">
            <text:p>ΜΕΛΑΝΘΗ</text:p>
          </table:table-cell>
          <table:table-cell table:style-name="ce2" office:value-type="string" calcext:value-type="string">
            <text:p>998952290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ΚΡΥΝΙΤΣΑ 00, 37011 <text:s/>ΜΑΚΡΥΝΙΤΣΑ</text:p>
          </table:table-cell>
          <table:table-cell office:value-type="string" calcext:value-type="string">
            <text:p>2428099977, 2428099917</text:p>
          </table:table-cell>
          <table:table-cell office:value-type="string" calcext:value-type="string">
            <text:p>info@melanthi.gr, www.melanth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85217</text:p>
          </table:table-cell>
          <table:table-cell table:style-name="ce2" office:value-type="string" calcext:value-type="string">
            <text:p>964193332</text:p>
          </table:table-cell>
          <table:table-cell office:value-type="string" calcext:value-type="string">
            <text:p>ΚΑΟΥΡΗΣ ΓΕΩΡΓΙΟΣ</text:p>
          </table:table-cell>
          <table:table-cell office:value-type="string" calcext:value-type="string">
            <text:p>ΑΣΤΡΟΜΕΡΙΑ</text:p>
          </table:table-cell>
          <table:table-cell table:style-name="ce2" office:value-type="string" calcext:value-type="string">
            <text:p>0226649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ΚΡΥΡΡΑΧΗ 00, 37001 <text:s/>ΜΑΚΡΥΡΡΑΧΗ</text:p>
          </table:table-cell>
          <table:table-cell office:value-type="string" calcext:value-type="string">
            <text:p>6944251176, 2426022660, 2426032085</text:p>
          </table:table-cell>
          <table:table-cell office:value-type="string" calcext:value-type="string">
            <text:p>info@astromeria-hotel.gr, www.astromeria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42171</text:p>
          </table:table-cell>
          <table:table-cell table:style-name="ce2" office:value-type="string" calcext:value-type="string">
            <text:p>962116351</text:p>
          </table:table-cell>
          <table:table-cell office:value-type="string" calcext:value-type="string">
            <text:p>ΖΑΖΑΝΗΣ ΚΩΝΣΤΑΝΤΙΝΟΣ</text:p>
          </table:table-cell>
          <table:table-cell office:value-type="string" calcext:value-type="string">
            <text:p>ΞΕΝΟΔΟΧΕΙΟ ΔΡΥΑΛΟΣ</text:p>
          </table:table-cell>
          <table:table-cell table:style-name="ce2" office:value-type="string" calcext:value-type="string">
            <text:p>0450888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ΗΛΙΕΣ 00, 37300 <text:s/>ΑΡΓΑΛΑΣΤΗ</text:p>
          </table:table-cell>
          <table:table-cell office:value-type="float" office:value="2423086690" calcext:value-type="float">
            <text:p>2423086690</text:p>
          </table:table-cell>
          <table:table-cell office:value-type="string" calcext:value-type="string">
            <text:p>www.dryalos.gr, info@dryal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14724</text:p>
          </table:table-cell>
          <table:table-cell table:style-name="ce2" office:value-type="string" calcext:value-type="string">
            <text:p>961398853</text:p>
          </table:table-cell>
          <table:table-cell table:number-columns-repeated="2" office:value-type="string" calcext:value-type="string">
            <text:p>ΧΡΙΣΤΑΛΗΣ ΙΩΑΝΝΗΣ</text:p>
          </table:table-cell>
          <table:table-cell table:style-name="ce2" office:value-type="string" calcext:value-type="string">
            <text:p>02626762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ΗΛΙΝΑ 00, 37006 <text:s/>ΑΡΓΑΛΑΣΤΗ</text:p>
          </table:table-cell>
          <table:table-cell office:value-type="float" office:value="2423065343" calcext:value-type="float">
            <text:p>2423065343</text:p>
          </table:table-cell>
          <table:table-cell office:value-type="string" calcext:value-type="string">
            <text:p>va_xrist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14172</text:p>
          </table:table-cell>
          <table:table-cell table:style-name="ce2" office:value-type="string" calcext:value-type="string">
            <text:p>961395492</text:p>
          </table:table-cell>
          <table:table-cell table:number-columns-repeated="2" office:value-type="string" calcext:value-type="string">
            <text:p>ΧΡΙΣΤΑΛΗΣ ΕΥΑΓΓΕΛΟΣ</text:p>
          </table:table-cell>
          <table:table-cell table:style-name="ce2" office:value-type="string" calcext:value-type="string">
            <text:p>07710802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ΗΛΙΝΑ 00, 37006 <text:s/>ΑΡΓΑΛΑΣΤΗ</text:p>
          </table:table-cell>
          <table:table-cell office:value-type="float" office:value="2423065343" calcext:value-type="float">
            <text:p>2423065343</text:p>
          </table:table-cell>
          <table:table-cell office:value-type="string" calcext:value-type="string">
            <text:p>focus@ath.forthnet.gr, o2unba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414923</text:p>
          </table:table-cell>
          <table:table-cell table:style-name="ce2" office:value-type="string" calcext:value-type="string">
            <text:p>960882133</text:p>
          </table:table-cell>
          <table:table-cell table:number-columns-repeated="2" office:value-type="string" calcext:value-type="string">
            <text:p>ΜΕΣΑΛΟΥΡΗΣ ΔΗΜΗΤΡΙΟΣ</text:p>
          </table:table-cell>
          <table:table-cell table:style-name="ce2" office:value-type="string" calcext:value-type="string">
            <text:p>04733776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ΗΛΙΝΑ 00, 37006 <text:s/>ΑΡΓΑΛΑΣΤΗ</text:p>
          </table:table-cell>
          <table:table-cell office:value-type="string" calcext:value-type="string">
            <text:p>2423065264, 6973370097</text:p>
          </table:table-cell>
          <table:table-cell office:value-type="string" calcext:value-type="string">
            <text:p>mesalouris.dimitr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765482</text:p>
          </table:table-cell>
          <table:table-cell table:style-name="ce2" office:value-type="string" calcext:value-type="string">
            <text:p>962729777</text:p>
          </table:table-cell>
          <table:table-cell office:value-type="string" calcext:value-type="string">
            <text:p>ΚΑΡΑΓΚΙΟΖΙΔΟΥ ΕΙΡΗΝΗ</text:p>
          </table:table-cell>
          <table:table-cell office:value-type="string" calcext:value-type="string">
            <text:p>ΕΦΙΠΟΙ ΔΙΑΜΕΡΙΣΜΑΤΑ</text:p>
          </table:table-cell>
          <table:table-cell table:style-name="ce2" office:value-type="string" calcext:value-type="string">
            <text:p>1423273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ΙΝΑΚΑΤΕΣ 00, 37300 <text:s/>ΑΡΓΑΛΑΣΤΗ</text:p>
          </table:table-cell>
          <table:table-cell office:value-type="string" calcext:value-type="string">
            <text:p>6972207251, 6932663114, 2310208555</text:p>
          </table:table-cell>
          <table:table-cell office:value-type="string" calcext:value-type="string">
            <text:p>efipoi@gmail.com, www.efipo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30029065</text:p>
          </table:table-cell>
          <table:table-cell table:style-name="ce2" office:value-type="string" calcext:value-type="string">
            <text:p>964556169</text:p>
          </table:table-cell>
          <table:table-cell office:value-type="string" calcext:value-type="string">
            <text:p>PT HOTELIA ΜΟΝΟΠΡΟΣΩΠΗ ΙΚΕ Ε.Ε.</text:p>
          </table:table-cell>
          <table:table-cell office:value-type="string" calcext:value-type="string">
            <text:p>ΑΛΚΗΣΤΙΣ</text:p>
          </table:table-cell>
          <table:table-cell table:style-name="ce2" office:value-type="string" calcext:value-type="string">
            <text:p>9980510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ΑΡΙΑ 00, 37011 <text:s/>ΠΟΡΤΑΡΙΑ</text:p>
          </table:table-cell>
          <table:table-cell office:value-type="string" calcext:value-type="string">
            <text:p>2428099175, 2428099828</text:p>
          </table:table-cell>
          <table:table-cell office:value-type="string" calcext:value-type="string">
            <text:p>info@alkistishotel.gr, www.alkisti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498665</text:p>
          </table:table-cell>
          <table:table-cell table:style-name="ce2" office:value-type="string" calcext:value-type="string">
            <text:p>961317880</text:p>
          </table:table-cell>
          <table:table-cell office:value-type="string" calcext:value-type="string">
            <text:p>ΜΙΛΑΝΟΥ ΧΡΥΣΟΒΑΛΑΝΤΟΥ</text:p>
          </table:table-cell>
          <table:table-cell office:value-type="string" calcext:value-type="string">
            <text:p>ΦΙΛΟΞΕΝΕΙΑ</text:p>
          </table:table-cell>
          <table:table-cell table:style-name="ce2" office:value-type="string" calcext:value-type="string">
            <text:p>07366250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ΑΡΙΑ 00, 37011 <text:s/>ΠΟΡΤΑΡΙΑ</text:p>
          </table:table-cell>
          <table:table-cell office:value-type="string" calcext:value-type="string">
            <text:p>2428099160, 2428090065</text:p>
          </table:table-cell>
          <table:table-cell office:value-type="string" calcext:value-type="string">
            <text:p>chrisamilanou@gmail.com, www.filoxenia-pili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88030</text:p>
          </table:table-cell>
          <table:table-cell table:style-name="ce2" office:value-type="string" calcext:value-type="string">
            <text:p>964236108</text:p>
          </table:table-cell>
          <table:table-cell office:value-type="string" calcext:value-type="string">
            <text:p>ΑΝΔΡΙΝΟΣ ΚΑΡΑΙΣΚΟΣ ΙΚΕ</text:p>
          </table:table-cell>
          <table:table-cell office:value-type="string" calcext:value-type="string">
            <text:p>ΤΡΙΑΝΤΑΦΥΛΛΙΕΣ</text:p>
          </table:table-cell>
          <table:table-cell table:style-name="ce2" office:value-type="string" calcext:value-type="string">
            <text:p>800644354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Β ΤΑΞΗΣ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ΑΡΙΑ 00, 37011 <text:s/>ΠΟΡΤΑΡΙΑ</text:p>
          </table:table-cell>
          <table:table-cell office:value-type="float" office:value="2428099641" calcext:value-type="float">
            <text:p>2428099641</text:p>
          </table:table-cell>
          <table:table-cell office:value-type="string" calcext:value-type="string">
            <text:p>info@triantafillies.gr, www.triantafillie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87976</text:p>
          </table:table-cell>
          <table:table-cell table:style-name="ce2" office:value-type="string" calcext:value-type="string">
            <text:p>964235419</text:p>
          </table:table-cell>
          <table:table-cell office:value-type="string" calcext:value-type="string">
            <text:p>ΚΑΡΑΙΣΚΟΥ ΕΛΕΝΗ ΚΑΙ ΣΙΑ Ο.Ε.</text:p>
          </table:table-cell>
          <table:table-cell office:value-type="string" calcext:value-type="string">
            <text:p>ΚΡΙΤΣΑ</text:p>
          </table:table-cell>
          <table:table-cell table:style-name="ce2" office:value-type="string" calcext:value-type="string">
            <text:p>99842654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ΑΡΙΑ 00, 37011 ΠΟΡΤΑΡΙΑ </text:p>
          </table:table-cell>
          <table:table-cell office:value-type="string" calcext:value-type="string">
            <text:p>2428090006, 2428090008</text:p>
          </table:table-cell>
          <table:table-cell office:value-type="string" calcext:value-type="string">
            <text:p>www.hotel-kritsa.gr, info@hotel-krits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360652</text:p>
          </table:table-cell>
          <table:table-cell table:style-name="ce2" office:value-type="string" calcext:value-type="string">
            <text:p>960616719</text:p>
          </table:table-cell>
          <table:table-cell office:value-type="string" calcext:value-type="string">
            <text:p>ΜΠΕΚΑ ΕΥΜΟΡΦΙΑ <text:s/>ΣΙΑ ΟΕ</text:p>
          </table:table-cell>
          <table:table-cell office:value-type="string" calcext:value-type="string">
            <text:p>ΜΠΕΛΙΝΑ</text:p>
          </table:table-cell>
          <table:table-cell table:style-name="ce2" office:value-type="string" calcext:value-type="string">
            <text:p>9984272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ΑΡΙΑ ΠΗΛΙΟΥ 00, 38500 ΠΟΡΤΑΡΙΑ </text:p>
          </table:table-cell>
          <table:table-cell office:value-type="float" office:value="2428099890" calcext:value-type="float">
            <text:p>2428099890</text:p>
          </table:table-cell>
          <table:table-cell office:value-type="string" calcext:value-type="string">
            <text:p>www.belinahotelportaria.gr, belina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93046</text:p>
          </table:table-cell>
          <table:table-cell table:style-name="ce2" office:value-type="string" calcext:value-type="string">
            <text:p>961854649</text:p>
          </table:table-cell>
          <table:table-cell office:value-type="string" calcext:value-type="string">
            <text:p>ΚΟΥΛΕΡΑΣ ΑΠΟΣΤΟΛΟΣ</text:p>
          </table:table-cell>
          <table:table-cell office:value-type="string" calcext:value-type="string">
            <text:p>ΞΕΝΟΔΟΧΕΙΟ ΚΑΡΑΓΙΑΝΝΗ</text:p>
          </table:table-cell>
          <table:table-cell table:style-name="ce2" office:value-type="string" calcext:value-type="string">
            <text:p>02161814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ΜΥΡΝΗΣ 3, 38334 ΑΛΥΚΕΣ ΒΟΛΟΣ</text:p>
          </table:table-cell>
          <table:table-cell office:value-type="string" calcext:value-type="string">
            <text:p>2421088282, 2421088859</text:p>
          </table:table-cell>
          <table:table-cell office:value-type="string" calcext:value-type="string">
            <text:p>hotelkaragianni@yahoo.gr, www.hotelkaragian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01437</text:p>
          </table:table-cell>
          <table:table-cell table:style-name="ce2" office:value-type="string" calcext:value-type="string">
            <text:p>961940775</text:p>
          </table:table-cell>
          <table:table-cell office:value-type="string" calcext:value-type="string">
            <text:p>ΝΙΚΟΛΑΟΥ ΝΙΚΟΛΑΟΣ</text:p>
          </table:table-cell>
          <table:table-cell office:value-type="string" calcext:value-type="string">
            <text:p>VILLA NIKOLAOU</text:p>
          </table:table-cell>
          <table:table-cell table:style-name="ce2" office:value-type="string" calcext:value-type="string">
            <text:p>15780282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ΣΑΓΚΑΡΑΔΑ 00, 37012 <text:s/>ΤΣΑΓΚΑΡΑΔΑ</text:p>
          </table:table-cell>
          <table:table-cell office:value-type="float" office:value="2426049165" calcext:value-type="float">
            <text:p>2426049165</text:p>
          </table:table-cell>
          <table:table-cell office:value-type="string" calcext:value-type="string">
            <text:p>info@nikolaou-villa.gr, www.nikolaou-vill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30033453</text:p>
          </table:table-cell>
          <table:table-cell table:style-name="ce2" office:value-type="string" calcext:value-type="string">
            <text:p>964575669</text:p>
          </table:table-cell>
          <table:table-cell office:value-type="string" calcext:value-type="string">
            <text:p>ΔΟΥΛΟΣ Ν. Α.Ε</text:p>
          </table:table-cell>
          <table:table-cell office:value-type="string" calcext:value-type="string">
            <text:p>ΑΓΛΑΙΔΑ</text:p>
          </table:table-cell>
          <table:table-cell table:style-name="ce2" office:value-type="string" calcext:value-type="string">
            <text:p>9999922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ΣΑΓΚΑΡΑΔΑ 00, 37012 ΑΓΙΑ ΚΥΡΙΑΚΗ ΤΣΑΓΚΑΡΑΔΑ</text:p>
          </table:table-cell>
          <table:table-cell office:value-type="string" calcext:value-type="string">
            <text:p>2426049098, 2426049097</text:p>
          </table:table-cell>
          <table:table-cell office:value-type="string" calcext:value-type="string">
            <text:p>info@aglaida-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881452</text:p>
          </table:table-cell>
          <table:table-cell table:style-name="ce2" office:value-type="string" calcext:value-type="string">
            <text:p>963393006</text:p>
          </table:table-cell>
          <table:table-cell office:value-type="string" calcext:value-type="string">
            <text:p>ΖΑΧΑΡΗΣ ΑΛ. <text:s/>ΣΙΑ Ο.Ε.</text:p>
          </table:table-cell>
          <table:table-cell office:value-type="string" calcext:value-type="string">
            <text:p>CHANIA HOTEL</text:p>
          </table:table-cell>
          <table:table-cell table:style-name="ce2" office:value-type="string" calcext:value-type="string">
            <text:p>08265259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ΧΑΝΙΑ <text:s/>ΠΗΛΙΟΥ 00, 37011 ΜΑΓΝΗΣΙΑΣ ΧΑΝΙΑ ΠΗΛΙΟΥ</text:p>
          </table:table-cell>
          <table:table-cell office:value-type="string" calcext:value-type="string">
            <text:p>2428096400, 6942980310</text:p>
          </table:table-cell>
          <table:table-cell office:value-type="string" calcext:value-type="string">
            <text:p>info@pelionhotels.gr, www.pelionhotel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30016617</text:p>
          </table:table-cell>
          <table:table-cell table:style-name="ce2" office:value-type="string" calcext:value-type="string">
            <text:p>964506388</text:p>
          </table:table-cell>
          <table:table-cell office:value-type="string" calcext:value-type="string">
            <text:p>ΑΝΑΜΑΡ ΠΗΛΙΟ ΙΔΙΩΤΙΚΗ ΚΕΦΑΛΑΙΟΥΧΙΚΗ ΕΤΑΙΡΕΙΑ</text:p>
          </table:table-cell>
          <table:table-cell office:value-type="string" calcext:value-type="string">
            <text:p>ΑΝΑΜΑΡ ΠΗΛΙΟ RESORT</text:p>
          </table:table-cell>
          <table:table-cell table:style-name="ce2" office:value-type="string" calcext:value-type="string">
            <text:p>80060318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ΧΑΝΙΑ 00, 37011 <text:s/>ΠΟΡΤΑΡΙΑ</text:p>
          </table:table-cell>
          <table:table-cell office:value-type="float" office:value="2428096600" calcext:value-type="float">
            <text:p>2428096600</text:p>
          </table:table-cell>
          <table:table-cell office:value-type="string" calcext:value-type="string">
            <text:p>info@anamarpelion.gr, www.anamarpelio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600751</text:p>
          </table:table-cell>
          <table:table-cell table:style-name="ce2" office:value-type="string" calcext:value-type="string">
            <text:p>961933861</text:p>
          </table:table-cell>
          <table:table-cell table:number-columns-repeated="2" office:value-type="string" calcext:value-type="string">
            <text:p>ΜΑΝΘΟΣ HOTEL ΑΕ-ΤΟΥΡΙΣΤΙΚΕΣ ΕΠΙΧΕΙΡΗΣΕΙΣ</text:p>
          </table:table-cell>
          <table:table-cell table:style-name="ce2" office:value-type="string" calcext:value-type="string">
            <text:p>09996211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ΧΑΝΙΑ 00, 37011 <text:s/>ΠΟΡΤΑΡΙΑ</text:p>
          </table:table-cell>
          <table:table-cell office:value-type="string" calcext:value-type="string">
            <text:p>2428096402, 2428096405</text:p>
          </table:table-cell>
          <table:table-cell office:value-type="string" calcext:value-type="string">
            <text:p>www.manthoshotels.com, info@manthoshotel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500761</text:p>
          </table:table-cell>
          <table:table-cell table:style-name="ce2" office:value-type="string" calcext:value-type="string">
            <text:p>961326971</text:p>
          </table:table-cell>
          <table:table-cell office:value-type="string" calcext:value-type="string">
            <text:p>ΤΡΙΑΝΤΑΦΥΛΛΟΥ ΔΗΜ. <text:s/>ΣΙΑ Ο.Ε.</text:p>
          </table:table-cell>
          <table:table-cell office:value-type="string" calcext:value-type="string">
            <text:p>ΞΕΝΟΔΟΧΕΙΟ AGNANTI-HOREFTO</text:p>
          </table:table-cell>
          <table:table-cell table:style-name="ce2" office:value-type="string" calcext:value-type="string">
            <text:p>08290343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ΧΟΡΕΥΤΟ 00, 37001 <text:s/>ΧΟΡΕΥΤΟ</text:p>
          </table:table-cell>
          <table:table-cell office:value-type="float" office:value="2426023114" calcext:value-type="float">
            <text:p>2426023114</text:p>
          </table:table-cell>
          <table:table-cell office:value-type="string" calcext:value-type="string">
            <text:p>mail.agnadi@agnadi-horefto.gr, www.agnadi-horeft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ΑΓΝΗΣΙΑΣ</text:p>
          </table:table-cell>
          <table:table-cell table:style-name="ce2" office:value-type="string" calcext:value-type="string">
            <text:p>21/2016/000029997916</text:p>
          </table:table-cell>
          <table:table-cell table:style-name="ce2" office:value-type="string" calcext:value-type="string">
            <text:p>964367497</text:p>
          </table:table-cell>
          <table:table-cell office:value-type="string" calcext:value-type="string">
            <text:p>ΤΟΥΡΙΣΤΙΚΕΣ ΕΠΙΧ/ΣΕΙΣ ΜΑΡΑΜΠΟΥ ΔΙΑΚΟΥΜΗ <text:s/>ΓΚΑΓΚΑΚΗ Ι. <text:s text:c="2"/>ΞΗΡΑΔΑΚΗ ΓΚΑΓΚΑΚΗ Ε. Ο.Ε.</text:p>
          </table:table-cell>
          <table:table-cell office:value-type="string" calcext:value-type="string">
            <text:p>ΞΕΝΟΔΟΧΕΙΟ ΜΑΡΑΜΠΟΥ</text:p>
          </table:table-cell>
          <table:table-cell table:style-name="ce2" office:value-type="string" calcext:value-type="string">
            <text:p>99895204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ΧΟΡΕΥΤΟ 00, 37001 ΠΗΛΙΟ ΠΗΛΙΟ</text:p>
          </table:table-cell>
          <table:table-cell office:value-type="float" office:value="2426023710" calcext:value-type="float">
            <text:p>2426023710</text:p>
          </table:table-cell>
          <table:table-cell office:value-type="string" calcext:value-type="string">
            <text:p>www.marabouhotel.gr, info@marabou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583703</text:p>
          </table:table-cell>
          <table:table-cell table:style-name="ce2" office:value-type="string" calcext:value-type="string">
            <text:p>961782034</text:p>
          </table:table-cell>
          <table:table-cell office:value-type="string" calcext:value-type="string">
            <text:p>ΤΖΑΜΟΥΡΑΝΗ ΒΑΡΒΑΡΑ</text:p>
          </table:table-cell>
          <table:table-cell office:value-type="string" calcext:value-type="string">
            <text:p>ΝΑΤΑΣΣΑ</text:p>
          </table:table-cell>
          <table:table-cell table:style-name="ce2" office:value-type="string" calcext:value-type="string">
            <text:p>04266786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 ΑΝΔΡΕΑΣ 0, 24010 <text:s/>ΑΓ. ΑΝΔΡΕΑΣ</text:p>
          </table:table-cell>
          <table:table-cell office:value-type="float" office:value="2725031560" calcext:value-type="float">
            <text:p>2725031560</text:p>
          </table:table-cell>
          <table:table-cell office:value-type="float" office:value="6936655503" calcext:value-type="float">
            <text:p>6936655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30028318</text:p>
          </table:table-cell>
          <table:table-cell table:style-name="ce2" office:value-type="string" calcext:value-type="string">
            <text:p>964553954</text:p>
          </table:table-cell>
          <table:table-cell office:value-type="string" calcext:value-type="string">
            <text:p>ΣΑΡΑΝΤΑΚΗ ΜΑΡΙΑ ΤΟΥ ΘΕΟΔΩΡΟΥ</text:p>
          </table:table-cell>
          <table:table-cell office:value-type="string" calcext:value-type="string">
            <text:p>ΣΑΡΑΝΤΑΚΗ ΜΑΡΙΑ</text:p>
          </table:table-cell>
          <table:table-cell table:style-name="ce2" office:value-type="string" calcext:value-type="string">
            <text:p>05303935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ΑΝΔΡΕΑΣ 0, 24010 ΑΓΙΟΣ ΑΝΔΡΕΑΣ ΛΟΓΓΑ</text:p>
          </table:table-cell>
          <table:table-cell office:value-type="string" calcext:value-type="string">
            <text:p>2725031229, 2106211890</text:p>
          </table:table-cell>
          <table:table-cell office:value-type="string" calcext:value-type="string">
            <text:p>msarandaki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933708</text:p>
          </table:table-cell>
          <table:table-cell table:style-name="ce2" office:value-type="string" calcext:value-type="string">
            <text:p>963708356</text:p>
          </table:table-cell>
          <table:table-cell office:value-type="string" calcext:value-type="string">
            <text:p>ΔΗΜΗΤΡΙΟΣ ΑΝΤ.ΚΥΡΙΑΚΟΠΟΥΛΟΣ</text:p>
          </table:table-cell>
          <table:table-cell office:value-type="string" calcext:value-type="string">
            <text:p>ΔΗΜΗΤΡΙΟΣ ΑΝΤ. ΚΥΡΙΑΚΟΠΟΥΛΟΣ ΕΝΟΙΚ/ΜΕΝΣ ΔΩΜΑΤΙΑ -ΔΙΑΜΕΡΙΣΜΑΤΑ</text:p>
          </table:table-cell>
          <table:table-cell table:style-name="ce2" office:value-type="string" calcext:value-type="string">
            <text:p>0184588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ΑΝΔΡΕΑΣ 28, 24010 <text:s/>ΛΟΓΓΑ</text:p>
          </table:table-cell>
          <table:table-cell office:value-type="string" calcext:value-type="string">
            <text:p>2725031344, 69780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357666</text:p>
          </table:table-cell>
          <table:table-cell table:style-name="ce2" office:value-type="string" calcext:value-type="string">
            <text:p>960593825</text:p>
          </table:table-cell>
          <table:table-cell office:value-type="string" calcext:value-type="string">
            <text:p>ΘΩΜΟΠΟΥΛΟΥ ΑΦΡΟΔΙΤΗ ΤΟΥ ΘΕΟΔΩΡΟΥ</text:p>
          </table:table-cell>
          <table:table-cell office:value-type="string" calcext:value-type="string">
            <text:p>ΘΩΜΟΠΟΥΛΟΥ ΑΦΡΟΔΙΤΗ</text:p>
          </table:table-cell>
          <table:table-cell table:style-name="ce2" office:value-type="string" calcext:value-type="string">
            <text:p>04616982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.Ο ΚΟΡΩΝΗΣ-ΚΑΛΑΜΑΤΑΣ 0, 24010 ΑΓΙΟΣ ΑΝΔΡΕΑΣ ΑΓΙΟΣ ΑΝΔΡΕΑΣ</text:p>
          </table:table-cell>
          <table:table-cell office:value-type="string" calcext:value-type="string">
            <text:p>2725032060, 2725032060</text:p>
          </table:table-cell>
          <table:table-cell office:value-type="string" calcext:value-type="string">
            <text:p>giorgos50-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809768</text:p>
          </table:table-cell>
          <table:table-cell table:style-name="ce2" office:value-type="string" calcext:value-type="string">
            <text:p>962932263</text:p>
          </table:table-cell>
          <table:table-cell table:number-columns-repeated="2" office:value-type="string" calcext:value-type="string">
            <text:p>ΑΦΟΙ ΜΟΥΡΙΚΗ Ε.Π.Ε.</text:p>
          </table:table-cell>
          <table:table-cell table:style-name="ce2" office:value-type="string" calcext:value-type="string">
            <text:p>09541237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ΘΝΑΡΧΟΥ ΜΑΚΑΡΙΟΥ 61, 24200 ΜΕΣΣΗΝΙΑΣ ΜΕΣΣΗΝΗ</text:p>
          </table:table-cell>
          <table:table-cell office:value-type="string" calcext:value-type="string">
            <text:p>2722022740, 2722023138</text:p>
          </table:table-cell>
          <table:table-cell office:value-type="string" calcext:value-type="string">
            <text:p>info@kleopatra-in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516017</text:p>
          </table:table-cell>
          <table:table-cell table:style-name="ce2" office:value-type="string" calcext:value-type="string">
            <text:p>961408047</text:p>
          </table:table-cell>
          <table:table-cell table:number-columns-repeated="2" office:value-type="string" calcext:value-type="string">
            <text:p>ΔΗΜΗΤΡΙΟΣ ΚΑΡΑΛΗΣ ΑΕ</text:p>
          </table:table-cell>
          <table:table-cell table:style-name="ce2" office:value-type="string" calcext:value-type="string">
            <text:p>09424692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ΑΜΑΤΑΣ 26, 24001 ΜΕΣΣΗΝΙΑΣ ΠΥΛΟΣ</text:p>
          </table:table-cell>
          <table:table-cell office:value-type="string" calcext:value-type="string">
            <text:p>2723022960, 2723022980, 2723022970</text:p>
          </table:table-cell>
          <table:table-cell office:value-type="string" calcext:value-type="string">
            <text:p>hotel_karali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367549</text:p>
          </table:table-cell>
          <table:table-cell table:style-name="ce2" office:value-type="string" calcext:value-type="string">
            <text:p>960686941</text:p>
          </table:table-cell>
          <table:table-cell office:value-type="string" calcext:value-type="string">
            <text:p>ΑΠΟΣΤΟΛΟΠΟΥΛΟΣ ΓΕΩΡΓΙΟΣ</text:p>
          </table:table-cell>
          <table:table-cell office:value-type="string" calcext:value-type="string">
            <text:p>ΖΑΓΚΑ ΜΥΛΟΣ</text:p>
          </table:table-cell>
          <table:table-cell table:style-name="ce2" office:value-type="string" calcext:value-type="string">
            <text:p>03204518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ΕΝΤΡΙΚΗ ΟΔΟΣ ΚΟΡΩΝΗΣ 0, 24004 <text:s/>ΚΟΡΩΝΗ</text:p>
          </table:table-cell>
          <table:table-cell office:value-type="float" office:value="2725022448" calcext:value-type="float">
            <text:p>2725022448</text:p>
          </table:table-cell>
          <table:table-cell office:value-type="float" office:value="6974424755" calcext:value-type="float">
            <text:p>69744247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812523</text:p>
          </table:table-cell>
          <table:table-cell table:style-name="ce2" office:value-type="string" calcext:value-type="string">
            <text:p>962949386</text:p>
          </table:table-cell>
          <table:table-cell office:value-type="string" calcext:value-type="string">
            <text:p>ΞΕΝΟΔΟΧΕΙΑΚΕΣ ΕΠΙΧΕΙΡΗΣΕΙΣ ΑΦΩΝ Ι. ΧΡΙΣΤΟΔΟΥΛΟΥ ΕΠΕ</text:p>
          </table:table-cell>
          <table:table-cell office:value-type="string" calcext:value-type="string">
            <text:p>APOLLO RESORT ART</text:p>
          </table:table-cell>
          <table:table-cell table:style-name="ce2" office:value-type="string" calcext:value-type="string">
            <text:p>0952784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ΥΠΑΡΙΣΣΙΑ 0, 24500 ΦΑΡΜΑΚΑ ΚΥΠΑΡΙΣΣΙΑ</text:p>
          </table:table-cell>
          <table:table-cell office:value-type="string" calcext:value-type="string">
            <text:p>2761024411, 2721024413</text:p>
          </table:table-cell>
          <table:table-cell office:value-type="string" calcext:value-type="string">
            <text:p>info@apollo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325910</text:p>
          </table:table-cell>
          <table:table-cell table:style-name="ce2" office:value-type="string" calcext:value-type="string">
            <text:p>960435150</text:p>
          </table:table-cell>
          <table:table-cell office:value-type="string" calcext:value-type="string">
            <text:p>Ν &amp; Κ ΚΩΝΣΤΑΝΤΟΠΟΥΛΟΣ Α.Ε.</text:p>
          </table:table-cell>
          <table:table-cell office:value-type="string" calcext:value-type="string">
            <text:p>KYPARISSIA BEACH HOTEL Ν &amp; Κ ΚΩΝΣΤΑΝΤΟΠΟΥΛΟΣ Α.Ε.</text:p>
          </table:table-cell>
          <table:table-cell table:style-name="ce2" office:value-type="string" calcext:value-type="string">
            <text:p>09402749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ΙΜΑΝΙ ΚΥΠΑΡΙΣΣΙΑΣ 0, 24500 ΚΥΠΑΡΙΣΙΑ ΚΥΠΑΡΙΣΣΙΑ</text:p>
          </table:table-cell>
          <table:table-cell office:value-type="string" calcext:value-type="string">
            <text:p>2761024492-3, 2761024495</text:p>
          </table:table-cell>
          <table:table-cell office:value-type="string" calcext:value-type="string">
            <text:p>kb.hotel@hotmail.com, www.kyparissiabeach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933244</text:p>
          </table:table-cell>
          <table:table-cell table:style-name="ce2" office:value-type="string" calcext:value-type="string">
            <text:p>963706081</text:p>
          </table:table-cell>
          <table:table-cell table:number-columns-repeated="2" office:value-type="string" calcext:value-type="string">
            <text:p>ΠΑΝΑΓΟΠΟΥΛΟΥ ΟΥΡΑΝΙΑ ΤΟΥ ΠΑΝΑΓΙΩΤΗ</text:p>
          </table:table-cell>
          <table:table-cell table:style-name="ce2" office:value-type="string" calcext:value-type="string">
            <text:p>30035886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ΡΑΘΟΠΟΛΗ 0, 24400 ΜΑΡΑΘΟΠΟΛΗ ΓΑΡΓΑΛΙΑΝΟΙ</text:p>
          </table:table-cell>
          <table:table-cell office:value-type="string" calcext:value-type="string">
            <text:p>2763061120, 6944413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517740</text:p>
          </table:table-cell>
          <table:table-cell table:style-name="ce2" office:value-type="string" calcext:value-type="string">
            <text:p>961425293</text:p>
          </table:table-cell>
          <table:table-cell office:value-type="string" calcext:value-type="string">
            <text:p>ΑΘΑΝΑΣΟΠΟΥΛΟΥ ΛΑΜΠΡΙΝΗ</text:p>
          </table:table-cell>
          <table:table-cell office:value-type="string" calcext:value-type="string">
            <text:p>ΑΘΗΝΑ ΑΘΑΝΑΣΟΠΟΥΛΟΥ ΛΑΜΠΡΙΝΗ</text:p>
          </table:table-cell>
          <table:table-cell table:style-name="ce2" office:value-type="string" calcext:value-type="string">
            <text:p>13426117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ΛΑΙΟΚΑΜΠΟΣ 0, 24010 ΑΓ. ΑΝΔΡΕΑΣ ΑΓ. ΑΝΔΡΕΑΣ</text:p>
          </table:table-cell>
          <table:table-cell office:value-type="string" calcext:value-type="string">
            <text:p>2725031777, 6973434306</text:p>
          </table:table-cell>
          <table:table-cell office:value-type="string" calcext:value-type="string">
            <text:p>info@athina-rooms.gr, www.athina-room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ΕΣΣΗΝΙΑΣ</text:p>
          </table:table-cell>
          <table:table-cell table:style-name="ce2" office:value-type="string" calcext:value-type="string">
            <text:p>21/2016/000029605211</text:p>
          </table:table-cell>
          <table:table-cell table:style-name="ce2" office:value-type="string" calcext:value-type="string">
            <text:p>961982015</text:p>
          </table:table-cell>
          <table:table-cell office:value-type="string" calcext:value-type="string">
            <text:p>ΠΡΑΣΤΟΥ ΦΙΛΟΘΕΗ</text:p>
          </table:table-cell>
          <table:table-cell office:value-type="string" calcext:value-type="string">
            <text:p>ΦΙΛΟΘΕΗ</text:p>
          </table:table-cell>
          <table:table-cell table:style-name="ce2" office:value-type="string" calcext:value-type="string">
            <text:p>04656309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ΡΑΤΗΓΟΥ ΚΩΝ. ΒΕΝΤΗΡΗ 0, 24100 <text:s/>ΜΙΚΡΗ ΜΑΝΤΙΝΕΙΑ</text:p>
          </table:table-cell>
          <table:table-cell office:value-type="string" calcext:value-type="string">
            <text:p>6940403504, 2721058345</text:p>
          </table:table-cell>
          <table:table-cell office:value-type="string" calcext:value-type="string">
            <text:p>filothei_prastou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ΜΗΛΟΥ</text:p>
          </table:table-cell>
          <table:table-cell table:style-name="ce2" office:value-type="string" calcext:value-type="string">
            <text:p>21/2016/000029515066</text:p>
          </table:table-cell>
          <table:table-cell table:style-name="ce2" office:value-type="string" calcext:value-type="string">
            <text:p>961400908</text:p>
          </table:table-cell>
          <table:table-cell table:number-columns-repeated="2" office:value-type="string" calcext:value-type="string">
            <text:p>ΞΕΝΟΔΟΧΕΙΑΚΕΣ <text:s/>ΤΟΥΡΙΣΤΙΚΕΣ ΕΠΙΧΕΙΡΗΣΕΙΣ ΑΡΤΕΜΩΝ ΑΕ</text:p>
          </table:table-cell>
          <table:table-cell table:style-name="ce2" office:value-type="string" calcext:value-type="string">
            <text:p>09412985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. ΛΟΥΚΑΣ 0, 84003 <text:s/>ΣΙΦΝΟΣ</text:p>
          </table:table-cell>
          <table:table-cell office:value-type="string" calcext:value-type="string">
            <text:p>2284033159, 22840-313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960369</text:p>
          </table:table-cell>
          <table:table-cell table:style-name="ce2" office:value-type="string" calcext:value-type="string">
            <text:p>963875564</text:p>
          </table:table-cell>
          <table:table-cell office:value-type="string" calcext:value-type="string">
            <text:p>ΜΟΥΤΑΦΗ ΙΟΥΛΙΑ</text:p>
          </table:table-cell>
          <table:table-cell office:value-type="string" calcext:value-type="string">
            <text:p>ΑΝΤΩΝΙΝΑ</text:p>
          </table:table-cell>
          <table:table-cell table:style-name="ce2" office:value-type="string" calcext:value-type="string">
            <text:p>11175022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ΑΝΝΑ 0, 84300 ΝΑΞΟΣ ΝΑΞΟΣ</text:p>
          </table:table-cell>
          <table:table-cell office:value-type="string" calcext:value-type="string">
            <text:p>2285042680, 2285042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751095</text:p>
          </table:table-cell>
          <table:table-cell table:style-name="ce2" office:value-type="string" calcext:value-type="string">
            <text:p>962648590</text:p>
          </table:table-cell>
          <table:table-cell office:value-type="string" calcext:value-type="string">
            <text:p>ΜΠΑΡΔΗΣ ΔΗΜΗΤΡΙΟΣ</text:p>
          </table:table-cell>
          <table:table-cell office:value-type="string" calcext:value-type="string">
            <text:p>PENSION ELENA</text:p>
          </table:table-cell>
          <table:table-cell table:style-name="ce2" office:value-type="string" calcext:value-type="string">
            <text:p>0106047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Α ΑΝΝΑ 0, 84300 ΝΑΞΟΣ </text:p>
          </table:table-cell>
          <table:table-cell office:value-type="float" office:value="2285041888" calcext:value-type="float">
            <text:p>22850418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808335</text:p>
          </table:table-cell>
          <table:table-cell table:style-name="ce2" office:value-type="string" calcext:value-type="string">
            <text:p>962925686</text:p>
          </table:table-cell>
          <table:table-cell office:value-type="string" calcext:value-type="string">
            <text:p>ΣΥΡΙΑΝΟΣ ΝΙΚΟΛΑΟΣ</text:p>
          </table:table-cell>
          <table:table-cell office:value-type="string" calcext:value-type="string">
            <text:p>ΞΕΝΟΔΟΧΕΙΟ ΣΥΡΙΑΝΟΣ</text:p>
          </table:table-cell>
          <table:table-cell table:style-name="ce2" office:value-type="string" calcext:value-type="string">
            <text:p>02724772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Σ ΓΕΩΡΓΙΟΣ 0, 84300 <text:s/>ΝΑΞΟΣ</text:p>
          </table:table-cell>
          <table:table-cell office:value-type="string" calcext:value-type="string">
            <text:p>2285023430, 22850234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558805</text:p>
          </table:table-cell>
          <table:table-cell table:style-name="ce2" office:value-type="string" calcext:value-type="string">
            <text:p>961649927</text:p>
          </table:table-cell>
          <table:table-cell office:value-type="string" calcext:value-type="string">
            <text:p>ΖΟΥΛΗΣ ΙΩΑΝΝΗΣ</text:p>
          </table:table-cell>
          <table:table-cell office:value-type="string" calcext:value-type="string">
            <text:p>DEPIS AQUA</text:p>
          </table:table-cell>
          <table:table-cell table:style-name="ce2" office:value-type="string" calcext:value-type="string">
            <text:p>10725089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ΙΒΛΟΣ 0, 84300 ΠΛΑΚΑ <text:s/>ΝΑΞΟΣ ΝΑΞΟΣ</text:p>
          </table:table-cell>
          <table:table-cell office:value-type="float" office:value="6973370313" calcext:value-type="float">
            <text:p>69733703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418443</text:p>
          </table:table-cell>
          <table:table-cell table:style-name="ce2" office:value-type="string" calcext:value-type="string">
            <text:p>960898754</text:p>
          </table:table-cell>
          <table:table-cell office:value-type="string" calcext:value-type="string">
            <text:p>ΒΟΤΣΗΣ ΠΑΥΛΟΣ</text:p>
          </table:table-cell>
          <table:table-cell office:value-type="string" calcext:value-type="string">
            <text:p>THALASSA STUDIOS</text:p>
          </table:table-cell>
          <table:table-cell table:style-name="ce2" office:value-type="string" calcext:value-type="string">
            <text:p>15275555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ΣΤΡΑΚΙ 0, 84302 <text:s/>ΧΑΛΚΕΙΟ</text:p>
          </table:table-cell>
          <table:table-cell office:value-type="string" calcext:value-type="string">
            <text:p>6948673763, 2285075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928927</text:p>
          </table:table-cell>
          <table:table-cell table:style-name="ce2" office:value-type="string" calcext:value-type="string">
            <text:p>963684519</text:p>
          </table:table-cell>
          <table:table-cell office:value-type="string" calcext:value-type="string">
            <text:p>ΚΩΒΑΙΟΣ <text:s/>ΜΙΧΑΗΛ</text:p>
          </table:table-cell>
          <table:table-cell office:value-type="string" calcext:value-type="string">
            <text:p>ΑΝΝΑ STUDIO</text:p>
          </table:table-cell>
          <table:table-cell table:style-name="ce2" office:value-type="string" calcext:value-type="string">
            <text:p>02325003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ΤΑΠΟΛΑ <text:s/>ΑΜΟΡΓΟΥ 0, 84008 ΑΜΟΡΓΟΣ </text:p>
          </table:table-cell>
          <table:table-cell office:value-type="string" calcext:value-type="string">
            <text:p>22850 71218</text:p>
          </table:table-cell>
          <table:table-cell office:value-type="string" calcext:value-type="string">
            <text:p>www.stydioanna-amorg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531025</text:p>
          </table:table-cell>
          <table:table-cell table:style-name="ce2" office:value-type="string" calcext:value-type="string">
            <text:p>961543596</text:p>
          </table:table-cell>
          <table:table-cell office:value-type="string" calcext:value-type="string">
            <text:p>ΖΟΥΛΗΣ ΙΩΑΝΝΗΣ</text:p>
          </table:table-cell>
          <table:table-cell office:value-type="string" calcext:value-type="string">
            <text:p>DEPIS PLACE</text:p>
          </table:table-cell>
          <table:table-cell table:style-name="ce2" office:value-type="string" calcext:value-type="string">
            <text:p>10725089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ΑΞΟΣ 0, 84300 <text:s/>ΝΑΞΟΣ</text:p>
          </table:table-cell>
          <table:table-cell office:value-type="float" office:value="2285022608" calcext:value-type="float">
            <text:p>22850226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869928</text:p>
          </table:table-cell>
          <table:table-cell table:style-name="ce2" office:value-type="string" calcext:value-type="string">
            <text:p>963266033</text:p>
          </table:table-cell>
          <table:table-cell office:value-type="string" calcext:value-type="string">
            <text:p>ΚΟΝΤΟΠΟΥΛΟΥ ΕΙΡΗΝΗ</text:p>
          </table:table-cell>
          <table:table-cell office:value-type="string" calcext:value-type="string">
            <text:p>STUDIOS PETROS</text:p>
          </table:table-cell>
          <table:table-cell table:style-name="ce2" office:value-type="string" calcext:value-type="string">
            <text:p>13068435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ΑΞΟΣ 0, 84300 ΑΓΙΟΣ ΠΟΛΥΚΑΡΠΟΣ ΝΑΞΟΣ</text:p>
          </table:table-cell>
          <table:table-cell office:value-type="float" office:value="2285026235" calcext:value-type="float">
            <text:p>22850262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606304</text:p>
          </table:table-cell>
          <table:table-cell table:style-name="ce2" office:value-type="string" calcext:value-type="string">
            <text:p>961988489</text:p>
          </table:table-cell>
          <table:table-cell office:value-type="string" calcext:value-type="string">
            <text:p>ΖΟΥΛΗΣ ΙΩΑΝΝΗΣ</text:p>
          </table:table-cell>
          <table:table-cell office:value-type="string" calcext:value-type="string">
            <text:p>DEPIS SUITES</text:p>
          </table:table-cell>
          <table:table-cell table:style-name="ce2" office:value-type="string" calcext:value-type="string">
            <text:p>10725089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ΑΞΟΣ 0, 84300 ΧΩΡΑ <text:s/>ΝΑΞΟΥ ΝΑΞΟΣ</text:p>
          </table:table-cell>
          <table:table-cell office:value-type="float" office:value="6973370313" calcext:value-type="float">
            <text:p>69733703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ΑΞΟΥ</text:p>
          </table:table-cell>
          <table:table-cell table:style-name="ce2" office:value-type="string" calcext:value-type="string">
            <text:p>21/2016/000029283051</text:p>
          </table:table-cell>
          <table:table-cell table:style-name="ce2" office:value-type="string" calcext:value-type="string">
            <text:p>960229918</text:p>
          </table:table-cell>
          <table:table-cell office:value-type="string" calcext:value-type="string">
            <text:p>ΚΑΡΑΜΠΙΝΗΣ <text:s/>ΘΕΟΦΑΝΗΣ</text:p>
          </table:table-cell>
          <table:table-cell office:value-type="string" calcext:value-type="string">
            <text:p>ΞΕΝΟΔΟΧΕΙΟ <text:s/>ΡΕΑ</text:p>
          </table:table-cell>
          <table:table-cell table:style-name="ce2" office:value-type="string" calcext:value-type="string">
            <text:p>02763071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ΧΩΡΑ <text:s/>ΝΑΞΟΥ 0, 84300 ΝΑΞΟΣ </text:p>
          </table:table-cell>
          <table:table-cell office:value-type="float" office:value="2285023340" calcext:value-type="float">
            <text:p>22850233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504210</text:p>
          </table:table-cell>
          <table:table-cell table:style-name="ce2" office:value-type="string" calcext:value-type="string">
            <text:p>961342210</text:p>
          </table:table-cell>
          <table:table-cell office:value-type="string" calcext:value-type="string">
            <text:p>ΤΖΑΡΙΜΑΣ ΦΙΛΙΠΠΟΣ</text:p>
          </table:table-cell>
          <table:table-cell office:value-type="string" calcext:value-type="string">
            <text:p>ΞΕΝΟΔΟΧΕΙΟ ΑΝΑΤΟΛΗ</text:p>
          </table:table-cell>
          <table:table-cell table:style-name="ce2" office:value-type="string" calcext:value-type="string">
            <text:p>10692048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 ΜΑΡΙΝΑ 0, 18010 ΠΕΡΙΦΕΡΕΙΑΚΗ ΕΝΟΤΗΤΑ ΝΗΣΩΝ ΔΗΜΟΣ ΑΙΓΙΝΑΣ</text:p>
          </table:table-cell>
          <table:table-cell office:value-type="string" calcext:value-type="string">
            <text:p>6946029290, 2297032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982977</text:p>
          </table:table-cell>
          <table:table-cell table:style-name="ce2" office:value-type="string" calcext:value-type="string">
            <text:p>964157608</text:p>
          </table:table-cell>
          <table:table-cell office:value-type="string" calcext:value-type="string">
            <text:p>ΣΤΑΥΡΟΣ ΚΑΛΑΜΑΚΗΣ</text:p>
          </table:table-cell>
          <table:table-cell office:value-type="string" calcext:value-type="string">
            <text:p>ΞΕΝΟΔΟΧΕΙΟ ΠΑΝΟΡΑΜΑ</text:p>
          </table:table-cell>
          <table:table-cell table:style-name="ce2" office:value-type="string" calcext:value-type="string">
            <text:p>01824999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. ΜΑΡΙΝΑ 0, 18010 ΑΙΓΙΝΑ ΑΙΓΙΝΑ</text:p>
          </table:table-cell>
          <table:table-cell office:value-type="string" calcext:value-type="string">
            <text:p>2297032202, 69447339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777530</text:p>
          </table:table-cell>
          <table:table-cell table:style-name="ce2" office:value-type="string" calcext:value-type="string">
            <text:p>962784715</text:p>
          </table:table-cell>
          <table:table-cell office:value-type="string" calcext:value-type="string">
            <text:p>ΕΥΑΓΓΕΛΙΑ ΡΟΔΑΚΗ</text:p>
          </table:table-cell>
          <table:table-cell office:value-type="string" calcext:value-type="string">
            <text:p>ΞΕΝΟΔΟΧΕΙΟ ΑΦΑΙΑ</text:p>
          </table:table-cell>
          <table:table-cell table:style-name="ce2" office:value-type="string" calcext:value-type="string">
            <text:p>04255461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Α ΜΑΡΙΝΑ 0, 18010 <text:s/>ΑΙΓΙΝΑ</text:p>
          </table:table-cell>
          <table:table-cell office:value-type="float" office:value="2297000000" calcext:value-type="float">
            <text:p>2297000000</text:p>
          </table:table-cell>
          <table:table-cell office:value-type="string" calcext:value-type="string">
            <text:p>hotelafea@hotelafe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878092</text:p>
          </table:table-cell>
          <table:table-cell table:style-name="ce2" office:value-type="string" calcext:value-type="string">
            <text:p>963344994</text:p>
          </table:table-cell>
          <table:table-cell office:value-type="string" calcext:value-type="string">
            <text:p>ΙΩΑΝΝΗΣ ΜΟΙΡΑΣ</text:p>
          </table:table-cell>
          <table:table-cell office:value-type="string" calcext:value-type="string">
            <text:p>ΑΜΜΩΔΗΣ ΑΚΤΗ - SANDY BEACH</text:p>
          </table:table-cell>
          <table:table-cell table:style-name="ce2" office:value-type="string" calcext:value-type="string">
            <text:p>11342918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Α ΜΑΡΙΝΑ 0, 18010 <text:s/>ΑΙΓΙΝΑ</text:p>
          </table:table-cell>
          <table:table-cell office:value-type="float" office:value="2297032461" calcext:value-type="float">
            <text:p>22970324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953245</text:p>
          </table:table-cell>
          <table:table-cell table:style-name="ce2" office:value-type="string" calcext:value-type="string">
            <text:p>963812477</text:p>
          </table:table-cell>
          <table:table-cell office:value-type="string" calcext:value-type="string">
            <text:p>ΞΕΝΟΔΟΧΕΙΑΚΕΣ ΚΑΙ ΤΟΥΡΙΣΤΙΚΕΣ ΕΠΙΧΕΙΡΗΣΕΙΣ ΓΑΛΗΝΗ ΑΙΓΙΝΑΣ ΑΕ</text:p>
          </table:table-cell>
          <table:table-cell office:value-type="string" calcext:value-type="string">
            <text:p>ΓΑΛΗΝΗ ΑΕ</text:p>
          </table:table-cell>
          <table:table-cell table:style-name="ce2" office:value-type="string" calcext:value-type="string">
            <text:p>0941207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Α ΜΑΡΙΝΑ 0, 18010 ΑΙΓΙΝΑ ΑΙΓΙΝΑ</text:p>
          </table:table-cell>
          <table:table-cell office:value-type="float" office:value="2297032203" calcext:value-type="float">
            <text:p>22970322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885139</text:p>
          </table:table-cell>
          <table:table-cell table:style-name="ce2" office:value-type="string" calcext:value-type="string">
            <text:p>963456419</text:p>
          </table:table-cell>
          <table:table-cell office:value-type="string" calcext:value-type="string">
            <text:p>ΓΑΛΑΡΗΣ Δ. &amp; ΓΙΑΝΝΟΠΟΥΛΟΥ Μ. ΟΕ</text:p>
          </table:table-cell>
          <table:table-cell office:value-type="string" calcext:value-type="string">
            <text:p>ΞΕΝΟΔΟΧΕΙΟ ΕΡΑΤΩ</text:p>
          </table:table-cell>
          <table:table-cell table:style-name="ce2" office:value-type="string" calcext:value-type="string">
            <text:p>0822583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Α ΜΑΡΙΝΑ 0, 18010 ΑΙΓΙΝΑ ΑΙΓΙΝΑ</text:p>
          </table:table-cell>
          <table:table-cell office:value-type="string" calcext:value-type="string">
            <text:p>2297032468, 69445517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852647</text:p>
          </table:table-cell>
          <table:table-cell table:style-name="ce2" office:value-type="string" calcext:value-type="string">
            <text:p>963166470</text:p>
          </table:table-cell>
          <table:table-cell table:number-columns-repeated="2" office:value-type="string" calcext:value-type="string">
            <text:p>ΣΚΟΥΡΤΗ ΙΩΑ. ΕΛΕΝΗ</text:p>
          </table:table-cell>
          <table:table-cell table:style-name="ce2" office:value-type="string" calcext:value-type="string">
            <text:p>04648556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ΑΣ ΠΑΡΑΣΚΕΥΗΣ *, 18030 <text:s/>ΜΕΘΑΝΑ</text:p>
          </table:table-cell>
          <table:table-cell office:value-type="float" office:value="2104610087" calcext:value-type="float">
            <text:p>2104610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911573</text:p>
          </table:table-cell>
          <table:table-cell table:style-name="ce2" office:value-type="string" calcext:value-type="string">
            <text:p>963595789</text:p>
          </table:table-cell>
          <table:table-cell office:value-type="string" calcext:value-type="string">
            <text:p>ΔΕΔΕΓΚΙΚΑ ΕΛΕΥΘΕΡΙΑ</text:p>
          </table:table-cell>
          <table:table-cell office:value-type="string" calcext:value-type="string">
            <text:p>ELEFTHERIA S STUDIOS</text:p>
          </table:table-cell>
          <table:table-cell table:style-name="ce2" office:value-type="string" calcext:value-type="string">
            <text:p>04994215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ΓΕΩΡΓΙΟΣ ΚΟΥΝΟΥΠΙΤΣΗΣ 0, 18030 <text:s/>ΜΕΘΑΝΑ</text:p>
          </table:table-cell>
          <table:table-cell office:value-type="float" office:value="2104610087" calcext:value-type="float">
            <text:p>2104610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508776</text:p>
          </table:table-cell>
          <table:table-cell table:style-name="ce2" office:value-type="string" calcext:value-type="string">
            <text:p>961362515</text:p>
          </table:table-cell>
          <table:table-cell office:value-type="string" calcext:value-type="string">
            <text:p>Ν.ΧΑΤΖΗΠΕΡΟΥ &amp; ΣΙΑ Ε.Ε</text:p>
          </table:table-cell>
          <table:table-cell office:value-type="string" calcext:value-type="string">
            <text:p>NINETTA'S STUDIOS</text:p>
          </table:table-cell>
          <table:table-cell table:style-name="ce2" office:value-type="string" calcext:value-type="string">
            <text:p>09358247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ΣΚΕΛΙ ΠΟΡΟΥ *, 18020 ΠΕΡΙΦΕΡΕΙΑΚΗ ΕΝΟΤΗΤΑ ΝΗΣΩΝ ΔΗΜΟΣ ΠΟΡΟΥ</text:p>
          </table:table-cell>
          <table:table-cell office:value-type="string" calcext:value-type="string">
            <text:p>2298023423, 2298025325, 2298025325, 2298025325, 2298025325, 2298025325, 2298025325, 2298025325</text:p>
          </table:table-cell>
          <table:table-cell office:value-type="string" calcext:value-type="string">
            <text:p>info@ninettastudios.gr, www.ninetta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304963</text:p>
          </table:table-cell>
          <table:table-cell table:style-name="ce2" office:value-type="string" calcext:value-type="string">
            <text:p>960348850</text:p>
          </table:table-cell>
          <table:table-cell office:value-type="string" calcext:value-type="string">
            <text:p>ΠΑΠΑΔΟΠΟΥΛΟΣ ΑΛΕΞΑΝΔΡΟΣ</text:p>
          </table:table-cell>
          <table:table-cell office:value-type="string" calcext:value-type="string">
            <text:p>ΑΛΕΞΑΝΔΡΟΣ</text:p>
          </table:table-cell>
          <table:table-cell table:style-name="ce2" office:value-type="string" calcext:value-type="string">
            <text:p>03285356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ΣΚΕΛΙ ΠΟΡΟΥ *, 18020 ΠΕΡΙΦΕΡΕΙΑΚΗ ΕΝΟΤΗΤΑ ΝΗΣΩΝ ΔΗΜΟΣ ΠΟΡΟΥ</text:p>
          </table:table-cell>
          <table:table-cell office:value-type="string" calcext:value-type="string">
            <text:p>2298024922, 22980249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299757</text:p>
          </table:table-cell>
          <table:table-cell table:style-name="ce2" office:value-type="string" calcext:value-type="string">
            <text:p>960323998</text:p>
          </table:table-cell>
          <table:table-cell office:value-type="string" calcext:value-type="string">
            <text:p>ΞΤΕ Δ.Σ ΤΡΕΜΟΥΝΤΑΝΗΣ ΑΕ</text:p>
          </table:table-cell>
          <table:table-cell office:value-type="string" calcext:value-type="string">
            <text:p>HOTEL MIRANTA</text:p>
          </table:table-cell>
          <table:table-cell table:style-name="ce2" office:value-type="string" calcext:value-type="string">
            <text:p>09424781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ΥΜΝΑΣΤΗΡΙΟΥ 10, 18010 ΑΙΓΙΝΑ ΑΙΓΙΝΑ</text:p>
          </table:table-cell>
          <table:table-cell office:value-type="string" calcext:value-type="string">
            <text:p>22970-22266, 6955314038</text:p>
          </table:table-cell>
          <table:table-cell office:value-type="string" calcext:value-type="string">
            <text:p>www.hotelmirant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30014444</text:p>
          </table:table-cell>
          <table:table-cell table:style-name="ce2" office:value-type="string" calcext:value-type="string">
            <text:p>964497929</text:p>
          </table:table-cell>
          <table:table-cell office:value-type="string" calcext:value-type="string">
            <text:p>ΠΑΝ. <text:s/>ΣΠΥΡ. ΜΠΟΓΡΗΣ ΑΞΤΕ</text:p>
          </table:table-cell>
          <table:table-cell office:value-type="string" calcext:value-type="string">
            <text:p>KALLONI</text:p>
          </table:table-cell>
          <table:table-cell table:style-name="ce2" office:value-type="string" calcext:value-type="string">
            <text:p>99752165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ΛΟΝΗ *, 18020 <text:s/>ΓΑΛΑΤΑΣ</text:p>
          </table:table-cell>
          <table:table-cell office:value-type="float" office:value="6971672159" calcext:value-type="float">
            <text:p>6971672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831327</text:p>
          </table:table-cell>
          <table:table-cell table:style-name="ce2" office:value-type="string" calcext:value-type="string">
            <text:p>963094637</text:p>
          </table:table-cell>
          <table:table-cell table:number-columns-repeated="2" office:value-type="string" calcext:value-type="string">
            <text:p>ΜΕΓΑΛΟΚΟΝΟΜΟΣ ΠΑΝΑΓΙΩΤΗΣ</text:p>
          </table:table-cell>
          <table:table-cell table:style-name="ce2" office:value-type="string" calcext:value-type="string">
            <text:p>03626495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ΤΩ ΛΙΒΑΔΙ ΚΥΘΗΡΩΝ 0, 80100 ΚΥΘΗΡΑ ΚΥΘΗΡΑ</text:p>
          </table:table-cell>
          <table:table-cell office:value-type="string" calcext:value-type="string">
            <text:p>2736037000, 2736037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678994</text:p>
          </table:table-cell>
          <table:table-cell table:style-name="ce2" office:value-type="string" calcext:value-type="string">
            <text:p>962295575</text:p>
          </table:table-cell>
          <table:table-cell table:number-columns-repeated="2" office:value-type="string" calcext:value-type="string">
            <text:p>ΛΟΥΡΑΝΤΟΥ ΜΑΡΙΑ</text:p>
          </table:table-cell>
          <table:table-cell table:style-name="ce2" office:value-type="string" calcext:value-type="string">
            <text:p>0453411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ΥΘΗΡΑ 0, 80100 ΚΥΘΗΡΑ ΚΥΘΗΡΑ</text:p>
          </table:table-cell>
          <table:table-cell office:value-type="string" calcext:value-type="string">
            <text:p>2736031106, 69788811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925416</text:p>
          </table:table-cell>
          <table:table-cell table:style-name="ce2" office:value-type="string" calcext:value-type="string">
            <text:p>963666151</text:p>
          </table:table-cell>
          <table:table-cell office:value-type="string" calcext:value-type="string">
            <text:p>ΜΕΓΑΛΟΚΟΝΟΜΟΣ ΓΕΩΡΓΙΟΣ</text:p>
          </table:table-cell>
          <table:table-cell office:value-type="string" calcext:value-type="string">
            <text:p>ΤΖΙΒΑΕΡΙ</text:p>
          </table:table-cell>
          <table:table-cell table:style-name="ce2" office:value-type="string" calcext:value-type="string">
            <text:p>03626490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ΥΘΗΡΑ 0, 80100 ΚΥΘΗΡΑ ΚΥΘΗΡΑ</text:p>
          </table:table-cell>
          <table:table-cell office:value-type="string" calcext:value-type="string">
            <text:p>2736039079, 2736037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430665</text:p>
          </table:table-cell>
          <table:table-cell table:style-name="ce2" office:value-type="string" calcext:value-type="string">
            <text:p>960954345</text:p>
          </table:table-cell>
          <table:table-cell table:number-columns-repeated="2" office:value-type="string" calcext:value-type="string">
            <text:p>ΔΕΔΕ ΚΩΝ. ΑΝΑΣΤΑΣΙΑ</text:p>
          </table:table-cell>
          <table:table-cell table:style-name="ce2" office:value-type="string" calcext:value-type="string">
            <text:p>04037914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ΥΡΙΖΑ ΑΙΑΝΤΕΙΟΥ 12, 18903 ΑΙΑΝΤΕΙΟ ΣΑΛΑΜΙΝΑ</text:p>
          </table:table-cell>
          <table:table-cell office:value-type="string" calcext:value-type="string">
            <text:p>2155002177, 69779918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832740</text:p>
          </table:table-cell>
          <table:table-cell table:style-name="ce2" office:value-type="string" calcext:value-type="string">
            <text:p>963100715</text:p>
          </table:table-cell>
          <table:table-cell table:number-columns-repeated="2" office:value-type="string" calcext:value-type="string">
            <text:p>ΜΕΓΑΛΟΚΟΝΟΜΟΥ ΕΙΡΗΝΗ</text:p>
          </table:table-cell>
          <table:table-cell table:style-name="ce2" office:value-type="string" calcext:value-type="string">
            <text:p>03481260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ΒΑΔΙ ΚΥΘΗΡΩΝ 0, 80100 ΚΥΘΗΡΑ ΚΥΘΗΡΑ</text:p>
          </table:table-cell>
          <table:table-cell office:value-type="string" calcext:value-type="string">
            <text:p>2736031079, 2736037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904969</text:p>
          </table:table-cell>
          <table:table-cell table:style-name="ce2" office:value-type="string" calcext:value-type="string">
            <text:p>963562740</text:p>
          </table:table-cell>
          <table:table-cell table:number-columns-repeated="2" office:value-type="string" calcext:value-type="string">
            <text:p>ΚΑΣΙΜΑΤΗ ΜΑΡΙΑ</text:p>
          </table:table-cell>
          <table:table-cell table:style-name="ce2" office:value-type="string" calcext:value-type="string">
            <text:p>04255471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ΘΑΝΑ *, 18030 <text:s/>ΜΕΘΑΝΑ</text:p>
          </table:table-cell>
          <table:table-cell office:value-type="float" office:value="2298092227" calcext:value-type="float">
            <text:p>22980922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30043963</text:p>
          </table:table-cell>
          <table:table-cell table:style-name="ce2" office:value-type="string" calcext:value-type="string">
            <text:p>964620385</text:p>
          </table:table-cell>
          <table:table-cell office:value-type="string" calcext:value-type="string">
            <text:p>ΔΕΔΕ ΜΑΡΙΝΑ ΞΕΝΟΔΟΧΕΙΟ ΠΑΥΛΟΥ</text:p>
          </table:table-cell>
          <table:table-cell office:value-type="string" calcext:value-type="string">
            <text:p>ΠΑΥΛΟΥ</text:p>
          </table:table-cell>
          <table:table-cell table:style-name="ce2" office:value-type="string" calcext:value-type="string">
            <text:p>04702188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ΩΡΕΙΟΝ *, 18020 ΠΕΡΙΦΕΡΕΙΑΚΗ ΕΝΟΤΗΤΑ ΝΗΣΩΝ ΔΗΜΟΣ ΠΟΡΟΥ</text:p>
          </table:table-cell>
          <table:table-cell office:value-type="string" calcext:value-type="string">
            <text:p>2298022734, 2298022735</text:p>
          </table:table-cell>
          <table:table-cell office:value-type="string" calcext:value-type="string">
            <text:p>hotelpavlou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385833</text:p>
          </table:table-cell>
          <table:table-cell table:style-name="ce2" office:value-type="string" calcext:value-type="string">
            <text:p>960757212</text:p>
          </table:table-cell>
          <table:table-cell table:number-columns-repeated="2" office:value-type="string" calcext:value-type="string">
            <text:p>ΜΟΥΡΤΖΗΣ ΙΩΑΝΝΗΣ</text:p>
          </table:table-cell>
          <table:table-cell table:style-name="ce2" office:value-type="string" calcext:value-type="string">
            <text:p>04657531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ΡΔΙΚΑ 0, 18010 ΑΙΓΙΝΑ ΑΙΓΙΝΑ</text:p>
          </table:table-cell>
          <table:table-cell office:value-type="string" calcext:value-type="string">
            <text:p>2297061219, 2297061341,61089, 2297061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385101</text:p>
          </table:table-cell>
          <table:table-cell table:style-name="ce2" office:value-type="string" calcext:value-type="string">
            <text:p>960753997</text:p>
          </table:table-cell>
          <table:table-cell office:value-type="string" calcext:value-type="string">
            <text:p>ΜΟΥΡΤΖΗ ΒΕΝΕΤΙΑ</text:p>
          </table:table-cell>
          <table:table-cell office:value-type="string" calcext:value-type="string">
            <text:p>ΞΕΝΟΔΟΧΕΙΟ ΒΕΝΕΤΙΑ</text:p>
          </table:table-cell>
          <table:table-cell table:style-name="ce2" office:value-type="string" calcext:value-type="string">
            <text:p>04550527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ΕΡΔΙΚΑ 0, 18010 ΑΙΓΙΝΑ ΑΙΓΙΝΑ</text:p>
          </table:table-cell>
          <table:table-cell office:value-type="string" calcext:value-type="string">
            <text:p>2297061341,61219, 2297061089, 22970610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508430</text:p>
          </table:table-cell>
          <table:table-cell table:style-name="ce2" office:value-type="string" calcext:value-type="string">
            <text:p>961360886</text:p>
          </table:table-cell>
          <table:table-cell office:value-type="string" calcext:value-type="string">
            <text:p>Ν.ΧΑΤΖΗΠΕΡΟΥ &amp; ΣΙΑ Ε.Ε</text:p>
          </table:table-cell>
          <table:table-cell office:value-type="string" calcext:value-type="string">
            <text:p>NIKI'S VILLAGE</text:p>
          </table:table-cell>
          <table:table-cell table:style-name="ce2" office:value-type="string" calcext:value-type="string">
            <text:p>09358247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ΕΡΛΙΑ ΠΟΡΟΥ *, 18020 ΠΕΡΙΦΕΡΕΙΑΚΗ ΕΝΟΤΗΤΑ ΝΗΣΩΝ ΔΗΜΟΣ ΠΟΡΟΥ</text:p>
          </table:table-cell>
          <table:table-cell office:value-type="string" calcext:value-type="string">
            <text:p>2298023423, 2298025325</text:p>
          </table:table-cell>
          <table:table-cell office:value-type="string" calcext:value-type="string">
            <text:p>info@nikisvillag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ΗΣΩΝ</text:p>
          </table:table-cell>
          <table:table-cell table:style-name="ce2" office:value-type="string" calcext:value-type="string">
            <text:p>21/2016/000029332704</text:p>
          </table:table-cell>
          <table:table-cell table:style-name="ce2" office:value-type="string" calcext:value-type="string">
            <text:p>960467316</text:p>
          </table:table-cell>
          <table:table-cell table:number-columns-repeated="2" office:value-type="string" calcext:value-type="string">
            <text:p>ΠΟΛΙΤΗ ΠΑΝΑΓΙΩΤΑ</text:p>
          </table:table-cell>
          <table:table-cell table:style-name="ce2" office:value-type="string" calcext:value-type="string">
            <text:p>1116528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ΧΡΗΣΤΟΥ ΜΑΛΤΕΖΟΥ <text:s/>8, 18030 ΜΕΘΑΝΑ </text:p>
          </table:table-cell>
          <table:table-cell office:value-type="string" calcext:value-type="string">
            <text:p>6972026970, 2298093025</text:p>
          </table:table-cell>
          <table:table-cell office:value-type="string" calcext:value-type="string">
            <text:p>studiosnikosme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ΝΟΤΙΟΥ ΤΟΜΕΑ ΑΘΗΝΩΝ</text:p>
          </table:table-cell>
          <table:table-cell table:style-name="ce2" office:value-type="string" calcext:value-type="string">
            <text:p>21/2016/000030020887</text:p>
          </table:table-cell>
          <table:table-cell table:style-name="ce2" office:value-type="string" calcext:value-type="string">
            <text:p>964524298</text:p>
          </table:table-cell>
          <table:table-cell office:value-type="string" calcext:value-type="string">
            <text:p>FARDICA LTD</text:p>
          </table:table-cell>
          <table:table-cell office:value-type="string" calcext:value-type="string">
            <text:p>GALAXY HOTEL</text:p>
          </table:table-cell>
          <table:table-cell table:style-name="ce2" office:value-type="string" calcext:value-type="string">
            <text:p>9980510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ΑΜΑΚΙΟΥ 3, 17455 <text:s/>ΑΛΙΜΟΣ</text:p>
          </table:table-cell>
          <table:table-cell office:value-type="string" calcext:value-type="string">
            <text:p>2109818603, 2109844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ΞΑΝΘΗΣ</text:p>
          </table:table-cell>
          <table:table-cell table:style-name="ce2" office:value-type="string" calcext:value-type="string">
            <text:p>21/2016/000029948176</text:p>
          </table:table-cell>
          <table:table-cell table:style-name="ce2" office:value-type="string" calcext:value-type="string">
            <text:p>963782155</text:p>
          </table:table-cell>
          <table:table-cell table:number-columns-repeated="2" office:value-type="string" calcext:value-type="string">
            <text:p>ΑΝΑΣΤΑΣΙΑΔΗΣ ΑΒΕΕ ΞΕΕ</text:p>
          </table:table-cell>
          <table:table-cell table:style-name="ce2" office:value-type="string" calcext:value-type="string">
            <text:p>09406751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1ΧΙΛ ΞΑΝΘΗΣ-ΚΑΒΑΛΑΣ -, 67100 ΞΑΝΘΗΣ ΞΑΝΘΗ</text:p>
          </table:table-cell>
          <table:table-cell office:value-type="string" calcext:value-type="string">
            <text:p>2541022948, 25410215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ΞΑΝΘΗΣ</text:p>
          </table:table-cell>
          <table:table-cell table:style-name="ce2" office:value-type="string" calcext:value-type="string">
            <text:p>21/2016/000029772966</text:p>
          </table:table-cell>
          <table:table-cell table:style-name="ce2" office:value-type="string" calcext:value-type="string">
            <text:p>962763999</text:p>
          </table:table-cell>
          <table:table-cell office:value-type="string" calcext:value-type="string">
            <text:p>ΤΣΕΓΓΕΛΙΔΗΣ Ι. - ΛΑΖΑΡΙΔΟΥ Π. Ο.Ε.</text:p>
          </table:table-cell>
          <table:table-cell office:value-type="string" calcext:value-type="string">
            <text:p>ΝΕΜΕΣΙΣ</text:p>
          </table:table-cell>
          <table:table-cell table:style-name="ce2" office:value-type="string" calcext:value-type="string">
            <text:p>09949143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ΜΝΗΝΑ -, 67062 ΞΑΝΘΗΣ ΞΑΝΘΗ</text:p>
          </table:table-cell>
          <table:table-cell office:value-type="float" office:value="2542021005" calcext:value-type="float">
            <text:p>25420210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ΞΑΝΘΗΣ</text:p>
          </table:table-cell>
          <table:table-cell table:style-name="ce2" office:value-type="string" calcext:value-type="string">
            <text:p>21/2016/000029907489</text:p>
          </table:table-cell>
          <table:table-cell table:style-name="ce2" office:value-type="string" calcext:value-type="string">
            <text:p>963574756</text:p>
          </table:table-cell>
          <table:table-cell table:number-columns-repeated="2" office:value-type="string" calcext:value-type="string">
            <text:p>ΒΙΟΤΕΛ ΑΕ</text:p>
          </table:table-cell>
          <table:table-cell table:style-name="ce2" office:value-type="string" calcext:value-type="string">
            <text:p>09444213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ΕΥΚΙΠΠΟΥ 14, 67100 ΞΑΝΘΗ ΞΑΝΘΗ</text:p>
          </table:table-cell>
          <table:table-cell office:value-type="string" calcext:value-type="string">
            <text:p>2541023242, 6973350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ΞΑΝΘΗΣ</text:p>
          </table:table-cell>
          <table:table-cell table:style-name="ce2" office:value-type="string" calcext:value-type="string">
            <text:p>21/2016/000029753447</text:p>
          </table:table-cell>
          <table:table-cell table:style-name="ce2" office:value-type="string" calcext:value-type="string">
            <text:p>962678593</text:p>
          </table:table-cell>
          <table:table-cell table:number-columns-repeated="2" office:value-type="string" calcext:value-type="string">
            <text:p>ΟΙΚΟΤΟΥΡΙΣΤΙΚΗ - ΙΧΘΥΟΤΡΟΦΙΑ ΠΟΡΤΟ ΛΑΓΟΣ Α.Ε.</text:p>
          </table:table-cell>
          <table:table-cell table:style-name="ce2" office:value-type="string" calcext:value-type="string">
            <text:p>09440447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ΡΤΟ ΛΑΓΟΣ -, 67061 ΞΑΝΘΗΣ ΞΑΝΘΗ</text:p>
          </table:table-cell>
          <table:table-cell office:value-type="float" office:value="2541096630" calcext:value-type="float">
            <text:p>25410966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813297</text:p>
          </table:table-cell>
          <table:table-cell table:style-name="ce2" office:value-type="string" calcext:value-type="string">
            <text:p>962955213</text:p>
          </table:table-cell>
          <table:table-cell office:value-type="string" calcext:value-type="string">
            <text:p>ΔΑΦΕΡΕΡΑ ΜΑΡΙΑ</text:p>
          </table:table-cell>
          <table:table-cell office:value-type="string" calcext:value-type="string">
            <text:p>HOLIDAYS IN PAROS</text:p>
          </table:table-cell>
          <table:table-cell table:style-name="ce2" office:value-type="string" calcext:value-type="string">
            <text:p>0371246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ΥΚΗ 0, 84400 <text:s/>ΠΑΡΟΣ</text:p>
          </table:table-cell>
          <table:table-cell office:value-type="string" calcext:value-type="string">
            <text:p>2284091497, 6974944328</text:p>
          </table:table-cell>
          <table:table-cell office:value-type="string" calcext:value-type="string">
            <text:p>mardafer@gmail.com, www.holidaysinpar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47381</text:p>
          </table:table-cell>
          <table:table-cell table:style-name="ce2" office:value-type="string" calcext:value-type="string">
            <text:p>964634544</text:p>
          </table:table-cell>
          <table:table-cell table:number-columns-repeated="2" office:value-type="string" calcext:value-type="string">
            <text:p>ΔΡΑΚΑΚΗΣ ΝΙΚΟΛΑΟΣ</text:p>
          </table:table-cell>
          <table:table-cell table:style-name="ce2" office:value-type="string" calcext:value-type="string">
            <text:p>05227799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ΥΚΗ 0, 84400 ΑΛΥΚΗ ΠΑΡΟΣ</text:p>
          </table:table-cell>
          <table:table-cell office:value-type="string" calcext:value-type="string">
            <text:p>2284091107, 2284091868</text:p>
          </table:table-cell>
          <table:table-cell office:value-type="string" calcext:value-type="string">
            <text:p>maistraliparo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48333</text:p>
          </table:table-cell>
          <table:table-cell table:style-name="ce2" office:value-type="string" calcext:value-type="string">
            <text:p>964638972</text:p>
          </table:table-cell>
          <table:table-cell office:value-type="string" calcext:value-type="string">
            <text:p>ΔΡΑΚΑΚΗΣ ΔΗΜΗΤΡΙΟΣ</text:p>
          </table:table-cell>
          <table:table-cell office:value-type="string" calcext:value-type="string">
            <text:p>MAISTRALI</text:p>
          </table:table-cell>
          <table:table-cell table:style-name="ce2" office:value-type="string" calcext:value-type="string">
            <text:p>0432060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ΥΚΗ 0, 84400 ΑΛΥΚΗ ΠΑΡΟΣ</text:p>
          </table:table-cell>
          <table:table-cell office:value-type="string" calcext:value-type="string">
            <text:p>2284091107, 2284091868, 6978219263</text:p>
          </table:table-cell>
          <table:table-cell office:value-type="string" calcext:value-type="string">
            <text:p>www.paros-hotels-maistrali.gr, maistrali_studio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39410</text:p>
          </table:table-cell>
          <table:table-cell table:style-name="ce2" office:value-type="string" calcext:value-type="string">
            <text:p>964601616</text:p>
          </table:table-cell>
          <table:table-cell office:value-type="string" calcext:value-type="string">
            <text:p>Π. ΓΑΛΑΤΗΣ Α.Ε. ΕΜΠ/ΚΕΣ ΤΟΥΡ/ΚΕΣ ΕΠΙΧ/ΣΕΙΣ</text:p>
          </table:table-cell>
          <table:table-cell office:value-type="string" calcext:value-type="string">
            <text:p>ΓΑΛΑΤΗΣ</text:p>
          </table:table-cell>
          <table:table-cell table:style-name="ce2" office:value-type="string" calcext:value-type="string">
            <text:p>09420337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ΛΥΚΗ 0, 84400 ΑΛΥΚΗ ΠΑΡΟΣ</text:p>
          </table:table-cell>
          <table:table-cell office:value-type="string" calcext:value-type="string">
            <text:p>2284091355, 2284091651</text:p>
          </table:table-cell>
          <table:table-cell office:value-type="string" calcext:value-type="string">
            <text:p>info@galatishotel.gr, www.galati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69678</text:p>
          </table:table-cell>
          <table:table-cell table:style-name="ce2" office:value-type="string" calcext:value-type="string">
            <text:p>964758623</text:p>
          </table:table-cell>
          <table:table-cell office:value-type="string" calcext:value-type="string">
            <text:p>ΧΡΗΣΤΟΣ ΤΡΙΠΟΛΙΤΣΙΩΤΗΣ</text:p>
          </table:table-cell>
          <table:table-cell office:value-type="string" calcext:value-type="string">
            <text:p>ΧΡΙΣΤΙΑΝΑ</text:p>
          </table:table-cell>
          <table:table-cell table:style-name="ce2" office:value-type="string" calcext:value-type="string">
            <text:p>0424639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ΠΕΛΑΣ 0, 84401 ΑΜΠΕΛΑΣ ΠΑΡΟΣ</text:p>
          </table:table-cell>
          <table:table-cell office:value-type="float" office:value="2284051400" calcext:value-type="float">
            <text:p>2284051400</text:p>
          </table:table-cell>
          <table:table-cell office:value-type="string" calcext:value-type="string">
            <text:p>info@christianahotel.gr, www.christiana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54696</text:p>
          </table:table-cell>
          <table:table-cell table:style-name="ce2" office:value-type="string" calcext:value-type="string">
            <text:p>964674466</text:p>
          </table:table-cell>
          <table:table-cell office:value-type="string" calcext:value-type="string">
            <text:p>ΖΕΡΒΑ ΑΝΤΩΝΙΑ- ΙΑΚΩΒΙΝΑ</text:p>
          </table:table-cell>
          <table:table-cell office:value-type="string" calcext:value-type="string">
            <text:p>ΜΑΡΑΘΙ</text:p>
          </table:table-cell>
          <table:table-cell table:style-name="ce2" office:value-type="string" calcext:value-type="string">
            <text:p>12987114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ΡΑΘΙ 0, 84400 <text:s/>ΠΑΡΟΣ</text:p>
          </table:table-cell>
          <table:table-cell office:value-type="string" calcext:value-type="string">
            <text:p>2284025091, 2284025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877026</text:p>
          </table:table-cell>
          <table:table-cell table:style-name="ce2" office:value-type="string" calcext:value-type="string">
            <text:p>963331755</text:p>
          </table:table-cell>
          <table:table-cell office:value-type="string" calcext:value-type="string">
            <text:p>ΔΕΡΒΟΥ ΕΙΡΗΝΗ</text:p>
          </table:table-cell>
          <table:table-cell office:value-type="string" calcext:value-type="string">
            <text:p>ΑΝΕΜΩΝΗ</text:p>
          </table:table-cell>
          <table:table-cell table:style-name="ce2" office:value-type="string" calcext:value-type="string">
            <text:p>10730240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ΑΟΥΣΑ 0, 84401 ΝΑΟΥΣΑ ΝΑΟΥΣΑ ΠΑΡΟΥ</text:p>
          </table:table-cell>
          <table:table-cell office:value-type="string" calcext:value-type="string">
            <text:p>2284052519, 22840525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753369</text:p>
          </table:table-cell>
          <table:table-cell table:style-name="ce2" office:value-type="string" calcext:value-type="string">
            <text:p>962677830</text:p>
          </table:table-cell>
          <table:table-cell office:value-type="string" calcext:value-type="string">
            <text:p>ΑΕ ΦΩΚΙΑΝΟΣ ΤΟΥΡ.ΞΕΝ. ΕΠΙΧ/ΣΕΙΣ</text:p>
          </table:table-cell>
          <table:table-cell office:value-type="string" calcext:value-type="string">
            <text:p>ΑΣΗΜΕΝΙΟΙ ΒΡΑΧΟΙ SILVER ROCKS</text:p>
          </table:table-cell>
          <table:table-cell table:style-name="ce2" office:value-type="string" calcext:value-type="string">
            <text:p>09422276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Α ΧΡΥΣΗ ΑΚΤΗ 0, 84400 ΠΑΡΟΥ ΠΑΡΟΣ</text:p>
          </table:table-cell>
          <table:table-cell office:value-type="string" calcext:value-type="string">
            <text:p>2284041944, 2284041244</text:p>
          </table:table-cell>
          <table:table-cell office:value-type="string" calcext:value-type="string">
            <text:p>srocks@otenet.gr, www.silverrock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657350</text:p>
          </table:table-cell>
          <table:table-cell table:style-name="ce2" office:value-type="string" calcext:value-type="string">
            <text:p>962169765</text:p>
          </table:table-cell>
          <table:table-cell office:value-type="string" calcext:value-type="string">
            <text:p>ΑΣΤΕΡΙΟΥ ΔΗΜΗΤΡΗΣ</text:p>
          </table:table-cell>
          <table:table-cell office:value-type="string" calcext:value-type="string">
            <text:p>ΤΖΑΣΜΙΝ</text:p>
          </table:table-cell>
          <table:table-cell table:style-name="ce2" office:value-type="string" calcext:value-type="string">
            <text:p>01461419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ΟΙΚΙΑ 0, 84400 <text:s/>ΠΑΡΟΣ</text:p>
          </table:table-cell>
          <table:table-cell office:value-type="string" calcext:value-type="string">
            <text:p>2284025254, 2284028277</text:p>
          </table:table-cell>
          <table:table-cell office:value-type="string" calcext:value-type="string">
            <text:p>info@jasmine-par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70656</text:p>
          </table:table-cell>
          <table:table-cell table:style-name="ce2" office:value-type="string" calcext:value-type="string">
            <text:p>964765653</text:p>
          </table:table-cell>
          <table:table-cell office:value-type="string" calcext:value-type="string">
            <text:p>ΞΕΝΟΔΟΧΕΙΟ ΜΑΡΙΝΟΣ ΝΑΝΤΒΟΡΝΑ ΟΛΕΝΑ</text:p>
          </table:table-cell>
          <table:table-cell office:value-type="string" calcext:value-type="string">
            <text:p>ΞΕΝΟΔΟΧΕΙΟ ΜΑΡΙΝΟΣ</text:p>
          </table:table-cell>
          <table:table-cell table:style-name="ce2" office:value-type="string" calcext:value-type="string">
            <text:p>06564802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ΟΙΚΙΑ 0, 84400 <text:s/>ΠΑΡΟΣ</text:p>
          </table:table-cell>
          <table:table-cell office:value-type="float" office:value="2284022735" calcext:value-type="float">
            <text:p>2284022735</text:p>
          </table:table-cell>
          <table:table-cell office:value-type="string" calcext:value-type="string">
            <text:p>info@marinoshotelparos.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47262</text:p>
          </table:table-cell>
          <table:table-cell table:style-name="ce2" office:value-type="string" calcext:value-type="string">
            <text:p>964634018</text:p>
          </table:table-cell>
          <table:table-cell office:value-type="string" calcext:value-type="string">
            <text:p>ΔΑΦΕΡΕΡΑ ΜΑΡΓΑΡΙΤΑ</text:p>
          </table:table-cell>
          <table:table-cell office:value-type="string" calcext:value-type="string">
            <text:p>ΜΑΡΓΑΡΙΤΑ</text:p>
          </table:table-cell>
          <table:table-cell table:style-name="ce2" office:value-type="string" calcext:value-type="string">
            <text:p>04659930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ΟΙΚΙΑ 0, 84400 <text:s/>ΠΑΡΟΣ</text:p>
          </table:table-cell>
          <table:table-cell office:value-type="float" office:value="2284023023" calcext:value-type="float">
            <text:p>2284023023</text:p>
          </table:table-cell>
          <table:table-cell office:value-type="string" calcext:value-type="string">
            <text:p>kudon1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53783</text:p>
          </table:table-cell>
          <table:table-cell table:style-name="ce2" office:value-type="string" calcext:value-type="string">
            <text:p>964669632</text:p>
          </table:table-cell>
          <table:table-cell office:value-type="string" calcext:value-type="string">
            <text:p>Κ.Μ ΑΝΤΙΠΑΡΙΩΤΗ ΚΑΙ ΣΙΑ ΟΕ</text:p>
          </table:table-cell>
          <table:table-cell office:value-type="string" calcext:value-type="string">
            <text:p>ΑΙΓΑΙΟΝ</text:p>
          </table:table-cell>
          <table:table-cell table:style-name="ce2" office:value-type="string" calcext:value-type="string">
            <text:p>09406796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ΟΙΚΙΑ 0, 84400 <text:s/>ΠΑΡΟΣ</text:p>
          </table:table-cell>
          <table:table-cell office:value-type="string" calcext:value-type="string">
            <text:p>2284022153, 2284022640</text:p>
          </table:table-cell>
          <table:table-cell office:value-type="string" calcext:value-type="string">
            <text:p>aegeohtl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656829</text:p>
          </table:table-cell>
          <table:table-cell table:style-name="ce2" office:value-type="string" calcext:value-type="string">
            <text:p>962168169</text:p>
          </table:table-cell>
          <table:table-cell office:value-type="string" calcext:value-type="string">
            <text:p>ΑΣΤΕΡΙΟΥ ΓΑΡΥΦΑΛΛΙΑ</text:p>
          </table:table-cell>
          <table:table-cell office:value-type="string" calcext:value-type="string">
            <text:p>ΤΖΑΣΜΙΝ</text:p>
          </table:table-cell>
          <table:table-cell table:style-name="ce2" office:value-type="string" calcext:value-type="string">
            <text:p>0404389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ΟΙΚΙΑ 0, 84400 <text:s/>ΠΑΡΟΣ</text:p>
          </table:table-cell>
          <table:table-cell office:value-type="string" calcext:value-type="string">
            <text:p>2284023584, 2284028277</text:p>
          </table:table-cell>
          <table:table-cell office:value-type="string" calcext:value-type="string">
            <text:p>info@jasmine-par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70386</text:p>
          </table:table-cell>
          <table:table-cell table:style-name="ce2" office:value-type="string" calcext:value-type="string">
            <text:p>964763656</text:p>
          </table:table-cell>
          <table:table-cell office:value-type="string" calcext:value-type="string">
            <text:p>ΜΑΡΙΝΟΣ ΝΑΝΤΒΟΡΝΑ ΟΛΕΝΑ</text:p>
          </table:table-cell>
          <table:table-cell office:value-type="string" calcext:value-type="string">
            <text:p>ΕΝΟΙΚΙΑΖΟΜΕΝΑ ΜΑΡΙΝΟΣ</text:p>
          </table:table-cell>
          <table:table-cell table:style-name="ce2" office:value-type="string" calcext:value-type="string">
            <text:p>06564802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ΟΙΚΙΑ 0, 84400 ΛΕΙΒΑΔΙΑ ΠΑΡΟΣ</text:p>
          </table:table-cell>
          <table:table-cell office:value-type="string" calcext:value-type="string">
            <text:p>2284022735, 22840234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30047634</text:p>
          </table:table-cell>
          <table:table-cell table:style-name="ce2" office:value-type="string" calcext:value-type="string">
            <text:p>964635944</text:p>
          </table:table-cell>
          <table:table-cell office:value-type="string" calcext:value-type="string">
            <text:p>ΜΑΛΑΜΑΣ ΓΕΩΡΓΙΟΣ</text:p>
          </table:table-cell>
          <table:table-cell office:value-type="string" calcext:value-type="string">
            <text:p>ΜΑΛΑΜΑΣ</text:p>
          </table:table-cell>
          <table:table-cell table:style-name="ce2" office:value-type="string" calcext:value-type="string">
            <text:p>0334441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ΟΙΚΙΑ 0, 84400 ΛΕΙΒΑΔΙΑ ΠΑΡΟΣ</text:p>
          </table:table-cell>
          <table:table-cell office:value-type="string" calcext:value-type="string">
            <text:p>2284022001, 2284021009</text:p>
          </table:table-cell>
          <table:table-cell office:value-type="string" calcext:value-type="string">
            <text:p>malamaspar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ΑΡΟΥ</text:p>
          </table:table-cell>
          <table:table-cell table:style-name="ce2" office:value-type="string" calcext:value-type="string">
            <text:p>21/2016/000029883463</text:p>
          </table:table-cell>
          <table:table-cell table:style-name="ce2" office:value-type="string" calcext:value-type="string">
            <text:p>963425132</text:p>
          </table:table-cell>
          <table:table-cell office:value-type="string" calcext:value-type="string">
            <text:p>STRATOS APARTMENTS Α.Ξ.Τ.Ε.Ε.</text:p>
          </table:table-cell>
          <table:table-cell office:value-type="string" calcext:value-type="string">
            <text:p>STRATOS APARTMENTS</text:p>
          </table:table-cell>
          <table:table-cell table:style-name="ce2" office:value-type="string" calcext:value-type="string">
            <text:p>0943916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ΕΡΝΑ-ΓΕΡΜΑΝΙΚΑ 0, 84400 ΠΑΡΟΙΚΙΑ ΠΑΡΟΣ</text:p>
          </table:table-cell>
          <table:table-cell office:value-type="string" calcext:value-type="string">
            <text:p>2284023105, 2284025153</text:p>
          </table:table-cell>
          <table:table-cell office:value-type="string" calcext:value-type="string">
            <text:p>jsklavounos@hotmail.com, www.parosstratos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37080</text:p>
          </table:table-cell>
          <table:table-cell table:style-name="ce2" office:value-type="string" calcext:value-type="string">
            <text:p>963725636</text:p>
          </table:table-cell>
          <table:table-cell office:value-type="string" calcext:value-type="string">
            <text:p>ΔΑΛΗΣ <text:s/>ΑΘΑΝΑΣΙΟΣ</text:p>
          </table:table-cell>
          <table:table-cell office:value-type="string" calcext:value-type="string">
            <text:p>ΔΑΛΗΣ ΑΘΑΝΑΣΙΟΣ</text:p>
          </table:table-cell>
          <table:table-cell table:style-name="ce2" office:value-type="string" calcext:value-type="string">
            <text:p>02787634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2ο ΧΙΛ. ΠΙΠΕΡΙΑΣ- ΛΟΥΤΡΑΚΙΟΥ 0, 58400 ΑΛΜΩΠΙΑ ΛΟΥΤΡΑΚΙ</text:p>
          </table:table-cell>
          <table:table-cell office:value-type="string" calcext:value-type="string">
            <text:p>2384022858, 23843008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586700</text:p>
          </table:table-cell>
          <table:table-cell table:style-name="ce2" office:value-type="string" calcext:value-type="string">
            <text:p>961809552</text:p>
          </table:table-cell>
          <table:table-cell office:value-type="string" calcext:value-type="string">
            <text:p>ΓΟΥΓΟΥΣΗ ΘΕΟΔΩΡΑ</text:p>
          </table:table-cell>
          <table:table-cell office:value-type="string" calcext:value-type="string">
            <text:p>ΡΟΥΓΑ ΑΥΤΟΕΞΥΠΗΡΕΤΟΥΜΕΝΑ ΚΑΤΑΛΥΜΑΤΑ</text:p>
          </table:table-cell>
          <table:table-cell table:style-name="ce2" office:value-type="string" calcext:value-type="string">
            <text:p>045327366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.ΑΘΑΝΑΣΙΟΣ 0, 58002 ΕΔΕΣΣΑΣ </text:p>
          </table:table-cell>
          <table:table-cell office:value-type="string" calcext:value-type="string">
            <text:p>6944333636, 23810311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587657</text:p>
          </table:table-cell>
          <table:table-cell table:style-name="ce2" office:value-type="string" calcext:value-type="string">
            <text:p>961813763</text:p>
          </table:table-cell>
          <table:table-cell office:value-type="string" calcext:value-type="string">
            <text:p>ΓΟΥΓΟΥΣΗ ΘΕΟΔΩΡΑ</text:p>
          </table:table-cell>
          <table:table-cell office:value-type="string" calcext:value-type="string">
            <text:p>ΓΟΥΓΟΥΣΗ ΘΕΟΔΩΡΑ ΤΟΥΡΙΣΤΙΚΗ ΕΠΙΠΛΩΜΕΝΗ ΕΠΑΥΛΗ</text:p>
          </table:table-cell>
          <table:table-cell table:style-name="ce2" office:value-type="string" calcext:value-type="string">
            <text:p>045327366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Σ ΑΘΑΝΑΣΙΟΣ 0, 58200 ΕΔΕΣΣΑΣ </text:p>
          </table:table-cell>
          <table:table-cell office:value-type="string" calcext:value-type="string">
            <text:p>2381031115, 69443336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586936</text:p>
          </table:table-cell>
          <table:table-cell table:style-name="ce2" office:value-type="string" calcext:value-type="string">
            <text:p>961810419</text:p>
          </table:table-cell>
          <table:table-cell office:value-type="string" calcext:value-type="string">
            <text:p>ΓΟΥΓΟΥΣΗ ΘΕΟΔΩΡΑ</text:p>
          </table:table-cell>
          <table:table-cell office:value-type="string" calcext:value-type="string">
            <text:p>ΓΟΥΓΟΥΣΗ ΘΕΟΔΩΡΑ ΕΝΟΙΚΙΑΖΟΜΕΝΑ ΔΩΜΑΤΙΑ</text:p>
          </table:table-cell>
          <table:table-cell table:style-name="ce2" office:value-type="string" calcext:value-type="string">
            <text:p>0453273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Σ ΑΘΑΝΑΣΙΟΣ 0, 58200 ΕΔΕΣΣΑΣ </text:p>
          </table:table-cell>
          <table:table-cell office:value-type="string" calcext:value-type="string">
            <text:p>2381031115, 69443336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91888</text:p>
          </table:table-cell>
          <table:table-cell table:style-name="ce2" office:value-type="string" calcext:value-type="string">
            <text:p>964285199</text:p>
          </table:table-cell>
          <table:table-cell office:value-type="string" calcext:value-type="string">
            <text:p>ΑΪΚΟΣ <text:s/>Α.Ε.</text:p>
          </table:table-cell>
          <table:table-cell office:value-type="string" calcext:value-type="string">
            <text:p>ALFA</text:p>
          </table:table-cell>
          <table:table-cell table:style-name="ce2" office:value-type="string" calcext:value-type="string">
            <text:p>0916506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ΓΝΑΤΙΑ 28, 58200 ΠΕΛΛΑ ΕΔΕΣΣΑ</text:p>
          </table:table-cell>
          <table:table-cell office:value-type="string" calcext:value-type="string">
            <text:p>2381022221, 23810222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869024</text:p>
          </table:table-cell>
          <table:table-cell table:style-name="ce2" office:value-type="string" calcext:value-type="string">
            <text:p>963258207</text:p>
          </table:table-cell>
          <table:table-cell office:value-type="string" calcext:value-type="string">
            <text:p>ΚΟΥΤΣΟΥΛΑΣ Ν. ΒΑΣΙΛΕΙΟΣ-ΚΟΥΤΣΟΥΛΑΣ Ι ΟΕ</text:p>
          </table:table-cell>
          <table:table-cell office:value-type="string" calcext:value-type="string">
            <text:p>ΑΓΑΠΗ</text:p>
          </table:table-cell>
          <table:table-cell table:style-name="ce2" office:value-type="string" calcext:value-type="string">
            <text:p>99974770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ΚΙ <text:s/>0, 58400 ΑΛΜΩΠΙΑ ΑΡΙΔΑΙΑ</text:p>
          </table:table-cell>
          <table:table-cell office:value-type="string" calcext:value-type="string">
            <text:p>2384091166, 2384091022</text:p>
          </table:table-cell>
          <table:table-cell office:value-type="string" calcext:value-type="string">
            <text:p>info@agapiluxury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30030522</text:p>
          </table:table-cell>
          <table:table-cell table:style-name="ce2" office:value-type="string" calcext:value-type="string">
            <text:p>964562348</text:p>
          </table:table-cell>
          <table:table-cell table:number-columns-repeated="2" office:value-type="string" calcext:value-type="string">
            <text:p>ΠΑΠΑΒΡΑΑΜ ΘΕΜΙΣΤΟΚΛΗΣ</text:p>
          </table:table-cell>
          <table:table-cell table:style-name="ce2" office:value-type="string" calcext:value-type="string">
            <text:p>10702015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525, 23840915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884301</text:p>
          </table:table-cell>
          <table:table-cell table:style-name="ce2" office:value-type="string" calcext:value-type="string">
            <text:p>963440567</text:p>
          </table:table-cell>
          <table:table-cell office:value-type="string" calcext:value-type="string">
            <text:p>ΤΖΑΚΡΗ ΕΛΙΣΑΒΕΤ</text:p>
          </table:table-cell>
          <table:table-cell office:value-type="string" calcext:value-type="string">
            <text:p>ΦΙΛΛΙΠΙΟΝ</text:p>
          </table:table-cell>
          <table:table-cell table:style-name="ce2" office:value-type="string" calcext:value-type="string">
            <text:p>06323149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444, 23840914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363822</text:p>
          </table:table-cell>
          <table:table-cell table:style-name="ce2" office:value-type="string" calcext:value-type="string">
            <text:p>960643005</text:p>
          </table:table-cell>
          <table:table-cell table:number-columns-repeated="2" office:value-type="string" calcext:value-type="string">
            <text:p>ΤΖΕΚΑ ΧΡΥΣΑΝΘΗ</text:p>
          </table:table-cell>
          <table:table-cell table:style-name="ce2" office:value-type="string" calcext:value-type="string">
            <text:p>0465650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float" office:value="2384091306" calcext:value-type="float">
            <text:p>23840913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601255</text:p>
          </table:table-cell>
          <table:table-cell table:style-name="ce2" office:value-type="string" calcext:value-type="string">
            <text:p>961939057</text:p>
          </table:table-cell>
          <table:table-cell table:number-columns-repeated="2" office:value-type="string" calcext:value-type="string">
            <text:p>ΓΙΑΝΤΣΗΣ <text:s/>ΠΕΤΡΟΣ</text:p>
          </table:table-cell>
          <table:table-cell table:style-name="ce2" office:value-type="string" calcext:value-type="string">
            <text:p>04402606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314, 23845005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401074</text:p>
          </table:table-cell>
          <table:table-cell table:style-name="ce2" office:value-type="string" calcext:value-type="string">
            <text:p>960824560</text:p>
          </table:table-cell>
          <table:table-cell office:value-type="string" calcext:value-type="string">
            <text:p>ΣΑΜΨΩΝΙΔΗΣ ΝΙΚΟΛΑΟΣ</text:p>
          </table:table-cell>
          <table:table-cell office:value-type="string" calcext:value-type="string">
            <text:p>ΝΟΣΤΟΣ</text:p>
          </table:table-cell>
          <table:table-cell table:style-name="ce2" office:value-type="string" calcext:value-type="string">
            <text:p>04542369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510, 2384091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49689</text:p>
          </table:table-cell>
          <table:table-cell table:style-name="ce2" office:value-type="string" calcext:value-type="string">
            <text:p>963790477</text:p>
          </table:table-cell>
          <table:table-cell office:value-type="string" calcext:value-type="string">
            <text:p>ΠΑΣΟΗΣ ΕΥΑΓΓΕΛΟΣ</text:p>
          </table:table-cell>
          <table:table-cell office:value-type="string" calcext:value-type="string">
            <text:p>ΝΕΡΟΜΥΛΟΣ</text:p>
          </table:table-cell>
          <table:table-cell table:style-name="ce2" office:value-type="string" calcext:value-type="string">
            <text:p>07819953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309, 69797720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82303</text:p>
          </table:table-cell>
          <table:table-cell table:style-name="ce2" office:value-type="string" calcext:value-type="string">
            <text:p>964146576</text:p>
          </table:table-cell>
          <table:table-cell table:number-columns-repeated="2" office:value-type="string" calcext:value-type="string">
            <text:p>ΚΩΤΣΟΣ <text:s/>ΓΕΩΡΓΙΟΣ</text:p>
          </table:table-cell>
          <table:table-cell table:style-name="ce2" office:value-type="string" calcext:value-type="string">
            <text:p>0669946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165, 2384091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50978</text:p>
          </table:table-cell>
          <table:table-cell table:style-name="ce2" office:value-type="string" calcext:value-type="string">
            <text:p>963798175</text:p>
          </table:table-cell>
          <table:table-cell office:value-type="string" calcext:value-type="string">
            <text:p>ΤΖΕΚΟΣ ΕΥΑΓΓΕΛΟΣ</text:p>
          </table:table-cell>
          <table:table-cell office:value-type="string" calcext:value-type="string">
            <text:p>ΒΟΡΡΑΣ</text:p>
          </table:table-cell>
          <table:table-cell table:style-name="ce2" office:value-type="string" calcext:value-type="string">
            <text:p>04176019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float" office:value="2384091378" calcext:value-type="float">
            <text:p>23840913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58022</text:p>
          </table:table-cell>
          <table:table-cell table:style-name="ce2" office:value-type="string" calcext:value-type="string">
            <text:p>963851952</text:p>
          </table:table-cell>
          <table:table-cell office:value-type="string" calcext:value-type="string">
            <text:p>ΠΑΣΟΗ ΜΑΡΙΑ</text:p>
          </table:table-cell>
          <table:table-cell office:value-type="string" calcext:value-type="string">
            <text:p>ΚΑΛΛΙΝΙΚΟΣ</text:p>
          </table:table-cell>
          <table:table-cell table:style-name="ce2" office:value-type="string" calcext:value-type="string">
            <text:p>04701334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 ΑΡΙΔΑΙΑ</text:p>
          </table:table-cell>
          <table:table-cell office:value-type="string" calcext:value-type="string">
            <text:p>2384091288, 23840912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94617</text:p>
          </table:table-cell>
          <table:table-cell table:style-name="ce2" office:value-type="string" calcext:value-type="string">
            <text:p>964321331</text:p>
          </table:table-cell>
          <table:table-cell office:value-type="string" calcext:value-type="string">
            <text:p>ΓΗΣΗΣ <text:s/>ΚΩΝΣΤΑΝΤΙΝΟΣ</text:p>
          </table:table-cell>
          <table:table-cell office:value-type="string" calcext:value-type="string">
            <text:p>ΕΥ <text:s text:c="2"/>ΖΗΝ</text:p>
          </table:table-cell>
          <table:table-cell table:style-name="ce2" office:value-type="string" calcext:value-type="string">
            <text:p>0373346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Σ ΑΡΙΔΑΙΑ</text:p>
          </table:table-cell>
          <table:table-cell office:value-type="string" calcext:value-type="string">
            <text:p>2384091520, 23840915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822260</text:p>
          </table:table-cell>
          <table:table-cell table:style-name="ce2" office:value-type="string" calcext:value-type="string">
            <text:p>963057549</text:p>
          </table:table-cell>
          <table:table-cell office:value-type="string" calcext:value-type="string">
            <text:p>ΠΑΣΟΗΣ <text:s/>ΚΩΝΣΤΑΝΤΙΝΟΣ</text:p>
          </table:table-cell>
          <table:table-cell office:value-type="string" calcext:value-type="string">
            <text:p>ΠΑΣΟΗΣ ΚΑΝΣΤΑΝΤΙΝΟΣ</text:p>
          </table:table-cell>
          <table:table-cell table:style-name="ce2" office:value-type="string" calcext:value-type="string">
            <text:p>03549708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ΛΜΩΠΙΑΣ ΑΡΙΔΑΙΑ</text:p>
          </table:table-cell>
          <table:table-cell office:value-type="string" calcext:value-type="string">
            <text:p>2384091391, 23840913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281254</text:p>
          </table:table-cell>
          <table:table-cell table:style-name="ce2" office:value-type="string" calcext:value-type="string">
            <text:p>960206488</text:p>
          </table:table-cell>
          <table:table-cell office:value-type="string" calcext:value-type="string">
            <text:p>ΕΚΑΒΗ ΑΞΕΚΕ</text:p>
          </table:table-cell>
          <table:table-cell office:value-type="string" calcext:value-type="string">
            <text:p>4 ΕΠΟΧΕΣ</text:p>
          </table:table-cell>
          <table:table-cell table:style-name="ce2" office:value-type="string" calcext:value-type="string">
            <text:p>9992962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ΚΙ 0, 58400 ΑΛΜΩΠΙΑΣ ΑΡΙΔΑΙΑ</text:p>
          </table:table-cell>
          <table:table-cell office:value-type="float" office:value="2384091500" calcext:value-type="float">
            <text:p>2384091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35242</text:p>
          </table:table-cell>
          <table:table-cell table:style-name="ce2" office:value-type="string" calcext:value-type="string">
            <text:p>963715948</text:p>
          </table:table-cell>
          <table:table-cell office:value-type="string" calcext:value-type="string">
            <text:p>ΚΩΤΣΟΥ <text:s/>ΚΛΕΟΠΑΤΡΑ <text:s/>ΣΙΑ Ε.Ε.</text:p>
          </table:table-cell>
          <table:table-cell office:value-type="string" calcext:value-type="string">
            <text:p>ΚΩΤΣΟΣΝΙΚΟΛΑΟΣ Ε.Ε.</text:p>
          </table:table-cell>
          <table:table-cell table:style-name="ce2" office:value-type="string" calcext:value-type="string">
            <text:p>99849506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ΚΙ 0, 58400 ΑΛΜΩΠΙΑΣ ΑΡΙΔΑΙΑ</text:p>
          </table:table-cell>
          <table:table-cell office:value-type="string" calcext:value-type="string">
            <text:p>2384091095, 2384091075</text:p>
          </table:table-cell>
          <table:table-cell office:value-type="string" calcext:value-type="string">
            <text:p>info@filoxeniahotel.com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30069716</text:p>
          </table:table-cell>
          <table:table-cell table:style-name="ce2" office:value-type="string" calcext:value-type="string">
            <text:p>964758908</text:p>
          </table:table-cell>
          <table:table-cell table:number-columns-repeated="2" office:value-type="string" calcext:value-type="string">
            <text:p>ΣΑΜΑΡΑΣ ΚΩΝΣΤΑΝΤΙΝΟΣ</text:p>
          </table:table-cell>
          <table:table-cell table:style-name="ce2" office:value-type="string" calcext:value-type="string">
            <text:p>036398816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ΑΝΕΞΑΡΤΗΤΩ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ΑΡΙΔΑΙΑΣ </text:p>
          </table:table-cell>
          <table:table-cell office:value-type="string" calcext:value-type="string">
            <text:p>2384091610, 69324133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93902</text:p>
          </table:table-cell>
          <table:table-cell table:style-name="ce2" office:value-type="string" calcext:value-type="string">
            <text:p>964311912</text:p>
          </table:table-cell>
          <table:table-cell table:number-columns-repeated="2" office:value-type="string" calcext:value-type="string">
            <text:p>ΛΕΠΙΤΚΑΣ ΔΗΜΗΤΡΙΟΣ</text:p>
          </table:table-cell>
          <table:table-cell table:style-name="ce2" office:value-type="string" calcext:value-type="string">
            <text:p>04076982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ΡΑΚΙ 0, 58400 ΛΟΥΤΡΑΚΙ ΑΡΙΔΑΙΑ</text:p>
          </table:table-cell>
          <table:table-cell office:value-type="float" office:value="2384091050" calcext:value-type="float">
            <text:p>2384091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938838</text:p>
          </table:table-cell>
          <table:table-cell table:style-name="ce2" office:value-type="string" calcext:value-type="string">
            <text:p>963734063</text:p>
          </table:table-cell>
          <table:table-cell office:value-type="string" calcext:value-type="string">
            <text:p>ΚΑΡΑΚΑΣΟΓΛΟΥ ΓΕΩΡΓΙΟΣ</text:p>
          </table:table-cell>
          <table:table-cell office:value-type="string" calcext:value-type="string">
            <text:p>HOUSE VENETIA</text:p>
          </table:table-cell>
          <table:table-cell table:style-name="ce2" office:value-type="string" calcext:value-type="string">
            <text:p>07551110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Α 0, 58400 ΑΛΜΩΠΙΑ ΑΡΙΔΑΙΑ</text:p>
          </table:table-cell>
          <table:table-cell office:value-type="float" office:value="6944302200" calcext:value-type="float">
            <text:p>6944302200</text:p>
          </table:table-cell>
          <table:table-cell office:value-type="string" calcext:value-type="string">
            <text:p>housevenetia@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ΕΛΛΑΣ</text:p>
          </table:table-cell>
          <table:table-cell table:style-name="ce2" office:value-type="string" calcext:value-type="string">
            <text:p>21/2016/000029366330</text:p>
          </table:table-cell>
          <table:table-cell table:style-name="ce2" office:value-type="string" calcext:value-type="string">
            <text:p>960670760</text:p>
          </table:table-cell>
          <table:table-cell office:value-type="string" calcext:value-type="string">
            <text:p>ΦΟΥΝΤΟΥΚΙΔΗΣ ΧΡ. - ΦΟΥΝΤΟΥΚΙΔΗΣ ΑΝΤ. <text:s/>ΣΙΑ ΟΕ.</text:p>
          </table:table-cell>
          <table:table-cell office:value-type="string" calcext:value-type="string">
            <text:p>ΝΑΙΑΔΕΣ</text:p>
          </table:table-cell>
          <table:table-cell table:style-name="ce2" office:value-type="string" calcext:value-type="string">
            <text:p>99974719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Α 0, 58400 ΑΡΙΔΑΙΑΣ ΑΡΙΔΑΙΑ</text:p>
          </table:table-cell>
          <table:table-cell office:value-type="string" calcext:value-type="string">
            <text:p>2384094134, 23840941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21835</text:p>
          </table:table-cell>
          <table:table-cell table:style-name="ce2" office:value-type="string" calcext:value-type="string">
            <text:p>963053504</text:p>
          </table:table-cell>
          <table:table-cell table:number-columns-repeated="2" office:value-type="string" calcext:value-type="string">
            <text:p>ΑΒΑΑΓΙΑΝΝΗ-ΓΚΟΥΝΤΟΥΜΑ ΒΑΙΑ</text:p>
          </table:table-cell>
          <table:table-cell table:style-name="ce2" office:value-type="string" calcext:value-type="string">
            <text:p>04679119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4Η ΠΑΡΟΔΟΣ ΚΟΛΟΚΟΤΡΩΝΗ 0, 60065 <text:s/>ΠΛΑΤΑΜΩΝΑΣ </text:p>
          </table:table-cell>
          <table:table-cell office:value-type="string" calcext:value-type="string">
            <text:p>2352042278, 2352042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94744</text:p>
          </table:table-cell>
          <table:table-cell table:style-name="ce2" office:value-type="string" calcext:value-type="string">
            <text:p>961875801</text:p>
          </table:table-cell>
          <table:table-cell office:value-type="string" calcext:value-type="string">
            <text:p>ΒΑΣΙΛΑΚΗ ΑΡΓΥΡΗ</text:p>
          </table:table-cell>
          <table:table-cell office:value-type="string" calcext:value-type="string">
            <text:p>ΒΙΛΑ ΣΟΥΛΑ</text:p>
          </table:table-cell>
          <table:table-cell table:style-name="ce2" office:value-type="string" calcext:value-type="string">
            <text:p>1643482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 ΠΑΡ ΕΡΜΟΥ - ΑΡ. ΑΓΡΟΤ 3922, 60100 ΟΛΥΜΠΙΑΚΗ ΑΚΤΗ ΚΑΤΕΡΙΝΗ</text:p>
          </table:table-cell>
          <table:table-cell office:value-type="float" office:value="6982455980" calcext:value-type="float">
            <text:p>69824559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19011</text:p>
          </table:table-cell>
          <table:table-cell table:style-name="ce2" office:value-type="string" calcext:value-type="string">
            <text:p>963017571</text:p>
          </table:table-cell>
          <table:table-cell office:value-type="string" calcext:value-type="string">
            <text:p>ΑΞΙΩΤΗ ΜΑΡΙΑ</text:p>
          </table:table-cell>
          <table:table-cell office:value-type="string" calcext:value-type="string">
            <text:p>ΜΑΙΡΗ</text:p>
          </table:table-cell>
          <table:table-cell table:style-name="ce2" office:value-type="string" calcext:value-type="string">
            <text:p>04388551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ΠΑΝΤΕΛΕΗΜΩΝΟΣ 45Β', 60065 <text:s/>ΠΛΑΤΑΜΩΝΑΣ</text:p>
          </table:table-cell>
          <table:table-cell office:value-type="string" calcext:value-type="string">
            <text:p>6944999812, 6944349252, 2352043358</text:p>
          </table:table-cell>
          <table:table-cell office:value-type="string" calcext:value-type="string">
            <text:p>domatiamairi.blogspot.com, axiotisman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8417</text:p>
          </table:table-cell>
          <table:table-cell table:style-name="ce2" office:value-type="string" calcext:value-type="string">
            <text:p>961817866</text:p>
          </table:table-cell>
          <table:table-cell table:number-columns-repeated="2" office:value-type="string" calcext:value-type="string">
            <text:p>ΚΑΚΟΣΟΥΛΗ ΚΑΤΕΡΙΝΑ</text:p>
          </table:table-cell>
          <table:table-cell table:style-name="ce2" office:value-type="string" calcext:value-type="string">
            <text:p>07394267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Θ.ΔΙΑΚΟΥ ΚΑΙ ΕΓΝΑΤΙΑΣ 37, 60065 ΠΛΑΤΑΜΩΝΑΣ ΠΛΑΤΑΜΩΝΑΣ</text:p>
          </table:table-cell>
          <table:table-cell office:value-type="float" office:value="6974656751" calcext:value-type="float">
            <text:p>69746567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963506</text:p>
          </table:table-cell>
          <table:table-cell table:style-name="ce2" office:value-type="string" calcext:value-type="string">
            <text:p>963906474</text:p>
          </table:table-cell>
          <table:table-cell office:value-type="string" calcext:value-type="string">
            <text:p>ΣΑΚΟΓΙΑΝΝΗΣ ΚΩΝΣΤΑΝΤΙΝΟΣ</text:p>
          </table:table-cell>
          <table:table-cell office:value-type="string" calcext:value-type="string">
            <text:p>ΞΕΝΟΔΟΧΕΙΟ ΑΦΡΟΔΙΤΗ</text:p>
          </table:table-cell>
          <table:table-cell table:style-name="ce2" office:value-type="string" calcext:value-type="string">
            <text:p>10854455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ΙΓΑΙΟΥ &amp; ΠΟΣΕΙΔΩΝΟΣ 1, 60065 <text:s/>Ν.ΠΟΡΟΙ</text:p>
          </table:table-cell>
          <table:table-cell office:value-type="float" office:value="2352041850" calcext:value-type="float">
            <text:p>23520418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57142</text:p>
          </table:table-cell>
          <table:table-cell table:style-name="ce2" office:value-type="string" calcext:value-type="string">
            <text:p>960589474</text:p>
          </table:table-cell>
          <table:table-cell office:value-type="string" calcext:value-type="string">
            <text:p>ΧΑΤΖΗΙΩΑΝΝΙΔΗΣ ΑΝΑΣΤΑΣΙΟΣ</text:p>
          </table:table-cell>
          <table:table-cell office:value-type="string" calcext:value-type="string">
            <text:p>METROPOLE</text:p>
          </table:table-cell>
          <table:table-cell table:style-name="ce2" office:value-type="string" calcext:value-type="string">
            <text:p>04132500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ΝΤΩΝΙΟΥ ΣΒΩΚΟΥ ΚΑΘΕΤΟΣ 0, 60063 ΚΕΝΤΡΟ ΛΕΠΤΟΚΑΡΥΑ</text:p>
          </table:table-cell>
          <table:table-cell office:value-type="float" office:value="2352033630" calcext:value-type="float">
            <text:p>23520336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277594</text:p>
          </table:table-cell>
          <table:table-cell table:style-name="ce2" office:value-type="string" calcext:value-type="string">
            <text:p>960167455</text:p>
          </table:table-cell>
          <table:table-cell table:number-columns-repeated="2" office:value-type="string" calcext:value-type="string">
            <text:p>ΠΑΠΑΔΟΠΟΥΛΟΣ ΚΩΝΣΤΑΝΤΙΝΟΣ</text:p>
          </table:table-cell>
          <table:table-cell table:style-name="ce2" office:value-type="string" calcext:value-type="string">
            <text:p>02290440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ΡΕΩΣ 7, 60100 ΟΛΥΜΠΙΑΚΗ ΑΚΤΗ ΚΑΤΕΡΙΝΗΣ ΚΑΤΕΡΙΝΗ</text:p>
          </table:table-cell>
          <table:table-cell office:value-type="string" calcext:value-type="string">
            <text:p>23510/61890, 23510/61890</text:p>
          </table:table-cell>
          <table:table-cell office:value-type="string" calcext:value-type="string">
            <text:p>konstanti.papadopou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19161</text:p>
          </table:table-cell>
          <table:table-cell table:style-name="ce2" office:value-type="string" calcext:value-type="string">
            <text:p>961441004</text:p>
          </table:table-cell>
          <table:table-cell table:number-columns-repeated="2" office:value-type="string" calcext:value-type="string">
            <text:p>ΑΓΟΡΑΣΤΟΣ ΑΘΑΝΑΣΙΟΣ</text:p>
          </table:table-cell>
          <table:table-cell table:style-name="ce2" office:value-type="string" calcext:value-type="string">
            <text:p>04679255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 ΠΑΡ. ΑΓ.ΠΑΝΤΕΛΕΗΜΟΝΟΣ 2, 60065 <text:s/>ΠΛΑΤΑΜΩΝΑΣ ΠΙΕΡΙΑΣ</text:p>
          </table:table-cell>
          <table:table-cell office:value-type="string" calcext:value-type="string">
            <text:p>6973487211, 23520413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57475</text:p>
          </table:table-cell>
          <table:table-cell table:style-name="ce2" office:value-type="string" calcext:value-type="string">
            <text:p>960592184</text:p>
          </table:table-cell>
          <table:table-cell table:number-columns-repeated="2" office:value-type="string" calcext:value-type="string">
            <text:p>ΒΑΣ.ΛΑΜΠΡΟΥ Α.Ε.ΞΕΝ/ΚΑΙ ΕΠΙΧ/ΣΕΙΣ</text:p>
          </table:table-cell>
          <table:table-cell table:style-name="ce2" office:value-type="string" calcext:value-type="string">
            <text:p>09440316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ΙΟΝΥΣΟΥ 5, 60200 <text:s/>ΛΙΤΟΧΩΡΟ</text:p>
          </table:table-cell>
          <table:table-cell office:value-type="float" office:value="2352081831" calcext:value-type="float">
            <text:p>23520818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988624</text:p>
          </table:table-cell>
          <table:table-cell table:style-name="ce2" office:value-type="string" calcext:value-type="string">
            <text:p>964244408</text:p>
          </table:table-cell>
          <table:table-cell table:number-columns-repeated="2" office:value-type="string" calcext:value-type="string">
            <text:p>ΜΑΝΩΛΑΚΗΣ ΚΩΝΣΤΑΝΤΙΝΟΣ</text:p>
          </table:table-cell>
          <table:table-cell table:style-name="ce2" office:value-type="string" calcext:value-type="string">
            <text:p>12192238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ΙΟΣ <text:s/>10, 60100 ΟΛΥΜΠΙΑΚΗ ΑΚΤΗ ΚΑΤΕΡΙΝΗ</text:p>
          </table:table-cell>
          <table:table-cell office:value-type="float" office:value="6975785702" calcext:value-type="float">
            <text:p>69757857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442637</text:p>
          </table:table-cell>
          <table:table-cell table:style-name="ce2" office:value-type="string" calcext:value-type="string">
            <text:p>961047562</text:p>
          </table:table-cell>
          <table:table-cell office:value-type="string" calcext:value-type="string">
            <text:p>ΘΕΟΧΑΡΟΠΟΥΛΟΣ ΓΕΩΡΓΙΟΣ</text:p>
          </table:table-cell>
          <table:table-cell office:value-type="string" calcext:value-type="string">
            <text:p>ΓΑΛΑΝΗΣ</text:p>
          </table:table-cell>
          <table:table-cell table:style-name="ce2" office:value-type="string" calcext:value-type="string">
            <text:p>0517954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ΓΝΑΤΙΑΣ <text:s/>17, 60065 <text:s/>ΠΛΑΤΑΜΩΝΑΣ</text:p>
          </table:table-cell>
          <table:table-cell office:value-type="float" office:value="2352044700" calcext:value-type="float">
            <text:p>2352044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791574</text:p>
          </table:table-cell>
          <table:table-cell table:style-name="ce2" office:value-type="string" calcext:value-type="string">
            <text:p>962849359</text:p>
          </table:table-cell>
          <table:table-cell office:value-type="string" calcext:value-type="string">
            <text:p>ΞΕΝΟΔΟΧΕΙΑΚΕΣ ΤΟΥΡΙΣΤΙΚΕΣ ΕΠΙΧΕΙΡΗΣΕΙΣ ΑΝΩΝΥΜΗ ΕΤΑΙΡΕΙΑ</text:p>
          </table:table-cell>
          <table:table-cell office:value-type="string" calcext:value-type="string">
            <text:p>ΟΡΦΕΑΣ ΚΛΑΣΙΚΟ</text:p>
          </table:table-cell>
          <table:table-cell table:style-name="ce2" office:value-type="string" calcext:value-type="string">
            <text:p>09432941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ΘΝ. ΑΝΤΙΣΤΑΣΕΩΣ <text:s/>3, 60100 <text:s/>ΚΑΤΕΡΙΝΗ</text:p>
          </table:table-cell>
          <table:table-cell office:value-type="string" calcext:value-type="string">
            <text:p>2351077800, 23510262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927248</text:p>
          </table:table-cell>
          <table:table-cell table:style-name="ce2" office:value-type="string" calcext:value-type="string">
            <text:p>963675591</text:p>
          </table:table-cell>
          <table:table-cell office:value-type="string" calcext:value-type="string">
            <text:p>ΞΕΝΟΔΟΧΙΑΚΕΣ ΚΑΙ ΤΟΥΡΙΣΤΙΚΕΣ ΕΠΙΧΕΙΡΗΣΕΙΣ Ο ΟΡΦΕΑΣ ΑΕ</text:p>
          </table:table-cell>
          <table:table-cell office:value-type="string" calcext:value-type="string">
            <text:p>Ο ΟΡΦΕΑΣ</text:p>
          </table:table-cell>
          <table:table-cell table:style-name="ce2" office:value-type="string" calcext:value-type="string">
            <text:p>09410727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Ο ΚΑΤΕΡΙΝΗΣ ΛΑΡΙΣΑΣ -, 60063 <text:s/>ΛΕΠΤΟΚΑΡΥΑ</text:p>
          </table:table-cell>
          <table:table-cell office:value-type="float" office:value="2352091430" calcext:value-type="float">
            <text:p>2352091430</text:p>
          </table:table-cell>
          <table:table-cell office:value-type="string" calcext:value-type="string">
            <text:p>skotina@orfeas-hotel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30071748</text:p>
          </table:table-cell>
          <table:table-cell table:style-name="ce2" office:value-type="string" calcext:value-type="string">
            <text:p>964774351</text:p>
          </table:table-cell>
          <table:table-cell table:number-columns-repeated="2" office:value-type="string" calcext:value-type="string">
            <text:p>ΤΣΙΤΛΑΚΙΔΗΣ ΗΛΙΑΣ</text:p>
          </table:table-cell>
          <table:table-cell table:style-name="ce2" office:value-type="string" calcext:value-type="string">
            <text:p>02102078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ΡΑΤΩΣ &amp; ΑΦΡΟΔΙΤΗΣ 2, 60100 ΟΛΥΜΠΙΑΚΗ ΑΚΤΗ ΚΑΤΕΡΙΝΗ</text:p>
          </table:table-cell>
          <table:table-cell office:value-type="float" office:value="6937077771" calcext:value-type="float">
            <text:p>6937077771</text:p>
          </table:table-cell>
          <table:table-cell office:value-type="string" calcext:value-type="string">
            <text:p>ammosvill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67244</text:p>
          </table:table-cell>
          <table:table-cell table:style-name="ce2" office:value-type="string" calcext:value-type="string">
            <text:p>963244823</text:p>
          </table:table-cell>
          <table:table-cell office:value-type="string" calcext:value-type="string">
            <text:p>ΓΡΑΜΠΟΒΑ ΖΩΗ</text:p>
          </table:table-cell>
          <table:table-cell office:value-type="string" calcext:value-type="string">
            <text:p>DIMIS</text:p>
          </table:table-cell>
          <table:table-cell table:style-name="ce2" office:value-type="string" calcext:value-type="string">
            <text:p>06149019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ΡΜΟΥ 43, 60100 ΟΛ.ΑΚΤΗ ΚΑΤΕΡΙΝΗ</text:p>
          </table:table-cell>
          <table:table-cell office:value-type="float" office:value="6978004999" calcext:value-type="float">
            <text:p>6978004999</text:p>
          </table:table-cell>
          <table:table-cell office:value-type="string" calcext:value-type="string">
            <text:p>dimisapartment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699785</text:p>
          </table:table-cell>
          <table:table-cell table:style-name="ce2" office:value-type="string" calcext:value-type="string">
            <text:p>962384720</text:p>
          </table:table-cell>
          <table:table-cell office:value-type="string" calcext:value-type="string">
            <text:p>ΖΑΒΡΙΔΗΣ ΚΩΝΣΤΑΝΤΙΝΟΣ</text:p>
          </table:table-cell>
          <table:table-cell office:value-type="string" calcext:value-type="string">
            <text:p>CASA DI MARE</text:p>
          </table:table-cell>
          <table:table-cell table:style-name="ce2" office:value-type="string" calcext:value-type="string">
            <text:p>12322408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ΣΤΙΑΣ <text:s/>11, 60100 ΟΛΥΜΠΙΑΚΗ ΑΚΤΗ ΚΑΤΕΡΙΝΗ</text:p>
          </table:table-cell>
          <table:table-cell office:value-type="float" office:value="2351063903" calcext:value-type="float">
            <text:p>23510639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90682</text:p>
          </table:table-cell>
          <table:table-cell table:style-name="ce2" office:value-type="string" calcext:value-type="string">
            <text:p>961831873</text:p>
          </table:table-cell>
          <table:table-cell office:value-type="string" calcext:value-type="string">
            <text:p>ΟΛΓΑ ΤΣΑΡΟΥΧΑ <text:s/>ΣΙΑ ΟΕ</text:p>
          </table:table-cell>
          <table:table-cell office:value-type="string" calcext:value-type="string">
            <text:p>ΗΡΑ</text:p>
          </table:table-cell>
          <table:table-cell table:style-name="ce2" office:value-type="string" calcext:value-type="string">
            <text:p>0821167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Ι.ΜΕΤΑΞΑ 24, 60063 ΛΕΠΤΟΚΑΡΥΑ ΛΕΠΤΟΚΑΡΥΑ</text:p>
          </table:table-cell>
          <table:table-cell office:value-type="string" calcext:value-type="string">
            <text:p>2352031350, 2352031406</text:p>
          </table:table-cell>
          <table:table-cell office:value-type="string" calcext:value-type="string">
            <text:p>ifo@hra-olymp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418531</text:p>
          </table:table-cell>
          <table:table-cell table:style-name="ce2" office:value-type="string" calcext:value-type="string">
            <text:p>960899203</text:p>
          </table:table-cell>
          <table:table-cell table:number-columns-repeated="2" office:value-type="string" calcext:value-type="string">
            <text:p>ΛΥΚΙΔΗΣ ΚΩΝΣΤΑΝΤΙΝΟΣ</text:p>
          </table:table-cell>
          <table:table-cell table:style-name="ce2" office:value-type="string" calcext:value-type="string">
            <text:p>02290385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ΛΙΟΠΗΣ 5, 60100 ΟΛΥΜΠΙΑΚΗ ΑΚΤΗ ΚΑΤΕΡΙΝΗ</text:p>
          </table:table-cell>
          <table:table-cell office:value-type="float" office:value="2351064354" calcext:value-type="float">
            <text:p>23510643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22412</text:p>
          </table:table-cell>
          <table:table-cell table:style-name="ce2" office:value-type="string" calcext:value-type="string">
            <text:p>963058502</text:p>
          </table:table-cell>
          <table:table-cell office:value-type="string" calcext:value-type="string">
            <text:p>ΓΡΑΜΜΕΝΟΣ ΕΥΑΓΓΕΛΟΣ</text:p>
          </table:table-cell>
          <table:table-cell office:value-type="string" calcext:value-type="string">
            <text:p>ΝΕΦΕΛΗ</text:p>
          </table:table-cell>
          <table:table-cell table:style-name="ce2" office:value-type="string" calcext:value-type="string">
            <text:p>04328248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ΥΠΡΟΥ 13, 60100 ΠΑΡΑΛΙΑ ΚΑΤΕΡΙΝΗΣ ΠΑΡΑΛΙΑ</text:p>
          </table:table-cell>
          <table:table-cell office:value-type="float" office:value="2351061472" calcext:value-type="float">
            <text:p>2351061472</text:p>
          </table:table-cell>
          <table:table-cell office:value-type="string" calcext:value-type="string">
            <text:p>http://www.nepheli-paralia.gr, info@nepheli-paral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669842</text:p>
          </table:table-cell>
          <table:table-cell table:style-name="ce2" office:value-type="string" calcext:value-type="string">
            <text:p>962225582</text:p>
          </table:table-cell>
          <table:table-cell table:number-columns-repeated="2" office:value-type="string" calcext:value-type="string">
            <text:p>ΜΠΑΚΑΛΗΣ ΘΕΟΧΑΡΗΣ</text:p>
          </table:table-cell>
          <table:table-cell table:style-name="ce2" office:value-type="string" calcext:value-type="string">
            <text:p>10937825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ΕΠΤΟΚΑΡΥΑ 0, 60063 <text:s/>ΛΕΠΤΟΚΑΡΥΑ</text:p>
          </table:table-cell>
          <table:table-cell office:value-type="string" calcext:value-type="string">
            <text:p>6976690296, 2352031864</text:p>
          </table:table-cell>
          <table:table-cell office:value-type="string" calcext:value-type="string">
            <text:p>tbakalis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30073890</text:p>
          </table:table-cell>
          <table:table-cell table:style-name="ce2" office:value-type="string" calcext:value-type="string">
            <text:p>964792332</text:p>
          </table:table-cell>
          <table:table-cell office:value-type="string" calcext:value-type="string">
            <text:p>Α.ΚΟΚΚΙΝΟΣ-Β.ΚΟΚΚΙΝΟΣ ΟΕ</text:p>
          </table:table-cell>
          <table:table-cell office:value-type="string" calcext:value-type="string">
            <text:p>OLUMPUS THALASSEA</text:p>
          </table:table-cell>
          <table:table-cell table:style-name="ce2" office:value-type="string" calcext:value-type="string">
            <text:p>99733365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 ΑΛΕΞΑΝΔΡΟΥ ΚΑΙ ΕΡΜΟΥ 0, 60100 ΠΑΡΑΛΙΑ ΠΙΕΡΙΑΣ ΚΑΤΕΡΙΝΗ</text:p>
          </table:table-cell>
          <table:table-cell office:value-type="float" office:value="2351065000" calcext:value-type="float">
            <text:p>235106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4407</text:p>
          </table:table-cell>
          <table:table-cell table:style-name="ce2" office:value-type="string" calcext:value-type="string">
            <text:p>961791428</text:p>
          </table:table-cell>
          <table:table-cell office:value-type="string" calcext:value-type="string">
            <text:p>ΔΡΟΥΓΚΑ ΕΛΕΝΗ</text:p>
          </table:table-cell>
          <table:table-cell office:value-type="string" calcext:value-type="string">
            <text:p>ΕΡΑΤΩ</text:p>
          </table:table-cell>
          <table:table-cell table:style-name="ce2" office:value-type="string" calcext:value-type="string">
            <text:p>0432835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ΟΣ ΠΑΝΤΕΛΕΗΜΩΝ 0, 60065 ΝΕΟΣ ΠΑΝΤΕΛΕΗΜΩΝ ΠΛΑΤΑΜΩΝΑΣ</text:p>
          </table:table-cell>
          <table:table-cell office:value-type="float" office:value="2352043333" calcext:value-type="float">
            <text:p>235204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17408</text:p>
          </table:table-cell>
          <table:table-cell table:style-name="ce2" office:value-type="string" calcext:value-type="string">
            <text:p>962998710</text:p>
          </table:table-cell>
          <table:table-cell office:value-type="string" calcext:value-type="string">
            <text:p>ΣΑΚΟΓΙΑΝΝΗΣ ΝΙΚΟΛΑΟΣ</text:p>
          </table:table-cell>
          <table:table-cell office:value-type="string" calcext:value-type="string">
            <text:p>ΑΚΤΗ ΑΦΡΟΔΙΤΗΣ</text:p>
          </table:table-cell>
          <table:table-cell table:style-name="ce2" office:value-type="string" calcext:value-type="string">
            <text:p>03058335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ΟΛΥΜΠΟΥ <text:s/>19, 60065 <text:s/>Ν.ΠΟΡΟΙ</text:p>
          </table:table-cell>
          <table:table-cell office:value-type="float" office:value="2352043024" calcext:value-type="float">
            <text:p>2352043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30082975</text:p>
          </table:table-cell>
          <table:table-cell table:style-name="ce2" office:value-type="string" calcext:value-type="string">
            <text:p>964882895</text:p>
          </table:table-cell>
          <table:table-cell office:value-type="string" calcext:value-type="string">
            <text:p>ΓΙΑΝΝΑΚΙΔΟΥ ΧΡΙΣΤΙΝΑ <text:s/>ΣΙΑ ΕΕ</text:p>
          </table:table-cell>
          <table:table-cell office:value-type="string" calcext:value-type="string">
            <text:p>PORTO DEL SOL</text:p>
          </table:table-cell>
          <table:table-cell table:style-name="ce2" office:value-type="string" calcext:value-type="string">
            <text:p>0999335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ΟΛΥΜΠΟΥ 64, 60100 ΠΑΡΑΛΙΑ ΠΙΕΡΙΑΣ ΠΑΡΑΛΙΑ</text:p>
          </table:table-cell>
          <table:table-cell office:value-type="string" calcext:value-type="string">
            <text:p>23510-644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55736</text:p>
          </table:table-cell>
          <table:table-cell table:style-name="ce2" office:value-type="string" calcext:value-type="string">
            <text:p>961637889</text:p>
          </table:table-cell>
          <table:table-cell table:number-columns-repeated="2" office:value-type="string" calcext:value-type="string">
            <text:p>ΑΒΑΑΒΙΔΟΥ -ΠΑΠΑΚΩΣΤΑ ΣΤΕΡΓΙΑΝΗ</text:p>
          </table:table-cell>
          <table:table-cell table:style-name="ce2" office:value-type="string" calcext:value-type="string">
            <text:p>05626676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. ΚΟΛΟΚΟΤΡΩΝΗ 0, 60065 <text:s/>ΠΛΑΤΑΜΩΝΑΣ</text:p>
          </table:table-cell>
          <table:table-cell office:value-type="float" office:value="2352042078" calcext:value-type="float">
            <text:p>23520420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57343</text:p>
          </table:table-cell>
          <table:table-cell table:style-name="ce2" office:value-type="string" calcext:value-type="string">
            <text:p>960591050</text:p>
          </table:table-cell>
          <table:table-cell table:number-columns-repeated="2" office:value-type="string" calcext:value-type="string">
            <text:p>ΒΑΣ.ΛΑΜΠΡΟΥ Α.Ε.ΞΕΝ/ΚΑΙ ΕΠΙΧ/ΣΕΙΣ</text:p>
          </table:table-cell>
          <table:table-cell table:style-name="ce2" office:value-type="string" calcext:value-type="string">
            <text:p>09440316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0, 60100 ΠΙΕΡΙΑΣ ΠΑΡΑΛΙΑ</text:p>
          </table:table-cell>
          <table:table-cell office:value-type="string" calcext:value-type="string">
            <text:p>23510-64613, 23510611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796931</text:p>
          </table:table-cell>
          <table:table-cell table:style-name="ce2" office:value-type="string" calcext:value-type="string">
            <text:p>962874128</text:p>
          </table:table-cell>
          <table:table-cell office:value-type="string" calcext:value-type="string">
            <text:p>ΞΕΝΟΔΟΧΕΙΑΚΕΣ ΤΟΥΡΙΣΤΙΚΕΣ ΕΠΙΧΕΙΡΗΣΕΙΣ ΑΝΩΝΥΜΗ ΕΤΑΙΡΕΙΑ</text:p>
          </table:table-cell>
          <table:table-cell office:value-type="string" calcext:value-type="string">
            <text:p>ORFEAS BLUE RESORT</text:p>
          </table:table-cell>
          <table:table-cell table:style-name="ce2" office:value-type="string" calcext:value-type="string">
            <text:p>09432941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ΚΟΡΙΝΟΥ <text:s/>0, 60062 ΠΙΕΡΙΑΣ ΚΑΤΕΡΙΝΗ</text:p>
          </table:table-cell>
          <table:table-cell office:value-type="float" office:value="2351041286" calcext:value-type="float">
            <text:p>23510412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644513</text:p>
          </table:table-cell>
          <table:table-cell table:style-name="ce2" office:value-type="string" calcext:value-type="string">
            <text:p>962124843</text:p>
          </table:table-cell>
          <table:table-cell office:value-type="string" calcext:value-type="string">
            <text:p>ΚΑΛΑΙΤΖΙΔΗΣ ΚΩΝΣΤΑΝΤΙΝΟΣ</text:p>
          </table:table-cell>
          <table:table-cell office:value-type="string" calcext:value-type="string">
            <text:p>ΞΕΝΟΔΟΧΕΙΟ ΘΕΡΜΑΙΚΟΣ</text:p>
          </table:table-cell>
          <table:table-cell table:style-name="ce2" office:value-type="string" calcext:value-type="string">
            <text:p>01377608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ΚΟΡΙΝΟΥ -, 60062 <text:s/>ΚΟΡΙΝΟΣ</text:p>
          </table:table-cell>
          <table:table-cell office:value-type="float" office:value="2351041342" calcext:value-type="float">
            <text:p>23510413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647476</text:p>
          </table:table-cell>
          <table:table-cell table:style-name="ce2" office:value-type="string" calcext:value-type="string">
            <text:p>962134567</text:p>
          </table:table-cell>
          <table:table-cell office:value-type="string" calcext:value-type="string">
            <text:p>ΚΑΛΑΙΤΖΙΔΗΣ ΚΩΝΣΤΑΝΤΙΝΟΣ</text:p>
          </table:table-cell>
          <table:table-cell office:value-type="string" calcext:value-type="string">
            <text:p>ΞΕΝΟΔΟΧΕΙΟ ΕΥΡΩΠΗ</text:p>
          </table:table-cell>
          <table:table-cell table:style-name="ce2" office:value-type="string" calcext:value-type="string">
            <text:p>01377608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ΚΟΡΙΝΟΥ -, 60062 <text:s/>ΚΟΡΙΝΟΣ</text:p>
          </table:table-cell>
          <table:table-cell office:value-type="string" calcext:value-type="string">
            <text:p>2351041342-413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870172</text:p>
          </table:table-cell>
          <table:table-cell table:style-name="ce2" office:value-type="string" calcext:value-type="string">
            <text:p>963268222</text:p>
          </table:table-cell>
          <table:table-cell office:value-type="string" calcext:value-type="string">
            <text:p>ΑΦΟΙ ΑΘ. ΠΗΤΛΙΑΓΚΑ ΚΑΙ ΣΙΑ ΑΣΤΙΚΗ ΕΤΑΙΡΕΙΑ</text:p>
          </table:table-cell>
          <table:table-cell office:value-type="string" calcext:value-type="string">
            <text:p>ΝΕΟΣ ΓΑΛΑΞΙΑΣ</text:p>
          </table:table-cell>
          <table:table-cell table:style-name="ce2" office:value-type="string" calcext:value-type="string">
            <text:p>99776524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ΛΕΠΤΟΚΑΡΥΑΣ 0, 60063 ΛΕΠΤΟΚΑΡΥΑ ΛΕΠΤΟΚΑΡΥΑ ΠΙΕΡΙΑΣ</text:p>
          </table:table-cell>
          <table:table-cell office:value-type="float" office:value="2352031531" calcext:value-type="float">
            <text:p>23520315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911727</text:p>
          </table:table-cell>
          <table:table-cell table:style-name="ce2" office:value-type="string" calcext:value-type="string">
            <text:p>963596619</text:p>
          </table:table-cell>
          <table:table-cell office:value-type="string" calcext:value-type="string">
            <text:p>ΚΩΣΤΟΠΟΥΛΟΣ ΔΙΟΝΥΣΙΟΣ</text:p>
          </table:table-cell>
          <table:table-cell office:value-type="string" calcext:value-type="string">
            <text:p>ΑΦΡΟΔΙΤΗ</text:p>
          </table:table-cell>
          <table:table-cell table:style-name="ce2" office:value-type="string" calcext:value-type="string">
            <text:p>07394985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ΛΕΠΤΟΚΑΡΥΑΣ 0, 60063 ΠΙΕΡΙΑΣ ΛΕΠΤΟΚΑΡΥΑ</text:p>
          </table:table-cell>
          <table:table-cell office:value-type="float" office:value="2352031063" calcext:value-type="float">
            <text:p>23520310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6324</text:p>
          </table:table-cell>
          <table:table-cell table:style-name="ce2" office:value-type="string" calcext:value-type="string">
            <text:p>961807643</text:p>
          </table:table-cell>
          <table:table-cell table:number-columns-repeated="2" office:value-type="string" calcext:value-type="string">
            <text:p>ΑΓΟΡΑΣΤΟΥ ΑΙΚΑΤΕΡΙΝΗ</text:p>
          </table:table-cell>
          <table:table-cell table:style-name="ce2" office:value-type="string" calcext:value-type="string">
            <text:p>0656585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Ν.ΠΑΝΤΕΛΕΗΜΩΝ 0, 60065 <text:s/>Ν.ΠΑΝΤΕΛΕΗΜΩΝ</text:p>
          </table:table-cell>
          <table:table-cell office:value-type="float" office:value="2352042792" calcext:value-type="float">
            <text:p>23520427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6281</text:p>
          </table:table-cell>
          <table:table-cell table:style-name="ce2" office:value-type="string" calcext:value-type="string">
            <text:p>961807546</text:p>
          </table:table-cell>
          <table:table-cell table:number-columns-repeated="2" office:value-type="string" calcext:value-type="string">
            <text:p>ΤΖΙΟΒΑΡΑΣ ΑΘΑΝΑΣΙΟΣ</text:p>
          </table:table-cell>
          <table:table-cell table:style-name="ce2" office:value-type="string" calcext:value-type="string">
            <text:p>04578624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Ν.ΠΑΝΤΕΛΕΗΜΩΝ 0, 60065 <text:s/>Ν.ΠΑΝΤΕΛΕΗΜΩΝ</text:p>
          </table:table-cell>
          <table:table-cell office:value-type="float" office:value="2352042792" calcext:value-type="float">
            <text:p>23520427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77755</text:p>
          </table:table-cell>
          <table:table-cell table:style-name="ce2" office:value-type="string" calcext:value-type="string">
            <text:p>961733440</text:p>
          </table:table-cell>
          <table:table-cell office:value-type="string" calcext:value-type="string">
            <text:p>ΓΟΥΛΑΡΑΣ ΘΩΜΑΣ</text:p>
          </table:table-cell>
          <table:table-cell office:value-type="string" calcext:value-type="string">
            <text:p>VILLA THOMAS</text:p>
          </table:table-cell>
          <table:table-cell table:style-name="ce2" office:value-type="string" calcext:value-type="string">
            <text:p>02188423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ΠΑΝΤΕΛΕΗΜΩΝ 0, 60065 <text:s/>ΠΑΝΤΕΛΕΗΜΩΝ</text:p>
          </table:table-cell>
          <table:table-cell office:value-type="float" office:value="2352041088" calcext:value-type="float">
            <text:p>2352041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3904</text:p>
          </table:table-cell>
          <table:table-cell table:style-name="ce2" office:value-type="string" calcext:value-type="string">
            <text:p>961784376</text:p>
          </table:table-cell>
          <table:table-cell table:number-columns-repeated="2" office:value-type="string" calcext:value-type="string">
            <text:p>ΠΡΙΩΝΑΣ ΔΗΜΗΤΡΙΟΣ</text:p>
          </table:table-cell>
          <table:table-cell table:style-name="ce2" office:value-type="string" calcext:value-type="string">
            <text:p>02936732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ΣΚΟΤΙΝΑΣ -, 60063 <text:s/>ΛΕΠΤΟΚΑΡΥΑ</text:p>
          </table:table-cell>
          <table:table-cell office:value-type="string" calcext:value-type="string">
            <text:p>2352091620, 6973504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61985</text:p>
          </table:table-cell>
          <table:table-cell table:style-name="ce2" office:value-type="string" calcext:value-type="string">
            <text:p>960626997</text:p>
          </table:table-cell>
          <table:table-cell office:value-type="string" calcext:value-type="string">
            <text:p>ΓΕΡΟΜΙΧΑΛΟΥ ΚΩΝΣΤΑΝΤΙΝΑ</text:p>
          </table:table-cell>
          <table:table-cell office:value-type="string" calcext:value-type="string">
            <text:p>ΓΕΡΟΜΙΧΑΛΟΣ</text:p>
          </table:table-cell>
          <table:table-cell table:style-name="ce2" office:value-type="string" calcext:value-type="string">
            <text:p>12627273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ΣΚΟΤΙΝΑΣ -, 60063 ΘΕΣΗ ΦΤΕΡΗ ΛΕΠΤΟΚΑΡΥΑ</text:p>
          </table:table-cell>
          <table:table-cell office:value-type="float" office:value="2352091130" calcext:value-type="float">
            <text:p>2352091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31462</text:p>
          </table:table-cell>
          <table:table-cell table:style-name="ce2" office:value-type="string" calcext:value-type="string">
            <text:p>960461008</text:p>
          </table:table-cell>
          <table:table-cell office:value-type="string" calcext:value-type="string">
            <text:p>ΤΟΥΡΙΣΤΙΚΕΣ ΚΑΙ ΞΕΝΟΔΟΧΕΙΑΚΕΣ ΕΠΙΧΕΙΡΗΣΕΙΣ ΣΥΝΤΡΙΒΑΝΗ Α.Ε.</text:p>
          </table:table-cell>
          <table:table-cell office:value-type="string" calcext:value-type="string">
            <text:p>ΣΥΝΤΡΙΒΑΝΗΣ Α.Ε</text:p>
          </table:table-cell>
          <table:table-cell table:style-name="ce2" office:value-type="string" calcext:value-type="string">
            <text:p>09411873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ΣΚΟΤΙΝΑΣ 0, 60063 <text:s/>ΛΕΠΤΟΚΑΡΥΑ</text:p>
          </table:table-cell>
          <table:table-cell office:value-type="string" calcext:value-type="string">
            <text:p>2352091271, 23520914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5128</text:p>
          </table:table-cell>
          <table:table-cell table:style-name="ce2" office:value-type="string" calcext:value-type="string">
            <text:p>961799609</text:p>
          </table:table-cell>
          <table:table-cell table:number-columns-repeated="2" office:value-type="string" calcext:value-type="string">
            <text:p>ΚΑΡΚΑΦΙΡΗ ΑΦΡΟΔΙΤΗ</text:p>
          </table:table-cell>
          <table:table-cell table:style-name="ce2" office:value-type="string" calcext:value-type="string">
            <text:p>04445149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ΣΚΟΤΙΝΑΣ 0, 60063 <text:s/>ΣΚΟΤΙΝΑ</text:p>
          </table:table-cell>
          <table:table-cell office:value-type="float" office:value="2352091264" calcext:value-type="float">
            <text:p>23520912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66971</text:p>
          </table:table-cell>
          <table:table-cell table:style-name="ce2" office:value-type="string" calcext:value-type="string">
            <text:p>960679241</text:p>
          </table:table-cell>
          <table:table-cell table:number-columns-repeated="2" office:value-type="string" calcext:value-type="string">
            <text:p>ΣΤΥΛΟΣ ΑΠ.ΓΡΗΓΟΡΙΟΣ</text:p>
          </table:table-cell>
          <table:table-cell table:style-name="ce2" office:value-type="string" calcext:value-type="string">
            <text:p>07387387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ΣΚΟΤΙΝΑΣ 0, 60063 ΠΑΡΑΛΙΑ ΣΚΟΤΙΝΑΣ ΛΕΠΤΟΚΑΡΥΑ</text:p>
          </table:table-cell>
          <table:table-cell office:value-type="float" office:value="2352091016" calcext:value-type="float">
            <text:p>2352091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6149</text:p>
          </table:table-cell>
          <table:table-cell table:style-name="ce2" office:value-type="string" calcext:value-type="string">
            <text:p>961806846</text:p>
          </table:table-cell>
          <table:table-cell table:number-columns-repeated="2" office:value-type="string" calcext:value-type="string">
            <text:p>ΤΡΑΝΤΑΣ ΧΡΗΣΤΟΣ</text:p>
          </table:table-cell>
          <table:table-cell table:style-name="ce2" office:value-type="string" calcext:value-type="string">
            <text:p>04637362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Σ ΣΚΟΤΙΝΑΣ ΠΙΕΡΙΑΣ 0, 60063 <text:s/>ΣΚΟΤΙΝΑ</text:p>
          </table:table-cell>
          <table:table-cell office:value-type="float" office:value="2352091526" calcext:value-type="float">
            <text:p>23520915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83717</text:p>
          </table:table-cell>
          <table:table-cell table:style-name="ce2" office:value-type="string" calcext:value-type="string">
            <text:p>961782231</text:p>
          </table:table-cell>
          <table:table-cell table:number-columns-repeated="2" office:value-type="string" calcext:value-type="string">
            <text:p>ΠΡΙΩΝΑ ΖΩΓΡΑΦΩ</text:p>
          </table:table-cell>
          <table:table-cell table:style-name="ce2" office:value-type="string" calcext:value-type="string">
            <text:p>04662759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Σ ΣΚΟΤΙΝΑΣ ΠΙΕΡΙΑΣ 0, 60065 <text:s/>ΣΚΟΤΙΝΑ</text:p>
          </table:table-cell>
          <table:table-cell office:value-type="float" office:value="2352091092" calcext:value-type="float">
            <text:p>2352091092</text:p>
          </table:table-cell>
          <table:table-cell office:value-type="string" calcext:value-type="string">
            <text:p>prionarooms@hotmail.com, www.prion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30033993</text:p>
          </table:table-cell>
          <table:table-cell table:style-name="ce2" office:value-type="string" calcext:value-type="string">
            <text:p>964577862</text:p>
          </table:table-cell>
          <table:table-cell office:value-type="string" calcext:value-type="string">
            <text:p>ΜΑΧΙΜ ΓΕΩΡΓΙΑΔΗΣ ΑΝΩΝΥΜΟΣ ΕΤΑΙΡΕΙΑ ΤΟΥΡΙΣΤΙΚΕΣ ΚΑΙ ΕΜΠΟΡΙΚΕΣ ΕΠΙΧΕΙΡΗΣΕΙΣ</text:p>
          </table:table-cell>
          <table:table-cell office:value-type="string" calcext:value-type="string">
            <text:p>OLYMPUS THEA</text:p>
          </table:table-cell>
          <table:table-cell table:style-name="ce2" office:value-type="string" calcext:value-type="string">
            <text:p>09449051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ΑΤΑΜΩΝΑΣ 0, 60065 ΠΙΕΡΙΑΣ ΠΛΑΤΑΜΩΝΑΣ</text:p>
          </table:table-cell>
          <table:table-cell office:value-type="string" calcext:value-type="string">
            <text:p>23520-4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354833</text:p>
          </table:table-cell>
          <table:table-cell table:style-name="ce2" office:value-type="string" calcext:value-type="string">
            <text:p>960574534</text:p>
          </table:table-cell>
          <table:table-cell office:value-type="string" calcext:value-type="string">
            <text:p>ΗΡΑΚΛΗΣ ΤΣΙΤΛΑΚΙΔΗΣ</text:p>
          </table:table-cell>
          <table:table-cell office:value-type="string" calcext:value-type="string">
            <text:p>AMMOS BEACH STUDIOS AND SUITES</text:p>
          </table:table-cell>
          <table:table-cell table:style-name="ce2" office:value-type="string" calcext:value-type="string">
            <text:p>02102079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ΣΕΙΔΩΝΟΣ (ΠΛΑΤΩΝΟΣ ΛΕΜΟΝΟΠΟΥΛΟΥ) 21, 60100 ΟΛΥΜΠΙΑΚΗ ΑΚΤΗ ΚΑΤΕΡΙΝΗ</text:p>
          </table:table-cell>
          <table:table-cell office:value-type="float" office:value="2351181086" calcext:value-type="float">
            <text:p>2351181086</text:p>
          </table:table-cell>
          <table:table-cell office:value-type="string" calcext:value-type="string">
            <text:p>ammos1studi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94723</text:p>
          </table:table-cell>
          <table:table-cell table:style-name="ce2" office:value-type="string" calcext:value-type="string">
            <text:p>961875442</text:p>
          </table:table-cell>
          <table:table-cell office:value-type="string" calcext:value-type="string">
            <text:p>ΒΑΣΙΛΑΚΗ ΑΡΓΥΡΗ</text:p>
          </table:table-cell>
          <table:table-cell office:value-type="string" calcext:value-type="string">
            <text:p>ΣΟΥΛΑ</text:p>
          </table:table-cell>
          <table:table-cell table:style-name="ce2" office:value-type="string" calcext:value-type="string">
            <text:p>1643482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ΣΕΙΔΩΝΟΣ 40, 60100 ΚΑΤΕΡΙΝΟΣΚΑΛΑ ΚΑΤΕΡΙΝΗ</text:p>
          </table:table-cell>
          <table:table-cell office:value-type="float" office:value="6987353685" calcext:value-type="float">
            <text:p>69873536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911660</text:p>
          </table:table-cell>
          <table:table-cell table:style-name="ce2" office:value-type="string" calcext:value-type="string">
            <text:p>963596189</text:p>
          </table:table-cell>
          <table:table-cell table:number-columns-repeated="2" office:value-type="string" calcext:value-type="string">
            <text:p>ΚΑΝΔΗΛΑΣ ΔΗΜ.ΚΩΝ/ΝΟΣ</text:p>
          </table:table-cell>
          <table:table-cell table:style-name="ce2" office:value-type="string" calcext:value-type="string">
            <text:p>0279531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Ρ.ΦΕΡΑΙΟΥ ΤΕΡΜΑ ΤΕΡΜΑ, 60100 ΠΙΕΡΙΑΣ ΠΑΡΑΛΙΑ</text:p>
          </table:table-cell>
          <table:table-cell office:value-type="string" calcext:value-type="string">
            <text:p>23510-6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489636</text:p>
          </table:table-cell>
          <table:table-cell table:style-name="ce2" office:value-type="string" calcext:value-type="string">
            <text:p>961278218</text:p>
          </table:table-cell>
          <table:table-cell office:value-type="string" calcext:value-type="string">
            <text:p>ΑΛΚΥΟΝΙΣ ΑΝΩΝΥΜΗ ΞΕΝΟΔΟΧΕΙΑΚΗ ΕΤΑΙΡΙΑ</text:p>
          </table:table-cell>
          <table:table-cell office:value-type="string" calcext:value-type="string">
            <text:p>ΑΛΚΥΟΝΙΣ</text:p>
          </table:table-cell>
          <table:table-cell table:style-name="ce2" office:value-type="string" calcext:value-type="string">
            <text:p>0945397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ΦΡΟΥΡΙΟΥ <text:s/>17, 60065 ΠΙΕΡΙΑΣ ΠΛΑΤΑΜΩΝΑΣ</text:p>
          </table:table-cell>
          <table:table-cell office:value-type="string" calcext:value-type="string">
            <text:p>2352041416, 235204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ΙΕΡΙΑΣ</text:p>
          </table:table-cell>
          <table:table-cell table:style-name="ce2" office:value-type="string" calcext:value-type="string">
            <text:p>21/2016/000029510918</text:p>
          </table:table-cell>
          <table:table-cell table:style-name="ce2" office:value-type="string" calcext:value-type="string">
            <text:p>961375236</text:p>
          </table:table-cell>
          <table:table-cell office:value-type="string" calcext:value-type="string">
            <text:p>ΤΟΥΡΙΣΤΙΚΕΣ ΚΑΙ ΞΕΝΟΔΟΧΕΙΑΚΕΣ ΕΠΙΧΕΙΡΗΣΕΙΣ ΚΑΖΑΝΤΖΟΠΟΥΛΟΥ Α.Ε.</text:p>
          </table:table-cell>
          <table:table-cell office:value-type="string" calcext:value-type="string">
            <text:p>ΟΛΥΜΠΟΣ Α.Ε</text:p>
          </table:table-cell>
          <table:table-cell table:style-name="ce2" office:value-type="string" calcext:value-type="string">
            <text:p>09431084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ΦΡΟΥΡΙΟΥ 18, 60065 <text:s/>ΠΛΑΤΑΜΩΝΑΣ</text:p>
          </table:table-cell>
          <table:table-cell office:value-type="string" calcext:value-type="string">
            <text:p>2352041380, 23520429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84707</text:p>
          </table:table-cell>
          <table:table-cell table:style-name="ce2" office:value-type="string" calcext:value-type="string">
            <text:p>964908216</text:p>
          </table:table-cell>
          <table:table-cell table:number-columns-repeated="2" office:value-type="string" calcext:value-type="string">
            <text:p>ΑΝΑΤΟΛΙΩΤΑΚΗ ΑΦΟΙ Ο.Ε</text:p>
          </table:table-cell>
          <table:table-cell table:style-name="ce2" office:value-type="string" calcext:value-type="string">
            <text:p>08269491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21 ΟΚΤΩΒΡΙΟΥ 48100, 48100 ΠΡΕΒΕΖΑ ΠΡΕΒΕΖΑ</text:p>
          </table:table-cell>
          <table:table-cell office:value-type="string" calcext:value-type="string">
            <text:p>2682028424, 26820893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276213</text:p>
          </table:table-cell>
          <table:table-cell table:style-name="ce2" office:value-type="string" calcext:value-type="string">
            <text:p>960157560</text:p>
          </table:table-cell>
          <table:table-cell table:number-columns-repeated="2" office:value-type="string" calcext:value-type="string">
            <text:p>ΧΑΛΚΗΣ ΑΝΤΩΝΙΟΣ ΤΟΥ ΑΝΔΡΕΑ KAI ΤΗΣ ΦΡΕΙΔΕΡΙΚΗΣ</text:p>
          </table:table-cell>
          <table:table-cell table:style-name="ce2" office:value-type="string" calcext:value-type="string">
            <text:p>30229042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 ΚΥΡΙΑΚΗ ΠΑΡΓΑΣ 0, 48060 ΠΑΡΓΑ ΠΡΕΒΕΖΑΣ ΠΡΕΒΕΖΑ</text:p>
          </table:table-cell>
          <table:table-cell office:value-type="string" calcext:value-type="string">
            <text:p>2684032202, 2684031096, 6976167911</text:p>
          </table:table-cell>
          <table:table-cell office:value-type="string" calcext:value-type="string">
            <text:p>antonhsxal.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276119</text:p>
          </table:table-cell>
          <table:table-cell table:style-name="ce2" office:value-type="string" calcext:value-type="string">
            <text:p>960156779</text:p>
          </table:table-cell>
          <table:table-cell table:number-columns-repeated="2" office:value-type="string" calcext:value-type="string">
            <text:p>ΧΑΛΚΗΣ ΑΝΤΩΝΙΟΣ</text:p>
          </table:table-cell>
          <table:table-cell table:style-name="ce2" office:value-type="string" calcext:value-type="string">
            <text:p>02886776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 ΚΥΡΙΑΚΗ ΠΑΡΓΑΣ 0, 48060 ΠΑΡΓΑ ΠΡΕΒΕΖΑΣ ΠΡΕΒΕΖΑ</text:p>
          </table:table-cell>
          <table:table-cell office:value-type="string" calcext:value-type="string">
            <text:p>2684032202, 2684031096, 6976167911</text:p>
          </table:table-cell>
          <table:table-cell office:value-type="string" calcext:value-type="string">
            <text:p>papouantonios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77107</text:p>
          </table:table-cell>
          <table:table-cell table:style-name="ce2" office:value-type="string" calcext:value-type="string">
            <text:p>964820766</text:p>
          </table:table-cell>
          <table:table-cell table:number-columns-repeated="2" office:value-type="string" calcext:value-type="string">
            <text:p>ΤΣΑΤΣΗΣ ΔΗΜΗΤΡΙΟΣ</text:p>
          </table:table-cell>
          <table:table-cell table:style-name="ce2" office:value-type="string" calcext:value-type="string">
            <text:p>12531427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ΚΥΡΙΑΚΗ 0, 48060 ΠΑΡΓΑ ΠΡΕΒΕΖΑ</text:p>
          </table:table-cell>
          <table:table-cell office:value-type="string" calcext:value-type="string">
            <text:p>2684032481, 2684032481, 6946284681</text:p>
          </table:table-cell>
          <table:table-cell office:value-type="string" calcext:value-type="string">
            <text:p>tsatsisdimitrios@yahoo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05484</text:p>
          </table:table-cell>
          <table:table-cell table:style-name="ce2" office:value-type="string" calcext:value-type="string">
            <text:p>961346716</text:p>
          </table:table-cell>
          <table:table-cell table:number-columns-repeated="2" office:value-type="string" calcext:value-type="string">
            <text:p>ΤΣΙΤΣΑ ΑΛΙΚΗ</text:p>
          </table:table-cell>
          <table:table-cell table:style-name="ce2" office:value-type="string" calcext:value-type="string">
            <text:p>04515633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Α ΚΥΡΙΑΚΗ 0, 48060 <text:s/>ΠΑΡΓΑ</text:p>
          </table:table-cell>
          <table:table-cell office:value-type="string" calcext:value-type="string">
            <text:p>6944814091, 2684031983, 2684032279</text:p>
          </table:table-cell>
          <table:table-cell office:value-type="string" calcext:value-type="string">
            <text:p>pstsits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91752</text:p>
          </table:table-cell>
          <table:table-cell table:style-name="ce2" office:value-type="string" calcext:value-type="string">
            <text:p>963507833</text:p>
          </table:table-cell>
          <table:table-cell office:value-type="string" calcext:value-type="string">
            <text:p>ΡΟΝΤΟΓΙΑΝΝΗΣ ΣΤΑΥΡΟΣ</text:p>
          </table:table-cell>
          <table:table-cell office:value-type="string" calcext:value-type="string">
            <text:p>ΕΝΟΙΚΙΑΖΟΜΕΝΑ ΔΩΜΑΤΙΑ ΣΕΝΙΑ</text:p>
          </table:table-cell>
          <table:table-cell table:style-name="ce2" office:value-type="string" calcext:value-type="string">
            <text:p>11606742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Υ ΓΕΩΡΓΙΟΥ 21, 48100 ΠΡΕΒΕΖΑ ΠΡΕΒΕΖΑ</text:p>
          </table:table-cell>
          <table:table-cell office:value-type="string" calcext:value-type="string">
            <text:p>6945057423, 2682027388, 2682027388</text:p>
          </table:table-cell>
          <table:table-cell office:value-type="string" calcext:value-type="string">
            <text:p>stavrosrontogiannis@hotmai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54261</text:p>
          </table:table-cell>
          <table:table-cell table:style-name="ce2" office:value-type="string" calcext:value-type="string">
            <text:p>961631982</text:p>
          </table:table-cell>
          <table:table-cell office:value-type="string" calcext:value-type="string">
            <text:p>ΗΛΙΑΣ ΚΑΤΣΙΜΠΟΚΗΣ ΕΝΟΙΚΙΑΖΟΜΕΝΑ ΔΩΜΑΤΙΑ</text:p>
          </table:table-cell>
          <table:table-cell office:value-type="string" calcext:value-type="string">
            <text:p>ΗΛΙΑΣ ΚΑΤΣΙΜΠΟΚΗΣ</text:p>
          </table:table-cell>
          <table:table-cell table:style-name="ce2" office:value-type="string" calcext:value-type="string">
            <text:p>00425633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ΩΝΑΚΙ 0, 48100 <text:s/>ΠΡΕΒΕΖΑ</text:p>
          </table:table-cell>
          <table:table-cell office:value-type="string" calcext:value-type="string">
            <text:p>2682024227, 2682026940, 6945930739</text:p>
          </table:table-cell>
          <table:table-cell office:value-type="string" calcext:value-type="string">
            <text:p>katsimpokis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45559</text:p>
          </table:table-cell>
          <table:table-cell table:style-name="ce2" office:value-type="string" calcext:value-type="string">
            <text:p>961597913</text:p>
          </table:table-cell>
          <table:table-cell table:number-columns-repeated="2" office:value-type="string" calcext:value-type="string">
            <text:p>ΠΙΕΤΤΑΣ ΧΡΗΣΤΟΣ</text:p>
          </table:table-cell>
          <table:table-cell table:style-name="ce2" office:value-type="string" calcext:value-type="string">
            <text:p>02194249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0, 48062 <text:s/>ΑΜΜΟΥΔΙΑ</text:p>
          </table:table-cell>
          <table:table-cell office:value-type="string" calcext:value-type="string">
            <text:p>2684041000, 2684041000, 6945533979</text:p>
          </table:table-cell>
          <table:table-cell office:value-type="string" calcext:value-type="string">
            <text:p>wwwpension-pietta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13246</text:p>
          </table:table-cell>
          <table:table-cell table:style-name="ce2" office:value-type="string" calcext:value-type="string">
            <text:p>962954834</text:p>
          </table:table-cell>
          <table:table-cell office:value-type="string" calcext:value-type="string">
            <text:p>ΤΖΟΜΑΚΑΣ ΓΕΩΡΓΙΟΣ</text:p>
          </table:table-cell>
          <table:table-cell office:value-type="string" calcext:value-type="string">
            <text:p>ELVA</text:p>
          </table:table-cell>
          <table:table-cell table:style-name="ce2" office:value-type="string" calcext:value-type="string">
            <text:p>05992732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0, 48062 <text:s/>ΚΑΝΑΛΛΑΚΙ</text:p>
          </table:table-cell>
          <table:table-cell office:value-type="float" office:value="2684023293" calcext:value-type="float">
            <text:p>26840232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10375</text:p>
          </table:table-cell>
          <table:table-cell table:style-name="ce2" office:value-type="string" calcext:value-type="string">
            <text:p>963589315</text:p>
          </table:table-cell>
          <table:table-cell table:number-columns-repeated="2" office:value-type="string" calcext:value-type="string">
            <text:p>ΠΙΕΤΤΑ ΒΑΣΙΛΙΚΗ</text:p>
          </table:table-cell>
          <table:table-cell table:style-name="ce2" office:value-type="string" calcext:value-type="string">
            <text:p>30227423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0, 48062 <text:s/>ΚΑΝΑΛΛΑΚΙ</text:p>
          </table:table-cell>
          <table:table-cell office:value-type="float" office:value="6980947254" calcext:value-type="float">
            <text:p>6980947254</text:p>
          </table:table-cell>
          <table:table-cell office:value-type="string" calcext:value-type="string">
            <text:p>piettas.konstabtin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625433</text:p>
          </table:table-cell>
          <table:table-cell table:style-name="ce2" office:value-type="string" calcext:value-type="string">
            <text:p>962055436</text:p>
          </table:table-cell>
          <table:table-cell office:value-type="string" calcext:value-type="string">
            <text:p>ΓΚΟΓΚΑΣ ΑΠΟΣΤΟΛΟΣ</text:p>
          </table:table-cell>
          <table:table-cell office:value-type="string" calcext:value-type="string">
            <text:p>΅ΓΛΑΡΟΣ΅</text:p>
          </table:table-cell>
          <table:table-cell table:style-name="ce2" office:value-type="string" calcext:value-type="string">
            <text:p>0244021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ΜΜΟΥΔΙΑ 0, 48062 <text:s/>ΠΡΕΒΕΖΑ</text:p>
          </table:table-cell>
          <table:table-cell office:value-type="string" calcext:value-type="string">
            <text:p>2684041300, 2684041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627356</text:p>
          </table:table-cell>
          <table:table-cell table:style-name="ce2" office:value-type="string" calcext:value-type="string">
            <text:p>962063064</text:p>
          </table:table-cell>
          <table:table-cell table:number-columns-repeated="2" office:value-type="string" calcext:value-type="string">
            <text:p>ΓΚΟΓΚΑ ΕΥΓΕΝΙΑ</text:p>
          </table:table-cell>
          <table:table-cell table:style-name="ce2" office:value-type="string" calcext:value-type="string">
            <text:p>04605104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0, 48062 <text:s/>ΠΡΕΒΕΖΑ</text:p>
          </table:table-cell>
          <table:table-cell office:value-type="string" calcext:value-type="string">
            <text:p>2682041317, 2684041317, 6949341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64516</text:p>
          </table:table-cell>
          <table:table-cell table:style-name="ce2" office:value-type="string" calcext:value-type="string">
            <text:p>963918880</text:p>
          </table:table-cell>
          <table:table-cell table:number-columns-repeated="2" office:value-type="string" calcext:value-type="string">
            <text:p>ΠΑΠΑΓΕΩΡΓΙΟΥ ΜΑΡΙΑ</text:p>
          </table:table-cell>
          <table:table-cell table:style-name="ce2" office:value-type="string" calcext:value-type="string">
            <text:p>0451558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0, 48062 <text:s/>ΠΡΕΒΕΖΑ</text:p>
          </table:table-cell>
          <table:table-cell office:value-type="string" calcext:value-type="string">
            <text:p>2684041309, 26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82020</text:p>
          </table:table-cell>
          <table:table-cell table:style-name="ce2" office:value-type="string" calcext:value-type="string">
            <text:p>964870232</text:p>
          </table:table-cell>
          <table:table-cell office:value-type="string" calcext:value-type="string">
            <text:p>ΑΘΑΝΑΣΙΟΥ ΑΝΝΑ</text:p>
          </table:table-cell>
          <table:table-cell office:value-type="string" calcext:value-type="string">
            <text:p>VILLA IONIO</text:p>
          </table:table-cell>
          <table:table-cell table:style-name="ce2" office:value-type="string" calcext:value-type="string">
            <text:p>04142984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ΠΡΕΒΕΖΑΣ 0, 48062 ΚΑΝΑΛΑΚΙ ΠΡΕΒΕΖΑΣ ΠΡΕΒΕΖΑ</text:p>
          </table:table-cell>
          <table:table-cell office:value-type="string" calcext:value-type="string">
            <text:p>2684041145, 2684041145, 6973012854</text:p>
          </table:table-cell>
          <table:table-cell office:value-type="string" calcext:value-type="string">
            <text:p>villaionioanna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94474</text:p>
          </table:table-cell>
          <table:table-cell table:style-name="ce2" office:value-type="string" calcext:value-type="string">
            <text:p>962863409</text:p>
          </table:table-cell>
          <table:table-cell table:number-columns-repeated="2" office:value-type="string" calcext:value-type="string">
            <text:p>ΜΠΟΧΤΗ ΑΝΝΑ</text:p>
          </table:table-cell>
          <table:table-cell table:style-name="ce2" office:value-type="string" calcext:value-type="string">
            <text:p>3022609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ΔΙΑ ΠΡΕΒΕΖΑΣ 0, 48062 ΚΑΝΑΛΛΑΚΙ ΠΡΕΒΕΖΑΣ ΠΡΕΒΕΖΑ</text:p>
          </table:table-cell>
          <table:table-cell office:value-type="string" calcext:value-type="string">
            <text:p>2684023293, 6945673565, 2684024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276261</text:p>
          </table:table-cell>
          <table:table-cell table:style-name="ce2" office:value-type="string" calcext:value-type="string">
            <text:p>960157989</text:p>
          </table:table-cell>
          <table:table-cell table:number-columns-repeated="2" office:value-type="string" calcext:value-type="string">
            <text:p>ΝΑΚΟΥ ΦΡΕΙΔΕΡΙΚΗ</text:p>
          </table:table-cell>
          <table:table-cell table:style-name="ce2" office:value-type="string" calcext:value-type="string">
            <text:p>05568209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ΝΘΟΥΣΑ ΠΑΡΓΑΣ 0, 48060 ΠΑΡΓΑ ΠΡΕΒΕΖΑΣ ΠΡΕΒΕΖΑ</text:p>
          </table:table-cell>
          <table:table-cell office:value-type="string" calcext:value-type="string">
            <text:p>2684032156, 2684031096, 6945020366</text:p>
          </table:table-cell>
          <table:table-cell office:value-type="string" calcext:value-type="string">
            <text:p>frdnak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79113</text:p>
          </table:table-cell>
          <table:table-cell table:style-name="ce2" office:value-type="string" calcext:value-type="string">
            <text:p>962791937</text:p>
          </table:table-cell>
          <table:table-cell table:number-columns-repeated="2" office:value-type="string" calcext:value-type="string">
            <text:p>ΓΑΚΗ ΔΗΜΑ ΒΑΡΒΑΡΑ</text:p>
          </table:table-cell>
          <table:table-cell table:style-name="ce2" office:value-type="string" calcext:value-type="string">
            <text:p>05823937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ΡΑΧΟΣ 0, 48062 ΛΟΥΤΣΑ ΠΡΕΒΕΖΑ</text:p>
          </table:table-cell>
          <table:table-cell office:value-type="string" calcext:value-type="string">
            <text:p>6934755491, 2684041655</text:p>
          </table:table-cell>
          <table:table-cell office:value-type="string" calcext:value-type="string">
            <text:p>gakibarbara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13799</text:p>
          </table:table-cell>
          <table:table-cell table:style-name="ce2" office:value-type="string" calcext:value-type="string">
            <text:p>961393184</text:p>
          </table:table-cell>
          <table:table-cell table:number-columns-repeated="2" office:value-type="string" calcext:value-type="string">
            <text:p>ΦΥΣΕΚΗ ΕΛΙΣΑΒΕΤ</text:p>
          </table:table-cell>
          <table:table-cell table:style-name="ce2" office:value-type="string" calcext:value-type="string">
            <text:p>11607428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<text:s/>ΠΡΕΒΕΖΑ</text:p>
          </table:table-cell>
          <table:table-cell office:value-type="string" calcext:value-type="string">
            <text:p>2682051723, 2682052181, 6945725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20277</text:p>
          </table:table-cell>
          <table:table-cell table:style-name="ce2" office:value-type="string" calcext:value-type="string">
            <text:p>963034347</text:p>
          </table:table-cell>
          <table:table-cell table:number-columns-repeated="2" office:value-type="string" calcext:value-type="string">
            <text:p>ΖΕΝΕΜΠΙΣΗ ΣΤΕΡΓΙΑΝΗ</text:p>
          </table:table-cell>
          <table:table-cell table:style-name="ce2" office:value-type="string" calcext:value-type="string">
            <text:p>04748605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<text:s/>ΠΡΕΒΕΖΑ</text:p>
          </table:table-cell>
          <table:table-cell office:value-type="string" calcext:value-type="string">
            <text:p>2682051852, 2682051852, 69374357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86615</text:p>
          </table:table-cell>
          <table:table-cell table:style-name="ce2" office:value-type="string" calcext:value-type="string">
            <text:p>964935775</text:p>
          </table:table-cell>
          <table:table-cell office:value-type="string" calcext:value-type="string">
            <text:p>ΓΚΟΥΡΓΚΟΥΛΗΣ ΜΙΧΑΗΛ</text:p>
          </table:table-cell>
          <table:table-cell office:value-type="string" calcext:value-type="string">
            <text:p>΅ΣΕΙΡΙΟΣ΅</text:p>
          </table:table-cell>
          <table:table-cell table:style-name="ce2" office:value-type="string" calcext:value-type="string">
            <text:p>11608678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<text:s/>ΠΡΕΒΕΖΑ</text:p>
          </table:table-cell>
          <table:table-cell office:value-type="string" calcext:value-type="string">
            <text:p>2682052406, 69800678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40252</text:p>
          </table:table-cell>
          <table:table-cell table:style-name="ce2" office:value-type="string" calcext:value-type="string">
            <text:p>964604535</text:p>
          </table:table-cell>
          <table:table-cell table:number-columns-repeated="2" office:value-type="string" calcext:value-type="string">
            <text:p>ΑΡΑΠΗ ΜΑΡΙΑΝΘΗ</text:p>
          </table:table-cell>
          <table:table-cell table:style-name="ce2" office:value-type="string" calcext:value-type="string">
            <text:p>07681702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<text:s/>ΠΡΕΒΕΖΑ</text:p>
          </table:table-cell>
          <table:table-cell office:value-type="string" calcext:value-type="string">
            <text:p>2682021700, 2682089432, 6942712102</text:p>
          </table:table-cell>
          <table:table-cell office:value-type="string" calcext:value-type="string">
            <text:p>kiriakoskotsinis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13960</text:p>
          </table:table-cell>
          <table:table-cell table:style-name="ce2" office:value-type="string" calcext:value-type="string">
            <text:p>961394111</text:p>
          </table:table-cell>
          <table:table-cell table:number-columns-repeated="2" office:value-type="string" calcext:value-type="string">
            <text:p>ΦΥΣΕΚΗΣ ΘΩΜΑΣ</text:p>
          </table:table-cell>
          <table:table-cell table:style-name="ce2" office:value-type="string" calcext:value-type="string">
            <text:p>04179009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<text:s/>ΠΡΕΒΕΖΑ</text:p>
          </table:table-cell>
          <table:table-cell office:value-type="string" calcext:value-type="string">
            <text:p>2682051723, 2682052181, 6945725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691241</text:p>
          </table:table-cell>
          <table:table-cell table:style-name="ce2" office:value-type="string" calcext:value-type="string">
            <text:p>962349612</text:p>
          </table:table-cell>
          <table:table-cell table:number-columns-repeated="2" office:value-type="string" calcext:value-type="string">
            <text:p>ΚΩΝΣΤΑ ΕΛΒΙΡΑ</text:p>
          </table:table-cell>
          <table:table-cell table:style-name="ce2" office:value-type="string" calcext:value-type="string">
            <text:p>06785476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ΝΑΛΙ 0, 48100 ΚΑΝΑΛΙΟΥ </text:p>
          </table:table-cell>
          <table:table-cell office:value-type="float" office:value="6936455247" calcext:value-type="float">
            <text:p>69364552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95672</text:p>
          </table:table-cell>
          <table:table-cell table:style-name="ce2" office:value-type="string" calcext:value-type="string">
            <text:p>962868755</text:p>
          </table:table-cell>
          <table:table-cell office:value-type="string" calcext:value-type="string">
            <text:p>ΓΙΑΝΝΑΚΟΥΛΗΣ ΕΥΘΥΜΙΟΣ <text:s/>ΣΙΑ Ο.Ε.</text:p>
          </table:table-cell>
          <table:table-cell office:value-type="string" calcext:value-type="string">
            <text:p>ΝΙΚΟ HOTEL</text:p>
          </table:table-cell>
          <table:table-cell table:style-name="ce2" office:value-type="string" calcext:value-type="string">
            <text:p>80071942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ΝΑΛΙΟΝ 0, 48100 <text:s/>ΠΡΕΒΕΖΑ</text:p>
          </table:table-cell>
          <table:table-cell office:value-type="string" calcext:value-type="string">
            <text:p>2682051720, 2682051720</text:p>
          </table:table-cell>
          <table:table-cell office:value-type="string" calcext:value-type="string">
            <text:p>niko_hotel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61998</text:p>
          </table:table-cell>
          <table:table-cell table:style-name="ce2" office:value-type="string" calcext:value-type="string">
            <text:p>963890312</text:p>
          </table:table-cell>
          <table:table-cell table:number-columns-repeated="2" office:value-type="string" calcext:value-type="string">
            <text:p>ΚΟΥΜΑΣΗΣ ΚΩΝΣΤΑΝΤΙΝΟΣ</text:p>
          </table:table-cell>
          <table:table-cell table:style-name="ce2" office:value-type="string" calcext:value-type="string">
            <text:p>0457084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ΣΤΡΟΣΥΚΙΑ 0, 48100 <text:s/>ΠΡΕΒΕΖΑ</text:p>
          </table:table-cell>
          <table:table-cell office:value-type="string" calcext:value-type="string">
            <text:p>2682052314, 2682052314, 2682054037</text:p>
          </table:table-cell>
          <table:table-cell office:value-type="string" calcext:value-type="string">
            <text:p>patricia.oikonomou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360078</text:p>
          </table:table-cell>
          <table:table-cell table:style-name="ce2" office:value-type="string" calcext:value-type="string">
            <text:p>960612567</text:p>
          </table:table-cell>
          <table:table-cell table:number-columns-repeated="2" office:value-type="string" calcext:value-type="string">
            <text:p>ΖΗΣΗ ΑΓΓΕΛΙΚΗ</text:p>
          </table:table-cell>
          <table:table-cell table:style-name="ce2" office:value-type="string" calcext:value-type="string">
            <text:p>04476306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ΣΤΡΟΣΥΚΙΑ 0, 48100 <text:s/>ΠΡΕΒΕΖΑ</text:p>
          </table:table-cell>
          <table:table-cell office:value-type="string" calcext:value-type="string">
            <text:p>2682054163, 2682054278</text:p>
          </table:table-cell>
          <table:table-cell office:value-type="string" calcext:value-type="string">
            <text:p>kanali@i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66243</text:p>
          </table:table-cell>
          <table:table-cell table:style-name="ce2" office:value-type="string" calcext:value-type="string">
            <text:p>963237854</text:p>
          </table:table-cell>
          <table:table-cell table:number-columns-repeated="2" office:value-type="string" calcext:value-type="string">
            <text:p>ΣΙΑΦΑΚΑ ΕΛΕΝΗ</text:p>
          </table:table-cell>
          <table:table-cell table:style-name="ce2" office:value-type="string" calcext:value-type="string">
            <text:p>0417901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ΣΤΡΟΣΥΚΙΑ 0, 48100 <text:s/>ΠΡΕΒΕΖΑ</text:p>
          </table:table-cell>
          <table:table-cell office:value-type="string" calcext:value-type="string">
            <text:p>2682054089, 2682054089, 69743203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66123</text:p>
          </table:table-cell>
          <table:table-cell table:style-name="ce2" office:value-type="string" calcext:value-type="string">
            <text:p>963237041</text:p>
          </table:table-cell>
          <table:table-cell table:number-columns-repeated="2" office:value-type="string" calcext:value-type="string">
            <text:p>ΣΙΑΦΑΚΑΣ ΧΡΥΣΟΣΤΟΜΟΣ</text:p>
          </table:table-cell>
          <table:table-cell table:style-name="ce2" office:value-type="string" calcext:value-type="string">
            <text:p>1366521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ΣΤΡΟΣΥΚΙΑ 0, 48100 <text:s/>ΠΡΕΒΕΖΑ</text:p>
          </table:table-cell>
          <table:table-cell office:value-type="string" calcext:value-type="string">
            <text:p>6974320366, 2682054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91743</text:p>
          </table:table-cell>
          <table:table-cell table:style-name="ce2" office:value-type="string" calcext:value-type="string">
            <text:p>962850052</text:p>
          </table:table-cell>
          <table:table-cell table:number-columns-repeated="2" office:value-type="string" calcext:value-type="string">
            <text:p>ΓΙΑΝΝΑΚΟΥΛΗΣ ΕΥΘΥΜΙΟΣ</text:p>
          </table:table-cell>
          <table:table-cell table:style-name="ce2" office:value-type="string" calcext:value-type="string">
            <text:p>06986379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ΣΤΡΟΣΥΚΙΑ 0, 48100 <text:s/>ΠΡΕΒΕΖΑ</text:p>
          </table:table-cell>
          <table:table-cell office:value-type="string" calcext:value-type="string">
            <text:p>2682054086, 6946040428, 2645071939</text:p>
          </table:table-cell>
          <table:table-cell office:value-type="string" calcext:value-type="string">
            <text:p>MakisLefkad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32770</text:p>
          </table:table-cell>
          <table:table-cell table:style-name="ce2" office:value-type="string" calcext:value-type="string">
            <text:p>963703335</text:p>
          </table:table-cell>
          <table:table-cell table:number-columns-repeated="2" office:value-type="string" calcext:value-type="string">
            <text:p>ΓΕΩΡΓΑΡΑ ΒΑΣΙΛΙΚΗ</text:p>
          </table:table-cell>
          <table:table-cell table:style-name="ce2" office:value-type="string" calcext:value-type="string">
            <text:p>10938075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ΣΤΡΟΣΥΚΙΑ 0, 48100 ΚΑΣΤΡΟΣΥΚΙΑ ΠΡΕΒΕΖΑ</text:p>
          </table:table-cell>
          <table:table-cell office:value-type="string" calcext:value-type="string">
            <text:p>2682054092, 6936860762</text:p>
          </table:table-cell>
          <table:table-cell office:value-type="string" calcext:value-type="string">
            <text:p>lina_georgara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489843</text:p>
          </table:table-cell>
          <table:table-cell table:style-name="ce2" office:value-type="string" calcext:value-type="string">
            <text:p>961279201</text:p>
          </table:table-cell>
          <table:table-cell office:value-type="string" calcext:value-type="string">
            <text:p>ΞΕΝΟΔΟΧΕΙΑΚΕΣ ΕΠΙΧΕΙΡΗΣΕΙΣ ΟΡΙΖΟΝΤΑΣ ΙΚΕ</text:p>
          </table:table-cell>
          <table:table-cell office:value-type="string" calcext:value-type="string">
            <text:p>ΟΡΙΖΟΝΤΑΣ ΙΚΕ</text:p>
          </table:table-cell>
          <table:table-cell table:style-name="ce2" office:value-type="string" calcext:value-type="string">
            <text:p>99786112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ΣΤΡΟΣΥΚΙΑ 0, 48100 ΠΡΕΒΕΖΑ ΠΡΕΒΕΖΑ</text:p>
          </table:table-cell>
          <table:table-cell office:value-type="string" calcext:value-type="string">
            <text:p>6978318875, 2682054453, 6972987123</text:p>
          </table:table-cell>
          <table:table-cell office:value-type="string" calcext:value-type="string">
            <text:p>info@orizontas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53330</text:p>
          </table:table-cell>
          <table:table-cell table:style-name="ce2" office:value-type="string" calcext:value-type="string">
            <text:p>962677485</text:p>
          </table:table-cell>
          <table:table-cell table:number-columns-repeated="2" office:value-type="string" calcext:value-type="string">
            <text:p>ΚΟΣΙΩΡΗΣ ΣΤΑΥΡΟΣ</text:p>
          </table:table-cell>
          <table:table-cell table:style-name="ce2" office:value-type="string" calcext:value-type="string">
            <text:p>04605152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ΙΧΝΟΣ 0, 48060 <text:s/>ΠΑΡΓΑ</text:p>
          </table:table-cell>
          <table:table-cell office:value-type="string" calcext:value-type="string">
            <text:p>2684032570, 26840325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81276</text:p>
          </table:table-cell>
          <table:table-cell table:style-name="ce2" office:value-type="string" calcext:value-type="string">
            <text:p>963390343</text:p>
          </table:table-cell>
          <table:table-cell table:number-columns-repeated="2" office:value-type="string" calcext:value-type="string">
            <text:p>ΔΗΜΑΣ ΑΘΑΝΑΣΙΟΣ</text:p>
          </table:table-cell>
          <table:table-cell table:style-name="ce2" office:value-type="string" calcext:value-type="string">
            <text:p>0740322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ΣΑ 0, 48062 <text:s/>ΚΑΝΑΛΛΑΚΙ</text:p>
          </table:table-cell>
          <table:table-cell office:value-type="string" calcext:value-type="string">
            <text:p>2684041408, 26840414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29258</text:p>
          </table:table-cell>
          <table:table-cell table:style-name="ce2" office:value-type="string" calcext:value-type="string">
            <text:p>963085406</text:p>
          </table:table-cell>
          <table:table-cell table:number-columns-repeated="2" office:value-type="string" calcext:value-type="string">
            <text:p>ΓΙΟΥΡΓΑ ΒΑΣΙΛΙΚΗ</text:p>
          </table:table-cell>
          <table:table-cell table:style-name="ce2" office:value-type="string" calcext:value-type="string">
            <text:p>0467386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ΣΑ 0, 48062 <text:s/>ΠΡΕΒΕΖΑ</text:p>
          </table:table-cell>
          <table:table-cell office:value-type="string" calcext:value-type="string">
            <text:p>2684041532, 2684023102, 69448243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75245</text:p>
          </table:table-cell>
          <table:table-cell table:style-name="ce2" office:value-type="string" calcext:value-type="string">
            <text:p>963313878</text:p>
          </table:table-cell>
          <table:table-cell office:value-type="string" calcext:value-type="string">
            <text:p>ΝΑΣΤΑΣ ΚΩΝΣΤΑΝΤΙΝΟΣ</text:p>
          </table:table-cell>
          <table:table-cell office:value-type="string" calcext:value-type="string">
            <text:p>ΣΕΛΗΝΗ</text:p>
          </table:table-cell>
          <table:table-cell table:style-name="ce2" office:value-type="string" calcext:value-type="string">
            <text:p>04512532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ΣΑ 0, 48062 <text:s/>ΠΡΕΒΕΖΑ</text:p>
          </table:table-cell>
          <table:table-cell office:value-type="string" calcext:value-type="string">
            <text:p>2684041561, 2684041561, 69583348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604326</text:p>
          </table:table-cell>
          <table:table-cell table:style-name="ce2" office:value-type="string" calcext:value-type="string">
            <text:p>961972344</text:p>
          </table:table-cell>
          <table:table-cell table:number-columns-repeated="2" office:value-type="string" calcext:value-type="string">
            <text:p>ΓΙΟΥΡΓΑ ΓΙΟΛΑΝΤΑ</text:p>
          </table:table-cell>
          <table:table-cell table:style-name="ce2" office:value-type="string" calcext:value-type="string">
            <text:p>03686362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ΣΑ 0, 48062 <text:s/>ΠΡΕΒΕΖΑ</text:p>
          </table:table-cell>
          <table:table-cell office:value-type="string" calcext:value-type="string">
            <text:p>6947612192, 21050534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81142</text:p>
          </table:table-cell>
          <table:table-cell table:style-name="ce2" office:value-type="string" calcext:value-type="string">
            <text:p>963388233</text:p>
          </table:table-cell>
          <table:table-cell table:number-columns-repeated="2" office:value-type="string" calcext:value-type="string">
            <text:p>ΓΙΟΥΡΓΑΣ ΓΕΩΡΓΙΟΣ</text:p>
          </table:table-cell>
          <table:table-cell table:style-name="ce2" office:value-type="string" calcext:value-type="string">
            <text:p>04512695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ΣΑ 0, 48062 ΛΟΥΤΣΑ ΚΑΝΑΛΛΑΚΙ</text:p>
          </table:table-cell>
          <table:table-cell office:value-type="float" office:value="2684041532" calcext:value-type="float">
            <text:p>2684041532</text:p>
          </table:table-cell>
          <table:table-cell office:value-type="string" calcext:value-type="string">
            <text:p>j.rasoul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00589</text:p>
          </table:table-cell>
          <table:table-cell table:style-name="ce2" office:value-type="string" calcext:value-type="string">
            <text:p>963545253</text:p>
          </table:table-cell>
          <table:table-cell table:number-columns-repeated="2" office:value-type="string" calcext:value-type="string">
            <text:p>ΝΑΣΤΑΣ ΠΑΝΑΓΙΩΤΗΣ</text:p>
          </table:table-cell>
          <table:table-cell table:style-name="ce2" office:value-type="string" calcext:value-type="string">
            <text:p>04375429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ΟΥΤΣΑ 0, 48062 ΛΟΥΤΣΑ ΚΑΝΑΛΛΑΚΙ</text:p>
          </table:table-cell>
          <table:table-cell office:value-type="float" office:value="2684041410" calcext:value-type="float">
            <text:p>2684041410</text:p>
          </table:table-cell>
          <table:table-cell office:value-type="string" calcext:value-type="string">
            <text:p>j.rasoul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88625</text:p>
          </table:table-cell>
          <table:table-cell table:style-name="ce2" office:value-type="string" calcext:value-type="string">
            <text:p>961819045</text:p>
          </table:table-cell>
          <table:table-cell table:number-columns-repeated="2" office:value-type="string" calcext:value-type="string">
            <text:p>ΑΡΓΥΡΗ ΚΩΝΣΤΑΝΤΙΝΑ</text:p>
          </table:table-cell>
          <table:table-cell table:style-name="ce2" office:value-type="string" calcext:value-type="string">
            <text:p>07897064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0, 48062 <text:s/>ΠΡΕΒΕΖΑ</text:p>
          </table:table-cell>
          <table:table-cell office:value-type="float" office:value="6937242836" calcext:value-type="float">
            <text:p>69372428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20890</text:p>
          </table:table-cell>
          <table:table-cell table:style-name="ce2" office:value-type="string" calcext:value-type="string">
            <text:p>962466988</text:p>
          </table:table-cell>
          <table:table-cell office:value-type="string" calcext:value-type="string">
            <text:p>ΝΤΟΥΣΚΑΣ ΙΩΣΗΦ</text:p>
          </table:table-cell>
          <table:table-cell office:value-type="string" calcext:value-type="string">
            <text:p>ΔΗΜΗΤΡΑ</text:p>
          </table:table-cell>
          <table:table-cell table:style-name="ce2" office:value-type="string" calcext:value-type="string">
            <text:p>03048255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0, 48062 ΠΡΕΒΕΖΑ ΛΥΓΙΑ</text:p>
          </table:table-cell>
          <table:table-cell office:value-type="string" calcext:value-type="string">
            <text:p>2682056565, 2682056566, 6974374901</text:p>
          </table:table-cell>
          <table:table-cell office:value-type="string" calcext:value-type="string">
            <text:p>info@hoteldimitr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80201</text:p>
          </table:table-cell>
          <table:table-cell table:style-name="ce2" office:value-type="string" calcext:value-type="string">
            <text:p>963374639</text:p>
          </table:table-cell>
          <table:table-cell office:value-type="string" calcext:value-type="string">
            <text:p>ΑΡΜΥΡΑΣ ΒΑΣΙΛΕΙΟΣ</text:p>
          </table:table-cell>
          <table:table-cell office:value-type="string" calcext:value-type="string">
            <text:p>ΦΙΛΟΞΕΝΙΑ</text:p>
          </table:table-cell>
          <table:table-cell table:style-name="ce2" office:value-type="string" calcext:value-type="string">
            <text:p>0503107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0, 48062 ΠΡΕΒΕΖΗΣ ΠΡΕΒΕΖΑ</text:p>
          </table:table-cell>
          <table:table-cell office:value-type="string" calcext:value-type="string">
            <text:p>06820-56517, 69368324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97365</text:p>
          </table:table-cell>
          <table:table-cell table:style-name="ce2" office:value-type="string" calcext:value-type="string">
            <text:p>964359703</text:p>
          </table:table-cell>
          <table:table-cell office:value-type="string" calcext:value-type="string">
            <text:p>ΝΤΟΥΣΚΑ ΛΥΔΙΑ</text:p>
          </table:table-cell>
          <table:table-cell office:value-type="string" calcext:value-type="string">
            <text:p>ΜΕΣΟΓΕΙΟΣ 2000</text:p>
          </table:table-cell>
          <table:table-cell table:style-name="ce2" office:value-type="string" calcext:value-type="string">
            <text:p>11605310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0, 48100 <text:s/>ΠΡΕΒΕΖΑ</text:p>
          </table:table-cell>
          <table:table-cell office:value-type="string" calcext:value-type="string">
            <text:p>2682056124, 6932280536, 2682056121</text:p>
          </table:table-cell>
          <table:table-cell office:value-type="string" calcext:value-type="string">
            <text:p>mesogeios2000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675237</text:p>
          </table:table-cell>
          <table:table-cell table:style-name="ce2" office:value-type="string" calcext:value-type="string">
            <text:p>962256857</text:p>
          </table:table-cell>
          <table:table-cell table:number-columns-repeated="2" office:value-type="string" calcext:value-type="string">
            <text:p>ΤΣΟΛΚΑ ΔΗΜΗΤΡΑ</text:p>
          </table:table-cell>
          <table:table-cell table:style-name="ce2" office:value-type="string" calcext:value-type="string">
            <text:p>10137789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ΥΓΙΑ 0, 48100 <text:s/>ΠΡΕΒΕΖΑ</text:p>
          </table:table-cell>
          <table:table-cell office:value-type="string" calcext:value-type="string">
            <text:p>2682056330, 2682056204, 69764019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65763</text:p>
          </table:table-cell>
          <table:table-cell table:style-name="ce2" office:value-type="string" calcext:value-type="string">
            <text:p>963234777</text:p>
          </table:table-cell>
          <table:table-cell table:number-columns-repeated="2" office:value-type="string" calcext:value-type="string">
            <text:p>ΠΗΛΙΟΥ ΧΡΥΣΑΝΘΗ</text:p>
          </table:table-cell>
          <table:table-cell table:style-name="ce2" office:value-type="string" calcext:value-type="string">
            <text:p>0672297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ΥΓΙΑ 0, 48100 <text:s/>ΠΡΕΒΕΖΑ</text:p>
          </table:table-cell>
          <table:table-cell office:value-type="float" office:value="6977272193" calcext:value-type="float">
            <text:p>69772721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65541</text:p>
          </table:table-cell>
          <table:table-cell table:style-name="ce2" office:value-type="string" calcext:value-type="string">
            <text:p>963233468</text:p>
          </table:table-cell>
          <table:table-cell table:number-columns-repeated="2" office:value-type="string" calcext:value-type="string">
            <text:p>ΠΗΛΙΟΥ ΧΡΥΣΑΝΘΗ</text:p>
          </table:table-cell>
          <table:table-cell table:style-name="ce2" office:value-type="string" calcext:value-type="string">
            <text:p>06722979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ΥΓΙΑ 0, 48100 <text:s/>ΠΡΕΒΕΖΑ</text:p>
          </table:table-cell>
          <table:table-cell office:value-type="string" calcext:value-type="string">
            <text:p>6973005663, 2682056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50010</text:p>
          </table:table-cell>
          <table:table-cell table:style-name="ce2" office:value-type="string" calcext:value-type="string">
            <text:p>962634184</text:p>
          </table:table-cell>
          <table:table-cell office:value-type="string" calcext:value-type="string">
            <text:p>ΑΦΟΙ ΜΙΧΑΗΛΙΔΗ Α.Ε.</text:p>
          </table:table-cell>
          <table:table-cell office:value-type="string" calcext:value-type="string">
            <text:p>ΜΥΤΙΚΑΣ</text:p>
          </table:table-cell>
          <table:table-cell table:style-name="ce2" office:value-type="string" calcext:value-type="string">
            <text:p>09421008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ΥΤΙΚΑΣ 0, 48100 <text:s/>ΠΡΕΒΕΖΑ</text:p>
          </table:table-cell>
          <table:table-cell office:value-type="string" calcext:value-type="string">
            <text:p>6932966071, 2682041618, 2682041745, 2651040877, 2651047746</text:p>
          </table:table-cell>
          <table:table-cell office:value-type="string" calcext:value-type="string">
            <text:p>MitikaHotelApyahoo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598177</text:p>
          </table:table-cell>
          <table:table-cell table:style-name="ce2" office:value-type="string" calcext:value-type="string">
            <text:p>961909330</text:p>
          </table:table-cell>
          <table:table-cell table:number-columns-repeated="2" office:value-type="string" calcext:value-type="string">
            <text:p>ΜΠΑΖΙΝΑ ΙΩΑΝΝΑ</text:p>
          </table:table-cell>
          <table:table-cell table:style-name="ce2" office:value-type="string" calcext:value-type="string">
            <text:p>11609904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ΥΤΙΚΑΣ 0, 48100 <text:s/>ΠΡΕΒΕΖΑ</text:p>
          </table:table-cell>
          <table:table-cell office:value-type="string" calcext:value-type="string">
            <text:p>2682041910, 2682041920, 6937376739</text:p>
          </table:table-cell>
          <table:table-cell office:value-type="string" calcext:value-type="string">
            <text:p>efdomari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97450</text:p>
          </table:table-cell>
          <table:table-cell table:style-name="ce2" office:value-type="string" calcext:value-type="string">
            <text:p>964360872</text:p>
          </table:table-cell>
          <table:table-cell table:number-columns-repeated="2" office:value-type="string" calcext:value-type="string">
            <text:p>ΜΙΧΑΛΗ ΣΤΑΥΡΟΥΛΑ</text:p>
          </table:table-cell>
          <table:table-cell table:style-name="ce2" office:value-type="string" calcext:value-type="string">
            <text:p>13430726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ΥΤΙΚΑΣ 0, 48100 <text:s/>ΠΡΕΒΕΖΑ</text:p>
          </table:table-cell>
          <table:table-cell office:value-type="string" calcext:value-type="string">
            <text:p>2682041276, 2682041098, 6934136214</text:p>
          </table:table-cell>
          <table:table-cell office:value-type="string" calcext:value-type="string">
            <text:p>info@villa-soph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47605</text:p>
          </table:table-cell>
          <table:table-cell table:style-name="ce2" office:value-type="string" calcext:value-type="string">
            <text:p>963141537</text:p>
          </table:table-cell>
          <table:table-cell office:value-type="string" calcext:value-type="string">
            <text:p>ΜΙΧΑΛΗΣ ΒΑΣΙΛΕΙΟΣ</text:p>
          </table:table-cell>
          <table:table-cell office:value-type="string" calcext:value-type="string">
            <text:p>ΦΩΤΕΙΝΗ</text:p>
          </table:table-cell>
          <table:table-cell table:style-name="ce2" office:value-type="string" calcext:value-type="string">
            <text:p>0285730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ΥΤΙΚΑΣ 0, 48100 ΜΥΤΙΚΑΣ ΠΡΕΒΕΖΑ</text:p>
          </table:table-cell>
          <table:table-cell office:value-type="string" calcext:value-type="string">
            <text:p>2681083713, 6977948715, 2682041283</text:p>
          </table:table-cell>
          <table:table-cell office:value-type="string" calcext:value-type="string">
            <text:p>info@hotelfoti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357195</text:p>
          </table:table-cell>
          <table:table-cell table:style-name="ce2" office:value-type="string" calcext:value-type="string">
            <text:p>960589789</text:p>
          </table:table-cell>
          <table:table-cell table:number-columns-repeated="2" office:value-type="string" calcext:value-type="string">
            <text:p>ΛΙΟΛΗ ΕΥΑΓΓΕΛΙΑ</text:p>
          </table:table-cell>
          <table:table-cell table:style-name="ce2" office:value-type="string" calcext:value-type="string">
            <text:p>1160582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ΥΤΙΚΑΣ 0, 48100 ΠΡΕΒΕΖΑ ΠΡΕΒΕΖΑ</text:p>
          </table:table-cell>
          <table:table-cell office:value-type="string" calcext:value-type="string">
            <text:p>2682041023, 2682041023, 6970909844</text:p>
          </table:table-cell>
          <table:table-cell office:value-type="string" calcext:value-type="string">
            <text:p>katsanosxr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45151</text:p>
          </table:table-cell>
          <table:table-cell table:style-name="ce2" office:value-type="string" calcext:value-type="string">
            <text:p>963766590</text:p>
          </table:table-cell>
          <table:table-cell office:value-type="string" calcext:value-type="string">
            <text:p>ΑΦΟΙ ΠΕΠΟΝΗ ΚΑΙ ΣΙΑ Ο.Ε.</text:p>
          </table:table-cell>
          <table:table-cell office:value-type="string" calcext:value-type="string">
            <text:p><text:s/>"ΚΑΣΤΡΟ"</text:p>
          </table:table-cell>
          <table:table-cell table:style-name="ce2" office:value-type="string" calcext:value-type="string">
            <text:p>09923277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ΝΤΟΚΡΑΤΟΡΑΣ 0, 48100 ΠΡΕΒΕΖΑ ΠΡΕΒΕΖΑ</text:p>
          </table:table-cell>
          <table:table-cell office:value-type="string" calcext:value-type="string">
            <text:p>2682026643, 2682026643, 2682027745, 6976755121, 2682060881</text:p>
          </table:table-cell>
          <table:table-cell office:value-type="string" calcext:value-type="string">
            <text:p>kastroprevez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54190</text:p>
          </table:table-cell>
          <table:table-cell table:style-name="ce2" office:value-type="string" calcext:value-type="string">
            <text:p>962683739</text:p>
          </table:table-cell>
          <table:table-cell table:number-columns-repeated="2" office:value-type="string" calcext:value-type="string">
            <text:p>ΤΕΡΖΟΓΛΟΥ ΔΗΜΗΤΡΑ</text:p>
          </table:table-cell>
          <table:table-cell table:style-name="ce2" office:value-type="string" calcext:value-type="string">
            <text:p>14840018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ΒΡΑΧΟΥ 0, 48062 <text:s/>ΠΡΕΒΕΖΑ</text:p>
          </table:table-cell>
          <table:table-cell office:value-type="string" calcext:value-type="string">
            <text:p>2682056166, 2682056618, 6942439494</text:p>
          </table:table-cell>
          <table:table-cell office:value-type="string" calcext:value-type="string">
            <text:p>www.hotelloukas.gr, info@hotellouk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13816</text:p>
          </table:table-cell>
          <table:table-cell table:style-name="ce2" office:value-type="string" calcext:value-type="string">
            <text:p>962959464</text:p>
          </table:table-cell>
          <table:table-cell table:number-columns-repeated="2" office:value-type="string" calcext:value-type="string">
            <text:p>ΤΖΟΜΑΚΑΣ ΠΑΝΑΓΙΩΤΗΣ</text:p>
          </table:table-cell>
          <table:table-cell table:style-name="ce2" office:value-type="string" calcext:value-type="string">
            <text:p>059927475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ΒΡΑΧΟΥ 0, 48062 <text:s/>ΠΡΕΒΕΖΑ</text:p>
          </table:table-cell>
          <table:table-cell office:value-type="string" calcext:value-type="string">
            <text:p>6946723117, 26840234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99998</text:p>
          </table:table-cell>
          <table:table-cell table:style-name="ce2" office:value-type="string" calcext:value-type="string">
            <text:p>962888188</text:p>
          </table:table-cell>
          <table:table-cell table:number-columns-repeated="2" office:value-type="string" calcext:value-type="string">
            <text:p>ΝΙΚΟΛΑΟΥ ΛΑΜΠΡΙΝΗ</text:p>
          </table:table-cell>
          <table:table-cell table:style-name="ce2" office:value-type="string" calcext:value-type="string">
            <text:p>04605178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ΒΡΑΧΟΥ 0, 48100 <text:s/>ΠΡΕΒΕΖΑ</text:p>
          </table:table-cell>
          <table:table-cell office:value-type="string" calcext:value-type="string">
            <text:p>6978386680, 2684300783, 2684023451</text:p>
          </table:table-cell>
          <table:table-cell office:value-type="string" calcext:value-type="string">
            <text:p>studiopelagos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38665</text:p>
          </table:table-cell>
          <table:table-cell table:style-name="ce2" office:value-type="string" calcext:value-type="string">
            <text:p>964598707</text:p>
          </table:table-cell>
          <table:table-cell office:value-type="string" calcext:value-type="string">
            <text:p>ΚΟΤΣΙΝΗΣ ΚΥΡΙΑΚΟΣ</text:p>
          </table:table-cell>
          <table:table-cell office:value-type="string" calcext:value-type="string">
            <text:p>ΚΟΤΣΙΝΗΣ ΚΥΡΙΑΚΟΣ ΕΝΟΙΚΙΑΖΟΜΕΝΑ ΔΙΑΜΕΡΙΣΜΑΤΑ</text:p>
          </table:table-cell>
          <table:table-cell table:style-name="ce2" office:value-type="string" calcext:value-type="string">
            <text:p>0698645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ΚΑΝΑΛΙΟΥ 0, 48100 ΚΑΝΑΛΙ ΠΡΕΒΕΖΑΣ ΠΡΕΒΕΖΑ</text:p>
          </table:table-cell>
          <table:table-cell office:value-type="string" calcext:value-type="string">
            <text:p>6947792794, 2682051719, 2682051719</text:p>
          </table:table-cell>
          <table:table-cell office:value-type="string" calcext:value-type="string">
            <text:p>kiriakoskotsin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39744</text:p>
          </table:table-cell>
          <table:table-cell table:style-name="ce2" office:value-type="string" calcext:value-type="string">
            <text:p>964602632</text:p>
          </table:table-cell>
          <table:table-cell table:number-columns-repeated="2" office:value-type="string" calcext:value-type="string">
            <text:p>ΚΟΤΣΙΝΗ ΜΑΡΓΑΡΙΤΑ</text:p>
          </table:table-cell>
          <table:table-cell table:style-name="ce2" office:value-type="string" calcext:value-type="string">
            <text:p>04126141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ΚΑΝΑΛΙΟΥ 0, 48100 ΚΑΝΑΛΙ ΠΡΕΒΕΖΑΣ ΠΡΕΒΕΖΑ</text:p>
          </table:table-cell>
          <table:table-cell office:value-type="string" calcext:value-type="string">
            <text:p>2682022137, 2682051719, 6937293843</text:p>
          </table:table-cell>
          <table:table-cell office:value-type="string" calcext:value-type="string">
            <text:p>info@margarita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281192</text:p>
          </table:table-cell>
          <table:table-cell table:style-name="ce2" office:value-type="string" calcext:value-type="string">
            <text:p>960205645</text:p>
          </table:table-cell>
          <table:table-cell table:number-columns-repeated="2" office:value-type="string" calcext:value-type="string">
            <text:p>ΑΚΡΙΤΑ ΒΑΣΙΛΙΚΗ</text:p>
          </table:table-cell>
          <table:table-cell table:style-name="ce2" office:value-type="string" calcext:value-type="string">
            <text:p>10136970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ΚΑΣΤΡΟΣΥΚΙΑΣ <text:s/>Τ.Θ. Α1 0, 48100 <text:s/>ΠΡΕΒΕΖΑ</text:p>
          </table:table-cell>
          <table:table-cell office:value-type="string" calcext:value-type="string">
            <text:p>2682054246, 2682054214</text:p>
          </table:table-cell>
          <table:table-cell office:value-type="string" calcext:value-type="string">
            <text:p>akritasge@msn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750111</text:p>
          </table:table-cell>
          <table:table-cell table:style-name="ce2" office:value-type="string" calcext:value-type="string">
            <text:p>962635477</text:p>
          </table:table-cell>
          <table:table-cell table:number-columns-repeated="2" office:value-type="string" calcext:value-type="string">
            <text:p>ΕΥΘΥΜΙΟΥ ΜΑΡΙΑ</text:p>
          </table:table-cell>
          <table:table-cell table:style-name="ce2" office:value-type="string" calcext:value-type="string">
            <text:p>10139555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ΛΟΥΤΣΑΣ 0, 48062 <text:s/>ΠΡΕΒΕΖΑ</text:p>
          </table:table-cell>
          <table:table-cell office:value-type="string" calcext:value-type="string">
            <text:p>2682056600, 2682056660, 69744303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44230</text:p>
          </table:table-cell>
          <table:table-cell table:style-name="ce2" office:value-type="string" calcext:value-type="string">
            <text:p>964621310</text:p>
          </table:table-cell>
          <table:table-cell table:number-columns-repeated="2" office:value-type="string" calcext:value-type="string">
            <text:p>ΤΑΣΣΗΣ ΝΙΚΟΛΑΟΣ</text:p>
          </table:table-cell>
          <table:table-cell table:style-name="ce2" office:value-type="string" calcext:value-type="string">
            <text:p>04512760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ΛΟΥΤΣΑΣ 0, 48062 <text:s/>ΠΡΕΒΕΖΑ</text:p>
          </table:table-cell>
          <table:table-cell office:value-type="string" calcext:value-type="string">
            <text:p>6945904498, 2682056657, 26820566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950273</text:p>
          </table:table-cell>
          <table:table-cell table:style-name="ce2" office:value-type="string" calcext:value-type="string">
            <text:p>963793927</text:p>
          </table:table-cell>
          <table:table-cell table:number-columns-repeated="2" office:value-type="string" calcext:value-type="string">
            <text:p>ΠΗΛΙΟΥ ΖΩΙΤΣΑ</text:p>
          </table:table-cell>
          <table:table-cell table:style-name="ce2" office:value-type="string" calcext:value-type="string">
            <text:p>03515533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ΛΟΥΤΣΑΣ 0, 48062 <text:s/>ΠΡΕΒΕΖΑ</text:p>
          </table:table-cell>
          <table:table-cell office:value-type="string" calcext:value-type="string">
            <text:p>2682056670, 2682056670, 6946243318, 6937044151</text:p>
          </table:table-cell>
          <table:table-cell office:value-type="string" calcext:value-type="string">
            <text:p>Hotel-Petrin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80137</text:p>
          </table:table-cell>
          <table:table-cell table:style-name="ce2" office:value-type="string" calcext:value-type="string">
            <text:p>964848560</text:p>
          </table:table-cell>
          <table:table-cell table:number-columns-repeated="2" office:value-type="string" calcext:value-type="string">
            <text:p>ΚΑΡΔΑΝΗΣ ΘΕΟΔΩΡΟΣ</text:p>
          </table:table-cell>
          <table:table-cell table:style-name="ce2" office:value-type="string" calcext:value-type="string">
            <text:p>02731590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ΓΑ 0, 48060 <text:s/>ΠΑΡΓΑ</text:p>
          </table:table-cell>
          <table:table-cell office:value-type="string" calcext:value-type="string">
            <text:p>2684032245, 2684032245, 6937683424</text:p>
          </table:table-cell>
          <table:table-cell office:value-type="string" calcext:value-type="string">
            <text:p>GardenhouseParga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30080379</text:p>
          </table:table-cell>
          <table:table-cell table:style-name="ce2" office:value-type="string" calcext:value-type="string">
            <text:p>964851423</text:p>
          </table:table-cell>
          <table:table-cell table:number-columns-repeated="2" office:value-type="string" calcext:value-type="string">
            <text:p>ΚΑΡΔΑΝΗΣ ΚΩΝΣΤΑΝΤΙΝΟΣ</text:p>
          </table:table-cell>
          <table:table-cell table:style-name="ce2" office:value-type="string" calcext:value-type="string">
            <text:p>03093726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ΓΑ 0, 48060 <text:s/>ΠΡΕΒΕΖΑ</text:p>
          </table:table-cell>
          <table:table-cell office:value-type="string" calcext:value-type="string">
            <text:p>6945568739, 2684032353, 26840322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ΠΡΕΒΕΖΑΣ</text:p>
          </table:table-cell>
          <table:table-cell table:style-name="ce2" office:value-type="string" calcext:value-type="string">
            <text:p>21/2016/000029820156</text:p>
          </table:table-cell>
          <table:table-cell table:style-name="ce2" office:value-type="string" calcext:value-type="string">
            <text:p>963032770</text:p>
          </table:table-cell>
          <table:table-cell table:number-columns-repeated="2" office:value-type="string" calcext:value-type="string">
            <text:p>ΖΕΝΕΜΠΙΣΗΣ ΣΠΥΡΟΣ</text:p>
          </table:table-cell>
          <table:table-cell table:style-name="ce2" office:value-type="string" calcext:value-type="string">
            <text:p>0251821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ΠΗΛΙΑΔΟΥ 4, 48100 ΠΡΕΒΕΖΑΣ ΠΡΕΒΕΖΑ</text:p>
          </table:table-cell>
          <table:table-cell office:value-type="string" calcext:value-type="string">
            <text:p>2682051852, 2682051852, 69374357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ΕΘΥΜΝΟΥ</text:p>
          </table:table-cell>
          <table:table-cell table:style-name="ce2" office:value-type="string" calcext:value-type="string">
            <text:p>21/2016/000029963865</text:p>
          </table:table-cell>
          <table:table-cell table:style-name="ce2" office:value-type="string" calcext:value-type="string">
            <text:p>963910770</text:p>
          </table:table-cell>
          <table:table-cell office:value-type="string" calcext:value-type="string">
            <text:p>ΓΙΑΣΑΦΑΚΗΣ ΚΩΝΣΤΑΝΤΙΝΟΣ</text:p>
          </table:table-cell>
          <table:table-cell office:value-type="string" calcext:value-type="string">
            <text:p>KRITI STUDIOS</text:p>
          </table:table-cell>
          <table:table-cell table:style-name="ce2" office:value-type="string" calcext:value-type="string">
            <text:p>02730616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Α ΓΑΛΗΝΗ 0, 74056 <text:s/>ΑΓΙΑ ΓΑΛΗΝΗ</text:p>
          </table:table-cell>
          <table:table-cell office:value-type="float" office:value="6948940492" calcext:value-type="float">
            <text:p>69489404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ΕΘΥΜΝΟΥ</text:p>
          </table:table-cell>
          <table:table-cell table:style-name="ce2" office:value-type="string" calcext:value-type="string">
            <text:p>21/2016/000029573712</text:p>
          </table:table-cell>
          <table:table-cell table:style-name="ce2" office:value-type="string" calcext:value-type="string">
            <text:p>961709948</text:p>
          </table:table-cell>
          <table:table-cell office:value-type="string" calcext:value-type="string">
            <text:p>ΠΑΠΑΔΟΥΡΑΚΗΣ Ε. ΠΑΠΑΔΟΥΡΑΚΗ Α. ΟΕ</text:p>
          </table:table-cell>
          <table:table-cell office:value-type="string" calcext:value-type="string">
            <text:p>ΤΟ ΛΙΒΑΔΙ</text:p>
          </table:table-cell>
          <table:table-cell table:style-name="ce2" office:value-type="string" calcext:value-type="string">
            <text:p>02855402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ΕΥΚΟΓΕΙΑ 0, 74060 ΡΕΘΥΜΝΟ ΡΕΘΥΜΝΟ</text:p>
          </table:table-cell>
          <table:table-cell office:value-type="string" calcext:value-type="string">
            <text:p>6972505735, 28320322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ΕΘΥΜΝΟΥ</text:p>
          </table:table-cell>
          <table:table-cell table:style-name="ce2" office:value-type="string" calcext:value-type="string">
            <text:p>21/2016/000029571645</text:p>
          </table:table-cell>
          <table:table-cell table:style-name="ce2" office:value-type="string" calcext:value-type="string">
            <text:p>961700697</text:p>
          </table:table-cell>
          <table:table-cell table:number-columns-repeated="2" office:value-type="string" calcext:value-type="string">
            <text:p>ΣΤΑΥΓΙΑΝΟΥΔΑΚΗ ΝΙΚΗ</text:p>
          </table:table-cell>
          <table:table-cell table:style-name="ce2" office:value-type="string" calcext:value-type="string">
            <text:p>06366667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ΡΙΟΥ 0, 74060 ΜΥΡΘΙΟΣ <text:s/>ΡΕΘΥΜΝΟ</text:p>
          </table:table-cell>
          <table:table-cell office:value-type="string" calcext:value-type="string">
            <text:p>6936657961, 2832031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ΕΘΥΜΝΟΥ</text:p>
          </table:table-cell>
          <table:table-cell table:style-name="ce2" office:value-type="string" calcext:value-type="string">
            <text:p>21/2016/000030081431</text:p>
          </table:table-cell>
          <table:table-cell table:style-name="ce2" office:value-type="string" calcext:value-type="string">
            <text:p>964863944</text:p>
          </table:table-cell>
          <table:table-cell office:value-type="string" calcext:value-type="string">
            <text:p>ΠΡΕΝΤΑΚΗΣ ΧΑΡ. ΕΜΜΑΝΟΥΗΛ</text:p>
          </table:table-cell>
          <table:table-cell office:value-type="string" calcext:value-type="string">
            <text:p>ΒΑΒΙΣ</text:p>
          </table:table-cell>
          <table:table-cell table:style-name="ce2" office:value-type="string" calcext:value-type="string">
            <text:p>13145252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.Θ 5167 0, 74100 ΣΚΑΛΕΤΑ ΡΕΘΥΜΝΟ</text:p>
          </table:table-cell>
          <table:table-cell office:value-type="string" calcext:value-type="string">
            <text:p>2831071193, 28310718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ΕΘΥΜΝΟΥ</text:p>
          </table:table-cell>
          <table:table-cell table:style-name="ce2" office:value-type="string" calcext:value-type="string">
            <text:p>21/2016/000029572061</text:p>
          </table:table-cell>
          <table:table-cell table:style-name="ce2" office:value-type="string" calcext:value-type="string">
            <text:p>961702429</text:p>
          </table:table-cell>
          <table:table-cell office:value-type="string" calcext:value-type="string">
            <text:p>ΦΡΥΓΑΝΑΚΗ ΑΝΑΣΤΑΣΙΑ</text:p>
          </table:table-cell>
          <table:table-cell office:value-type="string" calcext:value-type="string">
            <text:p>ΑΝΑΣΤΑΣΙΑ ΣΠΙΤΙ ΤΩΝ ΚΟΥΡΗΤΩΝ</text:p>
          </table:table-cell>
          <table:table-cell table:style-name="ce2" office:value-type="string" calcext:value-type="string">
            <text:p>033233426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Β ΤΑΞΗΣ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ΖΑΝΑΚΙΑΝΑ 0, 74052 ΜΑΡΓΑΡΙΤΕΣ ΡΕΘΥΜΝΟ</text:p>
          </table:table-cell>
          <table:table-cell office:value-type="string" calcext:value-type="string">
            <text:p>2834092350, 6945722052, 2831055828</text:p>
          </table:table-cell>
          <table:table-cell office:value-type="string" calcext:value-type="string">
            <text:p>kouritonhouse yahoo.gr, www.kouritonhous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ΡΟΔΟΠΗ</text:p>
          </table:table-cell>
          <table:table-cell table:style-name="ce2" office:value-type="string" calcext:value-type="string">
            <text:p>21/2016/000029923488</text:p>
          </table:table-cell>
          <table:table-cell table:style-name="ce2" office:value-type="string" calcext:value-type="string">
            <text:p>963656061</text:p>
          </table:table-cell>
          <table:table-cell office:value-type="string" calcext:value-type="string">
            <text:p>ΣΤΕΦΑΝΟΣ ΠΑΠΑΝΑΣΤΑΣΙΟΥ <text:s/>Α.Ε. ΑΝΩΝΥΜ ΕΜΠΟΡ. ΒΙΟΜΗΧ. ΞΕΝΟΔΟΧΙΑΚΗ ΤΟΥΡΙΣΤΙΚΗ ΕΤΑΙΡΕΙΑ</text:p>
          </table:table-cell>
          <table:table-cell office:value-type="string" calcext:value-type="string">
            <text:p>CRIS <text:s/>EVE</text:p>
          </table:table-cell>
          <table:table-cell table:style-name="ce2" office:value-type="string" calcext:value-type="string">
            <text:p>09406459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3 ΧΙΛ.ΚΟΜΟΤΗΝΗΣ-ΑΛΕΞ/ΠΟΛΗΣ 0, 69100 ΡΟΔΟΠΗΣ ΚΟΜΟΤΗΝΗ</text:p>
          </table:table-cell>
          <table:table-cell office:value-type="string" calcext:value-type="string">
            <text:p>2531033560, 6944052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ΡΟΔΟΠΗ</text:p>
          </table:table-cell>
          <table:table-cell table:style-name="ce2" office:value-type="string" calcext:value-type="string">
            <text:p>21/2016/000029738884</text:p>
          </table:table-cell>
          <table:table-cell table:style-name="ce2" office:value-type="string" calcext:value-type="string">
            <text:p>962540632</text:p>
          </table:table-cell>
          <table:table-cell office:value-type="string" calcext:value-type="string">
            <text:p>ΝΙΚΟΛΑΟΣ Γ ΧΡΥΣΟΧΟΙΔΗΣ ΑΕ</text:p>
          </table:table-cell>
          <table:table-cell office:value-type="string" calcext:value-type="string">
            <text:p>ΑΝΑΤΟΛΙΑ</text:p>
          </table:table-cell>
          <table:table-cell table:style-name="ce2" office:value-type="string" calcext:value-type="string">
            <text:p>09408537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ΧΙΑΛΟΥ 53, 69100 ΡΟΔΟΠΗΣ ΚΟΜΟΤΗΝΗ</text:p>
          </table:table-cell>
          <table:table-cell office:value-type="string" calcext:value-type="string">
            <text:p>25310-362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493183</text:p>
          </table:table-cell>
          <table:table-cell table:style-name="ce2" office:value-type="string" calcext:value-type="string">
            <text:p>961293782</text:p>
          </table:table-cell>
          <table:table-cell office:value-type="string" calcext:value-type="string">
            <text:p>ΞΕΝΟΔΟΧΕΙΑΚΕΣ ΤΟΥΡΙΣΤΙΚΕΣ ΕΠΙΧΕΙΡΗΣΕΙΣ ΚΡΙΤΩΝ ΒΑΡΒΟΥΝΗΣ ΕΠΕ</text:p>
          </table:table-cell>
          <table:table-cell office:value-type="string" calcext:value-type="string">
            <text:p>ΚΡΙΤΩΝ</text:p>
          </table:table-cell>
          <table:table-cell table:style-name="ce2" office:value-type="string" calcext:value-type="string">
            <text:p>0941664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ΑΘΥ 0, 83100 ΣΑΜΟΣ ΣΑΜΟΣ</text:p>
          </table:table-cell>
          <table:table-cell office:value-type="float" office:value="2273023156" calcext:value-type="float">
            <text:p>2273023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980014</text:p>
          </table:table-cell>
          <table:table-cell table:style-name="ce2" office:value-type="string" calcext:value-type="string">
            <text:p>964111409</text:p>
          </table:table-cell>
          <table:table-cell table:number-columns-repeated="2" office:value-type="string" calcext:value-type="string">
            <text:p>ΞΕΝΟΔΟΧΕΙΑ - ΤΟΥΡΙΣΜΟΣ ΤΣΟΥΜΙΔΗ ΑΕ</text:p>
          </table:table-cell>
          <table:table-cell table:style-name="ce2" office:value-type="string" calcext:value-type="string">
            <text:p>09424237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ΜΠΟΣ ΜΑΡΑΘΟΚΑΜΠΟΥ 0, 83102 <text:s/>ΜΑΡΑΘΟΚΑΜΠΟΣ</text:p>
          </table:table-cell>
          <table:table-cell office:value-type="string" calcext:value-type="string">
            <text:p>6970118284, 2273037007</text:p>
          </table:table-cell>
          <table:table-cell office:value-type="string" calcext:value-type="string">
            <text:p>www.pelagosapartments.gr, pelagosapt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637211</text:p>
          </table:table-cell>
          <table:table-cell table:style-name="ce2" office:value-type="string" calcext:value-type="string">
            <text:p>962097856</text:p>
          </table:table-cell>
          <table:table-cell office:value-type="string" calcext:value-type="string">
            <text:p>ΞΕΝ ΚΑΙ ΤΟΥΡ ΕΠΙΧ ΚΑΡΛΟΒΑΣΙΟΥ ΣΑΜΟΥ ΕΜΜ.ΧΙΩΤΗ Α.Ε.</text:p>
          </table:table-cell>
          <table:table-cell office:value-type="string" calcext:value-type="string">
            <text:p>ΜΕΡΟΠΗ</text:p>
          </table:table-cell>
          <table:table-cell table:style-name="ce2" office:value-type="string" calcext:value-type="string">
            <text:p>0940453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ΛΟΒΑΣΙ 0, 83200 ΚΑΡΛΟΒΑΣΙ ΣΑΜΟΣ</text:p>
          </table:table-cell>
          <table:table-cell office:value-type="string" calcext:value-type="string">
            <text:p>2273032510, 22730326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753937</text:p>
          </table:table-cell>
          <table:table-cell table:style-name="ce2" office:value-type="string" calcext:value-type="string">
            <text:p>962682483</text:p>
          </table:table-cell>
          <table:table-cell office:value-type="string" calcext:value-type="string">
            <text:p>ΧΡΙΣΤΙΝΙΔΗΣ <text:s/>Ξ.Ε.Τ.Ε. <text:s/>Α.Ε.</text:p>
          </table:table-cell>
          <table:table-cell office:value-type="string" calcext:value-type="string">
            <text:p>ΞΕΝΟΔΟΧΕΙΟ <text:s/>ΑΙΓΑΙΟ</text:p>
          </table:table-cell>
          <table:table-cell table:style-name="ce2" office:value-type="string" calcext:value-type="string">
            <text:p>09408729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ΛΟΒΑΣΙ 0, 83200 ΣΑΜΟΥ ΚΑΡΛΟΒΑΣΙ</text:p>
          </table:table-cell>
          <table:table-cell office:value-type="string" calcext:value-type="string">
            <text:p>2273033466, 2273035413</text:p>
          </table:table-cell>
          <table:table-cell office:value-type="string" calcext:value-type="string">
            <text:p>info@aegionhotel.gr, www.aegion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402445</text:p>
          </table:table-cell>
          <table:table-cell table:style-name="ce2" office:value-type="string" calcext:value-type="string">
            <text:p>960830280</text:p>
          </table:table-cell>
          <table:table-cell office:value-type="string" calcext:value-type="string">
            <text:p>KERVELI VILLAGE ΞΕΝΟΔΟΧΕΙΑΚΕΣ - ΤΟΥΡΙΣΤΙΚΕΣ - ΕΜΠΟΡΙΚΕΣ EΠΙΧ/ΣΕΙΣ ΒΑΣΙΛΕΙΟΣ ΒΑΣΙΛΕΙΟΥ Α.Ε</text:p>
          </table:table-cell>
          <table:table-cell office:value-type="string" calcext:value-type="string">
            <text:p>KERVELI VILLAGE <text:s/>ΑΕ</text:p>
          </table:table-cell>
          <table:table-cell table:style-name="ce2" office:value-type="string" calcext:value-type="string">
            <text:p>0941663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ΕΡΒΕΛΗ 0, 83100 ΣΑΜΟΣ ΣΑΜΟΣ</text:p>
          </table:table-cell>
          <table:table-cell office:value-type="string" calcext:value-type="string">
            <text:p>2273023006, 2273023006</text:p>
          </table:table-cell>
          <table:table-cell office:value-type="string" calcext:value-type="string">
            <text:p>info@kerveli.gr, www.kervel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592680</text:p>
          </table:table-cell>
          <table:table-cell table:style-name="ce2" office:value-type="string" calcext:value-type="string">
            <text:p>961850900</text:p>
          </table:table-cell>
          <table:table-cell office:value-type="string" calcext:value-type="string">
            <text:p>ΞΕΝΟΔΟΧΕΙΑΚΕΣ <text:s/>ΤΟΥΡΙΣΤΙΚΕΣ ΕΠΙΧΕΙΡΗΣΕΙΣ Α.Ε. <text:s/>ΑΦΟΙ <text:s/>Θ. ΔΗΛΑΝΑ</text:p>
          </table:table-cell>
          <table:table-cell office:value-type="string" calcext:value-type="string">
            <text:p>KERKIS <text:s/>BAY <text:s/>HOTEL</text:p>
          </table:table-cell>
          <table:table-cell table:style-name="ce2" office:value-type="string" calcext:value-type="string">
            <text:p>0942424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ΑΡΑΘΟΚΑΜΠΟΣ 0, 83102 ΣΑΜΟΥ ΜΑΡΑΘΟΚΑΜΠΟΣ</text:p>
          </table:table-cell>
          <table:table-cell office:value-type="string" calcext:value-type="string">
            <text:p>2273037202, 2273037372</text:p>
          </table:table-cell>
          <table:table-cell office:value-type="string" calcext:value-type="string">
            <text:p>info@kerkisbayhotel.com, www.kerkis-ba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979377</text:p>
          </table:table-cell>
          <table:table-cell table:style-name="ce2" office:value-type="string" calcext:value-type="string">
            <text:p>964102961</text:p>
          </table:table-cell>
          <table:table-cell office:value-type="string" calcext:value-type="string">
            <text:p>ΔΗΛΑΝΑΣ <text:s/>ΣΩΚΡΑΤΗΣ</text:p>
          </table:table-cell>
          <table:table-cell office:value-type="string" calcext:value-type="string">
            <text:p>ΔΗΛΑΝΑΣ ΣΩΚΡΑΤΗΣ</text:p>
          </table:table-cell>
          <table:table-cell table:style-name="ce2" office:value-type="string" calcext:value-type="string">
            <text:p>01991584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ΟΣ ΜΑΡΑΘΟΚΑΜΠΟΥ 0, 83102 <text:s/>ΜΑΡΑΘΟΚΑΜΠΟΣ</text:p>
          </table:table-cell>
          <table:table-cell office:value-type="string" calcext:value-type="string">
            <text:p>2273037202, 2273037372</text:p>
          </table:table-cell>
          <table:table-cell office:value-type="string" calcext:value-type="string">
            <text:p>info@samosapartment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992879</text:p>
          </table:table-cell>
          <table:table-cell table:style-name="ce2" office:value-type="string" calcext:value-type="string">
            <text:p>964298129</text:p>
          </table:table-cell>
          <table:table-cell office:value-type="string" calcext:value-type="string">
            <text:p>ΞΕΝΟΔΟΧΕΙΑΚΕΣ-ΤΟΥΡΙΣΤΙΚΕΣ ΕΠΙΧΕΙΡΗΣΕΙΣ ΥΔΡΑΙΟΥ ΑΕ</text:p>
          </table:table-cell>
          <table:table-cell office:value-type="string" calcext:value-type="string">
            <text:p>ΑΝΘΟΥΣΑ</text:p>
          </table:table-cell>
          <table:table-cell table:style-name="ce2" office:value-type="string" calcext:value-type="string">
            <text:p>09416641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ΛΑΤΕΙΑ ΓΡΗΓΟΡΙΟΥ Ε 3, 83100 ΣΑΜΟΣ ΣΑΜΟΣ</text:p>
          </table:table-cell>
          <table:table-cell office:value-type="string" calcext:value-type="string">
            <text:p>2273024423, 2273025196</text:p>
          </table:table-cell>
          <table:table-cell office:value-type="string" calcext:value-type="string">
            <text:p>hotelanthousa@gmail.com, www.hotelanthous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869464</text:p>
          </table:table-cell>
          <table:table-cell table:style-name="ce2" office:value-type="string" calcext:value-type="string">
            <text:p>963262057</text:p>
          </table:table-cell>
          <table:table-cell office:value-type="string" calcext:value-type="string">
            <text:p>ΜΟΣΧΟΝΑΣ ΕΜΜ. ΓΕΩΡΓΙΟΣ</text:p>
          </table:table-cell>
          <table:table-cell office:value-type="string" calcext:value-type="string">
            <text:p>EL CORAL</text:p>
          </table:table-cell>
          <table:table-cell table:style-name="ce2" office:value-type="string" calcext:value-type="string">
            <text:p>0209104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ΤΟΚΑΚΙ 0, 83103 <text:s/>ΠΥΘΑΓΟΡΕΙΟ</text:p>
          </table:table-cell>
          <table:table-cell office:value-type="string" calcext:value-type="string">
            <text:p>2273061604, 2273061919</text:p>
          </table:table-cell>
          <table:table-cell office:value-type="string" calcext:value-type="string">
            <text:p>el-coral@otenet.gr, www.elcora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30082314</text:p>
          </table:table-cell>
          <table:table-cell table:style-name="ce2" office:value-type="string" calcext:value-type="string">
            <text:p>964873824</text:p>
          </table:table-cell>
          <table:table-cell office:value-type="string" calcext:value-type="string">
            <text:p>ΜΑΡΙΟΣ <text:s/>Τ. <text:s/>ΚΑΡΑΓΙΑΝΝΗΣ ΑΝΩΝΥΜΗ ΞΕΝΟΔΟΧΕΙΑΚΗ ΚΑΙ ΤΟΥΡΙΣΤΙΚΗ ΕΤΑΙΡΕΙΑ</text:p>
          </table:table-cell>
          <table:table-cell office:value-type="string" calcext:value-type="string">
            <text:p>ΑΚΤΗ ΓΛΥΚΟΡΙΖΑ</text:p>
          </table:table-cell>
          <table:table-cell table:style-name="ce2" office:value-type="string" calcext:value-type="string">
            <text:p>0941660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ΥΘΑΓΟΡΕΙΟ 0, 83103 <text:s/>ΠΥΘΑΓΟΡΕΙΟ</text:p>
          </table:table-cell>
          <table:table-cell office:value-type="string" calcext:value-type="string">
            <text:p>2273061500, 2273061500</text:p>
          </table:table-cell>
          <table:table-cell office:value-type="string" calcext:value-type="string">
            <text:p>hotel@glicorisa.com, www.glicoris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30078470</text:p>
          </table:table-cell>
          <table:table-cell table:style-name="ce2" office:value-type="string" calcext:value-type="string">
            <text:p>964832240</text:p>
          </table:table-cell>
          <table:table-cell office:value-type="string" calcext:value-type="string">
            <text:p>ΞΕΝ/ΚΕΣ-ΤΟΥΡ/ΚΕΣ-ΕΜΠΟΡΙΚΕΣ ΕΠΙΧ/ΣΕΙΣ ΓΕΩΡΓΙΟΣ <text:s/>ΜΑΡΙΑ ΚΑΝΙΣΤΡΑ ΑΕ</text:p>
          </table:table-cell>
          <table:table-cell office:value-type="string" calcext:value-type="string">
            <text:p>ΚΟΛΠΟΣ ΜΑΡΙΤΣΑ</text:p>
          </table:table-cell>
          <table:table-cell table:style-name="ce2" office:value-type="string" calcext:value-type="string">
            <text:p>09416631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ΥΘΑΓΟΡΕΙΟ 0, 83103 <text:s/>ΠΥΘΑΓΟΡΕΙΟ</text:p>
          </table:table-cell>
          <table:table-cell office:value-type="string" calcext:value-type="string">
            <text:p>2273062213, 2273061933</text:p>
          </table:table-cell>
          <table:table-cell office:value-type="string" calcext:value-type="string">
            <text:p>maritsa-bay-hotel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ΑΜΟΥ</text:p>
          </table:table-cell>
          <table:table-cell table:style-name="ce2" office:value-type="string" calcext:value-type="string">
            <text:p>21/2016/000029670853</text:p>
          </table:table-cell>
          <table:table-cell table:style-name="ce2" office:value-type="string" calcext:value-type="string">
            <text:p>962231152</text:p>
          </table:table-cell>
          <table:table-cell office:value-type="string" calcext:value-type="string">
            <text:p>ΕΜΜΑΝ. Θ. ΠΑΠΑΘΕΟΔΩΡΟΥ ΞΕΝΟΔΟΧΕΙΑΚΑΙ-ΓΕΝΙΚΑΙ ΕΠΙΧΕΙΡΗΣΕΙΣ ΠΥΘΑΓΟΡΕΙΟΥ ΣΑΜΟΥ ΑΝΩΝΥΜΟΣ ΕΤΑΙΡΕΙΑ</text:p>
          </table:table-cell>
          <table:table-cell office:value-type="string" calcext:value-type="string">
            <text:p>APPOLLON</text:p>
          </table:table-cell>
          <table:table-cell table:style-name="ce2" office:value-type="string" calcext:value-type="string">
            <text:p>09412036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ΥΘΑΓΟΡΕΙΟ 0, 83103 ΣΑΜΟΣ ΣΑΜΟΣ</text:p>
          </table:table-cell>
          <table:table-cell office:value-type="string" calcext:value-type="string">
            <text:p>2273061683, 2273061682</text:p>
          </table:table-cell>
          <table:table-cell office:value-type="string" calcext:value-type="string">
            <text:p>apollon3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858127</text:p>
          </table:table-cell>
          <table:table-cell table:style-name="ce2" office:value-type="string" calcext:value-type="string">
            <text:p>963194714</text:p>
          </table:table-cell>
          <table:table-cell table:number-columns-repeated="2" office:value-type="string" calcext:value-type="string">
            <text:p>ΕΛΕΥΘΕΡΙΟΣ ΜΠΑΔΑΣ ΜΙΧΑΗΛ ΧΑΤΖΗΧΡΙΣΤΙΔΗΣ ΓΕΩΡΓΙΟΣ ΣΑΒΒΙΔΗΣ ΟΕ</text:p>
          </table:table-cell>
          <table:table-cell table:style-name="ce2" office:value-type="string" calcext:value-type="string">
            <text:p>9994183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ΚΙΣΤΡΟ -, 62300 <text:s/>ΣΙΔΗΡΟΚΑΣΤΡΟ</text:p>
          </table:table-cell>
          <table:table-cell office:value-type="string" calcext:value-type="string">
            <text:p>2323041008, 69867676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599836</text:p>
          </table:table-cell>
          <table:table-cell table:style-name="ce2" office:value-type="string" calcext:value-type="string">
            <text:p>961924457</text:p>
          </table:table-cell>
          <table:table-cell office:value-type="string" calcext:value-type="string">
            <text:p>ΞΕΝΟΔΟΧΕΙΑΚΕΣ ΕΠΙΧΕΙΡΗΣΕΙΣ ΜΠΕΛΒΕΝΤΕΡΕ ΑΕ</text:p>
          </table:table-cell>
          <table:table-cell office:value-type="string" calcext:value-type="string">
            <text:p>VILLA BELLES HOTEL</text:p>
          </table:table-cell>
          <table:table-cell table:style-name="ce2" office:value-type="string" calcext:value-type="string">
            <text:p>0992089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ΚΡΙΤΟΧΩΡΙ 0, 62043 ΣΙΔΗΡΟΚΑΣΤΡΟ ΣΙΔΗΡΟΚΑΣΤΡΟ</text:p>
          </table:table-cell>
          <table:table-cell office:value-type="string" calcext:value-type="string">
            <text:p>2323071200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703902</text:p>
          </table:table-cell>
          <table:table-cell table:style-name="ce2" office:value-type="string" calcext:value-type="string">
            <text:p>962400833</text:p>
          </table:table-cell>
          <table:table-cell office:value-type="string" calcext:value-type="string">
            <text:p>Δ.ΓΙΑΝΝΟΠΟΥΛΟΣ-Α.ΤΣΟΥΚΑΛΟΣ</text:p>
          </table:table-cell>
          <table:table-cell office:value-type="string" calcext:value-type="string">
            <text:p>ΜΗΤΡΟΠΟΛΙΣ</text:p>
          </table:table-cell>
          <table:table-cell table:style-name="ce2" office:value-type="string" calcext:value-type="string">
            <text:p>08250710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.ΣΟΛΩΜΟΥ 49, 62100 ΣΕΡΡΩΝ ΣΕΡΡΕΣ</text:p>
          </table:table-cell>
          <table:table-cell office:value-type="float" office:value="2321022271" calcext:value-type="float">
            <text:p>23210222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446999</text:p>
          </table:table-cell>
          <table:table-cell table:style-name="ce2" office:value-type="string" calcext:value-type="string">
            <text:p>961096699</text:p>
          </table:table-cell>
          <table:table-cell table:number-columns-repeated="2" office:value-type="string" calcext:value-type="string">
            <text:p>ΤΟΥΛΚΕΡΙΔΗΣ ΙΩΑ.ΚΩΝΣΤΑΝΤΙΝΟΣ</text:p>
          </table:table-cell>
          <table:table-cell table:style-name="ce2" office:value-type="string" calcext:value-type="string">
            <text:p>0360452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ΤΩ ΠΟΡΟΙΑ 0, 62055 <text:s/>ΚΑΤΩ ΠΟΡΟΙΑ</text:p>
          </table:table-cell>
          <table:table-cell office:value-type="float" office:value="2327028180" calcext:value-type="float">
            <text:p>2327028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30071429</text:p>
          </table:table-cell>
          <table:table-cell table:style-name="ce2" office:value-type="string" calcext:value-type="string">
            <text:p>964771822</text:p>
          </table:table-cell>
          <table:table-cell table:number-columns-repeated="2" office:value-type="string" calcext:value-type="string">
            <text:p>ΑΛΑΤΖΙΔΗΣ ΘΕΟΔΩΡΟΣ</text:p>
          </table:table-cell>
          <table:table-cell table:style-name="ce2" office:value-type="string" calcext:value-type="string">
            <text:p>10031296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ΕΡΚΙΝΗ 0, 62055 <text:s/>ΚΑΤΩ ΠΟΡΟΙΑ</text:p>
          </table:table-cell>
          <table:table-cell office:value-type="float" office:value="6932031940" calcext:value-type="float">
            <text:p>6932031940</text:p>
          </table:table-cell>
          <table:table-cell office:value-type="string" calcext:value-type="string">
            <text:p>ixnilatiskerkini@yahoo.com, www.ixnilat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678967</text:p>
          </table:table-cell>
          <table:table-cell table:style-name="ce2" office:value-type="string" calcext:value-type="string">
            <text:p>962295270</text:p>
          </table:table-cell>
          <table:table-cell office:value-type="string" calcext:value-type="string">
            <text:p>ΑΛΕΞΑΝΤΕΡ Α.Ε. ΞΕΝΟΔΟΧΕΙΑΚΩΝ ΚΑΙ ΕΜΠΚΩΝ ΕΠΙΧΕΙΡ</text:p>
          </table:table-cell>
          <table:table-cell office:value-type="string" calcext:value-type="string">
            <text:p>ΑΛΕΞΑΝΤΕΡ Α.Ε.</text:p>
          </table:table-cell>
          <table:table-cell table:style-name="ce2" office:value-type="string" calcext:value-type="string">
            <text:p>09416970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ΕΥΚΩΝΑΣ 0, 62100 <text:s/>ΣΕΡΡΕΣ</text:p>
          </table:table-cell>
          <table:table-cell office:value-type="float" office:value="2321078777" calcext:value-type="float">
            <text:p>23210787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678938</text:p>
          </table:table-cell>
          <table:table-cell table:style-name="ce2" office:value-type="string" calcext:value-type="string">
            <text:p>962294955</text:p>
          </table:table-cell>
          <table:table-cell office:value-type="string" calcext:value-type="string">
            <text:p>ΑΚΡΟΠΟΛ ΑΝΩΝΥΜΗ ΕΤΑΙΡΙΑ ΞΕΝΟΔΟΧΕΙΑΚΩΝ ΤΟΥΡΙΣΤΙΚΩΝ</text:p>
          </table:table-cell>
          <table:table-cell office:value-type="string" calcext:value-type="string">
            <text:p>ΑΚΡΟΠΟΛ Α.Ε.</text:p>
          </table:table-cell>
          <table:table-cell table:style-name="ce2" office:value-type="string" calcext:value-type="string">
            <text:p>99897724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ΛΕΥΚΩΝΑΣ 0, 62100 <text:s/>ΣΕΡΡΕΣ</text:p>
          </table:table-cell>
          <table:table-cell office:value-type="float" office:value="2321078880" calcext:value-type="float">
            <text:p>23210788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375183</text:p>
          </table:table-cell>
          <table:table-cell table:style-name="ce2" office:value-type="string" calcext:value-type="string">
            <text:p>960715866</text:p>
          </table:table-cell>
          <table:table-cell office:value-type="string" calcext:value-type="string">
            <text:p>ΑΦΟΙ Γ.ΠΑΤΡΙΚΙΟΥ Ο.Ε.</text:p>
          </table:table-cell>
          <table:table-cell office:value-type="string" calcext:value-type="string">
            <text:p>ΞΕΝΟΔΟΧΕΙΟ ΓΑΛΑΞΙΑΣ</text:p>
          </table:table-cell>
          <table:table-cell table:style-name="ce2" office:value-type="string" calcext:value-type="string">
            <text:p>0814919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ΝΑΓΗ ΤΣΑΛΔΑΡΗ 1, 62123 <text:s/>ΣΕΡΡΕΣ</text:p>
          </table:table-cell>
          <table:table-cell office:value-type="string" calcext:value-type="string">
            <text:p>2321099669, 2321099650</text:p>
          </table:table-cell>
          <table:table-cell office:value-type="string" calcext:value-type="string">
            <text:p>galaxy@ser.forth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ΕΡΡΩΝ</text:p>
          </table:table-cell>
          <table:table-cell table:style-name="ce2" office:value-type="string" calcext:value-type="string">
            <text:p>21/2016/000029306843</text:p>
          </table:table-cell>
          <table:table-cell table:style-name="ce2" office:value-type="string" calcext:value-type="string">
            <text:p>960357500</text:p>
          </table:table-cell>
          <table:table-cell office:value-type="string" calcext:value-type="string">
            <text:p>ΓΑΛΛΙΟΥ ΑΝΑΣΤΑΣΙΑ</text:p>
          </table:table-cell>
          <table:table-cell office:value-type="string" calcext:value-type="string">
            <text:p>ΞΕΝΩΝΑΣ ΛΙΜΝΑΙΟ</text:p>
          </table:table-cell>
          <table:table-cell table:style-name="ce2" office:value-type="string" calcext:value-type="string">
            <text:p>06978200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ΧΡΥΣΟΧΩΡΑΦΑ 0, 62400 ΣΕΡΡΩΝ </text:p>
          </table:table-cell>
          <table:table-cell office:value-type="string" calcext:value-type="string">
            <text:p>2325051581, 23250515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85912</text:p>
          </table:table-cell>
          <table:table-cell table:style-name="ce2" office:value-type="string" calcext:value-type="string">
            <text:p>964204776</text:p>
          </table:table-cell>
          <table:table-cell office:value-type="string" calcext:value-type="string">
            <text:p>ΧΡΙΣΤΙΝΗ ΑΛΕΞΑΝΔΡΑ</text:p>
          </table:table-cell>
          <table:table-cell office:value-type="string" calcext:value-type="string">
            <text:p>KALLISTI STUDIOS</text:p>
          </table:table-cell>
          <table:table-cell table:style-name="ce2" office:value-type="string" calcext:value-type="string">
            <text:p>04561935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ΝΩΝΤΑΣ 00, 37003 <text:s/>ΣΚΟΠΕΛΟΣ</text:p>
          </table:table-cell>
          <table:table-cell office:value-type="float" office:value="2424024033" calcext:value-type="float">
            <text:p>2424024033</text:p>
          </table:table-cell>
          <table:table-cell office:value-type="string" calcext:value-type="string">
            <text:p>cristinisroom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609266</text:p>
          </table:table-cell>
          <table:table-cell table:style-name="ce2" office:value-type="string" calcext:value-type="string">
            <text:p>961997334</text:p>
          </table:table-cell>
          <table:table-cell office:value-type="string" calcext:value-type="string">
            <text:p>ΜΑΛΑΜΑΤΕΝΙΟΥ ΑΓΓΕΛΙΚΗ <text:s text:c="3"/>ΣΙΑ Ο.Ε.</text:p>
          </table:table-cell>
          <table:table-cell office:value-type="string" calcext:value-type="string">
            <text:p>ΤΕΣΣΕΡΕΙΣ ΕΠΟΧΕΣ</text:p>
          </table:table-cell>
          <table:table-cell table:style-name="ce2" office:value-type="string" calcext:value-type="string">
            <text:p>09958567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ΛΟΝΝΗΣΟΣ 00, 37005 ΜΑΓΝΗΣΙΑΣ ΑΛΟΝΝΗΣΟΣ</text:p>
          </table:table-cell>
          <table:table-cell office:value-type="string" calcext:value-type="string">
            <text:p>2424065070, 2424066101, 6945468591, 2424066161</text:p>
          </table:table-cell>
          <table:table-cell office:value-type="string" calcext:value-type="string">
            <text:p>info@4epochesalonnisos.com, www.4epochesalonnis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35258</text:p>
          </table:table-cell>
          <table:table-cell table:style-name="ce2" office:value-type="string" calcext:value-type="string">
            <text:p>960991505</text:p>
          </table:table-cell>
          <table:table-cell office:value-type="string" calcext:value-type="string">
            <text:p>ΝΑΣΤΟΥ ΕΥΑΓΓΕΛΙΑ</text:p>
          </table:table-cell>
          <table:table-cell office:value-type="string" calcext:value-type="string">
            <text:p>ΑΙΟΛΟΣ</text:p>
          </table:table-cell>
          <table:table-cell table:style-name="ce2" office:value-type="string" calcext:value-type="string">
            <text:p>04310600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ΡΑΗ <text:s/>5, 37002 <text:s/>ΣΚΙΑΘΟΣ</text:p>
          </table:table-cell>
          <table:table-cell office:value-type="float" office:value="2427021402" calcext:value-type="float">
            <text:p>2427021402</text:p>
          </table:table-cell>
          <table:table-cell office:value-type="string" calcext:value-type="string">
            <text:p>aiolosguesthouse@hotmail.co.u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34669</text:p>
          </table:table-cell>
          <table:table-cell table:style-name="ce2" office:value-type="string" calcext:value-type="string">
            <text:p>960988478</text:p>
          </table:table-cell>
          <table:table-cell office:value-type="string" calcext:value-type="string">
            <text:p>ΜΑΘΗΝΟΣ ΓΕΩΡΓΙΟΣ</text:p>
          </table:table-cell>
          <table:table-cell office:value-type="string" calcext:value-type="string">
            <text:p>ΚΥΡΑ ΦΡΟΣΥΝΗ</text:p>
          </table:table-cell>
          <table:table-cell table:style-name="ce2" office:value-type="string" calcext:value-type="string">
            <text:p>10785982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ΟΡΑΗ 5, 37002 <text:s/>ΣΚΙΑΘΟΣ</text:p>
          </table:table-cell>
          <table:table-cell office:value-type="string" calcext:value-type="string">
            <text:p>6937118903, 2427021693</text:p>
          </table:table-cell>
          <table:table-cell office:value-type="string" calcext:value-type="string">
            <text:p>efixry@hotmail.com, www.kirafrosin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594892</text:p>
          </table:table-cell>
          <table:table-cell table:style-name="ce2" office:value-type="string" calcext:value-type="string">
            <text:p>961877802</text:p>
          </table:table-cell>
          <table:table-cell office:value-type="string" calcext:value-type="string">
            <text:p>ΒΟΥΛΓΑΡΗΣ ΝΙΚΟΛΑΟΣ</text:p>
          </table:table-cell>
          <table:table-cell office:value-type="string" calcext:value-type="string">
            <text:p>ARIS JUNIOR</text:p>
          </table:table-cell>
          <table:table-cell table:style-name="ce2" office:value-type="string" calcext:value-type="string">
            <text:p>064612320</text:p>
          </table:table-cell>
          <table:table-cell office:value-type="string" calcext:value-type="string">
            <text:p>ΤΟΥΡΙΑΣΤΙΚΕΣ ΕΠΙΠΛΩΜΕΝΕΣ ΚΑΤΟΙΚΙΕΣ - ΕΠΑΥΛΕΙΣ</text:p>
          </table:table-cell>
          <table:table-cell office:value-type="string" calcext:value-type="string">
            <text:p>ΑΝΕΞΑΡΤΗΤΩ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.ΚΛΗΜΑ 00, 37003 <text:s/>ΣΚΟΠΕΛΟΣ</text:p>
          </table:table-cell>
          <table:table-cell office:value-type="string" calcext:value-type="string">
            <text:p>2424033687, 2421052522, 6948661125</text:p>
          </table:table-cell>
          <table:table-cell office:value-type="string" calcext:value-type="string">
            <text:p>arisskopel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47197</text:p>
          </table:table-cell>
          <table:table-cell table:style-name="ce2" office:value-type="string" calcext:value-type="string">
            <text:p>963776950</text:p>
          </table:table-cell>
          <table:table-cell office:value-type="string" calcext:value-type="string">
            <text:p>ΠΑΤΣΗΣ ΝΙΚΟΛΑΟΣ</text:p>
          </table:table-cell>
          <table:table-cell office:value-type="string" calcext:value-type="string">
            <text:p>MIRA MARE</text:p>
          </table:table-cell>
          <table:table-cell table:style-name="ce2" office:value-type="string" calcext:value-type="string">
            <text:p>06530432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Ο ΚΛΗΜΑ 00, 37004 <text:s/>ΓΛΩΣΣΑ</text:p>
          </table:table-cell>
          <table:table-cell office:value-type="float" office:value="2424022823" calcext:value-type="float">
            <text:p>2424022823</text:p>
          </table:table-cell>
          <table:table-cell office:value-type="string" calcext:value-type="string">
            <text:p>skopelosmiramare@yahoo.gr, www.skopelosmiramar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599442</text:p>
          </table:table-cell>
          <table:table-cell table:style-name="ce2" office:value-type="string" calcext:value-type="string">
            <text:p>961920430</text:p>
          </table:table-cell>
          <table:table-cell office:value-type="string" calcext:value-type="string">
            <text:p>ΚΩΝΣΤΑΝΤΑΚΗ ΟΥΡΑΝΙΑ</text:p>
          </table:table-cell>
          <table:table-cell office:value-type="string" calcext:value-type="string">
            <text:p>NINA APARTMENTS</text:p>
          </table:table-cell>
          <table:table-cell table:style-name="ce2" office:value-type="string" calcext:value-type="string">
            <text:p>0425145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Ο ΚΛΗΜΑ 00, 37004 <text:s/>ΓΛΩΣΣΑ</text:p>
          </table:table-cell>
          <table:table-cell office:value-type="string" calcext:value-type="string">
            <text:p>2424033468, 2424033468</text:p>
          </table:table-cell>
          <table:table-cell office:value-type="string" calcext:value-type="string">
            <text:p>info@nina-apartments.gr, http://www.nina-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743578</text:p>
          </table:table-cell>
          <table:table-cell table:style-name="ce2" office:value-type="string" calcext:value-type="string">
            <text:p>962572145</text:p>
          </table:table-cell>
          <table:table-cell office:value-type="string" calcext:value-type="string">
            <text:p>ΧΟΒΟΛΟ Α.Ε. ΝΙΚ. <text:s/>ΑΛΕΞ. ΔΙΑΜΑΝΤΟΥ <text:s/>Τ.Ξ.Ε.</text:p>
          </table:table-cell>
          <table:table-cell office:value-type="string" calcext:value-type="string">
            <text:p>ΧΟΒΟΛΟ</text:p>
          </table:table-cell>
          <table:table-cell table:style-name="ce2" office:value-type="string" calcext:value-type="string">
            <text:p>09418015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 ΚΛΗΜΑ 00, 37004 <text:s/>ΓΛΩΣΣΑ</text:p>
          </table:table-cell>
          <table:table-cell office:value-type="string" calcext:value-type="string">
            <text:p>24240 33151</text:p>
          </table:table-cell>
          <table:table-cell office:value-type="string" calcext:value-type="string">
            <text:p>info@hovoloapartments.gr, www.hovolo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813183</text:p>
          </table:table-cell>
          <table:table-cell table:style-name="ce2" office:value-type="string" calcext:value-type="string">
            <text:p>962954408</text:p>
          </table:table-cell>
          <table:table-cell office:value-type="string" calcext:value-type="string">
            <text:p>HOLIDAYS A.E.</text:p>
          </table:table-cell>
          <table:table-cell office:value-type="string" calcext:value-type="string">
            <text:p>ELIOS HOLIDAYS</text:p>
          </table:table-cell>
          <table:table-cell table:style-name="ce2" office:value-type="string" calcext:value-type="string">
            <text:p>0995845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Ο ΚΛΗΜΑ 00, 37004 ΕΛΙΟΣ ΓΛΩΣΣΑ</text:p>
          </table:table-cell>
          <table:table-cell office:value-type="string" calcext:value-type="string">
            <text:p>2424033717, 2424033140</text:p>
          </table:table-cell>
          <table:table-cell office:value-type="string" calcext:value-type="string">
            <text:p>www.skopeloshotels.eu, gm.elios@skopeloshotels.eu, elios@skopeloshotels.e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41254</text:p>
          </table:table-cell>
          <table:table-cell table:style-name="ce2" office:value-type="string" calcext:value-type="string">
            <text:p>961034764</text:p>
          </table:table-cell>
          <table:table-cell office:value-type="string" calcext:value-type="string">
            <text:p>ΑΛΕΞΙΟΥ ΑΘΑΝΑΣΙΑ</text:p>
          </table:table-cell>
          <table:table-cell office:value-type="string" calcext:value-type="string">
            <text:p>ELENISTUDIOS</text:p>
          </table:table-cell>
          <table:table-cell table:style-name="ce2" office:value-type="string" calcext:value-type="string">
            <text:p>06589378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ΤΗΤΗΡΙ 00, 37005 <text:s/>ΑΛΟΝΝΗΣΟΣ</text:p>
          </table:table-cell>
          <table:table-cell office:value-type="float" office:value="2424065149" calcext:value-type="float">
            <text:p>2424065149</text:p>
          </table:table-cell>
          <table:table-cell office:value-type="string" calcext:value-type="string">
            <text:p>info@elenistudios.com, www.elenistudi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881685</text:p>
          </table:table-cell>
          <table:table-cell table:style-name="ce2" office:value-type="string" calcext:value-type="string">
            <text:p>963396849</text:p>
          </table:table-cell>
          <table:table-cell office:value-type="string" calcext:value-type="string">
            <text:p>ΙΩΑΝΝΟΥ Α.Ε.ΞΕΝΟΔΟΧΕΙΑΚΗ-ΚΑΤΑΣΚΕΥΑΣΤΙΚΗ-ΕΜΠΟΡΙΚΗ</text:p>
          </table:table-cell>
          <table:table-cell office:value-type="string" calcext:value-type="string">
            <text:p>ΞΕΝΟΔΟΧΕΙΟ ΑΡΕΤΟΥΣΑ</text:p>
          </table:table-cell>
          <table:table-cell table:style-name="ce2" office:value-type="string" calcext:value-type="string">
            <text:p>0944637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ΙΑΘΟΣ 00, 37002 ΜΑΓΝΗΣΙΑΣ ΣΚΙΑΘΟΣ</text:p>
          </table:table-cell>
          <table:table-cell office:value-type="float" office:value="2427024333" calcext:value-type="float">
            <text:p>2427024333</text:p>
          </table:table-cell>
          <table:table-cell office:value-type="string" calcext:value-type="string">
            <text:p>aretousahotel@gmail.com, www.hotelaretous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21990</text:p>
          </table:table-cell>
          <table:table-cell table:style-name="ce2" office:value-type="string" calcext:value-type="string">
            <text:p>963648391</text:p>
          </table:table-cell>
          <table:table-cell office:value-type="string" calcext:value-type="string">
            <text:p>ΝΙΚΟΛΑΟΥ Γ. Α.Ε.</text:p>
          </table:table-cell>
          <table:table-cell office:value-type="string" calcext:value-type="string">
            <text:p>DOLPHIN HOTEL</text:p>
          </table:table-cell>
          <table:table-cell table:style-name="ce2" office:value-type="string" calcext:value-type="string">
            <text:p>0942056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, 37003 ΜΑΓΝΗΣΙΑΣ ΣΚΟΠΕΛΟΣ</text:p>
          </table:table-cell>
          <table:table-cell office:value-type="string" calcext:value-type="string">
            <text:p>2424023015, 2424023016</text:p>
          </table:table-cell>
          <table:table-cell office:value-type="string" calcext:value-type="string">
            <text:p>www.hoteldolphin.gr, info@hoteldolphin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898751</text:p>
          </table:table-cell>
          <table:table-cell table:style-name="ce2" office:value-type="string" calcext:value-type="string">
            <text:p>963538311</text:p>
          </table:table-cell>
          <table:table-cell table:number-columns-repeated="2" office:value-type="string" calcext:value-type="string">
            <text:p>ΠΡΟΒΙΑ ΣΠΥΡΙΔΟΥΛΑ</text:p>
          </table:table-cell>
          <table:table-cell table:style-name="ce2" office:value-type="string" calcext:value-type="string">
            <text:p>0493262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</text:p>
          </table:table-cell>
          <table:table-cell office:value-type="string" calcext:value-type="string">
            <text:p>2424023861, 6936978311</text:p>
          </table:table-cell>
          <table:table-cell office:value-type="string" calcext:value-type="string">
            <text:p>www.skopelosrooms.net, info@skopelosrooms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589455</text:p>
          </table:table-cell>
          <table:table-cell table:style-name="ce2" office:value-type="string" calcext:value-type="string">
            <text:p>961823713</text:p>
          </table:table-cell>
          <table:table-cell office:value-type="string" calcext:value-type="string">
            <text:p>ΠΑΠΑΔΟΠΟΥΛΟΣ ΧΡΗΣΤΟΣ</text:p>
          </table:table-cell>
          <table:table-cell office:value-type="string" calcext:value-type="string">
            <text:p>ΠΡΟΔΡΟΜΙΝΑ</text:p>
          </table:table-cell>
          <table:table-cell table:style-name="ce2" office:value-type="string" calcext:value-type="string">
            <text:p>03715350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6975741350, 2424022172, 2424024496</text:p>
          </table:table-cell>
          <table:table-cell office:value-type="string" calcext:value-type="string">
            <text:p>apro56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305042</text:p>
          </table:table-cell>
          <table:table-cell table:style-name="ce2" office:value-type="string" calcext:value-type="string">
            <text:p>960349205</text:p>
          </table:table-cell>
          <table:table-cell office:value-type="string" calcext:value-type="string">
            <text:p>ΛΕΜΟΝΗΣ ΣΠΥΡΙΔΩΝ</text:p>
          </table:table-cell>
          <table:table-cell office:value-type="string" calcext:value-type="string">
            <text:p>ΑΛΜΠΑΝΤΡΟΣ</text:p>
          </table:table-cell>
          <table:table-cell table:style-name="ce2" office:value-type="string" calcext:value-type="string">
            <text:p>10791267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2424023957, 2424023964</text:p>
          </table:table-cell>
          <table:table-cell office:value-type="string" calcext:value-type="string">
            <text:p>albatros.skopelos@gmail.com, www.albatros.skopel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04846</text:p>
          </table:table-cell>
          <table:table-cell table:style-name="ce2" office:value-type="string" calcext:value-type="string">
            <text:p>963562089</text:p>
          </table:table-cell>
          <table:table-cell office:value-type="string" calcext:value-type="string">
            <text:p>ΖΕΡΒΑΣ ΣΠΥΡΙΔΩΝ</text:p>
          </table:table-cell>
          <table:table-cell office:value-type="string" calcext:value-type="string">
            <text:p>ΞΕΝΟΔΟΧΕΙΟ ΝΤΕΝΙΖ</text:p>
          </table:table-cell>
          <table:table-cell table:style-name="ce2" office:value-type="string" calcext:value-type="string">
            <text:p>04069805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6946045084, 2424022678</text:p>
          </table:table-cell>
          <table:table-cell office:value-type="string" calcext:value-type="string">
            <text:p>www.denise.gr, deniseskopelos@gmail.com , info@denise.gr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73474</text:p>
          </table:table-cell>
          <table:table-cell table:style-name="ce2" office:value-type="string" calcext:value-type="string">
            <text:p>961210698</text:p>
          </table:table-cell>
          <table:table-cell office:value-type="string" calcext:value-type="string">
            <text:p>HOLIDAYS Α.Ε.</text:p>
          </table:table-cell>
          <table:table-cell office:value-type="string" calcext:value-type="string">
            <text:p>SKOPELOS HOLIDAYS</text:p>
          </table:table-cell>
          <table:table-cell table:style-name="ce2" office:value-type="string" calcext:value-type="string">
            <text:p>0995845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5 ΑΣΤΕΡΩΝ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2424024301, 2424024302 </text:p>
          </table:table-cell>
          <table:table-cell office:value-type="string" calcext:value-type="string">
            <text:p>holidays@skopeloshotels.eu <text:s/>, www.skopeloshotels.eu <text:s text:c="5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80080</text:p>
          </table:table-cell>
          <table:table-cell table:style-name="ce2" office:value-type="string" calcext:value-type="string">
            <text:p>964112260</text:p>
          </table:table-cell>
          <table:table-cell office:value-type="string" calcext:value-type="string">
            <text:p>ΡΟΔΙΟΥ ΕΥΛΑΛΙΑ</text:p>
          </table:table-cell>
          <table:table-cell office:value-type="string" calcext:value-type="string">
            <text:p>SMILE STELLA STUDIOS</text:p>
          </table:table-cell>
          <table:table-cell table:style-name="ce2" office:value-type="string" calcext:value-type="string">
            <text:p>04561932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6945247329, 2424024179</text:p>
          </table:table-cell>
          <table:table-cell office:value-type="string" calcext:value-type="string">
            <text:p>stella@stellaskopelos.gr, www.stellaskopel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02413</text:p>
          </table:table-cell>
          <table:table-cell table:style-name="ce2" office:value-type="string" calcext:value-type="string">
            <text:p>960830095</text:p>
          </table:table-cell>
          <table:table-cell office:value-type="string" calcext:value-type="string">
            <text:p>ΛΕΜΟΝΗΣ ΚΩΝ/ΝΟΣ</text:p>
          </table:table-cell>
          <table:table-cell office:value-type="string" calcext:value-type="string">
            <text:p>ΟΥΤΟΠΙΑ</text:p>
          </table:table-cell>
          <table:table-cell table:style-name="ce2" office:value-type="string" calcext:value-type="string">
            <text:p>11356652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string" calcext:value-type="string">
            <text:p>6972730845, 2424029133</text:p>
          </table:table-cell>
          <table:table-cell office:value-type="string" calcext:value-type="string">
            <text:p>info@outopia-skopelos.gr, www.outopia-skopel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85643</text:p>
          </table:table-cell>
          <table:table-cell table:style-name="ce2" office:value-type="string" calcext:value-type="string">
            <text:p>964200227</text:p>
          </table:table-cell>
          <table:table-cell office:value-type="string" calcext:value-type="string">
            <text:p>ΧΡΙΣΤΙΝΗ ΑΛΕΞΑΝΔΡΑ</text:p>
          </table:table-cell>
          <table:table-cell office:value-type="string" calcext:value-type="string">
            <text:p>CHRISTINIS ROOMS</text:p>
          </table:table-cell>
          <table:table-cell table:style-name="ce2" office:value-type="string" calcext:value-type="string">
            <text:p>04561935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float" office:value="2424024033" calcext:value-type="float">
            <text:p>2424024033</text:p>
          </table:table-cell>
          <table:table-cell office:value-type="string" calcext:value-type="string">
            <text:p>christinisroom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30211</text:p>
          </table:table-cell>
          <table:table-cell table:style-name="ce2" office:value-type="string" calcext:value-type="string">
            <text:p>963690560</text:p>
          </table:table-cell>
          <table:table-cell office:value-type="string" calcext:value-type="string">
            <text:p>ΠΡΟΒΙΑΣ ΠΑΝΑΓΙΩΤΗΣ</text:p>
          </table:table-cell>
          <table:table-cell office:value-type="string" calcext:value-type="string">
            <text:p>HOTEL AGGELIKI</text:p>
          </table:table-cell>
          <table:table-cell table:style-name="ce2" office:value-type="string" calcext:value-type="string">
            <text:p>06659829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float" office:value="2424022442" calcext:value-type="float">
            <text:p>2424022442</text:p>
          </table:table-cell>
          <table:table-cell office:value-type="string" calcext:value-type="string">
            <text:p>hotel-aggeliki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26387</text:p>
          </table:table-cell>
          <table:table-cell table:style-name="ce2" office:value-type="string" calcext:value-type="string">
            <text:p>963671162</text:p>
          </table:table-cell>
          <table:table-cell office:value-type="string" calcext:value-type="string">
            <text:p>ΝΙΚΟΛΑΟΥ Γ. Α.Ε.</text:p>
          </table:table-cell>
          <table:table-cell office:value-type="string" calcext:value-type="string">
            <text:p>ΔΕΛΦΙΝΙ 1</text:p>
          </table:table-cell>
          <table:table-cell table:style-name="ce2" office:value-type="string" calcext:value-type="string">
            <text:p>0942056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float" office:value="2424023015" calcext:value-type="float">
            <text:p>2424023015</text:p>
          </table:table-cell>
          <table:table-cell office:value-type="string" calcext:value-type="string">
            <text:p>www.hoteldolphin.gr, delphini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927391</text:p>
          </table:table-cell>
          <table:table-cell table:style-name="ce2" office:value-type="string" calcext:value-type="string">
            <text:p>963676273</text:p>
          </table:table-cell>
          <table:table-cell office:value-type="string" calcext:value-type="string">
            <text:p>ΝΙΚΟΛΑΟΥ Γ. Α.Ε.</text:p>
          </table:table-cell>
          <table:table-cell office:value-type="string" calcext:value-type="string">
            <text:p>ΔΕΛΦΙΝΙ2</text:p>
          </table:table-cell>
          <table:table-cell table:style-name="ce2" office:value-type="string" calcext:value-type="string">
            <text:p>0942056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<text:s/>ΣΚΟΠΕΛΟΣ</text:p>
          </table:table-cell>
          <table:table-cell office:value-type="float" office:value="2424023015" calcext:value-type="float">
            <text:p>2424023015</text:p>
          </table:table-cell>
          <table:table-cell office:value-type="string" calcext:value-type="string">
            <text:p>www.hoteldolphin.gr, delphinihotel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08994</text:p>
          </table:table-cell>
          <table:table-cell table:style-name="ce2" office:value-type="string" calcext:value-type="string">
            <text:p>960855902</text:p>
          </table:table-cell>
          <table:table-cell office:value-type="string" calcext:value-type="string">
            <text:p>Ι. Ε. <text:s/>ΔΟΥΜΠΙΩΤΗ Ο.Ε</text:p>
          </table:table-cell>
          <table:table-cell office:value-type="string" calcext:value-type="string">
            <text:p>ΞΕΝΟΔΟΧΕΙΟ ΕΛΛΗ</text:p>
          </table:table-cell>
          <table:table-cell table:style-name="ce2" office:value-type="string" calcext:value-type="string">
            <text:p>08254518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ΜΑΓΝΗΣΙΑΣ ΣΚΟΠΕΛΟΣ</text:p>
          </table:table-cell>
          <table:table-cell office:value-type="string" calcext:value-type="string">
            <text:p>2421030200, 6944140814</text:p>
          </table:table-cell>
          <table:table-cell office:value-type="string" calcext:value-type="string">
            <text:p>info@elliskopelos.com, www.elliskopel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472520</text:p>
          </table:table-cell>
          <table:table-cell table:style-name="ce2" office:value-type="string" calcext:value-type="string">
            <text:p>961206753</text:p>
          </table:table-cell>
          <table:table-cell table:number-columns-repeated="2" office:value-type="string" calcext:value-type="string">
            <text:p>ΡΗΓΑΣ ΣΠΥΡΟΥ ΚΑΙ ΣΙΑ Α.Ε</text:p>
          </table:table-cell>
          <table:table-cell table:style-name="ce2" office:value-type="string" calcext:value-type="string">
            <text:p>09429264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ΠΕΛΟΣ 00, 37003 ΜΑΓΝΗΣΙΑΣ ΣΚΟΠΕΛΟΣ</text:p>
          </table:table-cell>
          <table:table-cell office:value-type="float" office:value="2424022142" calcext:value-type="float">
            <text:p>2424022142</text:p>
          </table:table-cell>
          <table:table-cell office:value-type="string" calcext:value-type="string">
            <text:p>rigas@skopeloshotels.e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ΠΟΡΑΔΩΝ</text:p>
          </table:table-cell>
          <table:table-cell table:style-name="ce2" office:value-type="string" calcext:value-type="string">
            <text:p>21/2016/000029365534</text:p>
          </table:table-cell>
          <table:table-cell table:style-name="ce2" office:value-type="string" calcext:value-type="string">
            <text:p>960661268</text:p>
          </table:table-cell>
          <table:table-cell office:value-type="string" calcext:value-type="string">
            <text:p>ΚΑΡΑΚΑΤΣΑΝΗ ΑΛΕΞΑΝΔΡΑ ΕΥΑΓΓΕΛΙΑ</text:p>
          </table:table-cell>
          <table:table-cell office:value-type="string" calcext:value-type="string">
            <text:p>VILLA ELLI</text:p>
          </table:table-cell>
          <table:table-cell table:style-name="ce2" office:value-type="string" calcext:value-type="string">
            <text:p>13620573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ΑΦΥΛΟΣ 00, 37003 <text:s/>ΣΤΑΦΥΛΟΣ</text:p>
          </table:table-cell>
          <table:table-cell office:value-type="float" office:value="2424023965" calcext:value-type="float">
            <text:p>2424023965</text:p>
          </table:table-cell>
          <table:table-cell office:value-type="string" calcext:value-type="string">
            <text:p>villaelli@skopelos.tra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986644</text:p>
          </table:table-cell>
          <table:table-cell table:style-name="ce2" office:value-type="string" calcext:value-type="string">
            <text:p>964217806</text:p>
          </table:table-cell>
          <table:table-cell table:number-columns-repeated="2" office:value-type="string" calcext:value-type="string">
            <text:p>ΜΠΑΤΣΗ ΝΙΚΟΛΕΤΤΑ</text:p>
          </table:table-cell>
          <table:table-cell table:style-name="ce2" office:value-type="string" calcext:value-type="string">
            <text:p>04520865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ΑΡΗ 0, 84100 ΚΥΚΛΑΔΩΝ ΣΥΡΟΣ</text:p>
          </table:table-cell>
          <table:table-cell office:value-type="float" office:value="6944139311" calcext:value-type="float">
            <text:p>69441393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599332</text:p>
          </table:table-cell>
          <table:table-cell table:style-name="ce2" office:value-type="string" calcext:value-type="string">
            <text:p>961919213</text:p>
          </table:table-cell>
          <table:table-cell office:value-type="string" calcext:value-type="string">
            <text:p>ΧΡΙΣΤΟΔΟΥΛΟΥ ΓΕΩΡΓΙΟΣ</text:p>
          </table:table-cell>
          <table:table-cell office:value-type="string" calcext:value-type="string">
            <text:p>AEGIALIS</text:p>
          </table:table-cell>
          <table:table-cell table:style-name="ce2" office:value-type="string" calcext:value-type="string">
            <text:p>04022879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ΑΛΗΣΣΑΣ 0, 84100 <text:s/>ΣΥΡΟΣ</text:p>
          </table:table-cell>
          <table:table-cell office:value-type="string" calcext:value-type="string">
            <text:p>22810-43822</text:p>
          </table:table-cell>
          <table:table-cell office:value-type="string" calcext:value-type="string">
            <text:p>aegialisstudiosroom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448942</text:p>
          </table:table-cell>
          <table:table-cell table:style-name="ce2" office:value-type="string" calcext:value-type="string">
            <text:p>961114312</text:p>
          </table:table-cell>
          <table:table-cell table:number-columns-repeated="2" office:value-type="string" calcext:value-type="string">
            <text:p>ΦΩΤΕΙΝΗ ΒΑΣ. ΒΑΜΒΑΚΑΡΗ</text:p>
          </table:table-cell>
          <table:table-cell table:style-name="ce2" office:value-type="string" calcext:value-type="string">
            <text:p>04194330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ΑΛΗΣΣΑΣ 00, 84100 <text:s/>ΣΥΡΟΣ</text:p>
          </table:table-cell>
          <table:table-cell office:value-type="float" office:value="2281042059" calcext:value-type="float">
            <text:p>2281042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382303</text:p>
          </table:table-cell>
          <table:table-cell table:style-name="ce2" office:value-type="string" calcext:value-type="string">
            <text:p>960743753</text:p>
          </table:table-cell>
          <table:table-cell table:number-columns-repeated="2" office:value-type="string" calcext:value-type="string">
            <text:p>ΝΗΣΑΚΙ Α.Ε.</text:p>
          </table:table-cell>
          <table:table-cell table:style-name="ce2" office:value-type="string" calcext:value-type="string">
            <text:p>0941978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.ΠΑΠΑΔΑΜ <text:s/>1, 84100 ΚΥΚΛΑΔΩΝ ΣΥΡΟΣ</text:p>
          </table:table-cell>
          <table:table-cell office:value-type="string" calcext:value-type="string">
            <text:p>22810-88200, 22810-82000</text:p>
          </table:table-cell>
          <table:table-cell office:value-type="string" calcext:value-type="string">
            <text:p>info@hotelnisaki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870795</text:p>
          </table:table-cell>
          <table:table-cell table:style-name="ce2" office:value-type="string" calcext:value-type="string">
            <text:p>963273500</text:p>
          </table:table-cell>
          <table:table-cell table:number-columns-repeated="2" office:value-type="string" calcext:value-type="string">
            <text:p>ΒΑΚΟΝΔΙΟΥ ΑΛΟΪΣΙΑ ΑΝΝΑ</text:p>
          </table:table-cell>
          <table:table-cell table:style-name="ce2" office:value-type="string" calcext:value-type="string">
            <text:p>03189986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ΓΑΣ ΓΙΑΛΟΣ 0, 84100 ΣΥΡΟΣ ΣΥΡΟΣ</text:p>
          </table:table-cell>
          <table:table-cell office:value-type="float" office:value="2281043055" calcext:value-type="float">
            <text:p>2281043055</text:p>
          </table:table-cell>
          <table:table-cell office:value-type="string" calcext:value-type="string">
            <text:p>www.agnadi-syros.gr, info@agnadi-syr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870531</text:p>
          </table:table-cell>
          <table:table-cell table:style-name="ce2" office:value-type="string" calcext:value-type="string">
            <text:p>963271182</text:p>
          </table:table-cell>
          <table:table-cell table:number-columns-repeated="2" office:value-type="string" calcext:value-type="string">
            <text:p>ΒΑΚΟΝΔΙΟΥ ΑΛΟΪΣΙΑ ΑΝΝΑ</text:p>
          </table:table-cell>
          <table:table-cell table:style-name="ce2" office:value-type="string" calcext:value-type="string">
            <text:p>03189986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ΓΑΣ ΓΥΑΛΟΣ 0, 84100 ΚΥΚΛΑΔΩΝ ΣΥΡΟΣ</text:p>
          </table:table-cell>
          <table:table-cell office:value-type="float" office:value="2281042995" calcext:value-type="float">
            <text:p>2281042995</text:p>
          </table:table-cell>
          <table:table-cell office:value-type="string" calcext:value-type="string">
            <text:p>info@agnadi-syros.gr, www.agnadi-syr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856663</text:p>
          </table:table-cell>
          <table:table-cell table:style-name="ce2" office:value-type="string" calcext:value-type="string">
            <text:p>963187461</text:p>
          </table:table-cell>
          <table:table-cell office:value-type="string" calcext:value-type="string">
            <text:p>ΜΟΥΣΤΑΚΑ ΘΕΟΔΩΡΑ</text:p>
          </table:table-cell>
          <table:table-cell office:value-type="string" calcext:value-type="string">
            <text:p>ΔΩΡΑ DORA</text:p>
          </table:table-cell>
          <table:table-cell table:style-name="ce2" office:value-type="string" calcext:value-type="string">
            <text:p>04393079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ΓΑΣ ΓΥΑΛΟΣ 0, 84100 ΠΕΡΙΦΕΡΕΙΑΚΗ ΕΝΟΤΗΤΑ ΣΥΡΟΥ ΔΗΜΟΣ ΣΥΡΟΥ - ΕΡΜΟΥΠΟΛΗΣ</text:p>
          </table:table-cell>
          <table:table-cell office:value-type="string" calcext:value-type="string">
            <text:p>22810-42552, 2281043680, 6936649484</text:p>
          </table:table-cell>
          <table:table-cell office:value-type="string" calcext:value-type="string">
            <text:p>info@dorastud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ΣΥΡΟΥ</text:p>
          </table:table-cell>
          <table:table-cell table:style-name="ce2" office:value-type="string" calcext:value-type="string">
            <text:p>21/2016/000029921105</text:p>
          </table:table-cell>
          <table:table-cell table:style-name="ce2" office:value-type="string" calcext:value-type="string">
            <text:p>963644023</text:p>
          </table:table-cell>
          <table:table-cell office:value-type="string" calcext:value-type="string">
            <text:p>ΚΟΥΚΟΥΒΕΣ ΓΕΩΡΓΙΟΣ</text:p>
          </table:table-cell>
          <table:table-cell office:value-type="string" calcext:value-type="string">
            <text:p>ΒΑΡΗ BEACH HOTEL</text:p>
          </table:table-cell>
          <table:table-cell table:style-name="ce2" office:value-type="string" calcext:value-type="string">
            <text:p>0787871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ΒΑΡΗΣ 0, 84100 <text:s/>ΣΥΡΟΣ</text:p>
          </table:table-cell>
          <table:table-cell office:value-type="string" calcext:value-type="string">
            <text:p>6932547154, 2281061822, 2281061289</text:p>
          </table:table-cell>
          <table:table-cell office:value-type="string" calcext:value-type="string">
            <text:p>info@vari-beach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ΗΝΟΥ</text:p>
          </table:table-cell>
          <table:table-cell table:style-name="ce2" office:value-type="string" calcext:value-type="string">
            <text:p>21/2016/000029711149</text:p>
          </table:table-cell>
          <table:table-cell table:style-name="ce2" office:value-type="string" calcext:value-type="string">
            <text:p>962429792</text:p>
          </table:table-cell>
          <table:table-cell office:value-type="string" calcext:value-type="string">
            <text:p>ΖΑΦΕΙΡΙΑ ΜΑΧΛΗ <text:s/>ΣΙΑ ΟΕ</text:p>
          </table:table-cell>
          <table:table-cell office:value-type="string" calcext:value-type="string">
            <text:p>ΞΕΝΟΔΟΧΕΙΟ <text:s/>ΑΦΡΟΔΙΤΗ</text:p>
          </table:table-cell>
          <table:table-cell table:style-name="ce2" office:value-type="string" calcext:value-type="string">
            <text:p>08202628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ΝΑΙΤΙΟΥ ΝΑΥΑΡΧΟΥ <text:s/>1, 84200 ΤΗΝΟΣ </text:p>
          </table:table-cell>
          <table:table-cell office:value-type="string" calcext:value-type="string">
            <text:p>6972316226, 2283021135, 2283023556, 2283022456</text:p>
          </table:table-cell>
          <table:table-cell office:value-type="string" calcext:value-type="string">
            <text:p>zefi-afrodite@hotmai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ΗΝΟΥ</text:p>
          </table:table-cell>
          <table:table-cell table:style-name="ce2" office:value-type="string" calcext:value-type="string">
            <text:p>21/2016/000029581061</text:p>
          </table:table-cell>
          <table:table-cell table:style-name="ce2" office:value-type="string" calcext:value-type="string">
            <text:p>961753515</text:p>
          </table:table-cell>
          <table:table-cell office:value-type="string" calcext:value-type="string">
            <text:p>ΒΕΡΣΑΛΗΣ ΕΜΜΑΝΟΥΗΛ ΤΟΥ ΑΠΟΣΤΟΛΟΥ</text:p>
          </table:table-cell>
          <table:table-cell office:value-type="string" calcext:value-type="string">
            <text:p>ΑΛΕΚΑΣ ROOMS</text:p>
          </table:table-cell>
          <table:table-cell table:style-name="ce2" office:value-type="string" calcext:value-type="string">
            <text:p>30255617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ΤΡΙΩΝ ΙΕΡΑΡΧΩΝ 4, 84200 ΤΗΝΟΣ ΤΗΝΟΣ</text:p>
          </table:table-cell>
          <table:table-cell office:value-type="string" calcext:value-type="string">
            <text:p>6949077713, 2283023786</text:p>
          </table:table-cell>
          <table:table-cell office:value-type="string" calcext:value-type="string">
            <text:p>info@summer-tim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602803</text:p>
          </table:table-cell>
          <table:table-cell table:style-name="ce2" office:value-type="string" calcext:value-type="string">
            <text:p>961955417</text:p>
          </table:table-cell>
          <table:table-cell table:number-columns-repeated="2" office:value-type="string" calcext:value-type="string">
            <text:p>ΤΣΑΡΔΙΔΟΥ ΣΤΕ ΕΥΘΑΛΙΑ</text:p>
          </table:table-cell>
          <table:table-cell table:style-name="ce2" office:value-type="string" calcext:value-type="string">
            <text:p>06666915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ΕΛΑΤΗ 0, 42032 <text:s/>ΠΥΛΗ</text:p>
          </table:table-cell>
          <table:table-cell office:value-type="float" office:value="2434071312" calcext:value-type="float">
            <text:p>2434071312</text:p>
          </table:table-cell>
          <table:table-cell office:value-type="string" calcext:value-type="string">
            <text:p>enkroup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814013</text:p>
          </table:table-cell>
          <table:table-cell table:style-name="ce2" office:value-type="string" calcext:value-type="string">
            <text:p>962960992</text:p>
          </table:table-cell>
          <table:table-cell office:value-type="string" calcext:value-type="string">
            <text:p>Β.Μ.ΣΙΜΟΥ ΟΕ</text:p>
          </table:table-cell>
          <table:table-cell office:value-type="string" calcext:value-type="string">
            <text:p>ΚΟΚΚΙΝΟΣ ΒΡΑΧΟΣ</text:p>
          </table:table-cell>
          <table:table-cell table:style-name="ce2" office:value-type="string" calcext:value-type="string">
            <text:p>99884615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ΛΑΤΗ ΤΡΙΚΑΛΩΝ 0, 42032 ΕΛΑΤΗ ΤΡΙΚΑΛΑ</text:p>
          </table:table-cell>
          <table:table-cell office:value-type="string" calcext:value-type="string">
            <text:p>2434071185, 6972925063, 6948947874</text:p>
          </table:table-cell>
          <table:table-cell office:value-type="string" calcext:value-type="string">
            <text:p>www.kokkinosvrachos.gr, info@kokkinosvrach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775935</text:p>
          </table:table-cell>
          <table:table-cell table:style-name="ce2" office:value-type="string" calcext:value-type="string">
            <text:p>962777442</text:p>
          </table:table-cell>
          <table:table-cell table:number-columns-repeated="2" office:value-type="string" calcext:value-type="string">
            <text:p>ΚΑΡΑΚΑΝΤΑΣ ΙΩΑΝΝΗΣ</text:p>
          </table:table-cell>
          <table:table-cell table:style-name="ce2" office:value-type="string" calcext:value-type="string">
            <text:p>04924023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ΝΑΡΗ 5, 42200 ΚΑΛΑΜΠΑΚΑ </text:p>
          </table:table-cell>
          <table:table-cell office:value-type="string" calcext:value-type="string">
            <text:p>6972544825, 2432079191, 2432024097</text:p>
          </table:table-cell>
          <table:table-cell office:value-type="string" calcext:value-type="string">
            <text:p>www.alsoshouse.gr, info@alsoshous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825966</text:p>
          </table:table-cell>
          <table:table-cell table:style-name="ce2" office:value-type="string" calcext:value-type="string">
            <text:p>963072273</text:p>
          </table:table-cell>
          <table:table-cell table:number-columns-repeated="2" office:value-type="string" calcext:value-type="string">
            <text:p>ΜΑΓΚΙΩΣΗ Α.Ε.</text:p>
          </table:table-cell>
          <table:table-cell table:style-name="ce2" office:value-type="string" calcext:value-type="string">
            <text:p>08299292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ΡΑΪΔΟΧΩΡΙ 0, 42032 <text:s/>ΠΥΛΗ</text:p>
          </table:table-cell>
          <table:table-cell office:value-type="float" office:value="2434091150" calcext:value-type="float">
            <text:p>2434091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348738</text:p>
          </table:table-cell>
          <table:table-cell table:style-name="ce2" office:value-type="string" calcext:value-type="string">
            <text:p>960542860</text:p>
          </table:table-cell>
          <table:table-cell office:value-type="string" calcext:value-type="string">
            <text:p>ΓΕΡΟΔΗΜΟΣ ΑΧΙΛΛΕΑΣ</text:p>
          </table:table-cell>
          <table:table-cell office:value-type="string" calcext:value-type="string">
            <text:p>ΑΓΝΑΝΤΙ</text:p>
          </table:table-cell>
          <table:table-cell table:style-name="ce2" office:value-type="string" calcext:value-type="string">
            <text:p>10028439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ΡΑΙΔΟΧΩΡΙ 0, 42032 ΠΥΛΗ ΤΡΙΚΑΛΑ</text:p>
          </table:table-cell>
          <table:table-cell office:value-type="float" office:value="2434091022" calcext:value-type="float">
            <text:p>2434091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995593</text:p>
          </table:table-cell>
          <table:table-cell table:style-name="ce2" office:value-type="string" calcext:value-type="string">
            <text:p>964334667</text:p>
          </table:table-cell>
          <table:table-cell office:value-type="string" calcext:value-type="string">
            <text:p>ΓΟΥΣΙΟΥ ΧΑΡΟΥΛΑ</text:p>
          </table:table-cell>
          <table:table-cell office:value-type="string" calcext:value-type="string">
            <text:p>ΞΕΝΟΝΑΣ ΅ΓΟΥΣΙΟΥ¨</text:p>
          </table:table-cell>
          <table:table-cell table:style-name="ce2" office:value-type="string" calcext:value-type="string">
            <text:p>10029555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ΕΡΑΙΔΟΧΩΡΙ 0, 42032 ΠΥΛΗ ΤΡΙΚΑΛΩΝ</text:p>
          </table:table-cell>
          <table:table-cell office:value-type="string" calcext:value-type="string">
            <text:p>24340-91014, 6977448294, 2431022522, 6932014315</text:p>
          </table:table-cell>
          <table:table-cell office:value-type="string" calcext:value-type="string">
            <text:p>info@xenonas-gousiou.gr, www.xenonas-gousio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749657</text:p>
          </table:table-cell>
          <table:table-cell table:style-name="ce2" office:value-type="string" calcext:value-type="string">
            <text:p>962629899</text:p>
          </table:table-cell>
          <table:table-cell table:number-columns-repeated="2" office:value-type="string" calcext:value-type="string">
            <text:p>ΑΦΟΙ ΠΑΠΑΠΟΥΛΙΟΥ ΑΞΤΕ</text:p>
          </table:table-cell>
          <table:table-cell table:style-name="ce2" office:value-type="string" calcext:value-type="string">
            <text:p>09419664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ΙΝΔΟΥ 58, 42200 ΚΑΛΑΜΠΑΚΑΣ ΚΑΛΑΜΠΑΚΑ</text:p>
          </table:table-cell>
          <table:table-cell office:value-type="string" calcext:value-type="string">
            <text:p>2432077444, 2432077445</text:p>
          </table:table-cell>
          <table:table-cell office:value-type="string" calcext:value-type="string">
            <text:p>info@hotel-orfeas.gr, www.hotel-orfea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ΤΡΙΚΑΛΩΝ</text:p>
          </table:table-cell>
          <table:table-cell table:style-name="ce2" office:value-type="string" calcext:value-type="string">
            <text:p>21/2016/000029505508</text:p>
          </table:table-cell>
          <table:table-cell table:style-name="ce2" office:value-type="string" calcext:value-type="string">
            <text:p>961346824</text:p>
          </table:table-cell>
          <table:table-cell office:value-type="string" calcext:value-type="string">
            <text:p>ΖΑΜΠΑΚΑΣ ΝΙΚΟΣ</text:p>
          </table:table-cell>
          <table:table-cell office:value-type="string" calcext:value-type="string">
            <text:p>ΠΑΝΟΡΑΜΑ</text:p>
          </table:table-cell>
          <table:table-cell table:style-name="ce2" office:value-type="string" calcext:value-type="string">
            <text:p>0509578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ΤΟΥΡΝΑΡΕΙΚΑ 0, 42032 ΤΡΙΚΑΛΩΝ ΤΡΙΚΑΛΑ</text:p>
          </table:table-cell>
          <table:table-cell office:value-type="string" calcext:value-type="string">
            <text:p>2434093000, 2434093000, 6979330630</text:p>
          </table:table-cell>
          <table:table-cell office:value-type="string" calcext:value-type="string">
            <text:p>zampakas-hotel@hotmail.com, www.zampakas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30060881</text:p>
          </table:table-cell>
          <table:table-cell table:style-name="ce2" office:value-type="string" calcext:value-type="string">
            <text:p>964706693</text:p>
          </table:table-cell>
          <table:table-cell office:value-type="string" calcext:value-type="string">
            <text:p>ΗΛΙΟΠΟΥΛΟΣ <text:s/>ΜΙΛΤΙΑΔΗΣ</text:p>
          </table:table-cell>
          <table:table-cell office:value-type="string" calcext:value-type="string">
            <text:p>ΝΟΥΦΑΡΑ</text:p>
          </table:table-cell>
          <table:table-cell table:style-name="ce2" office:value-type="string" calcext:value-type="string">
            <text:p>0170058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8ΗΣ <text:s/>ΟΚΤΩΒΡΙΟΥ 28, 35008 <text:s/>ΚΑΜΜΕΝΑ <text:s/>ΒΟΥΡΛΑ</text:p>
          </table:table-cell>
          <table:table-cell office:value-type="float" office:value="2235023028" calcext:value-type="float">
            <text:p>22350230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752127</text:p>
          </table:table-cell>
          <table:table-cell table:style-name="ce2" office:value-type="string" calcext:value-type="string">
            <text:p>962662956</text:p>
          </table:table-cell>
          <table:table-cell office:value-type="string" calcext:value-type="string">
            <text:p>ΜΑΖΙΩΤΗΣ <text:s/>ΔΗΜΟΣ</text:p>
          </table:table-cell>
          <table:table-cell office:value-type="string" calcext:value-type="string">
            <text:p>ΛΟΥΛΑ</text:p>
          </table:table-cell>
          <table:table-cell table:style-name="ce2" office:value-type="string" calcext:value-type="string">
            <text:p>01385455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28ΗΣ <text:s/>ΟΚΤΩΒΡΙΟΥ 8, 35008 ΚΑΜΜΕΝΑ <text:s/>ΒΟΥΡΛΑ ΚΑΜΜΕΝΑ <text:s/>ΒΟΥΡΛΑ</text:p>
          </table:table-cell>
          <table:table-cell office:value-type="string" calcext:value-type="string">
            <text:p>2235022784, 6978365863</text:p>
          </table:table-cell>
          <table:table-cell office:value-type="string" calcext:value-type="string">
            <text:p>mazioti.loula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961718</text:p>
          </table:table-cell>
          <table:table-cell table:style-name="ce2" office:value-type="string" calcext:value-type="string">
            <text:p>963887968</text:p>
          </table:table-cell>
          <table:table-cell office:value-type="string" calcext:value-type="string">
            <text:p>ΤΣΕΛΟΣ ΝΙΚΟΛΑΟΣ</text:p>
          </table:table-cell>
          <table:table-cell office:value-type="string" calcext:value-type="string">
            <text:p>ΒΙΛΑ ΖΩΗ</text:p>
          </table:table-cell>
          <table:table-cell table:style-name="ce2" office:value-type="string" calcext:value-type="string">
            <text:p>0740641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ΣΕΡΑΦΕΙΜ 1, 35009 <text:s/>ΜΩΛΟΣ</text:p>
          </table:table-cell>
          <table:table-cell office:value-type="string" calcext:value-type="string">
            <text:p>2235041395, 69386583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834851</text:p>
          </table:table-cell>
          <table:table-cell table:style-name="ce2" office:value-type="string" calcext:value-type="string">
            <text:p>963109888</text:p>
          </table:table-cell>
          <table:table-cell office:value-type="string" calcext:value-type="string">
            <text:p>ΚΑΣΟΥΝΗΣ <text:s/>ΑΘΑΝΑΣΙΟΣ</text:p>
          </table:table-cell>
          <table:table-cell office:value-type="string" calcext:value-type="string">
            <text:p>ΝΑΝΑ</text:p>
          </table:table-cell>
          <table:table-cell table:style-name="ce2" office:value-type="string" calcext:value-type="string">
            <text:p>0370358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Θ. ΔΙΑΚΟΥ 29, 35008 <text:s/>ΚΑΜΜΕΝΑ <text:s/>ΒΟΥΡΛΑ</text:p>
          </table:table-cell>
          <table:table-cell office:value-type="float" office:value="2235022378" calcext:value-type="float">
            <text:p>22350223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518694</text:p>
          </table:table-cell>
          <table:table-cell table:style-name="ce2" office:value-type="string" calcext:value-type="string">
            <text:p>961435882</text:p>
          </table:table-cell>
          <table:table-cell office:value-type="string" calcext:value-type="string">
            <text:p>ΜΠΑΣΑΝΟΣ <text:s/>ΠΑΝΑΓΙΩΤΗΣ</text:p>
          </table:table-cell>
          <table:table-cell office:value-type="string" calcext:value-type="string">
            <text:p>ΑΚΤΗ</text:p>
          </table:table-cell>
          <table:table-cell table:style-name="ce2" office:value-type="string" calcext:value-type="string">
            <text:p>0292234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. ΒΑΣΙΛΕΙΑΔΟΥ <text:s/>73, 35008 <text:s/>ΚΑΜΜΕΝΑ <text:s/>ΒΟΥΡΛΑ</text:p>
          </table:table-cell>
          <table:table-cell office:value-type="float" office:value="2235022211" calcext:value-type="float">
            <text:p>22350222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279597</text:p>
          </table:table-cell>
          <table:table-cell table:style-name="ce2" office:value-type="string" calcext:value-type="string">
            <text:p>960186727</text:p>
          </table:table-cell>
          <table:table-cell office:value-type="string" calcext:value-type="string">
            <text:p>ΣΧΟΙΝΑ <text:s/>ΑΛΕΞΑΝΔΡΑ</text:p>
          </table:table-cell>
          <table:table-cell office:value-type="string" calcext:value-type="string">
            <text:p>ΕΝΟΙΚΙΑΖΟΜΕΝΑ ΔΙΑΜΕΡΙΣΜΑΤΑ ALEX STUDIOS</text:p>
          </table:table-cell>
          <table:table-cell table:style-name="ce2" office:value-type="string" calcext:value-type="string">
            <text:p>064934172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ΛΥΦΑ ΦΘΙΩΤΙΔΑΣ 0, 35013 <text:s/>ΓΛΥΦΑ <text:s/>ΦΘΙΩΤΙΔΑΣ</text:p>
          </table:table-cell>
          <table:table-cell office:value-type="float" office:value="2238061157" calcext:value-type="float">
            <text:p>22380611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747370</text:p>
          </table:table-cell>
          <table:table-cell table:style-name="ce2" office:value-type="string" calcext:value-type="string">
            <text:p>962603875</text:p>
          </table:table-cell>
          <table:table-cell office:value-type="string" calcext:value-type="string">
            <text:p>ΓΕΡΟΓΙΑΝΝΗ ΜΑΡΙΑ</text:p>
          </table:table-cell>
          <table:table-cell office:value-type="string" calcext:value-type="string">
            <text:p>ΕΝΟΙΚΙΑΖΟΜΕΝΑ ΔΩΜΑΤΙΑ <text:s/>ΓΕΡΟΓΙΑΝΝΗ ΜΑΡΙΑ</text:p>
          </table:table-cell>
          <table:table-cell table:style-name="ce2" office:value-type="string" calcext:value-type="string">
            <text:p>04650377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ΔΩΔΕΚΑΝΗΣΟΥ 20, 35008 ΚΑΜΜΕΝΑ ΒΟΥΡΛΑ ΚΑΜΜΕΝΑ ΒΟΥΡΛΑ</text:p>
          </table:table-cell>
          <table:table-cell office:value-type="string" calcext:value-type="string">
            <text:p>2235022659, 22350226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517534</text:p>
          </table:table-cell>
          <table:table-cell table:style-name="ce2" office:value-type="string" calcext:value-type="string">
            <text:p>961422749</text:p>
          </table:table-cell>
          <table:table-cell office:value-type="string" calcext:value-type="string">
            <text:p>ΠΑΠΑΔΗΜΗΤΡΙΟΥ <text:s/>ΜΑΡΙΑ</text:p>
          </table:table-cell>
          <table:table-cell office:value-type="string" calcext:value-type="string">
            <text:p>ΞΕΝΟΔΟΧΕΙΟ ΡΙΤΣΑ</text:p>
          </table:table-cell>
          <table:table-cell table:style-name="ce2" office:value-type="string" calcext:value-type="string">
            <text:p>07205161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ΕΛ. ΒΕΝΙΖΕΛΟΥ 12, 35008 ΚΑΜΜΕΝΑ <text:s/>ΒΟΥΡΛΑ </text:p>
          </table:table-cell>
          <table:table-cell office:value-type="float" office:value="2235022304" calcext:value-type="float">
            <text:p>22350223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982701</text:p>
          </table:table-cell>
          <table:table-cell table:style-name="ce2" office:value-type="string" calcext:value-type="string">
            <text:p>964153164</text:p>
          </table:table-cell>
          <table:table-cell table:number-columns-repeated="2" office:value-type="string" calcext:value-type="string">
            <text:p>ΘΕΡΕΤΡΟ ΜΟΝΟΠΡΟΣΩΠΗ ΕΠΕ</text:p>
          </table:table-cell>
          <table:table-cell table:style-name="ce2" office:value-type="string" calcext:value-type="string">
            <text:p>09524955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ΡΑΒΟΜΥΛΟΣ 0, 35300 ΠΕΡΙΦΕΡΕΙΑΚΗ ΕΝΟΤΗΤΑ ΦΘΙΩΤΙΔΑΣ ΔΗΜΟΣ ΣΤΥΛΙΔΟΣ</text:p>
          </table:table-cell>
          <table:table-cell office:value-type="string" calcext:value-type="string">
            <text:p>22380-41440/415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596022</text:p>
          </table:table-cell>
          <table:table-cell table:style-name="ce2" office:value-type="string" calcext:value-type="string">
            <text:p>961889549</text:p>
          </table:table-cell>
          <table:table-cell office:value-type="string" calcext:value-type="string">
            <text:p>ΒΑΣΑΡΑΜΒΑ <text:s/>ΦΩΤΕΙΝΗ</text:p>
          </table:table-cell>
          <table:table-cell office:value-type="string" calcext:value-type="string">
            <text:p>ΦΩΤΕΙΝΗ</text:p>
          </table:table-cell>
          <table:table-cell table:style-name="ce2" office:value-type="string" calcext:value-type="string">
            <text:p>13687262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ΩΣΤΗ ΠΑΛΑΜΑ <text:s/>5, 35008 <text:s/>ΚΑΜΜΕΝΑ <text:s/>ΒΟΥΡΛΑ</text:p>
          </table:table-cell>
          <table:table-cell office:value-type="float" office:value="2235022335" calcext:value-type="float">
            <text:p>22350223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883067</text:p>
          </table:table-cell>
          <table:table-cell table:style-name="ce2" office:value-type="string" calcext:value-type="string">
            <text:p>963418423</text:p>
          </table:table-cell>
          <table:table-cell office:value-type="string" calcext:value-type="string">
            <text:p>ΜΑΤΣΟΥΚΑ <text:s/>ΓΕΩΡΓΙΑ</text:p>
          </table:table-cell>
          <table:table-cell office:value-type="string" calcext:value-type="string">
            <text:p>ΦΙΛΟΞΕΝΙΑ <text:s/>ΜΑΡΙΑΣ</text:p>
          </table:table-cell>
          <table:table-cell table:style-name="ce2" office:value-type="string" calcext:value-type="string">
            <text:p>11241472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<text:s/>ΥΠΑΤΗΣ 0, 35016 <text:s/>ΛΟΥΤΡΑ ΥΠΑΤΗΣ</text:p>
          </table:table-cell>
          <table:table-cell office:value-type="float" office:value="2231059776" calcext:value-type="float">
            <text:p>22310597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572467</text:p>
          </table:table-cell>
          <table:table-cell table:style-name="ce2" office:value-type="string" calcext:value-type="string">
            <text:p>961704295</text:p>
          </table:table-cell>
          <table:table-cell office:value-type="string" calcext:value-type="string">
            <text:p>ΜΑΤΣΟΥΚΑΣ <text:s/>ΒΑϊΟΣ</text:p>
          </table:table-cell>
          <table:table-cell office:value-type="string" calcext:value-type="string">
            <text:p>ΠΡΙΓΚΗΠΙΚΟΝ</text:p>
          </table:table-cell>
          <table:table-cell table:style-name="ce2" office:value-type="string" calcext:value-type="string">
            <text:p>03052135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<text:s/>ΥΠΑΤΗΣ 0, 35016 <text:s/>ΛΟΥΤΡΑ ΥΠΑΤΗΣ</text:p>
          </table:table-cell>
          <table:table-cell office:value-type="float" office:value="2231059312" calcext:value-type="float">
            <text:p>22310593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332312</text:p>
          </table:table-cell>
          <table:table-cell table:style-name="ce2" office:value-type="string" calcext:value-type="string">
            <text:p>960465332</text:p>
          </table:table-cell>
          <table:table-cell office:value-type="string" calcext:value-type="string">
            <text:p>ΧΑΤΖΗΝΙΚΟΥ ΧΑΡΟΥΛΑ</text:p>
          </table:table-cell>
          <table:table-cell office:value-type="string" calcext:value-type="string">
            <text:p>ΡΕΧ ΠΟΛΙΤΗ</text:p>
          </table:table-cell>
          <table:table-cell table:style-name="ce2" office:value-type="string" calcext:value-type="string">
            <text:p>136873844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<text:s/>ΥΠΑΤΗΣ 0, 35016 <text:s/>ΛΟΥΤΡΑ ΥΠΑΤΗΣ</text:p>
          </table:table-cell>
          <table:table-cell office:value-type="float" office:value="2231059313" calcext:value-type="float">
            <text:p>22310593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679020</text:p>
          </table:table-cell>
          <table:table-cell table:style-name="ce2" office:value-type="string" calcext:value-type="string">
            <text:p>962295814</text:p>
          </table:table-cell>
          <table:table-cell office:value-type="string" calcext:value-type="string">
            <text:p>ΧΑΣΙΩΤΟΥ <text:s/>ΙΩΑΝΝΑ</text:p>
          </table:table-cell>
          <table:table-cell office:value-type="string" calcext:value-type="string">
            <text:p>ΡΕΞ <text:s/>ΧΑΣΙΩΤΗ</text:p>
          </table:table-cell>
          <table:table-cell table:style-name="ce2" office:value-type="string" calcext:value-type="string">
            <text:p>07732713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ΥΠΑΤΗΣ 0, 35016 <text:s/>ΛΟΥΤΡΑ ΥΠΑΤΗΣ</text:p>
          </table:table-cell>
          <table:table-cell office:value-type="float" office:value="2231059308" calcext:value-type="float">
            <text:p>22310593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966902</text:p>
          </table:table-cell>
          <table:table-cell table:style-name="ce2" office:value-type="string" calcext:value-type="string">
            <text:p>963952637</text:p>
          </table:table-cell>
          <table:table-cell office:value-type="string" calcext:value-type="string">
            <text:p>ΣΙΟΥΚΙΟΥΡΟΓΛΟΥ Ι. ΙΩΣΗΦ</text:p>
          </table:table-cell>
          <table:table-cell office:value-type="string" calcext:value-type="string">
            <text:p>ΑΝΕΣΙΣ</text:p>
          </table:table-cell>
          <table:table-cell table:style-name="ce2" office:value-type="string" calcext:value-type="string">
            <text:p>07234098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ΥΠΑΤΗΣ 0, 35016 <text:s/>ΥΠΑΤΗ</text:p>
          </table:table-cell>
          <table:table-cell office:value-type="string" calcext:value-type="string">
            <text:p>2231059521, 2231059521</text:p>
          </table:table-cell>
          <table:table-cell office:value-type="string" calcext:value-type="string">
            <text:p>sioukiou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30035198</text:p>
          </table:table-cell>
          <table:table-cell table:style-name="ce2" office:value-type="string" calcext:value-type="string">
            <text:p>964583582</text:p>
          </table:table-cell>
          <table:table-cell table:number-columns-repeated="2" office:value-type="string" calcext:value-type="string">
            <text:p>ΠΑΠΑΓΕΩΡΓΙΟΥ ΛΕΩΝΙΔΙΑ</text:p>
          </table:table-cell>
          <table:table-cell table:style-name="ce2" office:value-type="string" calcext:value-type="string">
            <text:p>12935044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ΑΚΕΔΟΝΩΝ ΑΓΩΝΙΣΤΩΝ 2, 35200 <text:s/>ΑΤΑΛΑΝΤΗ</text:p>
          </table:table-cell>
          <table:table-cell office:value-type="float" office:value="6945975971" calcext:value-type="float">
            <text:p>69459759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30073389</text:p>
          </table:table-cell>
          <table:table-cell table:style-name="ce2" office:value-type="string" calcext:value-type="string">
            <text:p>964788163</text:p>
          </table:table-cell>
          <table:table-cell office:value-type="string" calcext:value-type="string">
            <text:p>ΦΑΛΑΙΝΑ <text:s/>ΘΑΛΕΙΑ</text:p>
          </table:table-cell>
          <table:table-cell office:value-type="string" calcext:value-type="string">
            <text:p>ΘΑΛΕΙΑ</text:p>
          </table:table-cell>
          <table:table-cell table:style-name="ce2" office:value-type="string" calcext:value-type="string">
            <text:p>04439799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ΝΟΥΡΓΙΑ 12, 35008 <text:s/>ΚΑΜΜΕΝΑ <text:s/>ΒΟΥΡΛΑ</text:p>
          </table:table-cell>
          <table:table-cell office:value-type="float" office:value="6977952297" calcext:value-type="float">
            <text:p>69779522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881681</text:p>
          </table:table-cell>
          <table:table-cell table:style-name="ce2" office:value-type="string" calcext:value-type="string">
            <text:p>963396766</text:p>
          </table:table-cell>
          <table:table-cell office:value-type="string" calcext:value-type="string">
            <text:p>ΠΕΝΤΑΛΙΟΣ ΝΙΚΟΛΑΟΣ</text:p>
          </table:table-cell>
          <table:table-cell office:value-type="string" calcext:value-type="string">
            <text:p>ΑΛΕΞΑΝΔΡΟΣ</text:p>
          </table:table-cell>
          <table:table-cell table:style-name="ce2" office:value-type="string" calcext:value-type="string">
            <text:p>05206040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ΝΟΥΡΓΙΑ 16, 35008 ΚΑΜΜΕΝΑ ΒΟΥΡΛΑ ΚΑΜΜΕΝΑ ΒΟΥΡΛΑ</text:p>
          </table:table-cell>
          <table:table-cell office:value-type="string" calcext:value-type="string">
            <text:p>2235022446, 2235080774</text:p>
          </table:table-cell>
          <table:table-cell office:value-type="string" calcext:value-type="string">
            <text:p>alexandroshotel11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ΘΙΩΤΙΔΑΣ</text:p>
          </table:table-cell>
          <table:table-cell table:style-name="ce2" office:value-type="string" calcext:value-type="string">
            <text:p>21/2016/000029855500</text:p>
          </table:table-cell>
          <table:table-cell table:style-name="ce2" office:value-type="string" calcext:value-type="string">
            <text:p>963181705</text:p>
          </table:table-cell>
          <table:table-cell office:value-type="string" calcext:value-type="string">
            <text:p>ΤΟΣΚΑ <text:s/>ΕΥΑΓΓΕΛΗ</text:p>
          </table:table-cell>
          <table:table-cell office:value-type="string" calcext:value-type="string">
            <text:p>ΑΚΤΗ</text:p>
          </table:table-cell>
          <table:table-cell table:style-name="ce2" office:value-type="string" calcext:value-type="string">
            <text:p>04745516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ΛΕΙΒΑΝΑΤΩΝ 0, 35007 <text:s/>ΛΕΙΒΑΝΑΤΕΣ</text:p>
          </table:table-cell>
          <table:table-cell office:value-type="float" office:value="2233031305" calcext:value-type="float">
            <text:p>2233031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ΛΩΡΙΝΑΣ</text:p>
          </table:table-cell>
          <table:table-cell table:style-name="ce2" office:value-type="string" calcext:value-type="string">
            <text:p>21/2016/000029876657</text:p>
          </table:table-cell>
          <table:table-cell table:style-name="ce2" office:value-type="string" calcext:value-type="string">
            <text:p>963328020</text:p>
          </table:table-cell>
          <table:table-cell table:number-columns-repeated="2" office:value-type="string" calcext:value-type="string">
            <text:p>ΑΦΟΙ ΤΣΙΠΑ Ο.Ε</text:p>
          </table:table-cell>
          <table:table-cell table:style-name="ce2" office:value-type="string" calcext:value-type="string">
            <text:p>999106986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.ΠΑΝΤΕΛΕΗΜΩΝ 0, 53200 ΠΕΡΙΦΕΡΕΙΑΚΗ ΕΝΟΤΗΤΑ ΦΛΩΡΙΝΑΣ ΔΗΜΟΣ ΑΜΥΝΤΑΙΟΥ</text:p>
          </table:table-cell>
          <table:table-cell office:value-type="string" calcext:value-type="string">
            <text:p>23860-613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ΛΩΡΙΝΑΣ</text:p>
          </table:table-cell>
          <table:table-cell table:style-name="ce2" office:value-type="string" calcext:value-type="string">
            <text:p>21/2016/000029885922</text:p>
          </table:table-cell>
          <table:table-cell table:style-name="ce2" office:value-type="string" calcext:value-type="string">
            <text:p>963487009</text:p>
          </table:table-cell>
          <table:table-cell office:value-type="string" calcext:value-type="string">
            <text:p>ΒΙΟΤΕΧΝΙΚΗ ΑΓΡΟΤΟΥΡΙΣΤΙΚΗ -ΤΕΧΝΙΚΗ ΜΟΝΟΠΡΟΣΩΠΗ ΙΚΕ</text:p>
          </table:table-cell>
          <table:table-cell office:value-type="string" calcext:value-type="string">
            <text:p>ΜΠΕΛΛΑ ΤΟΥΜΠΑ ΑΡΧΟΝΤΙΚΟ</text:p>
          </table:table-cell>
          <table:table-cell table:style-name="ce2" office:value-type="string" calcext:value-type="string">
            <text:p>8005980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ΟΣ ΠΑΝΤΕΛΕΗΜΩΝ 0, 53200 <text:s/>ΑΓΙΟΣ ΠΑΝΤΕΛΕΗΜΩΝ</text:p>
          </table:table-cell>
          <table:table-cell office:value-type="float" office:value="2386061270" calcext:value-type="float">
            <text:p>2386061270</text:p>
          </table:table-cell>
          <table:table-cell office:value-type="string" calcext:value-type="string">
            <text:p>info@bellatoump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ΛΩΡΙΝΑΣ</text:p>
          </table:table-cell>
          <table:table-cell table:style-name="ce2" office:value-type="string" calcext:value-type="string">
            <text:p>21/2016/000030077667</text:p>
          </table:table-cell>
          <table:table-cell table:style-name="ce2" office:value-type="string" calcext:value-type="string">
            <text:p>964825418</text:p>
          </table:table-cell>
          <table:table-cell office:value-type="string" calcext:value-type="string">
            <text:p>PRESPA RESORT <text:s/>Ι.Κ.Ε.</text:p>
          </table:table-cell>
          <table:table-cell office:value-type="string" calcext:value-type="string">
            <text:p>VILLA ΠΛΑΤΥΘΕΑ</text:p>
          </table:table-cell>
          <table:table-cell table:style-name="ce2" office:value-type="string" calcext:value-type="string">
            <text:p>09345437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ΛΑΤΥ 0, 53077 <text:s/>ΑΓΙΟΣ ΓΕΡΜΑΝΟΣ</text:p>
          </table:table-cell>
          <table:table-cell office:value-type="float" office:value="2385051400" calcext:value-type="float">
            <text:p>2385051400</text:p>
          </table:table-cell>
          <table:table-cell office:value-type="string" calcext:value-type="string">
            <text:p>info@presparesor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519806</text:p>
          </table:table-cell>
          <table:table-cell table:style-name="ce2" office:value-type="string" calcext:value-type="string">
            <text:p>961452308</text:p>
          </table:table-cell>
          <table:table-cell table:number-columns-repeated="2" office:value-type="string" calcext:value-type="string">
            <text:p>ΑΒΡΑΝΤΙΝΗ ΒΑΣΙΛΙΚΗ</text:p>
          </table:table-cell>
          <table:table-cell table:style-name="ce2" office:value-type="string" calcext:value-type="string">
            <text:p>0418745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Ι ΠΑΝΤΕΣ <text:s/>0, 33058 <text:s/></text:p>
          </table:table-cell>
          <table:table-cell office:value-type="float" office:value="2265041700" calcext:value-type="float">
            <text:p>2265041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853803</text:p>
          </table:table-cell>
          <table:table-cell table:style-name="ce2" office:value-type="string" calcext:value-type="string">
            <text:p>963172347</text:p>
          </table:table-cell>
          <table:table-cell table:number-columns-repeated="2" office:value-type="string" calcext:value-type="string">
            <text:p>ΧΑΤΗΡΑ ΖΑΦΕΙΡΟΥΛΑ</text:p>
          </table:table-cell>
          <table:table-cell table:style-name="ce2" office:value-type="string" calcext:value-type="string">
            <text:p>04702848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ΕΩΡΓΙΟΥ ΦΟΥΡΛΑ και ΛΕΒΑΝΤΗ 0, 33052 <text:s/></text:p>
          </table:table-cell>
          <table:table-cell office:value-type="float" office:value="2265042230" calcext:value-type="float">
            <text:p>22650422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451705</text:p>
          </table:table-cell>
          <table:table-cell table:style-name="ce2" office:value-type="string" calcext:value-type="string">
            <text:p>961124167</text:p>
          </table:table-cell>
          <table:table-cell office:value-type="string" calcext:value-type="string">
            <text:p>ΚΑΛΑΦΑΤΗΣ ΑΕ</text:p>
          </table:table-cell>
          <table:table-cell office:value-type="string" calcext:value-type="string">
            <text:p>ΞΕΝΟΔΟΧΕΙΟ ΚΑΛΑΦΑΤΗ</text:p>
          </table:table-cell>
          <table:table-cell table:style-name="ce2" office:value-type="string" calcext:value-type="string">
            <text:p>09420873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ΓΚΙΩΝΑΣ <text:s/>1, 33200 <text:s/></text:p>
          </table:table-cell>
          <table:table-cell office:value-type="float" office:value="2265032294" calcext:value-type="float">
            <text:p>22650322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967331</text:p>
          </table:table-cell>
          <table:table-cell table:style-name="ce2" office:value-type="string" calcext:value-type="string">
            <text:p>963959581</text:p>
          </table:table-cell>
          <table:table-cell table:number-columns-repeated="2" office:value-type="string" calcext:value-type="string">
            <text:p>ΚΟΥΚΟΥ ΝΙΚΟΛΙΤΣΑ</text:p>
          </table:table-cell>
          <table:table-cell table:style-name="ce2" office:value-type="string" calcext:value-type="string">
            <text:p>06702418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ΓΛΥΦΑΔΑ 0, 33058 ΕΡΑΤΕΙΝΗ ΕΡΑΤΕΙΝΗ</text:p>
          </table:table-cell>
          <table:table-cell office:value-type="string" calcext:value-type="string">
            <text:p>2266071205, 2266071205</text:p>
          </table:table-cell>
          <table:table-cell office:value-type="string" calcext:value-type="string">
            <text:p>nikolitsakoukou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519649</text:p>
          </table:table-cell>
          <table:table-cell table:style-name="ce2" office:value-type="string" calcext:value-type="string">
            <text:p>961447821</text:p>
          </table:table-cell>
          <table:table-cell table:number-columns-repeated="2" office:value-type="string" calcext:value-type="string">
            <text:p>ΑΒΡΑΝΤΙΝΗ ΒΑΣΙΛΙΚΗ</text:p>
          </table:table-cell>
          <table:table-cell table:style-name="ce2" office:value-type="string" calcext:value-type="string">
            <text:p>04187453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4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ΥΚΟΝΑΣ 0, 33052 <text:s/></text:p>
          </table:table-cell>
          <table:table-cell office:value-type="float" office:value="2265041700" calcext:value-type="float">
            <text:p>22650417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559945</text:p>
          </table:table-cell>
          <table:table-cell table:style-name="ce2" office:value-type="string" calcext:value-type="string">
            <text:p>961654758</text:p>
          </table:table-cell>
          <table:table-cell office:value-type="string" calcext:value-type="string">
            <text:p>ΘΕΟΔΩΡΟΣ ΣΤΟΦΟΡΟΣ ΑΞΤΝΕΒ</text:p>
          </table:table-cell>
          <table:table-cell office:value-type="string" calcext:value-type="string">
            <text:p>ΝΑΥΣΙΚΑ</text:p>
          </table:table-cell>
          <table:table-cell table:style-name="ce2" office:value-type="string" calcext:value-type="string">
            <text:p>09408985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4 ΑΣΤΕΡΩΝ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. ΗΡΩΩΝ <text:s/>6, 33200 <text:s/></text:p>
          </table:table-cell>
          <table:table-cell office:value-type="float" office:value="2265033300" calcext:value-type="float">
            <text:p>2265033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664135</text:p>
          </table:table-cell>
          <table:table-cell table:style-name="ce2" office:value-type="string" calcext:value-type="string">
            <text:p>962197575</text:p>
          </table:table-cell>
          <table:table-cell office:value-type="string" calcext:value-type="string">
            <text:p>ΥΦΑΝΤΗΣ Ι. ΚΩΝ/ΝΟΣ</text:p>
          </table:table-cell>
          <table:table-cell office:value-type="string" calcext:value-type="string">
            <text:p>VILLA <text:s/>ANNILENA</text:p>
          </table:table-cell>
          <table:table-cell table:style-name="ce2" office:value-type="string" calcext:value-type="string">
            <text:p>01879625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ΡΑΛΙΑ ΤΟΛΟΦΩΝΑΣ 0, 33058 <text:s/></text:p>
          </table:table-cell>
          <table:table-cell office:value-type="float" office:value="2266031650.31072" calcext:value-type="float">
            <text:p>2266031650.310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917890</text:p>
          </table:table-cell>
          <table:table-cell table:style-name="ce2" office:value-type="string" calcext:value-type="string">
            <text:p>963627230</text:p>
          </table:table-cell>
          <table:table-cell office:value-type="string" calcext:value-type="string">
            <text:p>ΣΑΝΤΟΡΙΝΑΙΟΥ ΑΓΛΑΙΑ</text:p>
          </table:table-cell>
          <table:table-cell office:value-type="string" calcext:value-type="string">
            <text:p>ΕΝΟΙΚΙΑΖΟΜΕΝΑ ΔΩΜΑΤΙΑ ΛΙΝΑ</text:p>
          </table:table-cell>
          <table:table-cell table:style-name="ce2" office:value-type="string" calcext:value-type="string">
            <text:p>0461909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ΡΟΦΗΤΗΣ ΗΛΙΑΣ 0, 33052 ΓΑΛΑΞΕΙΔΙ </text:p>
          </table:table-cell>
          <table:table-cell office:value-type="float" office:value="2265041168" calcext:value-type="float">
            <text:p>22650411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914675</text:p>
          </table:table-cell>
          <table:table-cell table:style-name="ce2" office:value-type="string" calcext:value-type="string">
            <text:p>963611813</text:p>
          </table:table-cell>
          <table:table-cell office:value-type="string" calcext:value-type="string">
            <text:p>ΠΙΛΑΛΑ ΤΡΙΑΝΤΑΦΥΛΙΑ</text:p>
          </table:table-cell>
          <table:table-cell office:value-type="string" calcext:value-type="string">
            <text:p>ΕΝΟΙΚΙΑΖΟΜΕΝΑ ΕΠΙΠΛΩΜΕΝΑ ΔΙΑΜΕΡΙΣΜΑΤΑ <text:s/>ΛΙΝΑ</text:p>
          </table:table-cell>
          <table:table-cell table:style-name="ce2" office:value-type="string" calcext:value-type="string">
            <text:p>10917018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ΡΟΦΗΤΗΣ ΗΛΙΑΣ 0, 33052 ΓΑΛΑΞΕΙΔΙ </text:p>
          </table:table-cell>
          <table:table-cell office:value-type="string" calcext:value-type="string">
            <text:p>22..41168/69455984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ΦΩΚΙΔΑΣ</text:p>
          </table:table-cell>
          <table:table-cell table:style-name="ce2" office:value-type="string" calcext:value-type="string">
            <text:p>21/2016/000029521852</text:p>
          </table:table-cell>
          <table:table-cell table:style-name="ce2" office:value-type="string" calcext:value-type="string">
            <text:p>961511318</text:p>
          </table:table-cell>
          <table:table-cell office:value-type="string" calcext:value-type="string">
            <text:p>ΠΑΤΡΩΝΟΣ ΙΩΑΝΝΗΣ</text:p>
          </table:table-cell>
          <table:table-cell office:value-type="string" calcext:value-type="string">
            <text:p>ΝΕΦΕΛΗ</text:p>
          </table:table-cell>
          <table:table-cell table:style-name="ce2" office:value-type="string" calcext:value-type="string">
            <text:p>02968317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ΟΛΩΦΩΝΑ 0, 33058 <text:s/></text:p>
          </table:table-cell>
          <table:table-cell office:value-type="float" office:value="6944146701" calcext:value-type="float">
            <text:p>69441467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84153</text:p>
          </table:table-cell>
          <table:table-cell table:style-name="ce2" office:value-type="string" calcext:value-type="string">
            <text:p>964176062</text:p>
          </table:table-cell>
          <table:table-cell table:number-columns-repeated="2" office:value-type="string" calcext:value-type="string">
            <text:p>ΚΡΟΚΙΔΟΥ ΑΘ. ΜΑΡΙΑ</text:p>
          </table:table-cell>
          <table:table-cell table:style-name="ce2" office:value-type="string" calcext:value-type="string">
            <text:p>042707204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ΙΟΣ ΝΙΚΟΛΑΟΣ 0, 63078 <text:s/>ΑΓΙΟΣ ΝΙΚΟΛΑΟΣ</text:p>
          </table:table-cell>
          <table:table-cell office:value-type="float" office:value="6942600322" calcext:value-type="float">
            <text:p>69426003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73874</text:p>
          </table:table-cell>
          <table:table-cell table:style-name="ce2" office:value-type="string" calcext:value-type="string">
            <text:p>961710838</text:p>
          </table:table-cell>
          <table:table-cell table:number-columns-repeated="2" office:value-type="string" calcext:value-type="string">
            <text:p>ΤΣΑΚΝΗ ΜΑΡΙΑ</text:p>
          </table:table-cell>
          <table:table-cell table:style-name="ce2" office:value-type="string" calcext:value-type="string">
            <text:p>04227752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ΛΙΑΝΗ 0, 63075 <text:s/></text:p>
          </table:table-cell>
          <table:table-cell office:value-type="float" office:value="2377051310" calcext:value-type="float">
            <text:p>2377051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73677</text:p>
          </table:table-cell>
          <table:table-cell table:style-name="ce2" office:value-type="string" calcext:value-type="string">
            <text:p>961709829</text:p>
          </table:table-cell>
          <table:table-cell table:number-columns-repeated="2" office:value-type="string" calcext:value-type="string">
            <text:p>ΤΣΑΚΝΗΣ ΑΡΙΣΤΕΙΔΗΣ</text:p>
          </table:table-cell>
          <table:table-cell table:style-name="ce2" office:value-type="string" calcext:value-type="string">
            <text:p>020035076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ΜΜΟΥΛΙΑΝΗ 0, 63075 <text:s/></text:p>
          </table:table-cell>
          <table:table-cell office:value-type="float" office:value="2377051310" calcext:value-type="float">
            <text:p>23770513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98224</text:p>
          </table:table-cell>
          <table:table-cell table:style-name="ce2" office:value-type="string" calcext:value-type="string">
            <text:p>961909729</text:p>
          </table:table-cell>
          <table:table-cell office:value-type="string" calcext:value-type="string">
            <text:p>ΟΛΥΜΠΙΚΟ ΤΟΥΡΙΣΤΙΚΕΣ ΕΠΙΧΕΙΡΗΣΕΙΣ Α.Ε</text:p>
          </table:table-cell>
          <table:table-cell office:value-type="string" calcext:value-type="string">
            <text:p>ΜΠΙΑΝΚΟ ΟΛΥΜΠΙΚΟ</text:p>
          </table:table-cell>
          <table:table-cell table:style-name="ce2" office:value-type="string" calcext:value-type="string">
            <text:p>094201725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ΒΑΤΟΠΕΔΙ 0, 63071 <text:s/>ΟΡΜΥΛΙΑ</text:p>
          </table:table-cell>
          <table:table-cell office:value-type="string" calcext:value-type="string">
            <text:p>2371097000, 237107001, 6945832148</text:p>
          </table:table-cell>
          <table:table-cell office:value-type="string" calcext:value-type="string">
            <text:p>www.biancolympico.gr, biancolympico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16717</text:p>
          </table:table-cell>
          <table:table-cell table:style-name="ce2" office:value-type="string" calcext:value-type="string">
            <text:p>964506778</text:p>
          </table:table-cell>
          <table:table-cell table:number-columns-repeated="2" office:value-type="string" calcext:value-type="string">
            <text:p>ΧΑΤΖΗΠΕΤΡΟΥ ΕΙΡΗΝΗ</text:p>
          </table:table-cell>
          <table:table-cell table:style-name="ce2" office:value-type="string" calcext:value-type="string">
            <text:p>0420469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ΖΑΝΤΖΑΚΗ 7, 63200 <text:s/>ΝΕΑ ΜΟΥΔΑΝΙΑ</text:p>
          </table:table-cell>
          <table:table-cell office:value-type="string" calcext:value-type="string">
            <text:p>2373021341, 6944027783</text:p>
          </table:table-cell>
          <table:table-cell office:value-type="string" calcext:value-type="string">
            <text:p>www.irinixatzipetr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619791</text:p>
          </table:table-cell>
          <table:table-cell table:style-name="ce2" office:value-type="string" calcext:value-type="string">
            <text:p>962033895</text:p>
          </table:table-cell>
          <table:table-cell office:value-type="string" calcext:value-type="string">
            <text:p>ΞΕΝΟΔΟΧΕΙΑΚΕΣ &amp; ΤΟΥΡΙΣΤΙΚΕΣ ΕΠΙΧ/ΣΕΙΣ ΑΠΟΛΛΩΝΕΙΟΣ Α.Ε.</text:p>
          </table:table-cell>
          <table:table-cell office:value-type="string" calcext:value-type="string">
            <text:p>ΘΕΑ</text:p>
          </table:table-cell>
          <table:table-cell table:style-name="ce2" office:value-type="string" calcext:value-type="string">
            <text:p>09425719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ΑΝΔΡΑ (ΠΟΣΕΙΔΙ) 0, 63077 <text:s/>ΚΑΛΑΝΔΡΑ (ΠΟΣΕΙΔΙ)</text:p>
          </table:table-cell>
          <table:table-cell office:value-type="string" calcext:value-type="string">
            <text:p>2374041750, 2374042301</text:p>
          </table:table-cell>
          <table:table-cell office:value-type="string" calcext:value-type="string">
            <text:p>info@hotelthe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618968</text:p>
          </table:table-cell>
          <table:table-cell table:style-name="ce2" office:value-type="string" calcext:value-type="string">
            <text:p>962030951</text:p>
          </table:table-cell>
          <table:table-cell office:value-type="string" calcext:value-type="string">
            <text:p>ΞΕΝΟΔΟΧΕΙΑΚΕΣ &amp; ΤΟΥΡΙΣΤΙΚΕΣ ΕΠΙΧ/ΣΕΙΣ ΑΠΟΛΛΩΝΕΙΟΣ Α.Ε.</text:p>
          </table:table-cell>
          <table:table-cell office:value-type="string" calcext:value-type="string">
            <text:p>ΚΑΛΥΒΕΣ ΡΙΖΟΡΤ - KALIVES RESORT</text:p>
          </table:table-cell>
          <table:table-cell table:style-name="ce2" office:value-type="string" calcext:value-type="string">
            <text:p>094257192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ΛΥΒΕΣ ΠΟΛΥΓΥΡΟΥ 0, 63100 <text:s/>ΚΑΛΥΒΕΣ ΠΟΛΥΓΥΡΟΥ</text:p>
          </table:table-cell>
          <table:table-cell office:value-type="string" calcext:value-type="string">
            <text:p>2371052880, 2371052882</text:p>
          </table:table-cell>
          <table:table-cell office:value-type="string" calcext:value-type="string">
            <text:p>info@hotelkalives.gr, www.hotelkalive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600673</text:p>
          </table:table-cell>
          <table:table-cell table:style-name="ce2" office:value-type="string" calcext:value-type="string">
            <text:p>961933027</text:p>
          </table:table-cell>
          <table:table-cell office:value-type="string" calcext:value-type="string">
            <text:p>Ι.ΚΩΝΣΤΑΝΤΙΝΟΥΔΗ &amp; ΣΙΑ Ε.Ε.</text:p>
          </table:table-cell>
          <table:table-cell office:value-type="string" calcext:value-type="string">
            <text:p>ΠΗΓΗ</text:p>
          </table:table-cell>
          <table:table-cell table:style-name="ce2" office:value-type="string" calcext:value-type="string">
            <text:p>09362702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ΡΥΟΠΗΓΗ 0, 63077 <text:s/>ΚΡΥΟΠΗΓΗ</text:p>
          </table:table-cell>
          <table:table-cell office:value-type="string" calcext:value-type="string">
            <text:p>2374052547-51913, 2374052666, 6973394544-43</text:p>
          </table:table-cell>
          <table:table-cell office:value-type="string" calcext:value-type="string">
            <text:p>pighi@windowslive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97054</text:p>
          </table:table-cell>
          <table:table-cell table:style-name="ce2" office:value-type="string" calcext:value-type="string">
            <text:p>961898188</text:p>
          </table:table-cell>
          <table:table-cell office:value-type="string" calcext:value-type="string">
            <text:p>ΤΣΑΝΑΚΤΣΙΔΟΥ ΓΕΩΡΓΙΑ ΚΑΙ ΣΙΑ Ο.Ε.</text:p>
          </table:table-cell>
          <table:table-cell office:value-type="string" calcext:value-type="string">
            <text:p>"ΤΖΙ - ΤΖΑ - ΜΑΡ"</text:p>
          </table:table-cell>
          <table:table-cell table:style-name="ce2" office:value-type="string" calcext:value-type="string">
            <text:p>99943319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ΡΥΟΠΗΓΗ 0, 63077 <text:s/>ΚΡΥΟΠΗΓΗ</text:p>
          </table:table-cell>
          <table:table-cell office:value-type="string" calcext:value-type="string">
            <text:p>2374052742, 2374054035, 6978597579</text:p>
          </table:table-cell>
          <table:table-cell office:value-type="string" calcext:value-type="string">
            <text:p>gabi-tsa@t-online.de, www.hotel-gi-ga-mar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65499</text:p>
          </table:table-cell>
          <table:table-cell table:style-name="ce2" office:value-type="string" calcext:value-type="string">
            <text:p>964731005</text:p>
          </table:table-cell>
          <table:table-cell office:value-type="string" calcext:value-type="string">
            <text:p>ΛΑΖΑΡΟΥ ΓΕΩΡΓΙΟΣ ΚΑΙ ΧΡHΣΤΟΣ ΞΕΝΟΔΟΧΕΙΑΚΕΣ ΕΠΙΧΕΙΡΗΣEIΣ Ο.Ε</text:p>
          </table:table-cell>
          <table:table-cell office:value-type="string" calcext:value-type="string">
            <text:p>ΑΦΡΟΔΙΤΗ</text:p>
          </table:table-cell>
          <table:table-cell table:style-name="ce2" office:value-type="string" calcext:value-type="string">
            <text:p>08279192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ΛΟΥΤΡΑ ΑΓΙΑΣ ΠΑΡΑΣΚΕΥΗΣ 0, 63085 <text:s/>ΠΕΥΚΟΧΩΡΙ</text:p>
          </table:table-cell>
          <table:table-cell office:value-type="string" calcext:value-type="string">
            <text:p>2374071228, 2374071110, 6973747971, 6974190255, 2374071566</text:p>
          </table:table-cell>
          <table:table-cell office:value-type="string" calcext:value-type="string">
            <text:p>info@aphroditi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17476</text:p>
          </table:table-cell>
          <table:table-cell table:style-name="ce2" office:value-type="string" calcext:value-type="string">
            <text:p>963625215</text:p>
          </table:table-cell>
          <table:table-cell office:value-type="string" calcext:value-type="string">
            <text:p>ΚΑΤΣΑΡΟΣ ΓΡΑΜΜΕΝΟΣ</text:p>
          </table:table-cell>
          <table:table-cell office:value-type="string" calcext:value-type="string">
            <text:p>DIMITRA</text:p>
          </table:table-cell>
          <table:table-cell table:style-name="ce2" office:value-type="string" calcext:value-type="string">
            <text:p>029298655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ΤΑΓΓΙΤΣΙ 0, 63078 ΠΕΡΙΦΕΡΕΙΑΚΗ ΕΝΟΤΗΤΑ ΧΑΛΚΙΔΙΚΗΣ ΔΗΜΟΣ ΣΙΘΩΝΙΑΣ</text:p>
          </table:table-cell>
          <table:table-cell office:value-type="string" calcext:value-type="string">
            <text:p>2375092341, 2375092341</text:p>
          </table:table-cell>
          <table:table-cell office:value-type="string" calcext:value-type="string">
            <text:p>dimitrarooms66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02705</text:p>
          </table:table-cell>
          <table:table-cell table:style-name="ce2" office:value-type="string" calcext:value-type="string">
            <text:p>962900350</text:p>
          </table:table-cell>
          <table:table-cell office:value-type="string" calcext:value-type="string">
            <text:p>ΜΠΙΜΠΗ ΑΙΚΑΤΕΡΙΝΗ</text:p>
          </table:table-cell>
          <table:table-cell office:value-type="string" calcext:value-type="string">
            <text:p>OLYMPIC BIBIS</text:p>
          </table:table-cell>
          <table:table-cell table:style-name="ce2" office:value-type="string" calcext:value-type="string">
            <text:p>0408267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ΤΑΜΟΡΦΩΣΗ 0, 63078 <text:s/>ΜΕΤΑΜΟΡΦΩΣΗ</text:p>
          </table:table-cell>
          <table:table-cell office:value-type="string" calcext:value-type="string">
            <text:p>2375022558, 2375061397, 6977658080</text:p>
          </table:table-cell>
          <table:table-cell office:value-type="string" calcext:value-type="string">
            <text:p>mpimpis@mpimpis.gr, www.mpimp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14193</text:p>
          </table:table-cell>
          <table:table-cell table:style-name="ce2" office:value-type="string" calcext:value-type="string">
            <text:p>963609299</text:p>
          </table:table-cell>
          <table:table-cell office:value-type="string" calcext:value-type="string">
            <text:p>ΒΙΒΛΙΟΠΩΛΕΙΟ ΚΑΙ ΞΕΝΟΔΟΧΕΙΑΚΕΣ ΕΠΙΧΕΙΡΗΣΕΙΣ ΠΟΡΤΟ ΜΑΤΙΝΑ Ε.Ε.</text:p>
          </table:table-cell>
          <table:table-cell office:value-type="string" calcext:value-type="string">
            <text:p>ΠΟΡΤΟ ΜΑΤΙΝΑ</text:p>
          </table:table-cell>
          <table:table-cell table:style-name="ce2" office:value-type="string" calcext:value-type="string">
            <text:p>80060892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ΕΤΑΜΟΡΦΩΣΗ 0, 63078 ΜΕΤΑΜΟΡΦΩΣΗ ΑΓΙΟΣ ΝΙΚΟΛΑΟΣ</text:p>
          </table:table-cell>
          <table:table-cell office:value-type="string" calcext:value-type="string">
            <text:p>23750 61297, 0, 6976567137</text:p>
          </table:table-cell>
          <table:table-cell office:value-type="string" calcext:value-type="string">
            <text:p>mpimpis@mpimpis.gr, www.mpimp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778069</text:p>
          </table:table-cell>
          <table:table-cell table:style-name="ce2" office:value-type="string" calcext:value-type="string">
            <text:p>962787029</text:p>
          </table:table-cell>
          <table:table-cell office:value-type="string" calcext:value-type="string">
            <text:p>ΚΑΛΛΙΜΑΝΗ ΠΟΛΥΜΝΙΑ</text:p>
          </table:table-cell>
          <table:table-cell office:value-type="string" calcext:value-type="string">
            <text:p>HOUSE IOANNA</text:p>
          </table:table-cell>
          <table:table-cell table:style-name="ce2" office:value-type="string" calcext:value-type="string">
            <text:p>0662560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ΕΤΑΜΟΡΦΩΣΗ 1, 63078 <text:s/>ΑΓΙΟΣ ΝΙΚΟΛΑΟΣ</text:p>
          </table:table-cell>
          <table:table-cell office:value-type="string" calcext:value-type="string">
            <text:p>2375061236, 2375061236</text:p>
          </table:table-cell>
          <table:table-cell office:value-type="string" calcext:value-type="string">
            <text:p>www.villaioanna.com, polymnia1808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56821</text:p>
          </table:table-cell>
          <table:table-cell table:style-name="ce2" office:value-type="string" calcext:value-type="string">
            <text:p>963840457</text:p>
          </table:table-cell>
          <table:table-cell table:number-columns-repeated="2" office:value-type="string" calcext:value-type="string">
            <text:p>ΦΡΑΓΚΟΥΔΗ ΑΝΝΕΤΑ</text:p>
          </table:table-cell>
          <table:table-cell table:style-name="ce2" office:value-type="string" calcext:value-type="string">
            <text:p>12851916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ΟΛΑ ΚΑΛΥΒΑ 0, 63077 <text:s/>ΚΑΣΣΑΝΔΡΕΙΑ</text:p>
          </table:table-cell>
          <table:table-cell office:value-type="float" office:value="2374041390" calcext:value-type="float">
            <text:p>2374041390</text:p>
          </table:table-cell>
          <table:table-cell office:value-type="string" calcext:value-type="string">
            <text:p>sales@leonidas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58040</text:p>
          </table:table-cell>
          <table:table-cell table:style-name="ce2" office:value-type="string" calcext:value-type="string">
            <text:p>963852181</text:p>
          </table:table-cell>
          <table:table-cell table:number-columns-repeated="2" office:value-type="string" calcext:value-type="string">
            <text:p>ΦΡΑΓΚΟΥΔΗ ΕΥΑΝΘΙΑ</text:p>
          </table:table-cell>
          <table:table-cell table:style-name="ce2" office:value-type="string" calcext:value-type="string">
            <text:p>03257811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ΟΛΑ ΚΑΛΥΒΑ 0, 63077 <text:s/>ΚΑΣΣΑΝΔΡΕΙΑ</text:p>
          </table:table-cell>
          <table:table-cell office:value-type="string" calcext:value-type="string">
            <text:p>2374041390, 6978018222</text:p>
          </table:table-cell>
          <table:table-cell office:value-type="string" calcext:value-type="string">
            <text:p>sales@leonidas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56463</text:p>
          </table:table-cell>
          <table:table-cell table:style-name="ce2" office:value-type="string" calcext:value-type="string">
            <text:p>963836818</text:p>
          </table:table-cell>
          <table:table-cell office:value-type="string" calcext:value-type="string">
            <text:p>ΦΡΑΓΚΟΥΔΗΣ ΚΩΝΣΤΑΝΤΙΝΟΣ</text:p>
          </table:table-cell>
          <table:table-cell office:value-type="string" calcext:value-type="string">
            <text:p>LEONIDAS APPARTMENTS</text:p>
          </table:table-cell>
          <table:table-cell table:style-name="ce2" office:value-type="string" calcext:value-type="string">
            <text:p>106618999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ΟΛΑ ΚΑΛΥΒΑ 0, 63077 <text:s/>ΚΑΣΣΑΝΔΡΕΙΑ</text:p>
          </table:table-cell>
          <table:table-cell office:value-type="string" calcext:value-type="string">
            <text:p>2374042190, 2374041390</text:p>
          </table:table-cell>
          <table:table-cell office:value-type="string" calcext:value-type="string">
            <text:p>sales@leonidasapartment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69248</text:p>
          </table:table-cell>
          <table:table-cell table:style-name="ce2" office:value-type="string" calcext:value-type="string">
            <text:p>964754966</text:p>
          </table:table-cell>
          <table:table-cell office:value-type="string" calcext:value-type="string">
            <text:p>ΤΣΕΡΚΕΖΗΣ ΧΡΗΣΤΟΣ</text:p>
          </table:table-cell>
          <table:table-cell office:value-type="string" calcext:value-type="string">
            <text:p>DIAS APARTMENTS</text:p>
          </table:table-cell>
          <table:table-cell table:style-name="ce2" office:value-type="string" calcext:value-type="string">
            <text:p>131508317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ΟΛΑ ΚΑΛΥΒΑ 0, 63077 <text:s/>ΚΑΣΣΑΝΔΡΕΙΑ</text:p>
          </table:table-cell>
          <table:table-cell office:value-type="float" office:value="2374042310" calcext:value-type="float">
            <text:p>2374042310</text:p>
          </table:table-cell>
          <table:table-cell office:value-type="string" calcext:value-type="string">
            <text:p>info@diasapartment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12671</text:p>
          </table:table-cell>
          <table:table-cell table:style-name="ce2" office:value-type="string" calcext:value-type="string">
            <text:p>962950574</text:p>
          </table:table-cell>
          <table:table-cell office:value-type="string" calcext:value-type="string">
            <text:p>ΑΛΕΞΑΝΔΡΗ ΑΛΕΞΑΝΔΡΑ</text:p>
          </table:table-cell>
          <table:table-cell office:value-type="string" calcext:value-type="string">
            <text:p>(ALEXANDRINA)</text:p>
          </table:table-cell>
          <table:table-cell table:style-name="ce2" office:value-type="string" calcext:value-type="string">
            <text:p>069535788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ΜΟΛΑ ΚΑΛΥΒΑ 0, 63085 <text:s/>ΜΟΛΑ ΚΑΛΥΒΑ</text:p>
          </table:table-cell>
          <table:table-cell office:value-type="string" calcext:value-type="string">
            <text:p>2374071582, 2374071315</text:p>
          </table:table-cell>
          <table:table-cell office:value-type="string" calcext:value-type="string">
            <text:p>alexandrinahotel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91046</text:p>
          </table:table-cell>
          <table:table-cell table:style-name="ce2" office:value-type="string" calcext:value-type="string">
            <text:p>964274372</text:p>
          </table:table-cell>
          <table:table-cell office:value-type="string" calcext:value-type="string">
            <text:p>ΓΕΩΡΓΙΑΔΟΥ ΕΛΕΝΗ</text:p>
          </table:table-cell>
          <table:table-cell office:value-type="string" calcext:value-type="string">
            <text:p>ΠΕΤΟΥΝΙΑ</text:p>
          </table:table-cell>
          <table:table-cell table:style-name="ce2" office:value-type="string" calcext:value-type="string">
            <text:p>1217635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. ΜΑΡΜΑΡΑΣ 0, 63081 <text:s/></text:p>
          </table:table-cell>
          <table:table-cell office:value-type="float" office:value="2375071870" calcext:value-type="float">
            <text:p>2375071870</text:p>
          </table:table-cell>
          <table:table-cell office:value-type="string" calcext:value-type="string">
            <text:p>www.hotelpetunia.gr, contact@hotelpetun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645758</text:p>
          </table:table-cell>
          <table:table-cell table:style-name="ce2" office:value-type="string" calcext:value-type="string">
            <text:p>962129120</text:p>
          </table:table-cell>
          <table:table-cell office:value-type="string" calcext:value-type="string">
            <text:p>ΤΖΟΥΜΑΣ ΓΕΩΡΓΙΟΣ</text:p>
          </table:table-cell>
          <table:table-cell office:value-type="string" calcext:value-type="string">
            <text:p>ΚΑΒΟΣ - CAVOS</text:p>
          </table:table-cell>
          <table:table-cell table:style-name="ce2" office:value-type="string" calcext:value-type="string">
            <text:p>12375014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1 ΑΣΤΕΡΟΣ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. ΣΚΙΩΝΗ 0, 63085 <text:s/>Ν. ΣΚΙΩΝΗ </text:p>
          </table:table-cell>
          <table:table-cell office:value-type="string" calcext:value-type="string">
            <text:p>2374071463, 2373024428</text:p>
          </table:table-cell>
          <table:table-cell office:value-type="string" calcext:value-type="string">
            <text:p>tzouma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66129</text:p>
          </table:table-cell>
          <table:table-cell table:style-name="ce2" office:value-type="string" calcext:value-type="string">
            <text:p>963237112</text:p>
          </table:table-cell>
          <table:table-cell office:value-type="string" calcext:value-type="string">
            <text:p>ΞΕΝΟΔΟΧΕΙΟ ΑΘΟΡΑΜΑ ΜΟΝΟΠΡΟΣΩΠΗ ΙΚΕ</text:p>
          </table:table-cell>
          <table:table-cell office:value-type="string" calcext:value-type="string">
            <text:p>ΞΕΝΟΔΟΧΕΙΟ ΑΘΟΡΑΜΑ</text:p>
          </table:table-cell>
          <table:table-cell table:style-name="ce2" office:value-type="string" calcext:value-type="string">
            <text:p>800541513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Ν.ΡΟΔΑ ΧΑΛΚΙΔΙΚΗΣ 0, 63075 Ν.ΡΟΔΑ ΧΑΛΚΙΔΙΚΗΣ Ν.ΡΟΔΑ ΧΑΛΚΙΔΙΚΗΣ</text:p>
          </table:table-cell>
          <table:table-cell office:value-type="string" calcext:value-type="string">
            <text:p>2377031195, 6976897833, 23770710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78897</text:p>
          </table:table-cell>
          <table:table-cell table:style-name="ce2" office:value-type="string" calcext:value-type="string">
            <text:p>963355784</text:p>
          </table:table-cell>
          <table:table-cell table:number-columns-repeated="2" office:value-type="string" calcext:value-type="string">
            <text:p>ΑΒΔΗΜΙΩΤΗΣ ΚΩΝΣΤΑΝΤΙΝΟΣ</text:p>
          </table:table-cell>
          <table:table-cell table:style-name="ce2" office:value-type="string" calcext:value-type="string">
            <text:p>00856466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Α ΡΟΔΑ 0, 63075 <text:s/></text:p>
          </table:table-cell>
          <table:table-cell office:value-type="float" office:value="2377031401" calcext:value-type="float">
            <text:p>23770314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37274</text:p>
          </table:table-cell>
          <table:table-cell table:style-name="ce2" office:value-type="string" calcext:value-type="string">
            <text:p>963119020</text:p>
          </table:table-cell>
          <table:table-cell table:number-columns-repeated="2" office:value-type="string" calcext:value-type="string">
            <text:p>ΑΒΔΗΜΙΩΤΗ ΣΟΥΛΤΑΝΑ</text:p>
          </table:table-cell>
          <table:table-cell table:style-name="ce2" office:value-type="string" calcext:value-type="string">
            <text:p>04587370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Α ΡΟΔΑ 0, 63075 <text:s/></text:p>
          </table:table-cell>
          <table:table-cell office:value-type="string" calcext:value-type="string">
            <text:p>2377031401, 23104658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65652</text:p>
          </table:table-cell>
          <table:table-cell table:style-name="ce2" office:value-type="string" calcext:value-type="string">
            <text:p>963933846</text:p>
          </table:table-cell>
          <table:table-cell office:value-type="string" calcext:value-type="string">
            <text:p>ΜΠΕΛΛΟΥ ΕΥΓΕΝΙΑ</text:p>
          </table:table-cell>
          <table:table-cell office:value-type="string" calcext:value-type="string">
            <text:p>BELLOS APARTMENTS</text:p>
          </table:table-cell>
          <table:table-cell table:style-name="ce2" office:value-type="string" calcext:value-type="string">
            <text:p>13112998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Α ΣΚΙΩΝΗ 0, 63077 <text:s/>ΚΑΣΣΑΝΔΡΕΙΑ</text:p>
          </table:table-cell>
          <table:table-cell office:value-type="float" office:value="2374071329" calcext:value-type="float">
            <text:p>2374071329</text:p>
          </table:table-cell>
          <table:table-cell office:value-type="string" calcext:value-type="string">
            <text:p>apartmentsbello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349586</text:p>
          </table:table-cell>
          <table:table-cell table:style-name="ce2" office:value-type="string" calcext:value-type="string">
            <text:p>960547021</text:p>
          </table:table-cell>
          <table:table-cell office:value-type="string" calcext:value-type="string">
            <text:p>ΓΕΡΟΔΗΜΟΣ ΑΧΙΛΛΕΑΣ</text:p>
          </table:table-cell>
          <table:table-cell office:value-type="string" calcext:value-type="string">
            <text:p>ΠΕΡΙΣΤΕΡΙΑΝΟΣ</text:p>
          </table:table-cell>
          <table:table-cell table:style-name="ce2" office:value-type="string" calcext:value-type="string">
            <text:p>10028439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ΕΑ ΣΚΙΩΝΗ 0, 63085 <text:s/>ΠΕΥΚΟΧΩΡΙ</text:p>
          </table:table-cell>
          <table:table-cell office:value-type="string" calcext:value-type="string">
            <text:p>2374071246, 2374071246</text:p>
          </table:table-cell>
          <table:table-cell office:value-type="string" calcext:value-type="string">
            <text:p>mariaperisterianou@hot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366952</text:p>
          </table:table-cell>
          <table:table-cell table:style-name="ce2" office:value-type="string" calcext:value-type="string">
            <text:p>960678924</text:p>
          </table:table-cell>
          <table:table-cell office:value-type="string" calcext:value-type="string">
            <text:p>ΑΝΑΓΝΩΣΤΟΥ ΓΕΩΡΓΙΑΧΑΡΟΥΛΑ</text:p>
          </table:table-cell>
          <table:table-cell office:value-type="string" calcext:value-type="string">
            <text:p>ΕΝΟΙΚΙΑΖΟΜΕΝΑ ΔΙΑΜΕΡΙΣΜΑΤΑ ΑΝΑΓΝΩΣΤΟΥ ΓΕΩΡΓΙΑΧΑΡΟΥΛΑ</text:p>
          </table:table-cell>
          <table:table-cell table:style-name="ce2" office:value-type="string" calcext:value-type="string">
            <text:p>143715499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ΗΤΗ 0, 63088 <text:s/>ΝΙΚΗΤΗ</text:p>
          </table:table-cell>
          <table:table-cell office:value-type="string" calcext:value-type="string">
            <text:p>6974707513, 2375061504</text:p>
          </table:table-cell>
          <table:table-cell office:value-type="string" calcext:value-type="string">
            <text:p>info@studiosanagnostou.gr, www.studiosanagnostou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68021</text:p>
          </table:table-cell>
          <table:table-cell table:style-name="ce2" office:value-type="string" calcext:value-type="string">
            <text:p>964747197</text:p>
          </table:table-cell>
          <table:table-cell office:value-type="string" calcext:value-type="string">
            <text:p>ΚΑΛΛΙΜΑΝΗ ΠΟΛΥΜΝΙΑ</text:p>
          </table:table-cell>
          <table:table-cell office:value-type="string" calcext:value-type="string">
            <text:p>VILLA IOANNA</text:p>
          </table:table-cell>
          <table:table-cell table:style-name="ce2" office:value-type="string" calcext:value-type="string">
            <text:p>066256087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ΝΙΚΗΤΗ 0, 63088 <text:s/>ΝΙΚΗΤΗ</text:p>
          </table:table-cell>
          <table:table-cell office:value-type="string" calcext:value-type="string">
            <text:p>2375061236, 2375061236</text:p>
          </table:table-cell>
          <table:table-cell office:value-type="string" calcext:value-type="string">
            <text:p>polymnia1808@yahoo.gr, www.villaioanna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968252</text:p>
          </table:table-cell>
          <table:table-cell table:style-name="ce2" office:value-type="string" calcext:value-type="string">
            <text:p>963973941</text:p>
          </table:table-cell>
          <table:table-cell office:value-type="string" calcext:value-type="string">
            <text:p>ΒΟΥΛΑΣΙΚΗ ΕΛΕΝΗ</text:p>
          </table:table-cell>
          <table:table-cell office:value-type="string" calcext:value-type="string">
            <text:p>VILLA ELENA STUDIOS</text:p>
          </table:table-cell>
          <table:table-cell table:style-name="ce2" office:value-type="string" calcext:value-type="string">
            <text:p>13730493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ΟΣ ΠΑΝΑΓΙΑΣ <text:s/>0, 63078 ΑΓ.ΝΙΚΟΛΑΟΣ </text:p>
          </table:table-cell>
          <table:table-cell office:value-type="string" calcext:value-type="string">
            <text:p>2310942187, 6934024464, 2375032295, 2310942187</text:p>
          </table:table-cell>
          <table:table-cell office:value-type="string" calcext:value-type="string">
            <text:p>villaelenastudios@hotmail.com, www.panoramio.com/user/villaelenastud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79127</text:p>
          </table:table-cell>
          <table:table-cell table:style-name="ce2" office:value-type="string" calcext:value-type="string">
            <text:p>964838297</text:p>
          </table:table-cell>
          <table:table-cell office:value-type="string" calcext:value-type="string">
            <text:p>ΑΛ. ΣΤΑΓΓΩΝΗΣ <text:s/>ΣΙΑ Α.Ε. ΞΕΝΟΔΟΧΕΙΑΚΕΣ ΕΠΙΧΕΙΡΗΣΕΙΣ</text:p>
          </table:table-cell>
          <table:table-cell office:value-type="string" calcext:value-type="string">
            <text:p>ΑΛΕΞΑΝΔΡΟΣ</text:p>
          </table:table-cell>
          <table:table-cell table:style-name="ce2" office:value-type="string" calcext:value-type="string">
            <text:p>09424387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ΟΡΜΟΣ ΠΑΝΑΓΙΑΣ 0, 63078 <text:s/>ΑΓ.ΝΙΚΟΛΑΟΣ</text:p>
          </table:table-cell>
          <table:table-cell office:value-type="string" calcext:value-type="string">
            <text:p>2375031029, 6947810970</text:p>
          </table:table-cell>
          <table:table-cell office:value-type="string" calcext:value-type="string">
            <text:p>stagonis@otenet.gr, www.hotel-alexandros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284437</text:p>
          </table:table-cell>
          <table:table-cell table:style-name="ce2" office:value-type="string" calcext:value-type="string">
            <text:p>960247152</text:p>
          </table:table-cell>
          <table:table-cell office:value-type="string" calcext:value-type="string">
            <text:p>ΤΡΙΑΝΤΑΦΥΛΛΙΔΗΣ ΔΑΝΙΗΛ</text:p>
          </table:table-cell>
          <table:table-cell office:value-type="string" calcext:value-type="string">
            <text:p>ΑΚΤΗ ΛΙΑΚΑΔΑ</text:p>
          </table:table-cell>
          <table:table-cell table:style-name="ce2" office:value-type="string" calcext:value-type="string">
            <text:p>11670551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ΡΑΛΙΑ ΓΕΡΑΚΙΝΗΣ 0, 63100 <text:s/>ΓΕΡΑΚΙΝΗ</text:p>
          </table:table-cell>
          <table:table-cell office:value-type="float" office:value="2371054088" calcext:value-type="float">
            <text:p>2371054088</text:p>
          </table:table-cell>
          <table:table-cell office:value-type="string" calcext:value-type="string">
            <text:p>www.liakadahotel.gr, info@liakada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60741</text:p>
          </table:table-cell>
          <table:table-cell table:style-name="ce2" office:value-type="string" calcext:value-type="string">
            <text:p>961658030</text:p>
          </table:table-cell>
          <table:table-cell office:value-type="string" calcext:value-type="string">
            <text:p>ΟΔΥΣΣΕΑΣ ΧΑΣΑΠΗΣ Α.Ε.</text:p>
          </table:table-cell>
          <table:table-cell office:value-type="string" calcext:value-type="string">
            <text:p>ΟΔΥΣΣΕΑΣ</text:p>
          </table:table-cell>
          <table:table-cell table:style-name="ce2" office:value-type="string" calcext:value-type="string">
            <text:p>09425544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ΟΛΥΧΡΟΝΟ -, 63085 <text:s/>ΠΟΛΥΧΡΟΝΟ</text:p>
          </table:table-cell>
          <table:table-cell office:value-type="string" calcext:value-type="string">
            <text:p>2374052124 - 52102, 2374051923, 6973775030</text:p>
          </table:table-cell>
          <table:table-cell office:value-type="string" calcext:value-type="string">
            <text:p>sales@odysseas.n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496511</text:p>
          </table:table-cell>
          <table:table-cell table:style-name="ce2" office:value-type="string" calcext:value-type="string">
            <text:p>961308577</text:p>
          </table:table-cell>
          <table:table-cell office:value-type="string" calcext:value-type="string">
            <text:p>GHULYAN FELIKS</text:p>
          </table:table-cell>
          <table:table-cell office:value-type="string" calcext:value-type="string">
            <text:p>ΖΕΦΥΡΟΣ</text:p>
          </table:table-cell>
          <table:table-cell table:style-name="ce2" office:value-type="string" calcext:value-type="string">
            <text:p>07886433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ΛΥΧΡΟΝΟ 0, 63085 <text:s/>ΠΕΥΚΟΧΩΡΙ</text:p>
          </table:table-cell>
          <table:table-cell office:value-type="string" calcext:value-type="string">
            <text:p>6909965733, 6938330770</text:p>
          </table:table-cell>
          <table:table-cell office:value-type="string" calcext:value-type="string">
            <text:p>felx58@mail.r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634700</text:p>
          </table:table-cell>
          <table:table-cell table:style-name="ce2" office:value-type="string" calcext:value-type="string">
            <text:p>962088775</text:p>
          </table:table-cell>
          <table:table-cell office:value-type="string" calcext:value-type="string">
            <text:p>ΠΑΠΑΣΤΕΦΑΝΟΥ ΕΡΜΙΟΝΗ</text:p>
          </table:table-cell>
          <table:table-cell office:value-type="string" calcext:value-type="string">
            <text:p>"ΜΑΡΙΑ"</text:p>
          </table:table-cell>
          <table:table-cell table:style-name="ce2" office:value-type="string" calcext:value-type="string">
            <text:p>103394994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ΟΛΥΧΡΟΝΟ 0, 63085 <text:s/>ΠΟΛΥΧΡΟΝΟ</text:p>
          </table:table-cell>
          <table:table-cell office:value-type="string" calcext:value-type="string">
            <text:p>2374051565, 2374051565, 6977860161</text:p>
          </table:table-cell>
          <table:table-cell office:value-type="string" calcext:value-type="string">
            <text:p>mariapapastef@yaho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892800</text:p>
          </table:table-cell>
          <table:table-cell table:style-name="ce2" office:value-type="string" calcext:value-type="string">
            <text:p>963512275</text:p>
          </table:table-cell>
          <table:table-cell office:value-type="string" calcext:value-type="string">
            <text:p>ΣΤΟΛΤΙΔΗΣ ΓΕΩΡΓΙΟΣ</text:p>
          </table:table-cell>
          <table:table-cell office:value-type="string" calcext:value-type="string">
            <text:p>KRITIKOS APARTMENTS</text:p>
          </table:table-cell>
          <table:table-cell table:style-name="ce2" office:value-type="string" calcext:value-type="string">
            <text:p>124554111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ΥΡΓΑΔΙΚΙΑ 0, 63078 <text:s/>ΑΓΙΟΣ ΝΙΚΟΛΑΟΣ</text:p>
          </table:table-cell>
          <table:table-cell office:value-type="string" calcext:value-type="string">
            <text:p>6941446191, 2375093291</text:p>
          </table:table-cell>
          <table:table-cell office:value-type="string" calcext:value-type="string">
            <text:p>www.halkidiki.com/kritikos, kritikos@halkidiki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282678</text:p>
          </table:table-cell>
          <table:table-cell table:style-name="ce2" office:value-type="string" calcext:value-type="string">
            <text:p>960224673</text:p>
          </table:table-cell>
          <table:table-cell office:value-type="string" calcext:value-type="string">
            <text:p>ΑΛΕΞΑΝΔΡΟΥ ΕΡΜΙΟΝΗ</text:p>
          </table:table-cell>
          <table:table-cell office:value-type="string" calcext:value-type="string">
            <text:p>ΝΕΗΛΥΣ</text:p>
          </table:table-cell>
          <table:table-cell table:style-name="ce2" office:value-type="string" calcext:value-type="string">
            <text:p>04988861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ΙΒΗΡΗ 0, 63077 <text:s/>ΣΙΒΗΡΗ</text:p>
          </table:table-cell>
          <table:table-cell office:value-type="string" calcext:value-type="string">
            <text:p>2374024831, 2374024831</text:p>
          </table:table-cell>
          <table:table-cell office:value-type="string" calcext:value-type="string">
            <text:p>neilis@hotmail.gr, www.neili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439475</text:p>
          </table:table-cell>
          <table:table-cell table:style-name="ce2" office:value-type="string" calcext:value-type="string">
            <text:p>961021317</text:p>
          </table:table-cell>
          <table:table-cell office:value-type="string" calcext:value-type="string">
            <text:p>ΑΣΤΕΡΙΟΣ ΝΙΚΟΛΑΟΥ ΔΑΙΟΣ ΑΝΩΝΥΜΗ ΞΕΝΟΔΟΧΕΙΑΚΗ ΤΟΥΡΙΣΤΙΚΗ ΕΜΠΟΡΙΚΗ ΕΤΑΙΡΕΙΑ</text:p>
          </table:table-cell>
          <table:table-cell office:value-type="string" calcext:value-type="string">
            <text:p>ΑΣΤΕΡΙΟΣ Ν. ΔΑΙΟΣ ΑΞΤΕΕ</text:p>
          </table:table-cell>
          <table:table-cell table:style-name="ce2" office:value-type="string" calcext:value-type="string">
            <text:p>09435786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ΡΙΚΟΡΦΟ 0, 63100 ΓΕΡΑΚΙΝΗ ΓΕΡΑΚΙΝΗ</text:p>
          </table:table-cell>
          <table:table-cell office:value-type="string" calcext:value-type="string">
            <text:p>6977338424, 2371052000, 2371052678</text:p>
          </table:table-cell>
          <table:table-cell office:value-type="string" calcext:value-type="string">
            <text:p>info@asterisvillage.gr, www.asterisvillag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30051312</text:p>
          </table:table-cell>
          <table:table-cell table:style-name="ce2" office:value-type="string" calcext:value-type="string">
            <text:p>964654369</text:p>
          </table:table-cell>
          <table:table-cell office:value-type="string" calcext:value-type="string">
            <text:p>ΠΙΠΕΡΟΠΟΥΛΟΥ ΑΝΤΙΓΟΝΗ</text:p>
          </table:table-cell>
          <table:table-cell office:value-type="string" calcext:value-type="string">
            <text:p>ΚΑΣΤΟΡΙΑ</text:p>
          </table:table-cell>
          <table:table-cell table:style-name="ce2" office:value-type="string" calcext:value-type="string">
            <text:p>10660328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ΧΑΝΙΩΤΗΣ 0, 63085 <text:s/>ΠΕΥΚΟΧΩΡΙ</text:p>
          </table:table-cell>
          <table:table-cell office:value-type="string" calcext:value-type="string">
            <text:p>2374051635, 2374051635, 6977595240</text:p>
          </table:table-cell>
          <table:table-cell office:value-type="string" calcext:value-type="string">
            <text:p>info@hotelkastor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533883</text:p>
          </table:table-cell>
          <table:table-cell table:style-name="ce2" office:value-type="string" calcext:value-type="string">
            <text:p>961555393</text:p>
          </table:table-cell>
          <table:table-cell office:value-type="string" calcext:value-type="string">
            <text:p>ΤΣΑΝΤΑΛΗ ΕΛΕΝΗ</text:p>
          </table:table-cell>
          <table:table-cell office:value-type="string" calcext:value-type="string">
            <text:p>MOUSES-X</text:p>
          </table:table-cell>
          <table:table-cell table:style-name="ce2" office:value-type="string" calcext:value-type="string">
            <text:p>05937193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ΧΑΤΖΗΑΡΓΥΡΟΥ 68, 63080 ΝΕΑ ΚΑΛΛΙΚΡΑΤΕΙΑ ΝΕΑ ΚΑΛΛΙΚΡΑΤΕΙΑ</text:p>
          </table:table-cell>
          <table:table-cell office:value-type="string" calcext:value-type="string">
            <text:p>2399047893, 2399047893, 6989993816</text:p>
          </table:table-cell>
          <table:table-cell office:value-type="string" calcext:value-type="string">
            <text:p>www.mouses-x.gr, info@mouses-x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ΛΚΙΔΙΚΗΣ</text:p>
          </table:table-cell>
          <table:table-cell table:style-name="ce2" office:value-type="string" calcext:value-type="string">
            <text:p>21/2016/000029335336</text:p>
          </table:table-cell>
          <table:table-cell table:style-name="ce2" office:value-type="string" calcext:value-type="string">
            <text:p>960479482</text:p>
          </table:table-cell>
          <table:table-cell table:number-columns-repeated="2" office:value-type="string" calcext:value-type="string">
            <text:p>ΛΕΛΕΓΙΑΝΝΗ ΤΡΙΑΝΤΑΦΥΛΙΑ</text:p>
          </table:table-cell>
          <table:table-cell table:style-name="ce2" office:value-type="string" calcext:value-type="string">
            <text:p>046683070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2 ΚΛΕΙΔΙΩΝ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ΨΑΚΟΥΔΙΑ 0, 63071 <text:s/>ΨΑΚΟΥΔΙΑ</text:p>
          </table:table-cell>
          <table:table-cell office:value-type="string" calcext:value-type="string">
            <text:p>6997002719, 2371052521</text:p>
          </table:table-cell>
          <table:table-cell office:value-type="string" calcext:value-type="string">
            <text:p>marialydianou@hotmail.com, www.studioslelegianni.4ty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675467</text:p>
          </table:table-cell>
          <table:table-cell table:style-name="ce2" office:value-type="string" calcext:value-type="string">
            <text:p>962258597</text:p>
          </table:table-cell>
          <table:table-cell table:number-columns-repeated="2" office:value-type="string" calcext:value-type="string">
            <text:p>ΜΑΛΙΝΑΚΗ <text:s/>ΔΗΜΗΤΡΑ-ΞΕΝΟΔΟΧΕΙΟ <text:s/>Νηρηίδες</text:p>
          </table:table-cell>
          <table:table-cell table:style-name="ce2" office:value-type="string" calcext:value-type="string">
            <text:p>037432129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ΜΥΡΙΔΑ 0, 73008 <text:s/></text:p>
          </table:table-cell>
          <table:table-cell office:value-type="float" office:value="2825032450" calcext:value-type="float">
            <text:p>2825032450</text:p>
          </table:table-cell>
          <table:table-cell office:value-type="string" calcext:value-type="string">
            <text:p>www.niriidesalmyrid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856017</text:p>
          </table:table-cell>
          <table:table-cell table:style-name="ce2" office:value-type="string" calcext:value-type="string">
            <text:p>963184383</text:p>
          </table:table-cell>
          <table:table-cell table:number-columns-repeated="2" office:value-type="string" calcext:value-type="string">
            <text:p>ΜΑΛΙΝΑΚΗ <text:s/>ΔΗΜΗΤΡΑ-ΔΙΑΜΕΡΙΣΜΑΤΑ ΣΟΦΙΑ</text:p>
          </table:table-cell>
          <table:table-cell table:style-name="ce2" office:value-type="string" calcext:value-type="string">
            <text:p>037432129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ΛΜΥΡΙΔΑ 0, 73008 <text:s/>ΒΑΜΟΣ</text:p>
          </table:table-cell>
          <table:table-cell office:value-type="float" office:value="2825032450" calcext:value-type="float">
            <text:p>2825032450</text:p>
          </table:table-cell>
          <table:table-cell office:value-type="string" calcext:value-type="string">
            <text:p>info@niriidesalmyrid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976130</text:p>
          </table:table-cell>
          <table:table-cell table:style-name="ce2" office:value-type="string" calcext:value-type="string">
            <text:p>964068084</text:p>
          </table:table-cell>
          <table:table-cell table:number-columns-repeated="2" office:value-type="string" calcext:value-type="string">
            <text:p>ΒΑΛΣΑΜΑΚΗ ΕΥΑΓΓΕΛΙΑ</text:p>
          </table:table-cell>
          <table:table-cell table:style-name="ce2" office:value-type="string" calcext:value-type="string">
            <text:p>079786721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ΑΦΕΣ ΑΠΟΚΟΡΩΝΟΥ ΧΑΝΙΩΝ 0, 73007 <text:s/>ΒΡΥΣΕΣ</text:p>
          </table:table-cell>
          <table:table-cell office:value-type="string" calcext:value-type="string">
            <text:p>2825051510, 6979241955</text:p>
          </table:table-cell>
          <table:table-cell office:value-type="string" calcext:value-type="string">
            <text:p>emvalsamak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972347</text:p>
          </table:table-cell>
          <table:table-cell table:style-name="ce2" office:value-type="string" calcext:value-type="string">
            <text:p>964036690</text:p>
          </table:table-cell>
          <table:table-cell table:number-columns-repeated="2" office:value-type="string" calcext:value-type="string">
            <text:p>ΠΑΤΣΟΥΡΑΚΗΣ <text:s/>ΝΙΚ. ΚΑΙ <text:s/>ΧΑΡ. Ο.Ε-ΞΕΝΟΔΟΧΕΙΟ <text:s text:c="2"/>ΘΕΟΦΙΛΟΣ <text:s/>Ο.Ε</text:p>
          </table:table-cell>
          <table:table-cell table:style-name="ce2" office:value-type="string" calcext:value-type="string">
            <text:p>80065026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ΑΠΑΝΑΣΤΑΣΙΟΥ 100, 73132 <text:s/>ΧΑΝΙΑ</text:p>
          </table:table-cell>
          <table:table-cell office:value-type="float" office:value="53294" calcext:value-type="float">
            <text:p>53294</text:p>
          </table:table-cell>
          <table:table-cell office:value-type="string" calcext:value-type="string">
            <text:p>info@hoteltheofil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820397</text:p>
          </table:table-cell>
          <table:table-cell table:style-name="ce2" office:value-type="string" calcext:value-type="string">
            <text:p>963036045</text:p>
          </table:table-cell>
          <table:table-cell office:value-type="string" calcext:value-type="string">
            <text:p>ΣΠΑΝΟΥΔΑΚΗΣ ΚΩΝΣΤΑΝΤΙΝΟΣ ΚΑΙ ΑΡΤΕΜΙΟΣ ΚΟΙΝΩΝΙΑ</text:p>
          </table:table-cell>
          <table:table-cell office:value-type="string" calcext:value-type="string">
            <text:p>ΚΑΡΜΗ</text:p>
          </table:table-cell>
          <table:table-cell table:style-name="ce2" office:value-type="string" calcext:value-type="string">
            <text:p>09769719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ΣΚΟΥΤΕΛΩΝΑΣ 0, 73006 <text:s/>ΚΟΛΥΜΒΑΡΙ</text:p>
          </table:table-cell>
          <table:table-cell office:value-type="string" calcext:value-type="string">
            <text:p>2824022690, 2824084382</text:p>
          </table:table-cell>
          <table:table-cell office:value-type="string" calcext:value-type="string">
            <text:p>info@karmi-studios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284362</text:p>
          </table:table-cell>
          <table:table-cell table:style-name="ce2" office:value-type="string" calcext:value-type="string">
            <text:p>960246313</text:p>
          </table:table-cell>
          <table:table-cell office:value-type="string" calcext:value-type="string">
            <text:p>Α ΚΑΙ Ε ΤΑΝΟΓΛΙΔΗ ΟΕ</text:p>
          </table:table-cell>
          <table:table-cell office:value-type="string" calcext:value-type="string">
            <text:p>ΕΛΕΑΝΑ ΒΙΛΛΑ</text:p>
          </table:table-cell>
          <table:table-cell table:style-name="ce2" office:value-type="string" calcext:value-type="string">
            <text:p>80062342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ΑΥΡΟΣ <text:s/>0, 73100 ΑΚΡΩΤΗΡΙ ΧΑΝΙΑ</text:p>
          </table:table-cell>
          <table:table-cell office:value-type="string" calcext:value-type="string">
            <text:p>6932817258, 28210394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735718</text:p>
          </table:table-cell>
          <table:table-cell table:style-name="ce2" office:value-type="string" calcext:value-type="string">
            <text:p>962525216</text:p>
          </table:table-cell>
          <table:table-cell table:number-columns-repeated="2" office:value-type="string" calcext:value-type="string">
            <text:p>ΜΕΤΖΙΔΑΚΗ Ι.ΚΑΙ <text:s/>Ρ. <text:s/>Α.Ε-ΞΕΝΟΔΟΧΕΙΟ <text:s text:c="2"/>ΑΝΘΕΜΙΣ-</text:p>
          </table:table-cell>
          <table:table-cell table:style-name="ce2" office:value-type="string" calcext:value-type="string">
            <text:p>09439006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ΣΤΑΥΡΟΣ <text:s/>0, 73133 ΑΚΡΩΤΗΡΙ ΧΑΝΙΑ</text:p>
          </table:table-cell>
          <table:table-cell office:value-type="string" calcext:value-type="string">
            <text:p>6946064427, 2821039288, 28210392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ΠΕΡΙΦΕΡΕΙΑΚΗ ΕΝΟΤΗΤΑ ΧΑΝΙΩΝ</text:p>
          </table:table-cell>
          <table:table-cell table:style-name="ce2" office:value-type="string" calcext:value-type="string">
            <text:p>21/2016/000029745107</text:p>
          </table:table-cell>
          <table:table-cell table:style-name="ce2" office:value-type="string" calcext:value-type="string">
            <text:p>962583602</text:p>
          </table:table-cell>
          <table:table-cell office:value-type="string" calcext:value-type="string">
            <text:p>ΞΕΝΟΔΟΧΕΙΑΚΕΣ ΚΑΙ ΤΟΥΡΙΣΤΙΚΕΣ ΕΠΙΧΕΙΡΗΣΕΙΣ ΣΚΟΡΔΥΛΗΣ ΑΕ</text:p>
          </table:table-cell>
          <table:table-cell office:value-type="string" calcext:value-type="string">
            <text:p>ΛΥΚΑΣΤΗ</text:p>
          </table:table-cell>
          <table:table-cell table:style-name="ce2" office:value-type="string" calcext:value-type="string">
            <text:p>094179437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ΤΑΥΡΩΝΙΤΗΣ 0, 73006 <text:s/>ΚΟΛΥΜΒΑΡΙ</text:p>
          </table:table-cell>
          <table:table-cell office:value-type="float" office:value="2824022822" calcext:value-type="float">
            <text:p>2824022822</text:p>
          </table:table-cell>
          <table:table-cell office:value-type="string" calcext:value-type="string">
            <text:p>info@lycasti-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872435</text:p>
          </table:table-cell>
          <table:table-cell table:style-name="ce2" office:value-type="string" calcext:value-type="string">
            <text:p>963289082</text:p>
          </table:table-cell>
          <table:table-cell table:number-columns-repeated="2" office:value-type="string" calcext:value-type="string">
            <text:p>ΒΑΣΙΛΙΚΟΣ ΣΤΑΥΡΟΣ</text:p>
          </table:table-cell>
          <table:table-cell table:style-name="ce2" office:value-type="string" calcext:value-type="string">
            <text:p>027694263</text:p>
          </table:table-cell>
          <table:table-cell office:value-type="string" calcext:value-type="string">
            <text:p>ΕΝΟΙΚΙΑΖΟΜΕΝΑ ΕΠΙΠΛΩΜΕΝΑ ΔΙΑΜΕΡΙΣΜΑΤΑ / ΔΩΜΑΤΙΑ</text:p>
          </table:table-cell>
          <table:table-cell office:value-type="string" calcext:value-type="string">
            <text:p>3 ΚΛΕΙΔΙΩΝ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ΦΩΤΕΙΝΗ, ΝΕΟΧΩΡΙ 0, 82100 ΝΕΟΧΩΡΙ ΧΙΟΣ</text:p>
          </table:table-cell>
          <table:table-cell office:value-type="string" calcext:value-type="string">
            <text:p>2271051717, 2271051642, 6972711901</text:p>
          </table:table-cell>
          <table:table-cell office:value-type="string" calcext:value-type="string">
            <text:p>stvasil@hotmail.com, www.vasilikos.e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873291</text:p>
          </table:table-cell>
          <table:table-cell table:style-name="ce2" office:value-type="string" calcext:value-type="string">
            <text:p>963296435</text:p>
          </table:table-cell>
          <table:table-cell office:value-type="string" calcext:value-type="string">
            <text:p>Ι. ΚΑΡΡΑΣ-Σ. ΚΟΥΤΣΟΥΡΑΔΗΣ ΞΕΝ/ΚΕΣ ΤΟΥΡ/ΚΕΣ ΕΠΙΧ/ΣΕΙΣ ΧΙΟΥ ΑΕ</text:p>
          </table:table-cell>
          <table:table-cell office:value-type="string" calcext:value-type="string">
            <text:p>ΕΣΠΕΡΙΔΕΣ</text:p>
          </table:table-cell>
          <table:table-cell table:style-name="ce2" office:value-type="string" calcext:value-type="string">
            <text:p>094152068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Γ.ΦΩΤΕΙΝΗ, ΝΕΟΧΩΡΙ 0, 82100 ΝΕΟΧΩΡΙ ΧΙΟΣ</text:p>
          </table:table-cell>
          <table:table-cell office:value-type="string" calcext:value-type="string">
            <text:p>2271032946, 6944358406, 2271051691, 2271051631</text:p>
          </table:table-cell>
          <table:table-cell office:value-type="string" calcext:value-type="string">
            <text:p>esperideshotel@gmail.com, www.esperideshotel.com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750870</text:p>
          </table:table-cell>
          <table:table-cell table:style-name="ce2" office:value-type="string" calcext:value-type="string">
            <text:p>962645658</text:p>
          </table:table-cell>
          <table:table-cell office:value-type="string" calcext:value-type="string">
            <text:p>ΑΦΟΙ Ε.ΓΕΝΤΗ ΞΕΝΟΔΟΧΕΙΑΚΕΣ ΚΑΙ ΤΟΥΡΙΣΤΙΚΕΣ ΕΠΙΧΕΙΡΗΣΕΙΣ ΑΝΩΝΥΜΗ ΕΤΑΙΡΕΙΑ</text:p>
          </table:table-cell>
          <table:table-cell office:value-type="string" calcext:value-type="string">
            <text:p>SUN RISE</text:p>
          </table:table-cell>
          <table:table-cell table:style-name="ce2" office:value-type="string" calcext:value-type="string">
            <text:p>09430235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ΑΓΙΑ ΕΡΜΙΟΝΗ ΠΑΡ.17, 82100 ΘΥΜΙΑΝΑ ΧΙΟΣ</text:p>
          </table:table-cell>
          <table:table-cell office:value-type="string" calcext:value-type="string">
            <text:p>2271032455, 2271031198</text:p>
          </table:table-cell>
          <table:table-cell office:value-type="string" calcext:value-type="string">
            <text:p>info@chios-sunrise.gr, www.chios-sunrise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87784</text:p>
          </table:table-cell>
          <table:table-cell table:style-name="ce2" office:value-type="string" calcext:value-type="string">
            <text:p>964233034</text:p>
          </table:table-cell>
          <table:table-cell office:value-type="string" calcext:value-type="string">
            <text:p>ΜΙΣΕΤΖΗΣ ΓΕΩΡΓΙΟΣ</text:p>
          </table:table-cell>
          <table:table-cell office:value-type="string" calcext:value-type="string">
            <text:p>ΣΠΙΤΑΚΙΑ</text:p>
          </table:table-cell>
          <table:table-cell table:style-name="ce2" office:value-type="string" calcext:value-type="string">
            <text:p>02166776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ΑΥΓΩΝΥΜΑ 0, 82100 ΧΙΟΣ ΧΙΟΣ</text:p>
          </table:table-cell>
          <table:table-cell office:value-type="string" calcext:value-type="string">
            <text:p>2271081202, 2271020513</text:p>
          </table:table-cell>
          <table:table-cell office:value-type="string" calcext:value-type="string">
            <text:p>missetzi@spitaki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74650</text:p>
          </table:table-cell>
          <table:table-cell table:style-name="ce2" office:value-type="string" calcext:value-type="string">
            <text:p>964054485</text:p>
          </table:table-cell>
          <table:table-cell office:value-type="string" calcext:value-type="string">
            <text:p>ΠΑΓΧΙΑΚΗ ΑΚΙΝΗΤΩΝ ΑΕ</text:p>
          </table:table-cell>
          <table:table-cell office:value-type="string" calcext:value-type="string">
            <text:p>VOUNO VILLAGE</text:p>
          </table:table-cell>
          <table:table-cell table:style-name="ce2" office:value-type="string" calcext:value-type="string">
            <text:p>094549072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ΒΟΥΝΟ 00, 82102 ΚΑΛΑΜΩΤΗ ΧΙΟΣ</text:p>
          </table:table-cell>
          <table:table-cell office:value-type="float" office:value="2271041106" calcext:value-type="float">
            <text:p>2271041106</text:p>
          </table:table-cell>
          <table:table-cell office:value-type="string" calcext:value-type="string">
            <text:p>kostas.xintaris@gmail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84349</text:p>
          </table:table-cell>
          <table:table-cell table:style-name="ce2" office:value-type="string" calcext:value-type="string">
            <text:p>964179288</text:p>
          </table:table-cell>
          <table:table-cell office:value-type="string" calcext:value-type="string">
            <text:p>ΤΟΜΑΖΟΣ ΑΝΩΝΥΜΗ ΕΤΑΙΡΕΙΑ ΞΕΝΟΔΟΧΕΙΑΚΕΣ ΕΠΙΧΕΙΡΗΣΕΙΣ</text:p>
          </table:table-cell>
          <table:table-cell office:value-type="string" calcext:value-type="string">
            <text:p>ΑΓΙΑ ΜΑΡΚΕΛΛΑ</text:p>
          </table:table-cell>
          <table:table-cell table:style-name="ce2" office:value-type="string" calcext:value-type="string">
            <text:p>094143846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.ΓΕΩΡΓΑΝΤΗ 06, 82200 ΠΑΤΝΕΛΑΚΗ-ΒΡΟΝΤΑΔΟΣ ΧΙΟΣ</text:p>
          </table:table-cell>
          <table:table-cell office:value-type="string" calcext:value-type="string">
            <text:p>2271093763, 2271093765, 6937448808</text:p>
          </table:table-cell>
          <table:table-cell office:value-type="string" calcext:value-type="string">
            <text:p>markellatom@yahoo.gr, www.agiamarkella.gr, www.hotelagiamarkell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740506</text:p>
          </table:table-cell>
          <table:table-cell table:style-name="ce2" office:value-type="string" calcext:value-type="string">
            <text:p>962549712</text:p>
          </table:table-cell>
          <table:table-cell office:value-type="string" calcext:value-type="string">
            <text:p>Α ΚΑΙ Θ ΦΕΓΓΟΥΔΑΚΗΣ ΑΕ ΞΕΝΟΔΟΧΕΙΑΚΕΣ Κ ΤΟΥΡΙΣΤΙΚΕΣ ΕΠΙΧΕΙΡΗΣΕΙΣ ΑΝΩΝΥΜΗ ΕΤΑΙΡΕΙΑ</text:p>
          </table:table-cell>
          <table:table-cell office:value-type="string" calcext:value-type="string">
            <text:p>ΚΥΒΕΛΗ ΑΕ</text:p>
          </table:table-cell>
          <table:table-cell table:style-name="ce2" office:value-type="string" calcext:value-type="string">
            <text:p>80031177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ΔΑΣΚΑΛΟΠΕΤΡΑ 0, 82200 <text:s/>ΒΡΟΝΤΑΔΟΣ</text:p>
          </table:table-cell>
          <table:table-cell office:value-type="string" calcext:value-type="string">
            <text:p>6977233178, 2271032080, 2271094300</text:p>
          </table:table-cell>
          <table:table-cell office:value-type="string" calcext:value-type="string">
            <text:p>info@kyvelihotel.gr, www.kyvelihotel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84490</text:p>
          </table:table-cell>
          <table:table-cell table:style-name="ce2" office:value-type="string" calcext:value-type="string">
            <text:p>964181478</text:p>
          </table:table-cell>
          <table:table-cell office:value-type="string" calcext:value-type="string">
            <text:p>ΨΩΜΑΔΑΚΗΣ ΙΑΣΩΝΑΣ</text:p>
          </table:table-cell>
          <table:table-cell office:value-type="string" calcext:value-type="string">
            <text:p>ΣΠΗΛΙΑ</text:p>
          </table:table-cell>
          <table:table-cell table:style-name="ce2" office:value-type="string" calcext:value-type="string">
            <text:p>151814373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ΡΔΑΜΥΛΑ 0, 82300 ΧΙΟΣ ΚΑΡΔΑΜΥΛΑ</text:p>
          </table:table-cell>
          <table:table-cell office:value-type="string" calcext:value-type="string">
            <text:p>2272022823, 2272022933, 6945319737</text:p>
          </table:table-cell>
          <table:table-cell office:value-type="string" calcext:value-type="string">
            <text:p>info@spilia-chios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860065</text:p>
          </table:table-cell>
          <table:table-cell table:style-name="ce2" office:value-type="string" calcext:value-type="string">
            <text:p>963204101</text:p>
          </table:table-cell>
          <table:table-cell office:value-type="string" calcext:value-type="string">
            <text:p>ΑΡΧΙΠΕΛΑΓΟΣ ΞΕΝΟΔΟΧΕΙΑΚΕΣ ΚΑΙ ΤΟΥΡΙΣΤΙΚΕΣ ΕΠΙΧΕΙΡΗΣΕΙΣ ΑΕ</text:p>
          </table:table-cell>
          <table:table-cell office:value-type="string" calcext:value-type="string">
            <text:p>ERYTHA</text:p>
          </table:table-cell>
          <table:table-cell table:style-name="ce2" office:value-type="string" calcext:value-type="string">
            <text:p>09415202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ΦΑΣ 0, 82100 <text:s/>ΧΙΟΣ</text:p>
          </table:table-cell>
          <table:table-cell office:value-type="string" calcext:value-type="string">
            <text:p>2271032311, 2271032182</text:p>
          </table:table-cell>
          <table:table-cell office:value-type="string" calcext:value-type="string">
            <text:p>erytha@erytha.gr, www.erytha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708298</text:p>
          </table:table-cell>
          <table:table-cell table:style-name="ce2" office:value-type="string" calcext:value-type="string">
            <text:p>962418260</text:p>
          </table:table-cell>
          <table:table-cell office:value-type="string" calcext:value-type="string">
            <text:p>ΑΝΤΩΝΙΟΣ ΦΕΓΓΟΥΔΑΚΗΣ ΑΕ</text:p>
          </table:table-cell>
          <table:table-cell office:value-type="string" calcext:value-type="string">
            <text:p>GOLDEN SAND-ΧΡΥΣΗ ΑΜΜΟΣ</text:p>
          </table:table-cell>
          <table:table-cell table:style-name="ce2" office:value-type="string" calcext:value-type="string">
            <text:p>09415223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ΑΡΦΑΣ 0, 82100 <text:s/>ΧΙΟΣ</text:p>
          </table:table-cell>
          <table:table-cell office:value-type="string" calcext:value-type="string">
            <text:p>6977233178, 2271032080, 2271081319</text:p>
          </table:table-cell>
          <table:table-cell office:value-type="string" calcext:value-type="string">
            <text:p>info@goldensand.gr, www.goldensand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44785</text:p>
          </table:table-cell>
          <table:table-cell table:style-name="ce2" office:value-type="string" calcext:value-type="string">
            <text:p>963764778</text:p>
          </table:table-cell>
          <table:table-cell office:value-type="string" calcext:value-type="string">
            <text:p>ΜΑΡΙΑ Κ. ΧΑΛΙΟΡΗ</text:p>
          </table:table-cell>
          <table:table-cell office:value-type="string" calcext:value-type="string">
            <text:p>ΠΟΣΕΙΔΩΝΙΟΝ</text:p>
          </table:table-cell>
          <table:table-cell table:style-name="ce2" office:value-type="string" calcext:value-type="string">
            <text:p>044462401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2 ΑΣΤΕΡΩΝ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ΚΑΡΦΑΣ 0, 82100 ΚΑΡΦΑΣ ΧΙΟΣ</text:p>
          </table:table-cell>
          <table:table-cell office:value-type="string" calcext:value-type="string">
            <text:p>2271032241, 2271031727</text:p>
          </table:table-cell>
          <table:table-cell office:value-type="string" calcext:value-type="string">
            <text:p>kxalior@otenet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742897</text:p>
          </table:table-cell>
          <table:table-cell table:style-name="ce2" office:value-type="string" calcext:value-type="string">
            <text:p>962565938</text:p>
          </table:table-cell>
          <table:table-cell office:value-type="string" calcext:value-type="string">
            <text:p>ΑΝΤΩΝΙΟΣ ΦΕΓΓΟΥΔΑΚΗΣ ΑΕ</text:p>
          </table:table-cell>
          <table:table-cell office:value-type="string" calcext:value-type="string">
            <text:p>AEGEAN DREAM-ΟΝΕΙΡΟ ΤΟΥ ΑΙΓΑΙΟΥ</text:p>
          </table:table-cell>
          <table:table-cell table:style-name="ce2" office:value-type="string" calcext:value-type="string">
            <text:p>094152230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ΚΚΙΝΟΣ ΒΡΑΧΟΣ, ΚΑΡΦΑΣ 0, 82100 <text:s/>ΧΙΟΣ</text:p>
          </table:table-cell>
          <table:table-cell office:value-type="string" calcext:value-type="string">
            <text:p>2271033471, 2271032626</text:p>
          </table:table-cell>
          <table:table-cell office:value-type="string" calcext:value-type="string">
            <text:p>info@aegeandream.eu, www.aegeandream.eu/rooms_gr.as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66710</text:p>
          </table:table-cell>
          <table:table-cell table:style-name="ce2" office:value-type="string" calcext:value-type="string">
            <text:p>963949961</text:p>
          </table:table-cell>
          <table:table-cell office:value-type="string" calcext:value-type="string">
            <text:p>ΜΠΙΖΑΣ ΓΕΩΡΓΙΟΣ ΚΑΙ ΣΙΑ ΕΠΕ</text:p>
          </table:table-cell>
          <table:table-cell office:value-type="string" calcext:value-type="string">
            <text:p>MORNING STAR</text:p>
          </table:table-cell>
          <table:table-cell table:style-name="ce2" office:value-type="string" calcext:value-type="string">
            <text:p>095305390</text:p>
          </table:table-cell>
          <table:table-cell office:value-type="string" calcext:value-type="string">
            <text:p>ΞΕΝΟΔΟΧΕΙΑ</text:p>
          </table:table-cell>
          <table:table-cell office:value-type="string" calcext:value-type="string">
            <text:p>3 ΑΣΤΕΡΩΝ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ΚΟΝΤΑΡΙ 16, 82100 ΛΕΥΚΩΝΙΑ ΧΙΟΣ</text:p>
          </table:table-cell>
          <table:table-cell office:value-type="string" calcext:value-type="string">
            <text:p>2271041398, 2271028934</text:p>
          </table:table-cell>
          <table:table-cell office:value-type="string" calcext:value-type="string">
            <text:p>info@morningstar.gr, www.morningstar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784384</text:p>
          </table:table-cell>
          <table:table-cell table:style-name="ce2" office:value-type="string" calcext:value-type="string">
            <text:p>962816490</text:p>
          </table:table-cell>
          <table:table-cell office:value-type="string" calcext:value-type="string">
            <text:p>Θ. ΓΕΩΡΓΙΑΦΕΝΤΗΣ - Α. ΦΑΛΙΕΡΟΥ <text:s/>ΣΙΑ Ο.Ε.</text:p>
          </table:table-cell>
          <table:table-cell office:value-type="string" calcext:value-type="string">
            <text:p>ΣΟΥΡΕΔΙΚΟ</text:p>
          </table:table-cell>
          <table:table-cell table:style-name="ce2" office:value-type="string" calcext:value-type="string">
            <text:p>99845049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ΜΙΧΑΛΙΝΟΥ ΚΑΜΠΟΣ 0, 82100 ΧΙΟΣ ΧΙΟΣ</text:p>
          </table:table-cell>
          <table:table-cell office:value-type="string" calcext:value-type="string">
            <text:p>2271040588, 2271040490</text:p>
          </table:table-cell>
          <table:table-cell office:value-type="string" calcext:value-type="string">
            <text:p>info@sourediko.c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525550</text:p>
          </table:table-cell>
          <table:table-cell table:style-name="ce2" office:value-type="string" calcext:value-type="string">
            <text:p>961523142</text:p>
          </table:table-cell>
          <table:table-cell office:value-type="string" calcext:value-type="string">
            <text:p>ΝΕΟΣ ΕΜΜΑΝΟΥΗΛ ΒΑΣΙΛΙΚΟΣ ΣΤΑΥΡΟΣ ΕΠΕ</text:p>
          </table:table-cell>
          <table:table-cell office:value-type="string" calcext:value-type="string">
            <text:p>ΑΡΧΟΝΤΙΚΟ ΡΙΖΙΚΟ</text:p>
          </table:table-cell>
          <table:table-cell table:style-name="ce2" office:value-type="string" calcext:value-type="string">
            <text:p>998449623</text:p>
          </table:table-cell>
          <table:table-cell office:value-type="string" calcext:value-type="string">
            <text:p>ΠΑΡΑΔΟΣΙΑΚΑ ΚΑΤΑΛΥΜΑΤΑ</text:p>
          </table:table-cell>
          <table:table-cell office:value-type="string" calcext:value-type="string">
            <text:p>Α ΤΑΞΗΣ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- ΟΧΙ</text:p>
          </table:table-cell>
          <table:table-cell office:value-type="string" calcext:value-type="string">
            <text:p>ΠΑΝΑΓΙΑ ΣΥΡΙΩΤΙΣΣΑ 0, 82100 ΚΑΜΠΟΣ ΧΙΟΣ</text:p>
          </table:table-cell>
          <table:table-cell office:value-type="string" calcext:value-type="string">
            <text:p>2271025863, 2271030063, 6973697477</text:p>
          </table:table-cell>
          <table:table-cell office:value-type="string" calcext:value-type="string">
            <text:p>info@chios-riziko.gr, www.chios-riziko.g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ΠΕΡΙΦΕΡΕΙΑΚΗ ΕΝΟΤΗΤΑ ΧΙΟΥ</text:p>
          </table:table-cell>
          <table:table-cell table:style-name="ce2" office:value-type="string" calcext:value-type="string">
            <text:p>21/2016/000029983320</text:p>
          </table:table-cell>
          <table:table-cell table:style-name="ce2" office:value-type="string" calcext:value-type="string">
            <text:p>964162622</text:p>
          </table:table-cell>
          <table:table-cell office:value-type="string" calcext:value-type="string">
            <text:p>ΤΣΑΡΤΣΑΛΗΣ ΘΕΜΙΣΤΟΚΛΗΣ ΚΩΝΣΤΑΝΤΙΝΟΣ</text:p>
          </table:table-cell>
          <table:table-cell office:value-type="string" calcext:value-type="string">
            <text:p>ΤΟ ΠΟΥΝΤΙ</text:p>
          </table:table-cell>
          <table:table-cell table:style-name="ce2" office:value-type="string" calcext:value-type="string">
            <text:p>075314308</text:p>
          </table:table-cell>
          <table:table-cell office:value-type="string" calcext:value-type="string">
            <text:p>ΔΕΝ ΕΧΕΙ ΚΑΤΑΧΩΡΗΘΕΙ ΣΤΟ ΣΥΣΤΗΜΑ Ο ΤΥΠΟΣ ΚΑΤΑΛΥΜΑΤΟΣ</text:p>
          </table:table-cell>
          <table:table-cell office:value-type="string" calcext:value-type="string">
            <text:p>ΔΕΝ ΕΧΕΙ ΚΑΤΑΧΩΡΗΘΕΙ ΣΤΟ ΣΥΣΤΗΜΑ Η ΚΑΤΗΓΟΡΙΑ ΚΑΤΑΛΥΜΑΤΟΣ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- ΝΑΙ</text:p>
          </table:table-cell>
          <table:table-cell office:value-type="string" calcext:value-type="string">
            <text:p>ΠΥΡΓΙ 0, 82102 <text:s/>ΚΑΛΑΜΩΤΗ</text:p>
          </table:table-cell>
          <table:table-cell office:value-type="string" calcext:value-type="string">
            <text:p>2271024302, 6976886351, 6977703863</text:p>
          </table:table-cell>
          <table:table-cell table:number-columns-repeated="1012"/>
        </table:table-row>
        <table:table-row table:style-name="ro1" table:number-rows-repeated="10477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ROXOIEGKEKRIMENOI.A1:PAROXOIEGKEKRIMENOI.M8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Έμφαση1" style:display-name="Excel_BuiltIn_20% - Έμφαση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Έμφαση2" style:display-name="Excel_BuiltIn_20% - Έμφαση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Έμφαση3" style:display-name="Excel_BuiltIn_20% - Έμφαση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Έμφαση4" style:display-name="Excel_BuiltIn_20% - Έμφαση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Έμφαση5" style:display-name="Excel_BuiltIn_20% - Έμφαση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Έμφαση6" style:display-name="Excel_BuiltIn_20% - Έμφαση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1" style:display-name="Excel_BuiltIn_40% - Έμφαση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2" style:display-name="Excel_BuiltIn_40% - Έμφαση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3" style:display-name="Excel_BuiltIn_40% - Έμφαση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4" style:display-name="Excel_BuiltIn_40% - Έμφαση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5" style:display-name="Excel_BuiltIn_40% - Έμφαση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Έμφαση6" style:display-name="Excel_BuiltIn_40% - Έμφαση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1" style:display-name="Excel_BuiltIn_60% - Έμφαση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2" style:display-name="Excel_BuiltIn_60% - Έμφαση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3" style:display-name="Excel_BuiltIn_60% - Έμφαση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4" style:display-name="Excel_BuiltIn_60% - Έμφαση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5" style:display-name="Excel_BuiltIn_60% - Έμφαση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Έμφαση6" style:display-name="Excel_BuiltIn_60% - Έμφαση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λεγχος_20_κελιού" style:display-name="Excel_BuiltIn_Έλεγχος κελιού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Έμφαση1" style:display-name="Excel_BuiltIn_Έμφαση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μφαση2" style:display-name="Excel_BuiltIn_Έμφαση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μφαση3" style:display-name="Excel_BuiltIn_Έμφαση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μφαση4" style:display-name="Excel_BuiltIn_Έμφαση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μφαση5" style:display-name="Excel_BuiltIn_Έμφαση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μφαση6" style:display-name="Excel_BuiltIn_Έμφαση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Έξοδος" style:display-name="Excel_BuiltIn_Έξοδος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Εισαγωγή" style:display-name="Excel_BuiltIn_Εισαγωγή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Επεξηγηματικό_20_κείμενο" style:display-name="Excel_BuiltIn_Επεξηγηματικό κείμενο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Επικεφαλίδα_20_1" style:display-name="Excel_BuiltIn_Επικεφαλίδα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Επικεφαλίδα_20_2" style:display-name="Excel_BuiltIn_Επικεφαλίδα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Επικεφαλίδα_20_3" style:display-name="Excel_BuiltIn_Επικεφαλίδα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Επικεφαλίδα_20_4" style:display-name="Excel_BuiltIn_Επικεφαλίδα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Κακό" style:display-name="Excel_BuiltIn_Κακό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Καλό" style:display-name="Excel_BuiltIn_Καλό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Ουδέτερο" style:display-name="Excel_BuiltIn_Ουδέτερο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Προειδοποιητικό_20_κείμενο" style:display-name="Excel_BuiltIn_Προειδοποιητικό κείμενο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Σημείωση" style:display-name="Excel_BuiltIn_Σημείωση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Συνδεδεμένο_20_κελί" style:display-name="Excel_BuiltIn_Συνδεδεμένο κελί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Σύνολο" style:display-name="Excel_BuiltIn_Σύνολο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Τίτλος" style:display-name="Excel_BuiltIn_Τίτλος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Υπολογισμός" style:display-name="Excel_BuiltIn_Υπολογισμός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OXOIEGKEKRIMENOI" style:display-name="PageStyle_PAROXOIEGKEKRIMEN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</meta:initial-creator>
    <meta:creation-date>2017-04-25T11:24:24</meta:creation-date>
    <dc:date>2017-06-03T16:59:11.684219313</dc:date>
    <meta:editing-duration>PT7M43S</meta:editing-duration>
    <meta:editing-cycles>1</meta:editing-cycles>
    <meta:document-statistic meta:table-count="1" meta:cell-count="10148" meta:object-count="0"/>
    <meta:generator>LibreOffice/5.3.3.2$Linux_X86_64 LibreOffice_project/30m0$Build-2</meta:generator>
  </office:meta>
</office:document-meta>
</file>